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9.8409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1.65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subjectColumn</text:p>
          </table:table-cell>
          <table:table-cell table:style-name="Default" office:value-type="string" calcext:value-type="string">
            <text:p>subjectColumnCorrect</text:p>
          </table:table-cell>
          <table:table-cell office:value-type="string" calcext:value-type="string">
            <text:p>propertyIdentified</text:p>
          </table:table-cell>
          <table:table-cell office:value-type="string" calcext:value-type="string">
            <text:p>correctly</text:p>
          </table:table-cell>
          <table:table-cell office:value-type="string" calcext:value-type="string">
            <text:p>falsePositives</text:p>
          </table:table-cell>
          <table:table-cell office:value-type="string" calcext:value-type="string">
            <text:p>notIdentified</text:p>
          </table:table-cell>
          <table:table-cell office:value-type="string" calcext:value-type="string">
            <text:p>seedListContains</text:p>
          </table:table-cell>
          <table:table-cell office:value-type="string" calcext:value-type="string">
            <text:p>executionTimeFull</text:p>
          </table:table-cell>
          <table:table-cell office:value-type="string" calcext:value-type="string">
            <text:p>executionTimePure</text:p>
          </table:table-cell>
          <table:table-cell office:value-type="string" calcext:value-type="string">
            <text:p>disambiguationTime</text:p>
          </table:table-cell>
          <table:table-cell office:value-type="string" calcext:value-type="string">
            <text:p>classSearchTime</text:p>
          </table:table-cell>
          <table:table-cell office:value-type="string" calcext:value-type="string">
            <text:p>propertySearchTime</text:p>
          </table:table-cell>
        </table:table-row>
        <table:table-row table:style-name="ro1">
          <table:table-cell office:value-type="string" calcext:value-type="string">
            <text:p>68779923_2_100004651080497556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75591_0_59628852858457131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71074_0_23802506422745728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3071_0_9692212503830562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145647_0_44114953386983648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47990_0_42785959030154891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25140_24_40372468542196981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37051_0_80397240678571249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48099_0_390574653830621671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5221476554871" calcext:value-type="float">
            <text:p>1.6522147655</text:p>
          </table:table-cell>
          <table:table-cell office:value-type="float" office:value="0.00484275817871094" calcext:value-type="float">
            <text:p>0.0048427582</text:p>
          </table:table-cell>
          <table:table-cell office:value-type="float" office:value="0" calcext:value-type="float">
            <text:p>0</text:p>
          </table:table-cell>
          <table:table-cell office:value-type="float" office:value="1.64729905128479" calcext:value-type="float">
            <text:p>1.6472990513</text:p>
          </table:table-cell>
          <table:table-cell office:value-type="float" office:value="0.0000729560852050781" calcext:value-type="float">
            <text:p>7.29560852050781E-005</text:p>
          </table:table-cell>
        </table:table-row>
        <table:table-row table:style-name="ro1">
          <table:table-cell office:value-type="string" calcext:value-type="string">
            <text:p>76279179_0_120653809839385842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513961315155" calcext:value-type="float">
            <text:p>6.0513961315</text:p>
          </table:table-cell>
          <table:table-cell office:value-type="float" office:value="0.0028834342956543" calcext:value-type="float">
            <text:p>0.0028834343</text:p>
          </table:table-cell>
          <table:table-cell office:value-type="float" office:value="0" calcext:value-type="float">
            <text:p>0</text:p>
          </table:table-cell>
          <table:table-cell office:value-type="float" office:value="1.59546685218811" calcext:value-type="float">
            <text:p>1.5954668522</text:p>
          </table:table-cell>
          <table:table-cell office:value-type="float" office:value="4.45304584503174" calcext:value-type="float">
            <text:p>4.453045845</text:p>
          </table:table-cell>
        </table:table-row>
        <table:table-row table:style-name="ro1">
          <table:table-cell office:value-type="string" calcext:value-type="string">
            <text:p>40387275_6_61914953973688957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64389324188" calcext:value-type="float">
            <text:p>19.7964389324</text:p>
          </table:table-cell>
          <table:table-cell office:value-type="float" office:value="0.00809764862060547" calcext:value-type="float">
            <text:p>0.0080976486</text:p>
          </table:table-cell>
          <table:table-cell office:value-type="float" office:value="0" calcext:value-type="float">
            <text:p>0</text:p>
          </table:table-cell>
          <table:table-cell office:value-type="float" office:value="2.83579611778259" calcext:value-type="float">
            <text:p>2.8357961178</text:p>
          </table:table-cell>
          <table:table-cell office:value-type="float" office:value="16.9525451660156" calcext:value-type="float">
            <text:p>16.952545166</text:p>
          </table:table-cell>
        </table:table-row>
        <table:table-row table:style-name="ro1">
          <table:table-cell office:value-type="string" calcext:value-type="string">
            <text:p>7207849_0_10151091352248189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03516_1_76266255076883236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88428_0_784797865618243168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3139560222626" calcext:value-type="float">
            <text:p>18.3139560223</text:p>
          </table:table-cell>
          <table:table-cell office:value-type="float" office:value="0.00577902793884277" calcext:value-type="float">
            <text:p>0.0057790279</text:p>
          </table:table-cell>
          <table:table-cell office:value-type="float" office:value="0" calcext:value-type="float">
            <text:p>0</text:p>
          </table:table-cell>
          <table:table-cell office:value-type="float" office:value="1.75441312789917" calcext:value-type="float">
            <text:p>1.7544131279</text:p>
          </table:table-cell>
          <table:table-cell office:value-type="float" office:value="16.5537638664246" calcext:value-type="float">
            <text:p>16.5537638664</text:p>
          </table:table-cell>
        </table:table-row>
        <table:table-row table:style-name="ro1">
          <table:table-cell office:value-type="string" calcext:value-type="string">
            <text:p>34119774_0_2894235220442800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50055_5_71358041397534016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116_70134080600961797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72906_0_61062779030851936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07896_0_32067051466023256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2114_6_43204093339651173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1794850826263" calcext:value-type="float">
            <text:p>11.1794850826</text:p>
          </table:table-cell>
          <table:table-cell office:value-type="float" office:value="0.00772428512573242" calcext:value-type="float">
            <text:p>0.0077242851</text:p>
          </table:table-cell>
          <table:table-cell office:value-type="float" office:value="0" calcext:value-type="float">
            <text:p>0</text:p>
          </table:table-cell>
          <table:table-cell office:value-type="float" office:value="2.73363995552063" calcext:value-type="float">
            <text:p>2.7336399555</text:p>
          </table:table-cell>
          <table:table-cell office:value-type="float" office:value="8.43812084197998" calcext:value-type="float">
            <text:p>8.438120842</text:p>
          </table:table-cell>
        </table:table-row>
        <table:table-row table:style-name="ro1">
          <table:table-cell office:value-type="string" calcext:value-type="string">
            <text:p>64626513_0_64026304576370497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786033_0_39315537888354022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8031139373779" calcext:value-type="float">
            <text:p>0.0748031139</text:p>
          </table:table-cell>
          <table:table-cell office:value-type="float" office:value="0.00201010704040527" calcext:value-type="float">
            <text:p>0.002010107</text:p>
          </table:table-cell>
          <table:table-cell office:value-type="float" office:value="0" calcext:value-type="float">
            <text:p>0</text:p>
          </table:table-cell>
          <table:table-cell office:value-type="float" office:value="0.0727839469909668" calcext:value-type="float">
            <text:p>0.072783947</text:p>
          </table:table-cell>
          <table:table-cell office:value-type="float" office:value="0.00000905990600585938" calcext:value-type="float">
            <text:p>9.05990600585938E-006</text:p>
          </table:table-cell>
        </table:table-row>
        <table:table-row table:style-name="ro1">
          <table:table-cell office:value-type="string" calcext:value-type="string">
            <text:p>90593344_0_83114555012344250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27660_0_43119231200307307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87849_0_59699203636907932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135207_0_14402098228396247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684775_0_36883011032883320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04330_0_852218031932927639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112909317017" calcext:value-type="float">
            <text:p>0.1561129093</text:p>
          </table:table-cell>
          <table:table-cell office:value-type="float" office:value="0.0019690990447998" calcext:value-type="float">
            <text:p>0.001969099</text:p>
          </table:table-cell>
          <table:table-cell office:value-type="float" office:value="0" calcext:value-type="float">
            <text:p>0</text:p>
          </table:table-cell>
          <table:table-cell office:value-type="float" office:value="0.154127836227417" calcext:value-type="float">
            <text:p>0.1541278362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52982899_0_57263151032460100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0491_0_33488350157806007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987850189209" calcext:value-type="float">
            <text:p>24.9987850189</text:p>
          </table:table-cell>
          <table:table-cell office:value-type="float" office:value="0.00727701187133789" calcext:value-type="float">
            <text:p>0.0072770119</text:p>
          </table:table-cell>
          <table:table-cell office:value-type="float" office:value="0" calcext:value-type="float">
            <text:p>0</text:p>
          </table:table-cell>
          <table:table-cell office:value-type="float" office:value="2.65030193328857" calcext:value-type="float">
            <text:p>2.6503019333</text:p>
          </table:table-cell>
          <table:table-cell office:value-type="float" office:value="22.341206073761" calcext:value-type="float">
            <text:p>22.3412060738</text:p>
          </table:table-cell>
        </table:table-row>
        <table:table-row table:style-name="ro1">
          <table:table-cell office:value-type="string" calcext:value-type="string">
            <text:p>75686837_0_71435217820534774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22124_0_25238210868784864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39679_0_30093441784745683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12091_0_78252905091585695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44147_3_240722524644364017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943391799927" calcext:value-type="float">
            <text:p>5.079433918</text:p>
          </table:table-cell>
          <table:table-cell office:value-type="float" office:value="0.00466203689575195" calcext:value-type="float">
            <text:p>0.0046620369</text:p>
          </table:table-cell>
          <table:table-cell office:value-type="float" office:value="0" calcext:value-type="float">
            <text:p>0</text:p>
          </table:table-cell>
          <table:table-cell office:value-type="float" office:value="0.883878946304321" calcext:value-type="float">
            <text:p>0.8838789463</text:p>
          </table:table-cell>
          <table:table-cell office:value-type="float" office:value="4.19089293479919" calcext:value-type="float">
            <text:p>4.1908929348</text:p>
          </table:table-cell>
        </table:table-row>
        <table:table-row table:style-name="ro1">
          <table:table-cell office:value-type="string" calcext:value-type="string">
            <text:p>38825076_4_42401320904635346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54773_2_84588670401722216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25043_0_18591944564247687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61753_1_71209391103530931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74488067627" calcext:value-type="float">
            <text:p>2.1117448807</text:p>
          </table:table-cell>
          <table:table-cell office:value-type="float" office:value="0.00249791145324707" calcext:value-type="float">
            <text:p>0.0024979115</text:p>
          </table:table-cell>
          <table:table-cell office:value-type="float" office:value="0" calcext:value-type="float">
            <text:p>0</text:p>
          </table:table-cell>
          <table:table-cell office:value-type="float" office:value="0.475919961929321" calcext:value-type="float">
            <text:p>0.4759199619</text:p>
          </table:table-cell>
          <table:table-cell office:value-type="float" office:value="1.6333270072937" calcext:value-type="float">
            <text:p>1.6333270073</text:p>
          </table:table-cell>
        </table:table-row>
        <table:table-row table:style-name="ro1">
          <table:table-cell office:value-type="string" calcext:value-type="string">
            <text:p>25596525_7_804921844027775622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280510902405" calcext:value-type="float">
            <text:p>3.382805109</text:p>
          </table:table-cell>
          <table:table-cell office:value-type="float" office:value="0.00308036804199219" calcext:value-type="float">
            <text:p>0.003080368</text:p>
          </table:table-cell>
          <table:table-cell office:value-type="float" office:value="0" calcext:value-type="float">
            <text:p>0</text:p>
          </table:table-cell>
          <table:table-cell office:value-type="float" office:value="0.430003881454468" calcext:value-type="float">
            <text:p>0.4300038815</text:p>
          </table:table-cell>
          <table:table-cell office:value-type="float" office:value="2.94972085952759" calcext:value-type="float">
            <text:p>2.9497208595</text:p>
          </table:table-cell>
        </table:table-row>
        <table:table-row table:style-name="ro1">
          <table:table-cell office:value-type="string" calcext:value-type="string">
            <text:p>43619692_1_86956158913770329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32418_0_12401513228367699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71230_1_61949658354072576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11298_0_68546428605264639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86950_6_66439721377159830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25836_0_11343482062970324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6887_0_7462041172681683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14784_0_91481747270022892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150207_16_32156056938999919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2/07/owl#sameAs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254505157471" calcext:value-type="float">
            <text:p>3.3225450516</text:p>
          </table:table-cell>
          <table:table-cell office:value-type="float" office:value="0.00392293930053711" calcext:value-type="float">
            <text:p>0.0039229393</text:p>
          </table:table-cell>
          <table:table-cell office:value-type="float" office:value="0" calcext:value-type="float">
            <text:p>0</text:p>
          </table:table-cell>
          <table:table-cell office:value-type="float" office:value="0.797348022460938" calcext:value-type="float">
            <text:p>0.7973480225</text:p>
          </table:table-cell>
          <table:table-cell office:value-type="float" office:value="2.52127408981323" calcext:value-type="float">
            <text:p>2.5212740898</text:p>
          </table:table-cell>
        </table:table-row>
        <table:table-row table:style-name="ro1">
          <table:table-cell office:value-type="string" calcext:value-type="string">
            <text:p>23525318_0_78857560890608586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294100284576" calcext:value-type="float">
            <text:p>33.1294100285</text:p>
          </table:table-cell>
          <table:table-cell office:value-type="float" office:value="0.00655698776245117" calcext:value-type="float">
            <text:p>0.0065569878</text:p>
          </table:table-cell>
          <table:table-cell office:value-type="float" office:value="0" calcext:value-type="float">
            <text:p>0</text:p>
          </table:table-cell>
          <table:table-cell office:value-type="float" office:value="2.06495404243469" calcext:value-type="float">
            <text:p>2.0649540424</text:p>
          </table:table-cell>
          <table:table-cell office:value-type="float" office:value="31.0578989982605" calcext:value-type="float">
            <text:p>31.0578989983</text:p>
          </table:table-cell>
        </table:table-row>
        <table:table-row table:style-name="ro1">
          <table:table-cell office:value-type="string" calcext:value-type="string">
            <text:p>64453534_0_223198532946298068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4402799606323" calcext:value-type="float">
            <text:p>7.3440279961</text:p>
          </table:table-cell>
          <table:table-cell office:value-type="float" office:value="0.00314688682556152" calcext:value-type="float">
            <text:p>0.0031468868</text:p>
          </table:table-cell>
          <table:table-cell office:value-type="float" office:value="0" calcext:value-type="float">
            <text:p>0</text:p>
          </table:table-cell>
          <table:table-cell office:value-type="float" office:value="0.776849031448364" calcext:value-type="float">
            <text:p>0.7768490314</text:p>
          </table:table-cell>
          <table:table-cell office:value-type="float" office:value="6.56403207778931" calcext:value-type="float">
            <text:p>6.5640320778</text:p>
          </table:table-cell>
        </table:table-row>
        <table:table-row table:style-name="ro1">
          <table:table-cell office:value-type="string" calcext:value-type="string">
            <text:p>36508695_2_41371259889091199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726631_0_89165273546413083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62344_1_5095929604749154053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4307940006256" calcext:value-type="float">
            <text:p>25.4307940006</text:p>
          </table:table-cell>
          <table:table-cell office:value-type="float" office:value="0.00922322273254395" calcext:value-type="float">
            <text:p>0.0092232227</text:p>
          </table:table-cell>
          <table:table-cell office:value-type="float" office:value="0" calcext:value-type="float">
            <text:p>0</text:p>
          </table:table-cell>
          <table:table-cell office:value-type="float" office:value="4.63720083236694" calcext:value-type="float">
            <text:p>4.6372008324</text:p>
          </table:table-cell>
          <table:table-cell office:value-type="float" office:value="20.7843699455261" calcext:value-type="float">
            <text:p>20.7843699455</text:p>
          </table:table-cell>
        </table:table-row>
        <table:table-row table:style-name="ro1">
          <table:table-cell office:value-type="string" calcext:value-type="string">
            <text:p>83532490_1_833370235754361675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83191_0_82414489799333211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6138_0_35765575011178963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4060_0_29136851806754249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58765_0_36748599671827810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599513053894" calcext:value-type="float">
            <text:p>1.1559951305</text:p>
          </table:table-cell>
          <table:table-cell office:value-type="float" office:value="0.00260210037231445" calcext:value-type="float">
            <text:p>0.0026021004</text:p>
          </table:table-cell>
          <table:table-cell office:value-type="float" office:value="0" calcext:value-type="float">
            <text:p>0</text:p>
          </table:table-cell>
          <table:table-cell office:value-type="float" office:value="1.15334010124207" calcext:value-type="float">
            <text:p>1.1533401012</text:p>
          </table:table-cell>
          <table:table-cell office:value-type="float" office:value="0.0000529289245605469" calcext:value-type="float">
            <text:p>5.29289245605469E-005</text:p>
          </table:table-cell>
        </table:table-row>
        <table:table-row table:style-name="ro1">
          <table:table-cell office:value-type="string" calcext:value-type="string">
            <text:p>17627487_0_74823643388390935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52884_0_75046209287637061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46534_0_243759081897617084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614097595215" calcext:value-type="float">
            <text:p>1.226140976</text:p>
          </table:table-cell>
          <table:table-cell office:value-type="float" office:value="0.00291705131530762" calcext:value-type="float">
            <text:p>0.0029170513</text:p>
          </table:table-cell>
          <table:table-cell office:value-type="float" office:value="0" calcext:value-type="float">
            <text:p>0</text:p>
          </table:table-cell>
          <table:table-cell office:value-type="float" office:value="1.22320199012756" calcext:value-type="float">
            <text:p>1.2232019901</text:p>
          </table:table-cell>
          <table:table-cell office:value-type="float" office:value="0.0000219345092773437" calcext:value-type="float">
            <text:p>2.19345092773437E-005</text:p>
          </table:table-cell>
        </table:table-row>
        <table:table-row table:style-name="ro1">
          <table:table-cell office:value-type="string" calcext:value-type="string">
            <text:p>3876573_0_590255415883715233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29570_0_65852653405123201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82452_50_20226106869802355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45890_1_36749884990380675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55607_0_38604387545762338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86032_1_277560157371983551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840017318726" calcext:value-type="float">
            <text:p>0.5788400173</text:p>
          </table:table-cell>
          <table:table-cell office:value-type="float" office:value="0.00200486183166504" calcext:value-type="float">
            <text:p>0.0020048618</text:p>
          </table:table-cell>
          <table:table-cell office:value-type="float" office:value="0" calcext:value-type="float">
            <text:p>0</text:p>
          </table:table-cell>
          <table:table-cell office:value-type="float" office:value="0.576820135116577" calcext:value-type="float">
            <text:p>0.5768201351</text:p>
          </table:table-cell>
          <table:table-cell office:value-type="float" office:value="0.0000150203704833984" calcext:value-type="float">
            <text:p>1.50203704833984E-005</text:p>
          </table:table-cell>
        </table:table-row>
        <table:table-row table:style-name="ro1">
          <table:table-cell office:value-type="string" calcext:value-type="string">
            <text:p>24859353_0_70278109860042695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892933_0_8247479835926862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689398765564" calcext:value-type="float">
            <text:p>2.6368939877</text:p>
          </table:table-cell>
          <table:table-cell office:value-type="float" office:value="0.0043938159942627" calcext:value-type="float">
            <text:p>0.004393816</text:p>
          </table:table-cell>
          <table:table-cell office:value-type="float" office:value="0" calcext:value-type="float">
            <text:p>0</text:p>
          </table:table-cell>
          <table:table-cell office:value-type="float" office:value="2.63244104385376" calcext:value-type="float">
            <text:p>2.6324410439</text:p>
          </table:table-cell>
          <table:table-cell office:value-type="float" office:value="0.0000591278076171875" calcext:value-type="float">
            <text:p>5.91278076171875E-005</text:p>
          </table:table-cell>
        </table:table-row>
        <table:table-row table:style-name="ro1">
          <table:table-cell office:value-type="string" calcext:value-type="string">
            <text:p>61714447_0_24089340314910569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46299_0_52226327012452973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276975631714" calcext:value-type="float">
            <text:p>0.3202769756</text:p>
          </table:table-cell>
          <table:table-cell office:value-type="float" office:value="0.00226187705993652" calcext:value-type="float">
            <text:p>0.0022618771</text:p>
          </table:table-cell>
          <table:table-cell office:value-type="float" office:value="0" calcext:value-type="float">
            <text:p>0</text:p>
          </table:table-cell>
          <table:table-cell office:value-type="float" office:value="0.317996978759766" calcext:value-type="float">
            <text:p>0.3179969788</text:p>
          </table:table-cell>
          <table:table-cell office:value-type="float" office:value="0.0000181198120117187" calcext:value-type="float">
            <text:p>1.81198120117187E-005</text:p>
          </table:table-cell>
        </table:table-row>
        <table:table-row table:style-name="ro1">
          <table:table-cell office:value-type="string" calcext:value-type="string">
            <text:p>24074438_0_587822954072622447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578886985779" calcext:value-type="float">
            <text:p>2.9357888699</text:p>
          </table:table-cell>
          <table:table-cell office:value-type="float" office:value="0.00394868850708008" calcext:value-type="float">
            <text:p>0.0039486885</text:p>
          </table:table-cell>
          <table:table-cell office:value-type="float" office:value="0" calcext:value-type="float">
            <text:p>0</text:p>
          </table:table-cell>
          <table:table-cell office:value-type="float" office:value="2.93177103996277" calcext:value-type="float">
            <text:p>2.93177104</text:p>
          </table:table-cell>
          <table:table-cell office:value-type="float" office:value="0.0000691413879394531" calcext:value-type="float">
            <text:p>6.91413879394531E-005</text:p>
          </table:table-cell>
        </table:table-row>
        <table:table-row table:style-name="ro1">
          <table:table-cell office:value-type="string" calcext:value-type="string">
            <text:p>60756411_0_4631014392709687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492115020752" calcext:value-type="float">
            <text:p>0.230492115</text:p>
          </table:table-cell>
          <table:table-cell office:value-type="float" office:value="0.0018610954284668" calcext:value-type="float">
            <text:p>0.0018610954</text:p>
          </table:table-cell>
          <table:table-cell office:value-type="float" office:value="0" calcext:value-type="float">
            <text:p>0</text:p>
          </table:table-cell>
          <table:table-cell office:value-type="float" office:value="0.228615999221802" calcext:value-type="float">
            <text:p>0.2286159992</text:p>
          </table:table-cell>
          <table:table-cell office:value-type="float" office:value="0.0000150203704833984" calcext:value-type="float">
            <text:p>1.50203704833984E-005</text:p>
          </table:table-cell>
        </table:table-row>
        <table:table-row table:style-name="ro1">
          <table:table-cell office:value-type="string" calcext:value-type="string">
            <text:p>61086277_0_54315395457533106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411298_0_63911784246568721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dbpedia.org/propert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5840351581574" calcext:value-type="float">
            <text:p>43.5840351582</text:p>
          </table:table-cell>
          <table:table-cell office:value-type="float" office:value="0.00880908966064453" calcext:value-type="float">
            <text:p>0.0088090897</text:p>
          </table:table-cell>
          <table:table-cell office:value-type="float" office:value="0" calcext:value-type="float">
            <text:p>0</text:p>
          </table:table-cell>
          <table:table-cell office:value-type="float" office:value="2.6201171875" calcext:value-type="float">
            <text:p>2.6201171875</text:p>
          </table:table-cell>
          <table:table-cell office:value-type="float" office:value="40.9551088809967" calcext:value-type="float">
            <text:p>40.955108881</text:p>
          </table:table-cell>
        </table:table-row>
        <table:table-row table:style-name="ro1">
          <table:table-cell office:value-type="string" calcext:value-type="string">
            <text:p>58480457_0_4976666994701664315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280608177185" calcext:value-type="float">
            <text:p>1.1128060818</text:p>
          </table:table-cell>
          <table:table-cell office:value-type="float" office:value="0.0029451847076416" calcext:value-type="float">
            <text:p>0.0029451847</text:p>
          </table:table-cell>
          <table:table-cell office:value-type="float" office:value="0" calcext:value-type="float">
            <text:p>0</text:p>
          </table:table-cell>
          <table:table-cell office:value-type="float" office:value="1.10983204841614" calcext:value-type="float">
            <text:p>1.1098320484</text:p>
          </table:table-cell>
          <table:table-cell office:value-type="float" office:value="0.0000288486480712891" calcext:value-type="float">
            <text:p>2.88486480712891E-005</text:p>
          </table:table-cell>
        </table:table-row>
        <table:table-row table:style-name="ro1">
          <table:table-cell office:value-type="string" calcext:value-type="string">
            <text:p>40643655_0_1197576731513171589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873056411743" calcext:value-type="float">
            <text:p>0.2348730564</text:p>
          </table:table-cell>
          <table:table-cell office:value-type="float" office:value="0.00623679161071777" calcext:value-type="float">
            <text:p>0.0062367916</text:p>
          </table:table-cell>
          <table:table-cell office:value-type="float" office:value="0" calcext:value-type="float">
            <text:p>0</text:p>
          </table:table-cell>
          <table:table-cell office:value-type="float" office:value="0.228610038757324" calcext:value-type="float">
            <text:p>0.2286100388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string" calcext:value-type="string">
            <text:p>27100349_0_456935477942201347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4303507804871" calcext:value-type="float">
            <text:p>4.243035078</text:p>
          </table:table-cell>
          <table:table-cell office:value-type="float" office:value="0.00365734100341797" calcext:value-type="float">
            <text:p>0.003657341</text:p>
          </table:table-cell>
          <table:table-cell office:value-type="float" office:value="0" calcext:value-type="float">
            <text:p>0</text:p>
          </table:table-cell>
          <table:table-cell office:value-type="float" office:value="0.313475847244263" calcext:value-type="float">
            <text:p>0.3134758472</text:p>
          </table:table-cell>
          <table:table-cell office:value-type="float" office:value="3.92590188980103" calcext:value-type="float">
            <text:p>3.9259018898</text:p>
          </table:table-cell>
        </table:table-row>
        <table:table-row table:style-name="ro1">
          <table:table-cell office:value-type="string" calcext:value-type="string">
            <text:p>32936911_79_11420446019744693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81185_0_44006506373203531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56682_0_68189070503146332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86950_0_139024002426598867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824789047241" calcext:value-type="float">
            <text:p>1.4682478905</text:p>
          </table:table-cell>
          <table:table-cell office:value-type="float" office:value="0.00353002548217773" calcext:value-type="float">
            <text:p>0.0035300255</text:p>
          </table:table-cell>
          <table:table-cell office:value-type="float" office:value="0" calcext:value-type="float">
            <text:p>0</text:p>
          </table:table-cell>
          <table:table-cell office:value-type="float" office:value="1.46464586257935" calcext:value-type="float">
            <text:p>1.4646458626</text:p>
          </table:table-cell>
          <table:table-cell office:value-type="float" office:value="0.0000720024108886719" calcext:value-type="float">
            <text:p>7.20024108886719E-005</text:p>
          </table:table-cell>
        </table:table-row>
        <table:table-row table:style-name="ro1">
          <table:table-cell office:value-type="string" calcext:value-type="string">
            <text:p>92559788_0_50777536609203158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location|http://dbpedia.org/ontology/country|http://dbpedia.org/ontology/country|http://dbpedia.org/ontolog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.1693019866943" calcext:value-type="float">
            <text:p>68.1693019867</text:p>
          </table:table-cell>
          <table:table-cell office:value-type="float" office:value="0.0101652145385742" calcext:value-type="float">
            <text:p>0.0101652145</text:p>
          </table:table-cell>
          <table:table-cell office:value-type="float" office:value="0" calcext:value-type="float">
            <text:p>0</text:p>
          </table:table-cell>
          <table:table-cell office:value-type="float" office:value="4.02788090705872" calcext:value-type="float">
            <text:p>4.0278809071</text:p>
          </table:table-cell>
          <table:table-cell office:value-type="float" office:value="64.1312558650971" calcext:value-type="float">
            <text:p>64.1312558651</text:p>
          </table:table-cell>
        </table:table-row>
        <table:table-row table:style-name="ro1">
          <table:table-cell office:value-type="string" calcext:value-type="string">
            <text:p>29414811_13_87243944285391743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61337_0_65487137810349327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42480_0_23961261589915764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66292_0_81544998536105466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31605_0_6976289015627749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74938_0_498813987749776643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057605743408" calcext:value-type="float">
            <text:p>6.4605760574</text:p>
          </table:table-cell>
          <table:table-cell office:value-type="float" office:value="0.00417208671569824" calcext:value-type="float">
            <text:p>0.0041720867</text:p>
          </table:table-cell>
          <table:table-cell office:value-type="float" office:value="0" calcext:value-type="float">
            <text:p>0</text:p>
          </table:table-cell>
          <table:table-cell office:value-type="float" office:value="1.21096706390381" calcext:value-type="float">
            <text:p>1.2109670639</text:p>
          </table:table-cell>
          <table:table-cell office:value-type="float" office:value="5.24543690681458" calcext:value-type="float">
            <text:p>5.2454369068</text:p>
          </table:table-cell>
        </table:table-row>
        <table:table-row table:style-name="ro1">
          <table:table-cell office:value-type="string" calcext:value-type="string">
            <text:p>19655010_0_6609687013359094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18286_0_45912086445397476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36618_0_73370082841677730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790405273437" calcext:value-type="float">
            <text:p>2.7579040527</text:p>
          </table:table-cell>
          <table:table-cell office:value-type="float" office:value="0.00209903717041016" calcext:value-type="float">
            <text:p>0.0020990372</text:p>
          </table:table-cell>
          <table:table-cell office:value-type="float" office:value="0" calcext:value-type="float">
            <text:p>0</text:p>
          </table:table-cell>
          <table:table-cell office:value-type="float" office:value="0.396385192871094" calcext:value-type="float">
            <text:p>0.3963851929</text:p>
          </table:table-cell>
          <table:table-cell office:value-type="float" office:value="2.35941982269287" calcext:value-type="float">
            <text:p>2.3594198227</text:p>
          </table:table-cell>
        </table:table-row>
        <table:table-row table:style-name="ro1">
          <table:table-cell office:value-type="string" calcext:value-type="string">
            <text:p>59296459_0_45328724437132624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73256_0_77951909057319649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23517_0_63553295369651201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2764_0_762379684677875052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700499534607" calcext:value-type="float">
            <text:p>1.2370049953</text:p>
          </table:table-cell>
          <table:table-cell office:value-type="float" office:value="0.00371980667114258" calcext:value-type="float">
            <text:p>0.0037198067</text:p>
          </table:table-cell>
          <table:table-cell office:value-type="float" office:value="0" calcext:value-type="float">
            <text:p>0</text:p>
          </table:table-cell>
          <table:table-cell office:value-type="float" office:value="1.23325800895691" calcext:value-type="float">
            <text:p>1.233258009</text:p>
          </table:table-cell>
          <table:table-cell office:value-type="float" office:value="0.0000271797180175781" calcext:value-type="float">
            <text:p>2.71797180175781E-005</text:p>
          </table:table-cell>
        </table:table-row>
        <table:table-row table:style-name="ro1">
          <table:table-cell office:value-type="string" calcext:value-type="string">
            <text:p>30098333_0_63212213043214764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32430_0_21577762203853905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83399_0_67250619280724922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63951_0_72229454015335766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90190029144" calcext:value-type="float">
            <text:p>18.1490190029</text:p>
          </table:table-cell>
          <table:table-cell office:value-type="float" office:value="0.00659275054931641" calcext:value-type="float">
            <text:p>0.0065927505</text:p>
          </table:table-cell>
          <table:table-cell office:value-type="float" office:value="0" calcext:value-type="float">
            <text:p>0</text:p>
          </table:table-cell>
          <table:table-cell office:value-type="float" office:value="1.22861504554749" calcext:value-type="float">
            <text:p>1.2286150455</text:p>
          </table:table-cell>
          <table:table-cell office:value-type="float" office:value="16.9138112068176" calcext:value-type="float">
            <text:p>16.9138112068</text:p>
          </table:table-cell>
        </table:table-row>
        <table:table-row table:style-name="ro1">
          <table:table-cell office:value-type="string" calcext:value-type="string">
            <text:p>51416220_0_621724218692992865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838495254517" calcext:value-type="float">
            <text:p>2.4983849525</text:p>
          </table:table-cell>
          <table:table-cell office:value-type="float" office:value="0.00289559364318848" calcext:value-type="float">
            <text:p>0.0028955936</text:p>
          </table:table-cell>
          <table:table-cell office:value-type="float" office:value="0" calcext:value-type="float">
            <text:p>0</text:p>
          </table:table-cell>
          <table:table-cell office:value-type="float" office:value="0.321822166442871" calcext:value-type="float">
            <text:p>0.3218221664</text:p>
          </table:table-cell>
          <table:table-cell office:value-type="float" office:value="2.17366719245911" calcext:value-type="float">
            <text:p>2.1736671925</text:p>
          </table:table-cell>
        </table:table-row>
        <table:table-row table:style-name="ro1">
          <table:table-cell office:value-type="string" calcext:value-type="string">
            <text:p>27022788_15_819775699536696187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157695770264" calcext:value-type="float">
            <text:p>2.9415769577</text:p>
          </table:table-cell>
          <table:table-cell office:value-type="float" office:value="0.00544595718383789" calcext:value-type="float">
            <text:p>0.0054459572</text:p>
          </table:table-cell>
          <table:table-cell office:value-type="float" office:value="0" calcext:value-type="float">
            <text:p>0</text:p>
          </table:table-cell>
          <table:table-cell office:value-type="float" office:value="2.93604493141174" calcext:value-type="float">
            <text:p>2.9360449314</text:p>
          </table:table-cell>
          <table:table-cell office:value-type="float" office:value="0.0000860691070556641" calcext:value-type="float">
            <text:p>8.60691070556641E-005</text:p>
          </table:table-cell>
        </table:table-row>
        <table:table-row table:style-name="ro1">
          <table:table-cell office:value-type="string" calcext:value-type="string">
            <text:p>34822201_0_91721764549132967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18854_0_353289267219463877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4409101009369" calcext:value-type="float">
            <text:p>27.4409101009</text:p>
          </table:table-cell>
          <table:table-cell office:value-type="float" office:value="0.00864815711975098" calcext:value-type="float">
            <text:p>0.0086481571</text:p>
          </table:table-cell>
          <table:table-cell office:value-type="float" office:value="0" calcext:value-type="float">
            <text:p>0</text:p>
          </table:table-cell>
          <table:table-cell office:value-type="float" office:value="2.13253307342529" calcext:value-type="float">
            <text:p>2.1325330734</text:p>
          </table:table-cell>
          <table:table-cell office:value-type="float" office:value="25.2997288703918" calcext:value-type="float">
            <text:p>25.2997288704</text:p>
          </table:table-cell>
        </table:table-row>
        <table:table-row table:style-name="ro1">
          <table:table-cell office:value-type="string" calcext:value-type="string">
            <text:p>13454929_38_57041258664803890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820616_1_17218112001525304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82710_0_4818889039359837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05951_0_486794394889898345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9082508087158" calcext:value-type="float">
            <text:p>58.9082508087</text:p>
          </table:table-cell>
          <table:table-cell office:value-type="float" office:value="0.00384807586669922" calcext:value-type="float">
            <text:p>0.0038480759</text:p>
          </table:table-cell>
          <table:table-cell office:value-type="float" office:value="0" calcext:value-type="float">
            <text:p>0</text:p>
          </table:table-cell>
          <table:table-cell office:value-type="float" office:value="1.03057479858398" calcext:value-type="float">
            <text:p>1.0305747986</text:p>
          </table:table-cell>
          <table:table-cell office:value-type="float" office:value="57.8738279342651" calcext:value-type="float">
            <text:p>57.8738279343</text:p>
          </table:table-cell>
        </table:table-row>
        <table:table-row table:style-name="ro1">
          <table:table-cell office:value-type="string" calcext:value-type="string">
            <text:p>45743876_0_35391187234910071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42312_0_47330676254647020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028099060059" calcext:value-type="float">
            <text:p>8.3602809906</text:p>
          </table:table-cell>
          <table:table-cell office:value-type="float" office:value="0.00607824325561523" calcext:value-type="float">
            <text:p>0.0060782433</text:p>
          </table:table-cell>
          <table:table-cell office:value-type="float" office:value="0" calcext:value-type="float">
            <text:p>0</text:p>
          </table:table-cell>
          <table:table-cell office:value-type="float" office:value="2.49797296524048" calcext:value-type="float">
            <text:p>2.4979729652</text:p>
          </table:table-cell>
          <table:table-cell office:value-type="float" office:value="5.85622978210449" calcext:value-type="float">
            <text:p>5.8562297821</text:p>
          </table:table-cell>
        </table:table-row>
        <table:table-row table:style-name="ro1">
          <table:table-cell office:value-type="string" calcext:value-type="string">
            <text:p>48041281_0_8137061160188694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8013827800751" calcext:value-type="float">
            <text:p>20.8013827801</text:p>
          </table:table-cell>
          <table:table-cell office:value-type="float" office:value="0.00893163681030273" calcext:value-type="float">
            <text:p>0.0089316368</text:p>
          </table:table-cell>
          <table:table-cell office:value-type="float" office:value="0" calcext:value-type="float">
            <text:p>0</text:p>
          </table:table-cell>
          <table:table-cell office:value-type="float" office:value="2.40142107009888" calcext:value-type="float">
            <text:p>2.4014210701</text:p>
          </table:table-cell>
          <table:table-cell office:value-type="float" office:value="18.3910300731659" calcext:value-type="float">
            <text:p>18.3910300732</text:p>
          </table:table-cell>
        </table:table-row>
        <table:table-row table:style-name="ro1">
          <table:table-cell office:value-type="string" calcext:value-type="string">
            <text:p>86956991_0_87841075518253297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|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30362033844" calcext:value-type="float">
            <text:p>11.6303620338</text:p>
          </table:table-cell>
          <table:table-cell office:value-type="float" office:value="0.0121550559997559" calcext:value-type="float">
            <text:p>0.012155056</text:p>
          </table:table-cell>
          <table:table-cell office:value-type="float" office:value="0" calcext:value-type="float">
            <text:p>0</text:p>
          </table:table-cell>
          <table:table-cell office:value-type="float" office:value="2.72427701950073" calcext:value-type="float">
            <text:p>2.7242770195</text:p>
          </table:table-cell>
          <table:table-cell office:value-type="float" office:value="8.89392995834351" calcext:value-type="float">
            <text:p>8.8939299583</text:p>
          </table:table-cell>
        </table:table-row>
        <table:table-row table:style-name="ro1">
          <table:table-cell office:value-type="string" calcext:value-type="string">
            <text:p>94641913_13_38634763915659591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529139_0_32321080988738493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07336_0_35063637935239263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972978591919" calcext:value-type="float">
            <text:p>0.5339729786</text:p>
          </table:table-cell>
          <table:table-cell office:value-type="float" office:value="0.00243282318115234" calcext:value-type="float">
            <text:p>0.0024328232</text:p>
          </table:table-cell>
          <table:table-cell office:value-type="float" office:value="0" calcext:value-type="float">
            <text:p>0</text:p>
          </table:table-cell>
          <table:table-cell office:value-type="float" office:value="0.531519174575806" calcext:value-type="float">
            <text:p>0.5315191746</text:p>
          </table:table-cell>
          <table:table-cell office:value-type="float" office:value="0.0000209808349609375" calcext:value-type="float">
            <text:p>2.09808349609375E-005</text:p>
          </table:table-cell>
        </table:table-row>
        <table:table-row table:style-name="ro1">
          <table:table-cell office:value-type="string" calcext:value-type="string">
            <text:p>54051027_0_70267568855929516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03297_2_217590287729583834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268885612488" calcext:value-type="float">
            <text:p>1.5326888561</text:p>
          </table:table-cell>
          <table:table-cell office:value-type="float" office:value="0.00446796417236328" calcext:value-type="float">
            <text:p>0.0044679642</text:p>
          </table:table-cell>
          <table:table-cell office:value-type="float" office:value="0" calcext:value-type="float">
            <text:p>0</text:p>
          </table:table-cell>
          <table:table-cell office:value-type="float" office:value="1.52820205688477" calcext:value-type="float">
            <text:p>1.5282020569</text:p>
          </table:table-cell>
          <table:table-cell office:value-type="float" office:value="0.0000188350677490234" calcext:value-type="float">
            <text:p>1.88350677490234E-005</text:p>
          </table:table-cell>
        </table:table-row>
        <table:table-row table:style-name="ro1">
          <table:table-cell office:value-type="string" calcext:value-type="string">
            <text:p>28243215_1_561045214209206589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.126568078995" calcext:value-type="float">
            <text:p>113.126568079</text:p>
          </table:table-cell>
          <table:table-cell office:value-type="float" office:value="0.0101828575134277" calcext:value-type="float">
            <text:p>0.0101828575</text:p>
          </table:table-cell>
          <table:table-cell office:value-type="float" office:value="0" calcext:value-type="float">
            <text:p>0</text:p>
          </table:table-cell>
          <table:table-cell office:value-type="float" office:value="3.91819500923157" calcext:value-type="float">
            <text:p>3.9181950092</text:p>
          </table:table-cell>
          <table:table-cell office:value-type="float" office:value="109.19819021225" calcext:value-type="float">
            <text:p>109.1981902123</text:p>
          </table:table-cell>
        </table:table-row>
        <table:table-row table:style-name="ro1">
          <table:table-cell office:value-type="string" calcext:value-type="string">
            <text:p>77632062_0_22928923756526598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24718_2_69083431549416492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538660049438" calcext:value-type="float">
            <text:p>20.9538660049</text:p>
          </table:table-cell>
          <table:table-cell office:value-type="float" office:value="0.00566577911376953" calcext:value-type="float">
            <text:p>0.0056657791</text:p>
          </table:table-cell>
          <table:table-cell office:value-type="float" office:value="0" calcext:value-type="float">
            <text:p>0</text:p>
          </table:table-cell>
          <table:table-cell office:value-type="float" office:value="2.93700408935547" calcext:value-type="float">
            <text:p>2.9370040894</text:p>
          </table:table-cell>
          <table:table-cell office:value-type="float" office:value="18.0111961364746" calcext:value-type="float">
            <text:p>18.0111961365</text:p>
          </table:table-cell>
        </table:table-row>
        <table:table-row table:style-name="ro1">
          <table:table-cell office:value-type="string" calcext:value-type="string">
            <text:p>41648740_0_69595236810652956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483094_0_40752775378875082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773498_0_43414622661135911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54359_0_30202731350424594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182_77013038966561470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98846_0_44886539485407512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77_54707396892035974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64237_0_87940453706292104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74843_6_70668967454698008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11045_0_67463679410952565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07069_4_77533001067440710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36355_0_22288745552578513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54801_0_1661074707552286501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709980010986" calcext:value-type="float">
            <text:p>1.0770998001</text:p>
          </table:table-cell>
          <table:table-cell office:value-type="float" office:value="0.00412487983703613" calcext:value-type="float">
            <text:p>0.0041248798</text:p>
          </table:table-cell>
          <table:table-cell office:value-type="float" office:value="0" calcext:value-type="float">
            <text:p>0</text:p>
          </table:table-cell>
          <table:table-cell office:value-type="float" office:value="1.07292485237122" calcext:value-type="float">
            <text:p>1.0729248524</text:p>
          </table:table-cell>
          <table:table-cell office:value-type="float" office:value="0.0000500679016113281" calcext:value-type="float">
            <text:p>5.00679016113281E-005</text:p>
          </table:table-cell>
        </table:table-row>
        <table:table-row table:style-name="ro1">
          <table:table-cell office:value-type="string" calcext:value-type="string">
            <text:p>70371959_0_724817703548897428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xmlns.com/foaf/0.1/primaryTopic|http://dbpedia.org/ontology/wikiPageDisambiguates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1903405189514" calcext:value-type="float">
            <text:p>5.1190340519</text:p>
          </table:table-cell>
          <table:table-cell office:value-type="float" office:value="0.00283288955688477" calcext:value-type="float">
            <text:p>0.0028328896</text:p>
          </table:table-cell>
          <table:table-cell office:value-type="float" office:value="0" calcext:value-type="float">
            <text:p>0</text:p>
          </table:table-cell>
          <table:table-cell office:value-type="float" office:value="2.97887015342712" calcext:value-type="float">
            <text:p>2.9788701534</text:p>
          </table:table-cell>
          <table:table-cell office:value-type="float" office:value="2.13733100891113" calcext:value-type="float">
            <text:p>2.1373310089</text:p>
          </table:table-cell>
        </table:table-row>
        <table:table-row table:style-name="ro1">
          <table:table-cell office:value-type="string" calcext:value-type="string">
            <text:p>59523103_0_22759761402169552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67353_2_238404588590878250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209309577942" calcext:value-type="float">
            <text:p>6.7320930958</text:p>
          </table:table-cell>
          <table:table-cell office:value-type="float" office:value="0.00533795356750488" calcext:value-type="float">
            <text:p>0.0053379536</text:p>
          </table:table-cell>
          <table:table-cell office:value-type="float" office:value="0" calcext:value-type="float">
            <text:p>0</text:p>
          </table:table-cell>
          <table:table-cell office:value-type="float" office:value="0.934443950653076" calcext:value-type="float">
            <text:p>0.9344439507</text:p>
          </table:table-cell>
          <table:table-cell office:value-type="float" office:value="5.79231119155884" calcext:value-type="float">
            <text:p>5.7923111916</text:p>
          </table:table-cell>
        </table:table-row>
        <table:table-row table:style-name="ro1">
          <table:table-cell office:value-type="string" calcext:value-type="string">
            <text:p>21133717_14_47430406573626628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00389_0_58806136715532156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92192_0_14499303316059713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43_82791487117266956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122_91593670861257480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28986_0_4449594418614177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016860485077" calcext:value-type="float">
            <text:p>32.3016860485</text:p>
          </table:table-cell>
          <table:table-cell office:value-type="float" office:value="0.0102212429046631" calcext:value-type="float">
            <text:p>0.0102212429</text:p>
          </table:table-cell>
          <table:table-cell office:value-type="float" office:value="0" calcext:value-type="float">
            <text:p>0</text:p>
          </table:table-cell>
          <table:table-cell office:value-type="float" office:value="1.55756902694702" calcext:value-type="float">
            <text:p>1.5575690269</text:p>
          </table:table-cell>
          <table:table-cell office:value-type="float" office:value="30.733895778656" calcext:value-type="float">
            <text:p>30.7338957787</text:p>
          </table:table-cell>
        </table:table-row>
        <table:table-row table:style-name="ro1">
          <table:table-cell office:value-type="string" calcext:value-type="string">
            <text:p>60419946_0_69509954841454711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3301124572754" calcext:value-type="float">
            <text:p>0.0773301125</text:p>
          </table:table-cell>
          <table:table-cell office:value-type="float" office:value="0.00222420692443848" calcext:value-type="float">
            <text:p>0.0022242069</text:p>
          </table:table-cell>
          <table:table-cell office:value-type="float" office:value="0" calcext:value-type="float">
            <text:p>0</text:p>
          </table:table-cell>
          <table:table-cell office:value-type="float" office:value="0.0750949382781982" calcext:value-type="float">
            <text:p>0.0750949383</text:p>
          </table:table-cell>
          <table:table-cell office:value-type="float" office:value="0.0000109672546386719" calcext:value-type="float">
            <text:p>1.09672546386719E-005</text:p>
          </table:table-cell>
        </table:table-row>
        <table:table-row table:style-name="ro1">
          <table:table-cell office:value-type="string" calcext:value-type="string">
            <text:p>66975319_4_59978302011163889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15524_0_54259951997452900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317528_0_32106345465378262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78802_0_79412080045136109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7271201610565" calcext:value-type="float">
            <text:p>23.7271201611</text:p>
          </table:table-cell>
          <table:table-cell office:value-type="float" office:value="0.0122852325439453" calcext:value-type="float">
            <text:p>0.0122852325</text:p>
          </table:table-cell>
          <table:table-cell office:value-type="float" office:value="0" calcext:value-type="float">
            <text:p>0</text:p>
          </table:table-cell>
          <table:table-cell office:value-type="float" office:value="4.53968095779419" calcext:value-type="float">
            <text:p>4.5396809578</text:p>
          </table:table-cell>
          <table:table-cell office:value-type="float" office:value="19.1751539707184" calcext:value-type="float">
            <text:p>19.1751539707</text:p>
          </table:table-cell>
        </table:table-row>
        <table:table-row table:style-name="ro1">
          <table:table-cell office:value-type="string" calcext:value-type="string">
            <text:p>25157526_0_246322743928244323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020781517029" calcext:value-type="float">
            <text:p>3.0902078152</text:p>
          </table:table-cell>
          <table:table-cell office:value-type="float" office:value="0.00301194190979004" calcext:value-type="float">
            <text:p>0.0030119419</text:p>
          </table:table-cell>
          <table:table-cell office:value-type="float" office:value="0" calcext:value-type="float">
            <text:p>0</text:p>
          </table:table-cell>
          <table:table-cell office:value-type="float" office:value="3.08671998977661" calcext:value-type="float">
            <text:p>3.0867199898</text:p>
          </table:table-cell>
          <table:table-cell office:value-type="float" office:value="0.000475883483886719" calcext:value-type="float">
            <text:p>0.0004758835</text:p>
          </table:table-cell>
        </table:table-row>
        <table:table-row table:style-name="ro1">
          <table:table-cell office:value-type="string" calcext:value-type="string">
            <text:p>37413595_0_34692559959017687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122584342957" calcext:value-type="float">
            <text:p>3.6112258434</text:p>
          </table:table-cell>
          <table:table-cell office:value-type="float" office:value="0.00263381004333496" calcext:value-type="float">
            <text:p>0.00263381</text:p>
          </table:table-cell>
          <table:table-cell office:value-type="float" office:value="0" calcext:value-type="float">
            <text:p>0</text:p>
          </table:table-cell>
          <table:table-cell office:value-type="float" office:value="2.15784096717834" calcext:value-type="float">
            <text:p>2.1578409672</text:p>
          </table:table-cell>
          <table:table-cell office:value-type="float" office:value="1.45075106620789" calcext:value-type="float">
            <text:p>1.4507510662</text:p>
          </table:table-cell>
        </table:table-row>
        <table:table-row table:style-name="ro1">
          <table:table-cell office:value-type="string" calcext:value-type="string">
            <text:p>93162865_0_466138044277745929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966524_0_14844921124556337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366947_0_32035353550729171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74246_0_4284842553531421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110488891602" calcext:value-type="float">
            <text:p>2.6911048889</text:p>
          </table:table-cell>
          <table:table-cell office:value-type="float" office:value="0.00288987159729004" calcext:value-type="float">
            <text:p>0.0028898716</text:p>
          </table:table-cell>
          <table:table-cell office:value-type="float" office:value="0" calcext:value-type="float">
            <text:p>0</text:p>
          </table:table-cell>
          <table:table-cell office:value-type="float" office:value="0.705363035202026" calcext:value-type="float">
            <text:p>0.7053630352</text:p>
          </table:table-cell>
          <table:table-cell office:value-type="float" office:value="1.9828519821167" calcext:value-type="float">
            <text:p>1.9828519821</text:p>
          </table:table-cell>
        </table:table-row>
        <table:table-row table:style-name="ro1">
          <table:table-cell office:value-type="string" calcext:value-type="string">
            <text:p>568509_0_57222619962561931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16632_0_308139188664950802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9106884002686" calcext:value-type="float">
            <text:p>0.999106884</text:p>
          </table:table-cell>
          <table:table-cell office:value-type="float" office:value="0.00197482109069824" calcext:value-type="float">
            <text:p>0.0019748211</text:p>
          </table:table-cell>
          <table:table-cell office:value-type="float" office:value="0" calcext:value-type="float">
            <text:p>0</text:p>
          </table:table-cell>
          <table:table-cell office:value-type="float" office:value="0.997076034545898" calcext:value-type="float">
            <text:p>0.9970760345</text:p>
          </table:table-cell>
          <table:table-cell office:value-type="float" office:value="0.0000560283660888672" calcext:value-type="float">
            <text:p>5.60283660888672E-005</text:p>
          </table:table-cell>
        </table:table-row>
        <table:table-row table:style-name="ro1">
          <table:table-cell office:value-type="string" calcext:value-type="string">
            <text:p>2867461_9_40761062301068790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39801_0_60390403673171897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794780_2_795932069974894687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742449760437" calcext:value-type="float">
            <text:p>16.574244976</text:p>
          </table:table-cell>
          <table:table-cell office:value-type="float" office:value="0.00886774063110352" calcext:value-type="float">
            <text:p>0.0088677406</text:p>
          </table:table-cell>
          <table:table-cell office:value-type="float" office:value="0" calcext:value-type="float">
            <text:p>0</text:p>
          </table:table-cell>
          <table:table-cell office:value-type="float" office:value="2.13195013999939" calcext:value-type="float">
            <text:p>2.13195014</text:p>
          </table:table-cell>
          <table:table-cell office:value-type="float" office:value="14.4334270954132" calcext:value-type="float">
            <text:p>14.4334270954</text:p>
          </table:table-cell>
        </table:table-row>
        <table:table-row table:style-name="ro1">
          <table:table-cell office:value-type="string" calcext:value-type="string">
            <text:p>40315458_0_60466785709416108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01621055603" calcext:value-type="float">
            <text:p>2.2270162106</text:p>
          </table:table-cell>
          <table:table-cell office:value-type="float" office:value="0.00274419784545898" calcext:value-type="float">
            <text:p>0.0027441978</text:p>
          </table:table-cell>
          <table:table-cell office:value-type="float" office:value="0" calcext:value-type="float">
            <text:p>0</text:p>
          </table:table-cell>
          <table:table-cell office:value-type="float" office:value="0.764872074127197" calcext:value-type="float">
            <text:p>0.7648720741</text:p>
          </table:table-cell>
          <table:table-cell office:value-type="float" office:value="1.45939993858337" calcext:value-type="float">
            <text:p>1.4593999386</text:p>
          </table:table-cell>
        </table:table-row>
        <table:table-row table:style-name="ro1">
          <table:table-cell office:value-type="string" calcext:value-type="string">
            <text:p>1407964_0_61434856610293722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94908_0_60832913409910745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86121_0_84717913952291615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44462_1_62309382037351692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39274_0_80700257979401874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646916_0_21768274232625065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813266992569" calcext:value-type="float">
            <text:p>27.8132669926</text:p>
          </table:table-cell>
          <table:table-cell office:value-type="float" office:value="0.012188196182251" calcext:value-type="float">
            <text:p>0.0121881962</text:p>
          </table:table-cell>
          <table:table-cell office:value-type="float" office:value="0" calcext:value-type="float">
            <text:p>0</text:p>
          </table:table-cell>
          <table:table-cell office:value-type="float" office:value="2.92054581642151" calcext:value-type="float">
            <text:p>2.9205458164</text:p>
          </table:table-cell>
          <table:table-cell office:value-type="float" office:value="24.8805329799652" calcext:value-type="float">
            <text:p>24.88053298</text:p>
          </table:table-cell>
        </table:table-row>
        <table:table-row table:style-name="ro1">
          <table:table-cell office:value-type="string" calcext:value-type="string">
            <text:p>72504484_115_38780849060306948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29923_47_2692017591531595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34006_0_46174688567446355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407824_0_7933774979703880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75987_0_11906865717844625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94529247284" calcext:value-type="float">
            <text:p>12.1494529247</text:p>
          </table:table-cell>
          <table:table-cell office:value-type="float" office:value="0.00767302513122559" calcext:value-type="float">
            <text:p>0.0076730251</text:p>
          </table:table-cell>
          <table:table-cell office:value-type="float" office:value="0" calcext:value-type="float">
            <text:p>0</text:p>
          </table:table-cell>
          <table:table-cell office:value-type="float" office:value="1.69412994384766" calcext:value-type="float">
            <text:p>1.6941299438</text:p>
          </table:table-cell>
          <table:table-cell office:value-type="float" office:value="10.4476499557495" calcext:value-type="float">
            <text:p>10.4476499557</text:p>
          </table:table-cell>
        </table:table-row>
        <table:table-row table:style-name="ro1">
          <table:table-cell office:value-type="string" calcext:value-type="string">
            <text:p>34041816_1_474905416453470697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property/pushpinLabel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421538829803" calcext:value-type="float">
            <text:p>28.242153883</text:p>
          </table:table-cell>
          <table:table-cell office:value-type="float" office:value="0.00687384605407715" calcext:value-type="float">
            <text:p>0.0068738461</text:p>
          </table:table-cell>
          <table:table-cell office:value-type="float" office:value="0" calcext:value-type="float">
            <text:p>0</text:p>
          </table:table-cell>
          <table:table-cell office:value-type="float" office:value="2.3049259185791" calcext:value-type="float">
            <text:p>2.3049259186</text:p>
          </table:table-cell>
          <table:table-cell office:value-type="float" office:value="25.9303541183472" calcext:value-type="float">
            <text:p>25.9303541183</text:p>
          </table:table-cell>
        </table:table-row>
        <table:table-row table:style-name="ro1">
          <table:table-cell office:value-type="string" calcext:value-type="string">
            <text:p>13421679_0_50585521074459710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5836_0_61872928617225021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93445_0_72832057477030705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630899429321" calcext:value-type="float">
            <text:p>0.1546308994</text:p>
          </table:table-cell>
          <table:table-cell office:value-type="float" office:value="0.00304174423217773" calcext:value-type="float">
            <text:p>0.0030417442</text:p>
          </table:table-cell>
          <table:table-cell office:value-type="float" office:value="0" calcext:value-type="float">
            <text:p>0</text:p>
          </table:table-cell>
          <table:table-cell office:value-type="float" office:value="0.151576042175293" calcext:value-type="float">
            <text:p>0.1515760422</text:p>
          </table:table-cell>
          <table:table-cell office:value-type="float" office:value="0.0000131130218505859" calcext:value-type="float">
            <text:p>0.000013113</text:p>
          </table:table-cell>
        </table:table-row>
        <table:table-row table:style-name="ro1">
          <table:table-cell office:value-type="string" calcext:value-type="string">
            <text:p>835554_1_74498615539797441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47657_0_24095357273028692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0448_0_5782903699576186549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5203819274902" calcext:value-type="float">
            <text:p>0.1552038193</text:p>
          </table:table-cell>
          <table:table-cell office:value-type="float" office:value="0.00317788124084473" calcext:value-type="float">
            <text:p>0.0031778812</text:p>
          </table:table-cell>
          <table:table-cell office:value-type="float" office:value="0" calcext:value-type="float">
            <text:p>0</text:p>
          </table:table-cell>
          <table:table-cell office:value-type="float" office:value="0.152014017105103" calcext:value-type="float">
            <text:p>0.1520140171</text:p>
          </table:table-cell>
          <table:table-cell office:value-type="float" office:value="0.0000119209289550781" calcext:value-type="float">
            <text:p>1.19209289550781E-005</text:p>
          </table:table-cell>
        </table:table-row>
        <table:table-row table:style-name="ro1">
          <table:table-cell office:value-type="string" calcext:value-type="string">
            <text:p>61644639_0_72665608456376688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32163_2_77498442031103162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519259929657" calcext:value-type="float">
            <text:p>21.951925993</text:p>
          </table:table-cell>
          <table:table-cell office:value-type="float" office:value="0.00697708129882813" calcext:value-type="float">
            <text:p>0.0069770813</text:p>
          </table:table-cell>
          <table:table-cell office:value-type="float" office:value="0" calcext:value-type="float">
            <text:p>0</text:p>
          </table:table-cell>
          <table:table-cell office:value-type="float" office:value="1.5422830581665" calcext:value-type="float">
            <text:p>1.5422830582</text:p>
          </table:table-cell>
          <table:table-cell office:value-type="float" office:value="20.4026658535004" calcext:value-type="float">
            <text:p>20.4026658535</text:p>
          </table:table-cell>
        </table:table-row>
        <table:table-row table:style-name="ro1">
          <table:table-cell office:value-type="string" calcext:value-type="string">
            <text:p>20195534_1_81208866158591219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placeOfDeath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0642290115356" calcext:value-type="float">
            <text:p>8.1064229012</text:p>
          </table:table-cell>
          <table:table-cell office:value-type="float" office:value="0.00493073463439941" calcext:value-type="float">
            <text:p>0.0049307346</text:p>
          </table:table-cell>
          <table:table-cell office:value-type="float" office:value="0" calcext:value-type="float">
            <text:p>0</text:p>
          </table:table-cell>
          <table:table-cell office:value-type="float" office:value="2.48300814628601" calcext:value-type="float">
            <text:p>2.4830081463</text:p>
          </table:table-cell>
          <table:table-cell office:value-type="float" office:value="5.61848402023315" calcext:value-type="float">
            <text:p>5.6184840202</text:p>
          </table:table-cell>
        </table:table-row>
        <table:table-row table:style-name="ro1">
          <table:table-cell office:value-type="string" calcext:value-type="string">
            <text:p>56290718_2_6960578138961286808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759604454041" calcext:value-type="float">
            <text:p>7.2275960445</text:p>
          </table:table-cell>
          <table:table-cell office:value-type="float" office:value="0.00494122505187988" calcext:value-type="float">
            <text:p>0.0049412251</text:p>
          </table:table-cell>
          <table:table-cell office:value-type="float" office:value="0" calcext:value-type="float">
            <text:p>0</text:p>
          </table:table-cell>
          <table:table-cell office:value-type="float" office:value="1.82925796508789" calcext:value-type="float">
            <text:p>1.8292579651</text:p>
          </table:table-cell>
          <table:table-cell office:value-type="float" office:value="5.39339685440064" calcext:value-type="float">
            <text:p>5.3933968544</text:p>
          </table:table-cell>
        </table:table-row>
        <table:table-row table:style-name="ro1">
          <table:table-cell office:value-type="string" calcext:value-type="string">
            <text:p>74744432_1_69973352199164882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188621_0_60585531075712752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99298_0_695696105529252232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property/currenc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1937108039856" calcext:value-type="float">
            <text:p>8.2193710804</text:p>
          </table:table-cell>
          <table:table-cell office:value-type="float" office:value="0.00425505638122559" calcext:value-type="float">
            <text:p>0.0042550564</text:p>
          </table:table-cell>
          <table:table-cell office:value-type="float" office:value="0" calcext:value-type="float">
            <text:p>0</text:p>
          </table:table-cell>
          <table:table-cell office:value-type="float" office:value="1.12116408348084" calcext:value-type="float">
            <text:p>1.1211640835</text:p>
          </table:table-cell>
          <table:table-cell office:value-type="float" office:value="7.0939519405365" calcext:value-type="float">
            <text:p>7.0939519405</text:p>
          </table:table-cell>
        </table:table-row>
        <table:table-row table:style-name="ro1">
          <table:table-cell office:value-type="string" calcext:value-type="string">
            <text:p>74207889_193_420889490851906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364483_0_2000404562409972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910945_1_70180215377965059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79268_0_22952216660825390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63020324707" calcext:value-type="float">
            <text:p>0.3846302032</text:p>
          </table:table-cell>
          <table:table-cell office:value-type="float" office:value="0.00235891342163086" calcext:value-type="float">
            <text:p>0.0023589134</text:p>
          </table:table-cell>
          <table:table-cell office:value-type="float" office:value="0" calcext:value-type="float">
            <text:p>0</text:p>
          </table:table-cell>
          <table:table-cell office:value-type="float" office:value="0.382249116897583" calcext:value-type="float">
            <text:p>0.3822491169</text:p>
          </table:table-cell>
          <table:table-cell office:value-type="float" office:value="0.0000221729278564453" calcext:value-type="float">
            <text:p>2.21729278564453E-005</text:p>
          </table:table-cell>
        </table:table-row>
        <table:table-row table:style-name="ro1">
          <table:table-cell office:value-type="string" calcext:value-type="string">
            <text:p>34543932_0_86898204240928699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23212_0_274299077953252655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5326795578003" calcext:value-type="float">
            <text:p>1.0532679558</text:p>
          </table:table-cell>
          <table:table-cell office:value-type="float" office:value="0.00217604637145996" calcext:value-type="float">
            <text:p>0.0021760464</text:p>
          </table:table-cell>
          <table:table-cell office:value-type="float" office:value="0" calcext:value-type="float">
            <text:p>0</text:p>
          </table:table-cell>
          <table:table-cell office:value-type="float" office:value="1.05106091499329" calcext:value-type="float">
            <text:p>1.051060915</text:p>
          </table:table-cell>
          <table:table-cell office:value-type="float" office:value="0.0000309944152832031" calcext:value-type="float">
            <text:p>3.09944152832031E-005</text:p>
          </table:table-cell>
        </table:table-row>
        <table:table-row table:style-name="ro1">
          <table:table-cell office:value-type="string" calcext:value-type="string">
            <text:p>14555698_1_231035644456992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dbpedia.org/ontology/wikiPageExternalLink|http://www.w3.org/1999/02/22-rdf-syntax-ns#type|http://dbpedia.org/ontology/militaryUnitSiz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411191940308" calcext:value-type="float">
            <text:p>9.8441119194</text:p>
          </table:table-cell>
          <table:table-cell office:value-type="float" office:value="0.00320792198181152" calcext:value-type="float">
            <text:p>0.003207922</text:p>
          </table:table-cell>
          <table:table-cell office:value-type="float" office:value="0" calcext:value-type="float">
            <text:p>0</text:p>
          </table:table-cell>
          <table:table-cell office:value-type="float" office:value="0.794747829437256" calcext:value-type="float">
            <text:p>0.7947478294</text:p>
          </table:table-cell>
          <table:table-cell office:value-type="float" office:value="9.04615616798401" calcext:value-type="float">
            <text:p>9.046156168</text:p>
          </table:table-cell>
        </table:table-row>
        <table:table-row table:style-name="ro1">
          <table:table-cell office:value-type="string" calcext:value-type="string">
            <text:p>60265522_0_81700592616491670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744077682495" calcext:value-type="float">
            <text:p>1.5374407768</text:p>
          </table:table-cell>
          <table:table-cell office:value-type="float" office:value="0.00229859352111816" calcext:value-type="float">
            <text:p>0.0022985935</text:p>
          </table:table-cell>
          <table:table-cell office:value-type="float" office:value="0" calcext:value-type="float">
            <text:p>0</text:p>
          </table:table-cell>
          <table:table-cell office:value-type="float" office:value="1.53507900238037" calcext:value-type="float">
            <text:p>1.5350790024</text:p>
          </table:table-cell>
          <table:table-cell office:value-type="float" office:value="0.0000631809234619141" calcext:value-type="float">
            <text:p>6.31809234619141E-005</text:p>
          </table:table-cell>
        </table:table-row>
        <table:table-row table:style-name="ro1">
          <table:table-cell office:value-type="string" calcext:value-type="string">
            <text:p>34722358_0_15525924201514323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85599_0_79761300152963218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75868_0_45283465807167136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182166_0_89692111412166380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88811_0_27757584767567169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71682_1_7082206166441033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79972_1_188110063940020386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9551801681519" calcext:value-type="float">
            <text:p>4.6955180168</text:p>
          </table:table-cell>
          <table:table-cell office:value-type="float" office:value="0.00461125373840332" calcext:value-type="float">
            <text:p>0.0046112537</text:p>
          </table:table-cell>
          <table:table-cell office:value-type="float" office:value="0" calcext:value-type="float">
            <text:p>0</text:p>
          </table:table-cell>
          <table:table-cell office:value-type="float" office:value="0.996176958084106" calcext:value-type="float">
            <text:p>0.9961769581</text:p>
          </table:table-cell>
          <table:table-cell office:value-type="float" office:value="3.69472980499268" calcext:value-type="float">
            <text:p>3.694729805</text:p>
          </table:table-cell>
        </table:table-row>
        <table:table-row table:style-name="ro1">
          <table:table-cell office:value-type="string" calcext:value-type="string">
            <text:p>74718406_0_39144575974781373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65696_1_33627543314029690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36723_0_2893849813200363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516404151917" calcext:value-type="float">
            <text:p>1.8651640415</text:p>
          </table:table-cell>
          <table:table-cell office:value-type="float" office:value="0.00361204147338867" calcext:value-type="float">
            <text:p>0.0036120415</text:p>
          </table:table-cell>
          <table:table-cell office:value-type="float" office:value="0" calcext:value-type="float">
            <text:p>0</text:p>
          </table:table-cell>
          <table:table-cell office:value-type="float" office:value="0.160952091217041" calcext:value-type="float">
            <text:p>0.1609520912</text:p>
          </table:table-cell>
          <table:table-cell office:value-type="float" office:value="1.70059990882874" calcext:value-type="float">
            <text:p>1.7005999088</text:p>
          </table:table-cell>
        </table:table-row>
        <table:table-row table:style-name="ro1">
          <table:table-cell office:value-type="string" calcext:value-type="string">
            <text:p>4636616_8_65395395726187467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96131_6_44392023066048395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86468410492" calcext:value-type="float">
            <text:p>18.638646841</text:p>
          </table:table-cell>
          <table:table-cell office:value-type="float" office:value="0.00857281684875488" calcext:value-type="float">
            <text:p>0.0085728168</text:p>
          </table:table-cell>
          <table:table-cell office:value-type="float" office:value="0" calcext:value-type="float">
            <text:p>0</text:p>
          </table:table-cell>
          <table:table-cell office:value-type="float" office:value="2.83894896507263" calcext:value-type="float">
            <text:p>2.8389489651</text:p>
          </table:table-cell>
          <table:table-cell office:value-type="float" office:value="15.7911250591278" calcext:value-type="float">
            <text:p>15.7911250591</text:p>
          </table:table-cell>
        </table:table-row>
        <table:table-row table:style-name="ro1">
          <table:table-cell office:value-type="string" calcext:value-type="string">
            <text:p>65641496_1_91836947371333108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25262_0_51820997366521327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68396_0_11196785899029293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388829708099" calcext:value-type="float">
            <text:p>15.5388829708</text:p>
          </table:table-cell>
          <table:table-cell office:value-type="float" office:value="0.0085909366607666" calcext:value-type="float">
            <text:p>0.0085909367</text:p>
          </table:table-cell>
          <table:table-cell office:value-type="float" office:value="0" calcext:value-type="float">
            <text:p>0</text:p>
          </table:table-cell>
          <table:table-cell office:value-type="float" office:value="2.43468594551086" calcext:value-type="float">
            <text:p>2.4346859455</text:p>
          </table:table-cell>
          <table:table-cell office:value-type="float" office:value="13.0956060886383" calcext:value-type="float">
            <text:p>13.0956060886</text:p>
          </table:table-cell>
        </table:table-row>
        <table:table-row table:style-name="ro1">
          <table:table-cell office:value-type="string" calcext:value-type="string">
            <text:p>38390205_1_81507630055636581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38525_0_33646330693907278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830904006958" calcext:value-type="float">
            <text:p>0.559830904</text:p>
          </table:table-cell>
          <table:table-cell office:value-type="float" office:value="0.00223255157470703" calcext:value-type="float">
            <text:p>0.0022325516</text:p>
          </table:table-cell>
          <table:table-cell office:value-type="float" office:value="0" calcext:value-type="float">
            <text:p>0</text:p>
          </table:table-cell>
          <table:table-cell office:value-type="float" office:value="0.557581186294556" calcext:value-type="float">
            <text:p>0.5575811863</text:p>
          </table:table-cell>
          <table:table-cell office:value-type="float" office:value="0.0000171661376953125" calcext:value-type="float">
            <text:p>1.71661376953125E-005</text:p>
          </table:table-cell>
        </table:table-row>
        <table:table-row table:style-name="ro1">
          <table:table-cell office:value-type="string" calcext:value-type="string">
            <text:p>58864412_0_224731891114975467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803302764893" calcext:value-type="float">
            <text:p>2.5180330276</text:p>
          </table:table-cell>
          <table:table-cell office:value-type="float" office:value="0.00320100784301758" calcext:value-type="float">
            <text:p>0.0032010078</text:p>
          </table:table-cell>
          <table:table-cell office:value-type="float" office:value="0" calcext:value-type="float">
            <text:p>0</text:p>
          </table:table-cell>
          <table:table-cell office:value-type="float" office:value="1.03580904006958" calcext:value-type="float">
            <text:p>1.0358090401</text:p>
          </table:table-cell>
          <table:table-cell office:value-type="float" office:value="1.47902297973633" calcext:value-type="float">
            <text:p>1.4790229797</text:p>
          </table:table-cell>
        </table:table-row>
        <table:table-row table:style-name="ro1">
          <table:table-cell office:value-type="string" calcext:value-type="string">
            <text:p>24339947_4_34168991113976499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0589_3_62520733476704897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152321815491" calcext:value-type="float">
            <text:p>3.7915232182</text:p>
          </table:table-cell>
          <table:table-cell office:value-type="float" office:value="0.00255012512207031" calcext:value-type="float">
            <text:p>0.0025501251</text:p>
          </table:table-cell>
          <table:table-cell office:value-type="float" office:value="0" calcext:value-type="float">
            <text:p>0</text:p>
          </table:table-cell>
          <table:table-cell office:value-type="float" office:value="1.33096408843994" calcext:value-type="float">
            <text:p>1.3309640884</text:p>
          </table:table-cell>
          <table:table-cell office:value-type="float" office:value="2.4580090045929" calcext:value-type="float">
            <text:p>2.4580090046</text:p>
          </table:table-cell>
        </table:table-row>
        <table:table-row table:style-name="ro1">
          <table:table-cell office:value-type="string" calcext:value-type="string">
            <text:p>12151277_0_126295473406654595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222332_0_61495267310166671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545485496521" calcext:value-type="float">
            <text:p>9.425454855</text:p>
          </table:table-cell>
          <table:table-cell office:value-type="float" office:value="0.00650095939636231" calcext:value-type="float">
            <text:p>0.0065009594</text:p>
          </table:table-cell>
          <table:table-cell office:value-type="float" office:value="0" calcext:value-type="float">
            <text:p>0</text:p>
          </table:table-cell>
          <table:table-cell office:value-type="float" office:value="3.31753587722778" calcext:value-type="float">
            <text:p>3.3175358772</text:p>
          </table:table-cell>
          <table:table-cell office:value-type="float" office:value="6.10141801834106" calcext:value-type="float">
            <text:p>6.1014180183</text:p>
          </table:table-cell>
        </table:table-row>
        <table:table-row table:style-name="ro1">
          <table:table-cell office:value-type="string" calcext:value-type="string">
            <text:p>22063172_0_19093074395351724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656949996948" calcext:value-type="float">
            <text:p>0.53865695</text:p>
          </table:table-cell>
          <table:table-cell office:value-type="float" office:value="0.00197887420654297" calcext:value-type="float">
            <text:p>0.0019788742</text:p>
          </table:table-cell>
          <table:table-cell office:value-type="float" office:value="0" calcext:value-type="float">
            <text:p>0</text:p>
          </table:table-cell>
          <table:table-cell office:value-type="float" office:value="0.536659955978394" calcext:value-type="float">
            <text:p>0.536659956</text:p>
          </table:table-cell>
          <table:table-cell office:value-type="float" office:value="0.0000181198120117187" calcext:value-type="float">
            <text:p>1.81198120117187E-005</text:p>
          </table:table-cell>
        </table:table-row>
        <table:table-row table:style-name="ro1">
          <table:table-cell office:value-type="string" calcext:value-type="string">
            <text:p>59165342_0_39803634424425460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37584_0_51099612258992271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37852_0_13029900442367730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26089_0_54122367204703163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671375_0_17157630479799623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29948_0_155075865284109887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origin|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631511926651" calcext:value-type="float">
            <text:p>54.6315119267</text:p>
          </table:table-cell>
          <table:table-cell office:value-type="float" office:value="0.0212728977203369" calcext:value-type="float">
            <text:p>0.0212728977</text:p>
          </table:table-cell>
          <table:table-cell office:value-type="float" office:value="0" calcext:value-type="float">
            <text:p>0</text:p>
          </table:table-cell>
          <table:table-cell office:value-type="float" office:value="4.47854495048523" calcext:value-type="float">
            <text:p>4.4785449505</text:p>
          </table:table-cell>
          <table:table-cell office:value-type="float" office:value="50.1316940784454" calcext:value-type="float">
            <text:p>50.1316940784</text:p>
          </table:table-cell>
        </table:table-row>
        <table:table-row table:style-name="ro1">
          <table:table-cell office:value-type="string" calcext:value-type="string">
            <text:p>64734047_0_58807053074956955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24455_2_7523691173144221165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0694088935852" calcext:value-type="float">
            <text:p>5.2069408894</text:p>
          </table:table-cell>
          <table:table-cell office:value-type="float" office:value="0.00380492210388184" calcext:value-type="float">
            <text:p>0.0038049221</text:p>
          </table:table-cell>
          <table:table-cell office:value-type="float" office:value="0" calcext:value-type="float">
            <text:p>0</text:p>
          </table:table-cell>
          <table:table-cell office:value-type="float" office:value="0.773593902587891" calcext:value-type="float">
            <text:p>0.7735939026</text:p>
          </table:table-cell>
          <table:table-cell office:value-type="float" office:value="4.42954206466675" calcext:value-type="float">
            <text:p>4.4295420647</text:p>
          </table:table-cell>
        </table:table-row>
        <table:table-row table:style-name="ro1">
          <table:table-cell office:value-type="string" calcext:value-type="string">
            <text:p>80885013_0_204370914220690728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40521_2_75186773276075628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213481_2_2218923381673410604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8840951919556" calcext:value-type="float">
            <text:p>0.8488409519</text:p>
          </table:table-cell>
          <table:table-cell office:value-type="float" office:value="0.00255680084228516" calcext:value-type="float">
            <text:p>0.0025568008</text:p>
          </table:table-cell>
          <table:table-cell office:value-type="float" office:value="0" calcext:value-type="float">
            <text:p>0</text:p>
          </table:table-cell>
          <table:table-cell office:value-type="float" office:value="0.328274011611938" calcext:value-type="float">
            <text:p>0.3282740116</text:p>
          </table:table-cell>
          <table:table-cell office:value-type="float" office:value="0.518010139465332" calcext:value-type="float">
            <text:p>0.5180101395</text:p>
          </table:table-cell>
        </table:table-row>
        <table:table-row table:style-name="ro1">
          <table:table-cell office:value-type="string" calcext:value-type="string">
            <text:p>24367383_0_22524041066478516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21003_0_56611150124441085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4352912902832" calcext:value-type="float">
            <text:p>6.443529129</text:p>
          </table:table-cell>
          <table:table-cell office:value-type="float" office:value="0.00559687614440918" calcext:value-type="float">
            <text:p>0.0055968761</text:p>
          </table:table-cell>
          <table:table-cell office:value-type="float" office:value="0" calcext:value-type="float">
            <text:p>0</text:p>
          </table:table-cell>
          <table:table-cell office:value-type="float" office:value="1.92356014251709" calcext:value-type="float">
            <text:p>1.9235601425</text:p>
          </table:table-cell>
          <table:table-cell office:value-type="float" office:value="4.51437211036682" calcext:value-type="float">
            <text:p>4.5143721104</text:p>
          </table:table-cell>
        </table:table-row>
        <table:table-row table:style-name="ro1">
          <table:table-cell office:value-type="string" calcext:value-type="string">
            <text:p>86921086_0_43325272163404864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24368095398" calcext:value-type="float">
            <text:p>19.2243680954</text:p>
          </table:table-cell>
          <table:table-cell office:value-type="float" office:value="0.0043480396270752" calcext:value-type="float">
            <text:p>0.0043480396</text:p>
          </table:table-cell>
          <table:table-cell office:value-type="float" office:value="0" calcext:value-type="float">
            <text:p>0</text:p>
          </table:table-cell>
          <table:table-cell office:value-type="float" office:value="1.71583819389343" calcext:value-type="float">
            <text:p>1.7158381939</text:p>
          </table:table-cell>
          <table:table-cell office:value-type="float" office:value="17.5041818618774" calcext:value-type="float">
            <text:p>17.5041818619</text:p>
          </table:table-cell>
        </table:table-row>
        <table:table-row table:style-name="ro1">
          <table:table-cell office:value-type="string" calcext:value-type="string">
            <text:p>67797811_0_28138301577924971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732885360718" calcext:value-type="float">
            <text:p>0.4647328854</text:p>
          </table:table-cell>
          <table:table-cell office:value-type="float" office:value="0.00238680839538574" calcext:value-type="float">
            <text:p>0.0023868084</text:p>
          </table:table-cell>
          <table:table-cell office:value-type="float" office:value="0" calcext:value-type="float">
            <text:p>0</text:p>
          </table:table-cell>
          <table:table-cell office:value-type="float" office:value="0.462326049804688" calcext:value-type="float">
            <text:p>0.4623260498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19977952_0_151777918717706294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077691078186" calcext:value-type="float">
            <text:p>0.8507769108</text:p>
          </table:table-cell>
          <table:table-cell office:value-type="float" office:value="0.00413990020751953" calcext:value-type="float">
            <text:p>0.0041399002</text:p>
          </table:table-cell>
          <table:table-cell office:value-type="float" office:value="0" calcext:value-type="float">
            <text:p>0</text:p>
          </table:table-cell>
          <table:table-cell office:value-type="float" office:value="0.846588134765625" calcext:value-type="float">
            <text:p>0.8465881348</text:p>
          </table:table-cell>
          <table:table-cell office:value-type="float" office:value="0.0000488758087158203" calcext:value-type="float">
            <text:p>4.88758087158203E-005</text:p>
          </table:table-cell>
        </table:table-row>
        <table:table-row table:style-name="ro1">
          <table:table-cell office:value-type="string" calcext:value-type="string">
            <text:p>40950538_31_28929725360082164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24300_1_85820383144385700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25012_1_57661236084493207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620965957642" calcext:value-type="float">
            <text:p>0.620620966</text:p>
          </table:table-cell>
          <table:table-cell office:value-type="float" office:value="0.00209784507751465" calcext:value-type="float">
            <text:p>0.0020978451</text:p>
          </table:table-cell>
          <table:table-cell office:value-type="float" office:value="0" calcext:value-type="float">
            <text:p>0</text:p>
          </table:table-cell>
          <table:table-cell office:value-type="float" office:value="0.618504047393799" calcext:value-type="float">
            <text:p>0.6185040474</text:p>
          </table:table-cell>
          <table:table-cell office:value-type="float" office:value="0.000019073486328125" calcext:value-type="float">
            <text:p>1.9073486328125E-005</text:p>
          </table:table-cell>
        </table:table-row>
        <table:table-row table:style-name="ro1">
          <table:table-cell office:value-type="string" calcext:value-type="string">
            <text:p>90814644_1_2205524348085456824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401491165161" calcext:value-type="float">
            <text:p>2.3140149117</text:p>
          </table:table-cell>
          <table:table-cell office:value-type="float" office:value="0.00410890579223633" calcext:value-type="float">
            <text:p>0.0041089058</text:p>
          </table:table-cell>
          <table:table-cell office:value-type="float" office:value="0" calcext:value-type="float">
            <text:p>0</text:p>
          </table:table-cell>
          <table:table-cell office:value-type="float" office:value="2.3098349571228" calcext:value-type="float">
            <text:p>2.3098349571</text:p>
          </table:table-cell>
          <table:table-cell office:value-type="float" office:value="0.0000710487365722656" calcext:value-type="float">
            <text:p>7.10487365722656E-005</text:p>
          </table:table-cell>
        </table:table-row>
        <table:table-row table:style-name="ro1">
          <table:table-cell office:value-type="string" calcext:value-type="string">
            <text:p>45075051_0_54268603009672459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32532_0_14208036453945058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959543_0_49310227515317602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0078790187836" calcext:value-type="float">
            <text:p>11.0078790188</text:p>
          </table:table-cell>
          <table:table-cell office:value-type="float" office:value="0.00590300559997559" calcext:value-type="float">
            <text:p>0.0059030056</text:p>
          </table:table-cell>
          <table:table-cell office:value-type="float" office:value="0" calcext:value-type="float">
            <text:p>0</text:p>
          </table:table-cell>
          <table:table-cell office:value-type="float" office:value="1.87737894058228" calcext:value-type="float">
            <text:p>1.8773789406</text:p>
          </table:table-cell>
          <table:table-cell office:value-type="float" office:value="9.12459707260132" calcext:value-type="float">
            <text:p>9.1245970726</text:p>
          </table:table-cell>
        </table:table-row>
        <table:table-row table:style-name="ro1">
          <table:table-cell office:value-type="string" calcext:value-type="string">
            <text:p>89472016_0_755632622190608176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75508308411" calcext:value-type="float">
            <text:p>1.0137550831</text:p>
          </table:table-cell>
          <table:table-cell office:value-type="float" office:value="0.00310516357421875" calcext:value-type="float">
            <text:p>0.0031051636</text:p>
          </table:table-cell>
          <table:table-cell office:value-type="float" office:value="0" calcext:value-type="float">
            <text:p>0</text:p>
          </table:table-cell>
          <table:table-cell office:value-type="float" office:value="1.01054286956787" calcext:value-type="float">
            <text:p>1.0105428696</text:p>
          </table:table-cell>
          <table:table-cell office:value-type="float" office:value="0.000107049942016602" calcext:value-type="float">
            <text:p>0.0001070499</text:p>
          </table:table-cell>
        </table:table-row>
        <table:table-row table:style-name="ro1">
          <table:table-cell office:value-type="string" calcext:value-type="string">
            <text:p>97386339_1_1471117890711854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89616_5_175384170794056143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77357_1_22471546266186440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property/cit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945309638977" calcext:value-type="float">
            <text:p>4.7194530964</text:p>
          </table:table-cell>
          <table:table-cell office:value-type="float" office:value="0.00264120101928711" calcext:value-type="float">
            <text:p>0.002641201</text:p>
          </table:table-cell>
          <table:table-cell office:value-type="float" office:value="0" calcext:value-type="float">
            <text:p>0</text:p>
          </table:table-cell>
          <table:table-cell office:value-type="float" office:value="0.414038896560669" calcext:value-type="float">
            <text:p>0.4140388966</text:p>
          </table:table-cell>
          <table:table-cell office:value-type="float" office:value="4.30277299880981" calcext:value-type="float">
            <text:p>4.3027729988</text:p>
          </table:table-cell>
        </table:table-row>
        <table:table-row table:style-name="ro1">
          <table:table-cell office:value-type="string" calcext:value-type="string">
            <text:p>15057462_0_153081294071991944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9092578887939" calcext:value-type="float">
            <text:p>27.9092578888</text:p>
          </table:table-cell>
          <table:table-cell office:value-type="float" office:value="0.0100409984588623" calcext:value-type="float">
            <text:p>0.0100409985</text:p>
          </table:table-cell>
          <table:table-cell office:value-type="float" office:value="0" calcext:value-type="float">
            <text:p>0</text:p>
          </table:table-cell>
          <table:table-cell office:value-type="float" office:value="1.32866382598877" calcext:value-type="float">
            <text:p>1.328663826</text:p>
          </table:table-cell>
          <table:table-cell office:value-type="float" office:value="26.5705530643463" calcext:value-type="float">
            <text:p>26.5705530643</text:p>
          </table:table-cell>
        </table:table-row>
        <table:table-row table:style-name="ro1">
          <table:table-cell office:value-type="string" calcext:value-type="string">
            <text:p>95588709_0_4012180086581695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73866_0_180563307568608484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9480934143066" calcext:value-type="float">
            <text:p>0.0779480934</text:p>
          </table:table-cell>
          <table:table-cell office:value-type="float" office:value="0.00185990333557129" calcext:value-type="float">
            <text:p>0.0018599033</text:p>
          </table:table-cell>
          <table:table-cell office:value-type="float" office:value="0" calcext:value-type="float">
            <text:p>0</text:p>
          </table:table-cell>
          <table:table-cell office:value-type="float" office:value="0.0760760307312012" calcext:value-type="float">
            <text:p>0.0760760307</text:p>
          </table:table-cell>
          <table:table-cell office:value-type="float" office:value="0.0000121593475341797" calcext:value-type="float">
            <text:p>1.21593475341797E-005</text:p>
          </table:table-cell>
        </table:table-row>
        <table:table-row table:style-name="ro1">
          <table:table-cell office:value-type="string" calcext:value-type="string">
            <text:p>18321599_0_40142181194498740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42001_0_47923602947362337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31694_0_60762167569495667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19651_0_53519383892762384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854652_1_41708259181531376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96408033371" calcext:value-type="float">
            <text:p>10.1964080334</text:p>
          </table:table-cell>
          <table:table-cell office:value-type="float" office:value="0.00562596321105957" calcext:value-type="float">
            <text:p>0.0056259632</text:p>
          </table:table-cell>
          <table:table-cell office:value-type="float" office:value="0" calcext:value-type="float">
            <text:p>0</text:p>
          </table:table-cell>
          <table:table-cell office:value-type="float" office:value="1.64217615127563" calcext:value-type="float">
            <text:p>1.6421761513</text:p>
          </table:table-cell>
          <table:table-cell office:value-type="float" office:value="8.54860591888428" calcext:value-type="float">
            <text:p>8.5486059189</text:p>
          </table:table-cell>
        </table:table-row>
        <table:table-row table:style-name="ro1">
          <table:table-cell office:value-type="string" calcext:value-type="string">
            <text:p>32895857_0_39937563704832037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01792_1_39702162736267990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936114311218" calcext:value-type="float">
            <text:p>3.8893611431</text:p>
          </table:table-cell>
          <table:table-cell office:value-type="float" office:value="0.00419735908508301" calcext:value-type="float">
            <text:p>0.0041973591</text:p>
          </table:table-cell>
          <table:table-cell office:value-type="float" office:value="0" calcext:value-type="float">
            <text:p>0</text:p>
          </table:table-cell>
          <table:table-cell office:value-type="float" office:value="0.540650844573975" calcext:value-type="float">
            <text:p>0.5406508446</text:p>
          </table:table-cell>
          <table:table-cell office:value-type="float" office:value="3.34451293945312" calcext:value-type="float">
            <text:p>3.3445129395</text:p>
          </table:table-cell>
        </table:table-row>
        <table:table-row table:style-name="ro1">
          <table:table-cell office:value-type="string" calcext:value-type="string">
            <text:p>63798710_0_57423912307658417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2584776878357" calcext:value-type="float">
            <text:p>2.9258477688</text:p>
          </table:table-cell>
          <table:table-cell office:value-type="float" office:value="0.00233888626098633" calcext:value-type="float">
            <text:p>0.0023388863</text:p>
          </table:table-cell>
          <table:table-cell office:value-type="float" office:value="0" calcext:value-type="float">
            <text:p>0</text:p>
          </table:table-cell>
          <table:table-cell office:value-type="float" office:value="0.965621948242188" calcext:value-type="float">
            <text:p>0.9656219482</text:p>
          </table:table-cell>
          <table:table-cell office:value-type="float" office:value="1.9578869342804" calcext:value-type="float">
            <text:p>1.9578869343</text:p>
          </table:table-cell>
        </table:table-row>
        <table:table-row table:style-name="ro1">
          <table:table-cell office:value-type="string" calcext:value-type="string">
            <text:p>76373906_0_6904594838446307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652779579163" calcext:value-type="float">
            <text:p>2.6165277958</text:p>
          </table:table-cell>
          <table:table-cell office:value-type="float" office:value="0.00211071968078613" calcext:value-type="float">
            <text:p>0.0021107197</text:p>
          </table:table-cell>
          <table:table-cell office:value-type="float" office:value="0" calcext:value-type="float">
            <text:p>0</text:p>
          </table:table-cell>
          <table:table-cell office:value-type="float" office:value="0.401272058486939" calcext:value-type="float">
            <text:p>0.4012720585</text:p>
          </table:table-cell>
          <table:table-cell office:value-type="float" office:value="2.2131450176239" calcext:value-type="float">
            <text:p>2.2131450176</text:p>
          </table:table-cell>
        </table:table-row>
        <table:table-row table:style-name="ro1">
          <table:table-cell office:value-type="string" calcext:value-type="string">
            <text:p>50258076_0_43418386178690685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59268_0_48944325887630343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466902732849" calcext:value-type="float">
            <text:p>1.1746690273</text:p>
          </table:table-cell>
          <table:table-cell office:value-type="float" office:value="0.00268101692199707" calcext:value-type="float">
            <text:p>0.0026810169</text:p>
          </table:table-cell>
          <table:table-cell office:value-type="float" office:value="0" calcext:value-type="float">
            <text:p>0</text:p>
          </table:table-cell>
          <table:table-cell office:value-type="float" office:value="0.317209959030151" calcext:value-type="float">
            <text:p>0.317209959</text:p>
          </table:table-cell>
          <table:table-cell office:value-type="float" office:value="0.854778051376343" calcext:value-type="float">
            <text:p>0.8547780514</text:p>
          </table:table-cell>
        </table:table-row>
        <table:table-row table:style-name="ro1">
          <table:table-cell office:value-type="string" calcext:value-type="string">
            <text:p>65189388_0_58653418654468742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93107_0_85685549215023957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32330131531" calcext:value-type="float">
            <text:p>17.6932330132</text:p>
          </table:table-cell>
          <table:table-cell office:value-type="float" office:value="0.00769996643066406" calcext:value-type="float">
            <text:p>0.0076999664</text:p>
          </table:table-cell>
          <table:table-cell office:value-type="float" office:value="0" calcext:value-type="float">
            <text:p>0</text:p>
          </table:table-cell>
          <table:table-cell office:value-type="float" office:value="2.64808201789856" calcext:value-type="float">
            <text:p>2.6480820179</text:p>
          </table:table-cell>
          <table:table-cell office:value-type="float" office:value="15.0374510288239" calcext:value-type="float">
            <text:p>15.0374510288</text:p>
          </table:table-cell>
        </table:table-row>
        <table:table-row table:style-name="ro1">
          <table:table-cell office:value-type="string" calcext:value-type="string">
            <text:p>32005983_0_4433432349593256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915490150452" calcext:value-type="float">
            <text:p>12.991549015</text:p>
          </table:table-cell>
          <table:table-cell office:value-type="float" office:value="0.00695896148681641" calcext:value-type="float">
            <text:p>0.0069589615</text:p>
          </table:table-cell>
          <table:table-cell office:value-type="float" office:value="0" calcext:value-type="float">
            <text:p>0</text:p>
          </table:table-cell>
          <table:table-cell office:value-type="float" office:value="1.47158813476563" calcext:value-type="float">
            <text:p>1.4715881348</text:p>
          </table:table-cell>
          <table:table-cell office:value-type="float" office:value="11.5130019187927" calcext:value-type="float">
            <text:p>11.5130019188</text:p>
          </table:table-cell>
        </table:table-row>
        <table:table-row table:style-name="ro1">
          <table:table-cell office:value-type="string" calcext:value-type="string">
            <text:p>29805275_0_632936700490247152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location|http://dbpedia.org/ontology/regionServed|http://www.w3.org/1999/02/22-rdf-syntax-ns#type|http://dbpedia.org/property/country|http://dbpedia.org/propert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3562400341034" calcext:value-type="float">
            <text:p>25.3562400341</text:p>
          </table:table-cell>
          <table:table-cell office:value-type="float" office:value="0.0057680606842041" calcext:value-type="float">
            <text:p>0.0057680607</text:p>
          </table:table-cell>
          <table:table-cell office:value-type="float" office:value="0" calcext:value-type="float">
            <text:p>0</text:p>
          </table:table-cell>
          <table:table-cell office:value-type="float" office:value="1.89355111122131" calcext:value-type="float">
            <text:p>1.8935511112</text:p>
          </table:table-cell>
          <table:table-cell office:value-type="float" office:value="23.4569208621979" calcext:value-type="float">
            <text:p>23.4569208622</text:p>
          </table:table-cell>
        </table:table-row>
        <table:table-row table:style-name="ro1">
          <table:table-cell office:value-type="string" calcext:value-type="string">
            <text:p>70565309_0_345201808323789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267718315125" calcext:value-type="float">
            <text:p>3.5226771832</text:p>
          </table:table-cell>
          <table:table-cell office:value-type="float" office:value="0.00254034996032715" calcext:value-type="float">
            <text:p>0.00254035</text:p>
          </table:table-cell>
          <table:table-cell office:value-type="float" office:value="0" calcext:value-type="float">
            <text:p>0</text:p>
          </table:table-cell>
          <table:table-cell office:value-type="float" office:value="0.909852981567383" calcext:value-type="float">
            <text:p>0.9098529816</text:p>
          </table:table-cell>
          <table:table-cell office:value-type="float" office:value="2.61028385162354" calcext:value-type="float">
            <text:p>2.6102838516</text:p>
          </table:table-cell>
        </table:table-row>
        <table:table-row table:style-name="ro1">
          <table:table-cell office:value-type="string" calcext:value-type="string">
            <text:p>3663912_0_63112996751063531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05570_0_863852197380241354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481288909912" calcext:value-type="float">
            <text:p>1.0748128891</text:p>
          </table:table-cell>
          <table:table-cell office:value-type="float" office:value="0.0018460750579834" calcext:value-type="float">
            <text:p>0.0018460751</text:p>
          </table:table-cell>
          <table:table-cell office:value-type="float" office:value="0" calcext:value-type="float">
            <text:p>0</text:p>
          </table:table-cell>
          <table:table-cell office:value-type="float" office:value="0.327020883560181" calcext:value-type="float">
            <text:p>0.3270208836</text:p>
          </table:table-cell>
          <table:table-cell office:value-type="float" office:value="0.745945930480957" calcext:value-type="float">
            <text:p>0.7459459305</text:p>
          </table:table-cell>
        </table:table-row>
        <table:table-row table:style-name="ro1">
          <table:table-cell office:value-type="string" calcext:value-type="string">
            <text:p>54033859_1_225362459363009310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837001800537" calcext:value-type="float">
            <text:p>1.908370018</text:p>
          </table:table-cell>
          <table:table-cell office:value-type="float" office:value="0.00452589988708496" calcext:value-type="float">
            <text:p>0.0045258999</text:p>
          </table:table-cell>
          <table:table-cell office:value-type="float" office:value="0" calcext:value-type="float">
            <text:p>0</text:p>
          </table:table-cell>
          <table:table-cell office:value-type="float" office:value="1.90379810333252" calcext:value-type="float">
            <text:p>1.9037981033</text:p>
          </table:table-cell>
          <table:table-cell office:value-type="float" office:value="0.0000460147857666016" calcext:value-type="float">
            <text:p>4.60147857666016E-005</text:p>
          </table:table-cell>
        </table:table-row>
        <table:table-row table:style-name="ro1">
          <table:table-cell office:value-type="string" calcext:value-type="string">
            <text:p>78383459_0_24372573502840324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1311_8_830608245893557530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genre|http://dbpedia.org/ontology/genr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2958602905273" calcext:value-type="float">
            <text:p>4.3295860291</text:p>
          </table:table-cell>
          <table:table-cell office:value-type="float" office:value="0.00301003456115723" calcext:value-type="float">
            <text:p>0.0030100346</text:p>
          </table:table-cell>
          <table:table-cell office:value-type="float" office:value="0" calcext:value-type="float">
            <text:p>0</text:p>
          </table:table-cell>
          <table:table-cell office:value-type="float" office:value="0.545797109603882" calcext:value-type="float">
            <text:p>0.5457971096</text:p>
          </table:table-cell>
          <table:table-cell office:value-type="float" office:value="3.7807788848877" calcext:value-type="float">
            <text:p>3.7807788849</text:p>
          </table:table-cell>
        </table:table-row>
        <table:table-row table:style-name="ro1">
          <table:table-cell office:value-type="string" calcext:value-type="string">
            <text:p>10057926_0_60009625219815969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769941329956" calcext:value-type="float">
            <text:p>0.5587699413</text:p>
          </table:table-cell>
          <table:table-cell office:value-type="float" office:value="0.0017387866973877" calcext:value-type="float">
            <text:p>0.0017387867</text:p>
          </table:table-cell>
          <table:table-cell office:value-type="float" office:value="0" calcext:value-type="float">
            <text:p>0</text:p>
          </table:table-cell>
          <table:table-cell office:value-type="float" office:value="0.312755107879639" calcext:value-type="float">
            <text:p>0.3127551079</text:p>
          </table:table-cell>
          <table:table-cell office:value-type="float" office:value="0.24427604675293" calcext:value-type="float">
            <text:p>0.2442760468</text:p>
          </table:table-cell>
        </table:table-row>
        <table:table-row table:style-name="ro1">
          <table:table-cell office:value-type="string" calcext:value-type="string">
            <text:p>10920963_0_68886731232371059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1960396766663" calcext:value-type="float">
            <text:p>9.0196039677</text:p>
          </table:table-cell>
          <table:table-cell office:value-type="float" office:value="0.00621581077575684" calcext:value-type="float">
            <text:p>0.0062158108</text:p>
          </table:table-cell>
          <table:table-cell office:value-type="float" office:value="0" calcext:value-type="float">
            <text:p>0</text:p>
          </table:table-cell>
          <table:table-cell office:value-type="float" office:value="3.71394205093384" calcext:value-type="float">
            <text:p>3.7139420509</text:p>
          </table:table-cell>
          <table:table-cell office:value-type="float" office:value="5.29944610595703" calcext:value-type="float">
            <text:p>5.299446106</text:p>
          </table:table-cell>
        </table:table-row>
        <table:table-row table:style-name="ro1">
          <table:table-cell office:value-type="string" calcext:value-type="string">
            <text:p>39478814_3_64291124176179546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50261_0_662094059656071844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.4787631034851" calcext:value-type="float">
            <text:p>24.4787631035</text:p>
          </table:table-cell>
          <table:table-cell office:value-type="float" office:value="0.00786137580871582" calcext:value-type="float">
            <text:p>0.0078613758</text:p>
          </table:table-cell>
          <table:table-cell office:value-type="float" office:value="0" calcext:value-type="float">
            <text:p>0</text:p>
          </table:table-cell>
          <table:table-cell office:value-type="float" office:value="1.76668977737427" calcext:value-type="float">
            <text:p>1.7666897774</text:p>
          </table:table-cell>
          <table:table-cell office:value-type="float" office:value="22.7042119503021" calcext:value-type="float">
            <text:p>22.7042119503</text:p>
          </table:table-cell>
        </table:table-row>
        <table:table-row table:style-name="ro1">
          <table:table-cell office:value-type="string" calcext:value-type="string">
            <text:p>15616688_0_61311774084279106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039110183716" calcext:value-type="float">
            <text:p>0.6150391102</text:p>
          </table:table-cell>
          <table:table-cell office:value-type="float" office:value="0.00235104560852051" calcext:value-type="float">
            <text:p>0.0023510456</text:p>
          </table:table-cell>
          <table:table-cell office:value-type="float" office:value="0" calcext:value-type="float">
            <text:p>0</text:p>
          </table:table-cell>
          <table:table-cell office:value-type="float" office:value="0.612666845321655" calcext:value-type="float">
            <text:p>0.6126668453</text:p>
          </table:table-cell>
          <table:table-cell office:value-type="float" office:value="0.0000212192535400391" calcext:value-type="float">
            <text:p>2.12192535400391E-005</text:p>
          </table:table-cell>
        </table:table-row>
        <table:table-row table:style-name="ro1">
          <table:table-cell office:value-type="string" calcext:value-type="string">
            <text:p>52022135_0_26435512085508702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130116_0_67931898065456561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994493484497" calcext:value-type="float">
            <text:p>1.2399449348</text:p>
          </table:table-cell>
          <table:table-cell office:value-type="float" office:value="0.00364923477172852" calcext:value-type="float">
            <text:p>0.0036492348</text:p>
          </table:table-cell>
          <table:table-cell office:value-type="float" office:value="0" calcext:value-type="float">
            <text:p>0</text:p>
          </table:table-cell>
          <table:table-cell office:value-type="float" office:value="1.23626184463501" calcext:value-type="float">
            <text:p>1.2362618446</text:p>
          </table:table-cell>
          <table:table-cell office:value-type="float" office:value="0.0000338554382324219" calcext:value-type="float">
            <text:p>3.38554382324219E-005</text:p>
          </table:table-cell>
        </table:table-row>
        <table:table-row table:style-name="ro1">
          <table:table-cell office:value-type="string" calcext:value-type="string">
            <text:p>9052934_1_6030984884506255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09681_0_44377729239033223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59139_0_46259692050942639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136856079102" calcext:value-type="float">
            <text:p>0.5461368561</text:p>
          </table:table-cell>
          <table:table-cell office:value-type="float" office:value="0.00380086898803711" calcext:value-type="float">
            <text:p>0.003800869</text:p>
          </table:table-cell>
          <table:table-cell office:value-type="float" office:value="0" calcext:value-type="float">
            <text:p>0</text:p>
          </table:table-cell>
          <table:table-cell office:value-type="float" office:value="0.54229998588562" calcext:value-type="float">
            <text:p>0.5422999859</text:p>
          </table:table-cell>
          <table:table-cell office:value-type="float" office:value="0.0000360012054443359" calcext:value-type="float">
            <text:p>3.60012054443359E-005</text:p>
          </table:table-cell>
        </table:table-row>
        <table:table-row table:style-name="ro1">
          <table:table-cell office:value-type="string" calcext:value-type="string">
            <text:p>51657476_0_22197795764788735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435329914093" calcext:value-type="float">
            <text:p>6.1435329914</text:p>
          </table:table-cell>
          <table:table-cell office:value-type="float" office:value="0.00393199920654297" calcext:value-type="float">
            <text:p>0.0039319992</text:p>
          </table:table-cell>
          <table:table-cell office:value-type="float" office:value="0" calcext:value-type="float">
            <text:p>0</text:p>
          </table:table-cell>
          <table:table-cell office:value-type="float" office:value="6.13952589035034" calcext:value-type="float">
            <text:p>6.1395258904</text:p>
          </table:table-cell>
          <table:table-cell office:value-type="float" office:value="0.0000751018524169922" calcext:value-type="float">
            <text:p>7.51018524169922E-005</text:p>
          </table:table-cell>
        </table:table-row>
        <table:table-row table:style-name="ro1">
          <table:table-cell office:value-type="string" calcext:value-type="string">
            <text:p>20452010_0_62059066746576566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18211_1_267344609146729085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6680150032043" calcext:value-type="float">
            <text:p>39.6680150032</text:p>
          </table:table-cell>
          <table:table-cell office:value-type="float" office:value="0.0106408596038818" calcext:value-type="float">
            <text:p>0.0106408596</text:p>
          </table:table-cell>
          <table:table-cell office:value-type="float" office:value="0" calcext:value-type="float">
            <text:p>0</text:p>
          </table:table-cell>
          <table:table-cell office:value-type="float" office:value="3.84336018562317" calcext:value-type="float">
            <text:p>3.8433601856</text:p>
          </table:table-cell>
          <table:table-cell office:value-type="float" office:value="35.8140139579773" calcext:value-type="float">
            <text:p>35.814013958</text:p>
          </table:table-cell>
        </table:table-row>
        <table:table-row table:style-name="ro1">
          <table:table-cell office:value-type="string" calcext:value-type="string">
            <text:p>62831654_25_77377717743349811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55569_0_80146395885334185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9333_0_21355811474454213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04214_6_2124923456539113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6486070156097" calcext:value-type="float">
            <text:p>11.6486070156</text:p>
          </table:table-cell>
          <table:table-cell office:value-type="float" office:value="0.00749683380126953" calcext:value-type="float">
            <text:p>0.0074968338</text:p>
          </table:table-cell>
          <table:table-cell office:value-type="float" office:value="0" calcext:value-type="float">
            <text:p>0</text:p>
          </table:table-cell>
          <table:table-cell office:value-type="float" office:value="3.27828121185303" calcext:value-type="float">
            <text:p>3.2782812119</text:p>
          </table:table-cell>
          <table:table-cell office:value-type="float" office:value="8.36282896995544" calcext:value-type="float">
            <text:p>8.36282897</text:p>
          </table:table-cell>
        </table:table-row>
        <table:table-row table:style-name="ro1">
          <table:table-cell office:value-type="string" calcext:value-type="string">
            <text:p>86325681_0_20811490932460267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203990936279" calcext:value-type="float">
            <text:p>4.2520399094</text:p>
          </table:table-cell>
          <table:table-cell office:value-type="float" office:value="0.0030670166015625" calcext:value-type="float">
            <text:p>0.0030670166</text:p>
          </table:table-cell>
          <table:table-cell office:value-type="float" office:value="0" calcext:value-type="float">
            <text:p>0</text:p>
          </table:table-cell>
          <table:table-cell office:value-type="float" office:value="0.329721927642822" calcext:value-type="float">
            <text:p>0.3297219276</text:p>
          </table:table-cell>
          <table:table-cell office:value-type="float" office:value="3.91925096511841" calcext:value-type="float">
            <text:p>3.9192509651</text:p>
          </table:table-cell>
        </table:table-row>
        <table:table-row table:style-name="ro1">
          <table:table-cell office:value-type="string" calcext:value-type="string">
            <text:p>98068544_0_23387801455127934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ns/prov#wasDerivedFro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7514986991882" calcext:value-type="float">
            <text:p>7.4751498699</text:p>
          </table:table-cell>
          <table:table-cell office:value-type="float" office:value="0.00407195091247559" calcext:value-type="float">
            <text:p>0.0040719509</text:p>
          </table:table-cell>
          <table:table-cell office:value-type="float" office:value="0" calcext:value-type="float">
            <text:p>0</text:p>
          </table:table-cell>
          <table:table-cell office:value-type="float" office:value="0.643128871917725" calcext:value-type="float">
            <text:p>0.6431288719</text:p>
          </table:table-cell>
          <table:table-cell office:value-type="float" office:value="6.82794904708862" calcext:value-type="float">
            <text:p>6.8279490471</text:p>
          </table:table-cell>
        </table:table-row>
        <table:table-row table:style-name="ro1">
          <table:table-cell office:value-type="string" calcext:value-type="string">
            <text:p>12193237_0_86996437988880885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57659_0_36611918727726191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418133_0_54510265853884031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69450_0_8003688464359007517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633710861206" calcext:value-type="float">
            <text:p>14.1633710861</text:p>
          </table:table-cell>
          <table:table-cell office:value-type="float" office:value="0.00492691993713379" calcext:value-type="float">
            <text:p>0.0049269199</text:p>
          </table:table-cell>
          <table:table-cell office:value-type="float" office:value="0" calcext:value-type="float">
            <text:p>0</text:p>
          </table:table-cell>
          <table:table-cell office:value-type="float" office:value="0.853808164596558" calcext:value-type="float">
            <text:p>0.8538081646</text:p>
          </table:table-cell>
          <table:table-cell office:value-type="float" office:value="13.3046360015869" calcext:value-type="float">
            <text:p>13.3046360016</text:p>
          </table:table-cell>
        </table:table-row>
        <table:table-row table:style-name="ro1">
          <table:table-cell office:value-type="string" calcext:value-type="string">
            <text:p>2468123_0_50923065624285508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273054_0_3346656968870918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58632_6_174171375406739528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177001953125" calcext:value-type="float">
            <text:p>0.400177002</text:p>
          </table:table-cell>
          <table:table-cell office:value-type="float" office:value="0.00417304039001465" calcext:value-type="float">
            <text:p>0.0041730404</text:p>
          </table:table-cell>
          <table:table-cell office:value-type="float" office:value="0" calcext:value-type="float">
            <text:p>0</text:p>
          </table:table-cell>
          <table:table-cell office:value-type="float" office:value="0.395976066589355" calcext:value-type="float">
            <text:p>0.3959760666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string" calcext:value-type="string">
            <text:p>98981185_0_2615993956085497335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493116378784" calcext:value-type="float">
            <text:p>1.0549311638</text:p>
          </table:table-cell>
          <table:table-cell office:value-type="float" office:value="0.00221800804138184" calcext:value-type="float">
            <text:p>0.002218008</text:p>
          </table:table-cell>
          <table:table-cell office:value-type="float" office:value="0" calcext:value-type="float">
            <text:p>0</text:p>
          </table:table-cell>
          <table:table-cell office:value-type="float" office:value="0.322803020477295" calcext:value-type="float">
            <text:p>0.3228030205</text:p>
          </table:table-cell>
          <table:table-cell office:value-type="float" office:value="0.729910135269165" calcext:value-type="float">
            <text:p>0.7299101353</text:p>
          </table:table-cell>
        </table:table-row>
        <table:table-row table:style-name="ro1">
          <table:table-cell office:value-type="string" calcext:value-type="string">
            <text:p>42514101_0_15430171264751123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49908542633" calcext:value-type="float">
            <text:p>20.2149908543</text:p>
          </table:table-cell>
          <table:table-cell office:value-type="float" office:value="0.00415778160095215" calcext:value-type="float">
            <text:p>0.0041577816</text:p>
          </table:table-cell>
          <table:table-cell office:value-type="float" office:value="0" calcext:value-type="float">
            <text:p>0</text:p>
          </table:table-cell>
          <table:table-cell office:value-type="float" office:value="1.63350605964661" calcext:value-type="float">
            <text:p>1.6335060596</text:p>
          </table:table-cell>
          <table:table-cell office:value-type="float" office:value="18.5773270130157" calcext:value-type="float">
            <text:p>18.577327013</text:p>
          </table:table-cell>
        </table:table-row>
        <table:table-row table:style-name="ro1">
          <table:table-cell office:value-type="string" calcext:value-type="string">
            <text:p>68464689_0_2123658124113942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07033_1_35346762650821929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1922087669373" calcext:value-type="float">
            <text:p>2.7192208767</text:p>
          </table:table-cell>
          <table:table-cell office:value-type="float" office:value="0.00292468070983887" calcext:value-type="float">
            <text:p>0.0029246807</text:p>
          </table:table-cell>
          <table:table-cell office:value-type="float" office:value="0" calcext:value-type="float">
            <text:p>0</text:p>
          </table:table-cell>
          <table:table-cell office:value-type="float" office:value="0.486301183700561" calcext:value-type="float">
            <text:p>0.4863011837</text:p>
          </table:table-cell>
          <table:table-cell office:value-type="float" office:value="2.22999501228333" calcext:value-type="float">
            <text:p>2.2299950123</text:p>
          </table:table-cell>
        </table:table-row>
        <table:table-row table:style-name="ro1">
          <table:table-cell office:value-type="string" calcext:value-type="string">
            <text:p>35154450_0_33741176511426580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92508_0_729363498668344867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tv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8140420913696" calcext:value-type="float">
            <text:p>8.0814042091</text:p>
          </table:table-cell>
          <table:table-cell office:value-type="float" office:value="0.00479698181152344" calcext:value-type="float">
            <text:p>0.0047969818</text:p>
          </table:table-cell>
          <table:table-cell office:value-type="float" office:value="0" calcext:value-type="float">
            <text:p>0</text:p>
          </table:table-cell>
          <table:table-cell office:value-type="float" office:value="2.14302110671997" calcext:value-type="float">
            <text:p>2.1430211067</text:p>
          </table:table-cell>
          <table:table-cell office:value-type="float" office:value="5.93358612060547" calcext:value-type="float">
            <text:p>5.9335861206</text:p>
          </table:table-cell>
        </table:table-row>
        <table:table-row table:style-name="ro1">
          <table:table-cell office:value-type="string" calcext:value-type="string">
            <text:p>4943567_0_225005904992274561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87294769287" calcext:value-type="float">
            <text:p>2.1738729477</text:p>
          </table:table-cell>
          <table:table-cell office:value-type="float" office:value="0.0024418830871582" calcext:value-type="float">
            <text:p>0.0024418831</text:p>
          </table:table-cell>
          <table:table-cell office:value-type="float" office:value="0" calcext:value-type="float">
            <text:p>0</text:p>
          </table:table-cell>
          <table:table-cell office:value-type="float" office:value="0.639281988143921" calcext:value-type="float">
            <text:p>0.6392819881</text:p>
          </table:table-cell>
          <table:table-cell office:value-type="float" office:value="1.53214907646179" calcext:value-type="float">
            <text:p>1.5321490765</text:p>
          </table:table-cell>
        </table:table-row>
        <table:table-row table:style-name="ro1">
          <table:table-cell office:value-type="string" calcext:value-type="string">
            <text:p>93662107_2_52641857807354738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750861167908" calcext:value-type="float">
            <text:p>20.5750861168</text:p>
          </table:table-cell>
          <table:table-cell office:value-type="float" office:value="0.00676608085632324" calcext:value-type="float">
            <text:p>0.0067660809</text:p>
          </table:table-cell>
          <table:table-cell office:value-type="float" office:value="0" calcext:value-type="float">
            <text:p>0</text:p>
          </table:table-cell>
          <table:table-cell office:value-type="float" office:value="1.54046297073364" calcext:value-type="float">
            <text:p>1.5404629707</text:p>
          </table:table-cell>
          <table:table-cell office:value-type="float" office:value="19.0278570652008" calcext:value-type="float">
            <text:p>19.0278570652</text:p>
          </table:table-cell>
        </table:table-row>
        <table:table-row table:style-name="ro1">
          <table:table-cell office:value-type="string" calcext:value-type="string">
            <text:p>9686394_0_59806994883621070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80176_0_52280878736520693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432342_1_60738986498595968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1329_3_68380173150018914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523401260376" calcext:value-type="float">
            <text:p>9.952340126</text:p>
          </table:table-cell>
          <table:table-cell office:value-type="float" office:value="0.00606417655944824" calcext:value-type="float">
            <text:p>0.0060641766</text:p>
          </table:table-cell>
          <table:table-cell office:value-type="float" office:value="0" calcext:value-type="float">
            <text:p>0</text:p>
          </table:table-cell>
          <table:table-cell office:value-type="float" office:value="1.16780185699463" calcext:value-type="float">
            <text:p>1.167801857</text:p>
          </table:table-cell>
          <table:table-cell office:value-type="float" office:value="8.77847409248352" calcext:value-type="float">
            <text:p>8.7784740925</text:p>
          </table:table-cell>
        </table:table-row>
        <table:table-row table:style-name="ro1">
          <table:table-cell office:value-type="string" calcext:value-type="string">
            <text:p>15888487_0_66016742559869010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75901_0_28289106199085924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25605_6_13157535417624984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67111492157" calcext:value-type="float">
            <text:p>11.1067111492</text:p>
          </table:table-cell>
          <table:table-cell office:value-type="float" office:value="0.00787806510925293" calcext:value-type="float">
            <text:p>0.0078780651</text:p>
          </table:table-cell>
          <table:table-cell office:value-type="float" office:value="0" calcext:value-type="float">
            <text:p>0</text:p>
          </table:table-cell>
          <table:table-cell office:value-type="float" office:value="2.68973612785339" calcext:value-type="float">
            <text:p>2.6897361279</text:p>
          </table:table-cell>
          <table:table-cell office:value-type="float" office:value="8.40909695625305" calcext:value-type="float">
            <text:p>8.4090969563</text:p>
          </table:table-cell>
        </table:table-row>
        <table:table-row table:style-name="ro1">
          <table:table-cell office:value-type="string" calcext:value-type="string">
            <text:p>1024577_0_13320941055322566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360836_0_90925949102101666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0186_0_7827565967633579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52844_0_6457408767715191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24911_0_85451197891091572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4537000656128" calcext:value-type="float">
            <text:p>0.6145370007</text:p>
          </table:table-cell>
          <table:table-cell office:value-type="float" office:value="0.00224804878234863" calcext:value-type="float">
            <text:p>0.0022480488</text:p>
          </table:table-cell>
          <table:table-cell office:value-type="float" office:value="0" calcext:value-type="float">
            <text:p>0</text:p>
          </table:table-cell>
          <table:table-cell office:value-type="float" office:value="0.612197160720825" calcext:value-type="float">
            <text:p>0.6121971607</text:p>
          </table:table-cell>
          <table:table-cell office:value-type="float" office:value="0.0000917911529541016" calcext:value-type="float">
            <text:p>9.17911529541016E-005</text:p>
          </table:table-cell>
        </table:table-row>
        <table:table-row table:style-name="ro1">
          <table:table-cell office:value-type="string" calcext:value-type="string">
            <text:p>97911857_1_718665096666483424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264080047607" calcext:value-type="float">
            <text:p>1.4226408005</text:p>
          </table:table-cell>
          <table:table-cell office:value-type="float" office:value="0.00297689437866211" calcext:value-type="float">
            <text:p>0.0029768944</text:p>
          </table:table-cell>
          <table:table-cell office:value-type="float" office:value="0" calcext:value-type="float">
            <text:p>0</text:p>
          </table:table-cell>
          <table:table-cell office:value-type="float" office:value="0.319995880126953" calcext:value-type="float">
            <text:p>0.3199958801</text:p>
          </table:table-cell>
          <table:table-cell office:value-type="float" office:value="1.09966802597046" calcext:value-type="float">
            <text:p>1.099668026</text:p>
          </table:table-cell>
        </table:table-row>
        <table:table-row table:style-name="ro1">
          <table:table-cell office:value-type="string" calcext:value-type="string">
            <text:p>28814826_0_876608022830862695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710983276367" calcext:value-type="float">
            <text:p>0.9807109833</text:p>
          </table:table-cell>
          <table:table-cell office:value-type="float" office:value="0.00280475616455078" calcext:value-type="float">
            <text:p>0.0028047562</text:p>
          </table:table-cell>
          <table:table-cell office:value-type="float" office:value="0" calcext:value-type="float">
            <text:p>0</text:p>
          </table:table-cell>
          <table:table-cell office:value-type="float" office:value="0.729318141937256" calcext:value-type="float">
            <text:p>0.7293181419</text:p>
          </table:table-cell>
          <table:table-cell office:value-type="float" office:value="0.248588085174561" calcext:value-type="float">
            <text:p>0.2485880852</text:p>
          </table:table-cell>
        </table:table-row>
        <table:table-row table:style-name="ro1">
          <table:table-cell office:value-type="string" calcext:value-type="string">
            <text:p>13248844_0_70339450556365300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01732_0_78476151384686458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194482_0_28949331105167562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22100_0_77502197578036352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3729050159454" calcext:value-type="float">
            <text:p>47.3729050159</text:p>
          </table:table-cell>
          <table:table-cell office:value-type="float" office:value="0.011638879776001" calcext:value-type="float">
            <text:p>0.0116388798</text:p>
          </table:table-cell>
          <table:table-cell office:value-type="float" office:value="0" calcext:value-type="float">
            <text:p>0</text:p>
          </table:table-cell>
          <table:table-cell office:value-type="float" office:value="8.16586399078369" calcext:value-type="float">
            <text:p>8.1658639908</text:p>
          </table:table-cell>
          <table:table-cell office:value-type="float" office:value="39.1954021453857" calcext:value-type="float">
            <text:p>39.1954021454</text:p>
          </table:table-cell>
        </table:table-row>
        <table:table-row table:style-name="ro1">
          <table:table-cell office:value-type="string" calcext:value-type="string">
            <text:p>62559366_0_31904861649611322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20634_0_70862210409772653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3781_0_13431725143577863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48912_0_86734245608117177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30781_0_33968327150956986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18028_0_90987754574564352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42265_0_45774661414087963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17357_1_4138658386266297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05420_1_36662307439655100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43597_1_70731010657523179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79117_1_24553408285803783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03935_0_85584067306438117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224832057953" calcext:value-type="float">
            <text:p>14.9224832058</text:p>
          </table:table-cell>
          <table:table-cell office:value-type="float" office:value="0.00884032249450684" calcext:value-type="float">
            <text:p>0.0088403225</text:p>
          </table:table-cell>
          <table:table-cell office:value-type="float" office:value="0" calcext:value-type="float">
            <text:p>0</text:p>
          </table:table-cell>
          <table:table-cell office:value-type="float" office:value="3.81100106239319" calcext:value-type="float">
            <text:p>3.8110010624</text:p>
          </table:table-cell>
          <table:table-cell office:value-type="float" office:value="11.1026418209076" calcext:value-type="float">
            <text:p>11.1026418209</text:p>
          </table:table-cell>
        </table:table-row>
        <table:table-row table:style-name="ro1">
          <table:table-cell office:value-type="string" calcext:value-type="string">
            <text:p>47392321_4_54209574716606342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80790_0_22380709999914420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738060_0_37078066398526950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purl.org/dc/terms/subje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0290079116821" calcext:value-type="float">
            <text:p>25.0290079117</text:p>
          </table:table-cell>
          <table:table-cell office:value-type="float" office:value="0.00898885726928711" calcext:value-type="float">
            <text:p>0.0089888573</text:p>
          </table:table-cell>
          <table:table-cell office:value-type="float" office:value="0" calcext:value-type="float">
            <text:p>0</text:p>
          </table:table-cell>
          <table:table-cell office:value-type="float" office:value="3.5949399471283" calcext:value-type="float">
            <text:p>3.5949399471</text:p>
          </table:table-cell>
          <table:table-cell office:value-type="float" office:value="21.4250791072845" calcext:value-type="float">
            <text:p>21.4250791073</text:p>
          </table:table-cell>
        </table:table-row>
        <table:table-row table:style-name="ro1">
          <table:table-cell office:value-type="string" calcext:value-type="string">
            <text:p>26370555_0_44750607587567201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6632_0_38909598921725863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2491_0_91751748038307661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582_0_65812797632365783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177394_0_44995845108882897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70261_0_36687800742967533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61868_0_41621726363209805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962985038757" calcext:value-type="float">
            <text:p>2.8796298504</text:p>
          </table:table-cell>
          <table:table-cell office:value-type="float" office:value="0.00288176536560059" calcext:value-type="float">
            <text:p>0.0028817654</text:p>
          </table:table-cell>
          <table:table-cell office:value-type="float" office:value="0" calcext:value-type="float">
            <text:p>0</text:p>
          </table:table-cell>
          <table:table-cell office:value-type="float" office:value="0.831946134567261" calcext:value-type="float">
            <text:p>0.8319461346</text:p>
          </table:table-cell>
          <table:table-cell office:value-type="float" office:value="2.04480195045471" calcext:value-type="float">
            <text:p>2.0448019505</text:p>
          </table:table-cell>
        </table:table-row>
        <table:table-row table:style-name="ro1">
          <table:table-cell office:value-type="string" calcext:value-type="string">
            <text:p>13162205_1_3767674179613583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dbpedia.org/ontology/wikiPageExternalLink|http://dbpedia.org/ontology/wikiPageExternalLink|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804594993591" calcext:value-type="float">
            <text:p>2.4680459499</text:p>
          </table:table-cell>
          <table:table-cell office:value-type="float" office:value="0.0021507740020752" calcext:value-type="float">
            <text:p>0.002150774</text:p>
          </table:table-cell>
          <table:table-cell office:value-type="float" office:value="0" calcext:value-type="float">
            <text:p>0</text:p>
          </table:table-cell>
          <table:table-cell office:value-type="float" office:value="1.48081707954407" calcext:value-type="float">
            <text:p>1.4808170795</text:p>
          </table:table-cell>
          <table:table-cell office:value-type="float" office:value="0.98507809638977" calcext:value-type="float">
            <text:p>0.9850780964</text:p>
          </table:table-cell>
        </table:table-row>
        <table:table-row table:style-name="ro1">
          <table:table-cell office:value-type="string" calcext:value-type="string">
            <text:p>53989675_0_86974824707439546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67696_0_67489307541853661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04648_0_39638294077883258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lace|http://dbpedia.org/ontology/PopulatedPlace/areaTotal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086088180542" calcext:value-type="float">
            <text:p>6.0086088181</text:p>
          </table:table-cell>
          <table:table-cell office:value-type="float" office:value="0.00491070747375488" calcext:value-type="float">
            <text:p>0.0049107075</text:p>
          </table:table-cell>
          <table:table-cell office:value-type="float" office:value="0" calcext:value-type="float">
            <text:p>0</text:p>
          </table:table-cell>
          <table:table-cell office:value-type="float" office:value="0.999683141708374" calcext:value-type="float">
            <text:p>0.9996831417</text:p>
          </table:table-cell>
          <table:table-cell office:value-type="float" office:value="5.00401496887207" calcext:value-type="float">
            <text:p>5.0040149689</text:p>
          </table:table-cell>
        </table:table-row>
        <table:table-row table:style-name="ro1">
          <table:table-cell office:value-type="string" calcext:value-type="string">
            <text:p>82806029_2_77921889882453434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707817_0_3835947935530093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350939750671" calcext:value-type="float">
            <text:p>10.8350939751</text:p>
          </table:table-cell>
          <table:table-cell office:value-type="float" office:value="0.00618290901184082" calcext:value-type="float">
            <text:p>0.006182909</text:p>
          </table:table-cell>
          <table:table-cell office:value-type="float" office:value="0" calcext:value-type="float">
            <text:p>0</text:p>
          </table:table-cell>
          <table:table-cell office:value-type="float" office:value="2.88374710083008" calcext:value-type="float">
            <text:p>2.8837471008</text:p>
          </table:table-cell>
          <table:table-cell office:value-type="float" office:value="7.94516396522522" calcext:value-type="float">
            <text:p>7.9451639652</text:p>
          </table:table-cell>
        </table:table-row>
        <table:table-row table:style-name="ro1">
          <table:table-cell office:value-type="string" calcext:value-type="string">
            <text:p>24735918_0_1570130730328892503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commen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433617591858" calcext:value-type="float">
            <text:p>4.1943361759</text:p>
          </table:table-cell>
          <table:table-cell office:value-type="float" office:value="0.00369834899902344" calcext:value-type="float">
            <text:p>0.003698349</text:p>
          </table:table-cell>
          <table:table-cell office:value-type="float" office:value="0" calcext:value-type="float">
            <text:p>0</text:p>
          </table:table-cell>
          <table:table-cell office:value-type="float" office:value="0.48289680480957" calcext:value-type="float">
            <text:p>0.4828968048</text:p>
          </table:table-cell>
          <table:table-cell office:value-type="float" office:value="3.70774102210999" calcext:value-type="float">
            <text:p>3.7077410221</text:p>
          </table:table-cell>
        </table:table-row>
        <table:table-row table:style-name="ro1">
          <table:table-cell office:value-type="string" calcext:value-type="string">
            <text:p>19361188_0_16407264051418760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49964_1_47707721135184996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16304_0_31015736041512859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7330403327942" calcext:value-type="float">
            <text:p>1.4733040333</text:p>
          </table:table-cell>
          <table:table-cell office:value-type="float" office:value="0.00245904922485352" calcext:value-type="float">
            <text:p>0.0024590492</text:p>
          </table:table-cell>
          <table:table-cell office:value-type="float" office:value="0" calcext:value-type="float">
            <text:p>0</text:p>
          </table:table-cell>
          <table:table-cell office:value-type="float" office:value="0.485054016113281" calcext:value-type="float">
            <text:p>0.4850540161</text:p>
          </table:table-cell>
          <table:table-cell office:value-type="float" office:value="0.985790967941284" calcext:value-type="float">
            <text:p>0.9857909679</text:p>
          </table:table-cell>
        </table:table-row>
        <table:table-row table:style-name="ro1">
          <table:table-cell office:value-type="string" calcext:value-type="string">
            <text:p>98533430_1_18457469537066863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3699_0_58180100691884619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190569877625" calcext:value-type="float">
            <text:p>16.3190569878</text:p>
          </table:table-cell>
          <table:table-cell office:value-type="float" office:value="0.00975871086120606" calcext:value-type="float">
            <text:p>0.0097587109</text:p>
          </table:table-cell>
          <table:table-cell office:value-type="float" office:value="0" calcext:value-type="float">
            <text:p>0</text:p>
          </table:table-cell>
          <table:table-cell office:value-type="float" office:value="2.95703911781311" calcext:value-type="float">
            <text:p>2.9570391178</text:p>
          </table:table-cell>
          <table:table-cell office:value-type="float" office:value="13.3522591590881" calcext:value-type="float">
            <text:p>13.3522591591</text:p>
          </table:table-cell>
        </table:table-row>
        <table:table-row table:style-name="ro1">
          <table:table-cell office:value-type="string" calcext:value-type="string">
            <text:p>43226272_0_59951030353003883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343298_0_27737299097136308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7681_0_79385894658140379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556168_0_38110629003061138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47132_3_6827197521362373979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872002601624" calcext:value-type="float">
            <text:p>2.648720026</text:p>
          </table:table-cell>
          <table:table-cell office:value-type="float" office:value="0.00309991836547852" calcext:value-type="float">
            <text:p>0.0030999184</text:p>
          </table:table-cell>
          <table:table-cell office:value-type="float" office:value="0" calcext:value-type="float">
            <text:p>0</text:p>
          </table:table-cell>
          <table:table-cell office:value-type="float" office:value="0.395321130752563" calcext:value-type="float">
            <text:p>0.3953211308</text:p>
          </table:table-cell>
          <table:table-cell office:value-type="float" office:value="2.25029897689819" calcext:value-type="float">
            <text:p>2.2502989769</text:p>
          </table:table-cell>
        </table:table-row>
        <table:table-row table:style-name="ro1">
          <table:table-cell office:value-type="string" calcext:value-type="string">
            <text:p>36275014_0_13201577617713448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05071_0_86439540068259717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269380569458" calcext:value-type="float">
            <text:p>4.5926938057</text:p>
          </table:table-cell>
          <table:table-cell office:value-type="float" office:value="0.00269889831542969" calcext:value-type="float">
            <text:p>0.0026988983</text:p>
          </table:table-cell>
          <table:table-cell office:value-type="float" office:value="0" calcext:value-type="float">
            <text:p>0</text:p>
          </table:table-cell>
          <table:table-cell office:value-type="float" office:value="0.721731901168823" calcext:value-type="float">
            <text:p>0.7217319012</text:p>
          </table:table-cell>
          <table:table-cell office:value-type="float" office:value="3.86826300621033" calcext:value-type="float">
            <text:p>3.8682630062</text:p>
          </table:table-cell>
        </table:table-row>
        <table:table-row table:style-name="ro1">
          <table:table-cell office:value-type="string" calcext:value-type="string">
            <text:p>32936911_212_16676471991304400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19111_1_57194018424635795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25467_0_33349052424462879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075946807861" calcext:value-type="float">
            <text:p>0.3140759468</text:p>
          </table:table-cell>
          <table:table-cell office:value-type="float" office:value="0.00284576416015625" calcext:value-type="float">
            <text:p>0.0028457642</text:p>
          </table:table-cell>
          <table:table-cell office:value-type="float" office:value="0" calcext:value-type="float">
            <text:p>0</text:p>
          </table:table-cell>
          <table:table-cell office:value-type="float" office:value="0.311208963394165" calcext:value-type="float">
            <text:p>0.3112089634</text:p>
          </table:table-cell>
          <table:table-cell office:value-type="float" office:value="0.0000212192535400391" calcext:value-type="float">
            <text:p>2.12192535400391E-005</text:p>
          </table:table-cell>
        </table:table-row>
        <table:table-row table:style-name="ro1">
          <table:table-cell office:value-type="string" calcext:value-type="string">
            <text:p>56884611_0_72379803047079305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99879_0_51859955375552986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90688_9_17013440899361577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56864_0_22992264457853339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0241_0_17360792829158607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66079_0_45848431456212432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58_59475321885034981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38783_0_41447789123517440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url.org/dc/terms/subje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3830409049988" calcext:value-type="float">
            <text:p>7.5383040905</text:p>
          </table:table-cell>
          <table:table-cell office:value-type="float" office:value="0.00433802604675293" calcext:value-type="float">
            <text:p>0.004338026</text:p>
          </table:table-cell>
          <table:table-cell office:value-type="float" office:value="0" calcext:value-type="float">
            <text:p>0</text:p>
          </table:table-cell>
          <table:table-cell office:value-type="float" office:value="1.33501601219177" calcext:value-type="float">
            <text:p>1.3350160122</text:p>
          </table:table-cell>
          <table:table-cell office:value-type="float" office:value="6.19895005226135" calcext:value-type="float">
            <text:p>6.1989500523</text:p>
          </table:table-cell>
        </table:table-row>
        <table:table-row table:style-name="ro1">
          <table:table-cell office:value-type="string" calcext:value-type="string">
            <text:p>36265897_0_37984998923209931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48468_0_59551554641193821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33521_0_75398825669379356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6017870903015" calcext:value-type="float">
            <text:p>22.6017870903</text:p>
          </table:table-cell>
          <table:table-cell office:value-type="float" office:value="0.00752496719360352" calcext:value-type="float">
            <text:p>0.0075249672</text:p>
          </table:table-cell>
          <table:table-cell office:value-type="float" office:value="0" calcext:value-type="float">
            <text:p>0</text:p>
          </table:table-cell>
          <table:table-cell office:value-type="float" office:value="1.80234718322754" calcext:value-type="float">
            <text:p>1.8023471832</text:p>
          </table:table-cell>
          <table:table-cell office:value-type="float" office:value="20.7919149398804" calcext:value-type="float">
            <text:p>20.7919149399</text:p>
          </table:table-cell>
        </table:table-row>
        <table:table-row table:style-name="ro1">
          <table:table-cell office:value-type="string" calcext:value-type="string">
            <text:p>37890759_0_568853618617644039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7874388694763" calcext:value-type="float">
            <text:p>4.8787438869</text:p>
          </table:table-cell>
          <table:table-cell office:value-type="float" office:value="0.00434589385986328" calcext:value-type="float">
            <text:p>0.0043458939</text:p>
          </table:table-cell>
          <table:table-cell office:value-type="float" office:value="0" calcext:value-type="float">
            <text:p>0</text:p>
          </table:table-cell>
          <table:table-cell office:value-type="float" office:value="0.718832969665527" calcext:value-type="float">
            <text:p>0.7188329697</text:p>
          </table:table-cell>
          <table:table-cell office:value-type="float" office:value="4.15556502342224" calcext:value-type="float">
            <text:p>4.1555650234</text:p>
          </table:table-cell>
        </table:table-row>
        <table:table-row table:style-name="ro1">
          <table:table-cell office:value-type="string" calcext:value-type="string">
            <text:p>4751392_1_756197493933032414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comment|http://purl.org/voc/vrank#hasRa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4859569072723" calcext:value-type="float">
            <text:p>11.4859569073</text:p>
          </table:table-cell>
          <table:table-cell office:value-type="float" office:value="0.00438213348388672" calcext:value-type="float">
            <text:p>0.0043821335</text:p>
          </table:table-cell>
          <table:table-cell office:value-type="float" office:value="0" calcext:value-type="float">
            <text:p>0</text:p>
          </table:table-cell>
          <table:table-cell office:value-type="float" office:value="2.63874578475952" calcext:value-type="float">
            <text:p>2.6387457848</text:p>
          </table:table-cell>
          <table:table-cell office:value-type="float" office:value="8.84282898902893" calcext:value-type="float">
            <text:p>8.842828989</text:p>
          </table:table-cell>
        </table:table-row>
        <table:table-row table:style-name="ro1">
          <table:table-cell office:value-type="string" calcext:value-type="string">
            <text:p>26521392_0_17507581785529525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80165_0_87607101826067281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731159_1_19936320169129972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342480182648" calcext:value-type="float">
            <text:p>13.1342480183</text:p>
          </table:table-cell>
          <table:table-cell office:value-type="float" office:value="0.00853228569030762" calcext:value-type="float">
            <text:p>0.0085322857</text:p>
          </table:table-cell>
          <table:table-cell office:value-type="float" office:value="0" calcext:value-type="float">
            <text:p>0</text:p>
          </table:table-cell>
          <table:table-cell office:value-type="float" office:value="2.38407683372498" calcext:value-type="float">
            <text:p>2.3840768337</text:p>
          </table:table-cell>
          <table:table-cell office:value-type="float" office:value="10.7416388988495" calcext:value-type="float">
            <text:p>10.7416388988</text:p>
          </table:table-cell>
        </table:table-row>
        <table:table-row table:style-name="ro1">
          <table:table-cell office:value-type="string" calcext:value-type="string">
            <text:p>67885101_0_392654968154204183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41652584075928" calcext:value-type="float">
            <text:p>9.4165258408</text:p>
          </table:table-cell>
          <table:table-cell office:value-type="float" office:value="0.00275468826293945" calcext:value-type="float">
            <text:p>0.0027546883</text:p>
          </table:table-cell>
          <table:table-cell office:value-type="float" office:value="0" calcext:value-type="float">
            <text:p>0</text:p>
          </table:table-cell>
          <table:table-cell office:value-type="float" office:value="1.30869102478027" calcext:value-type="float">
            <text:p>1.3086910248</text:p>
          </table:table-cell>
          <table:table-cell office:value-type="float" office:value="8.10508012771606" calcext:value-type="float">
            <text:p>8.1050801277</text:p>
          </table:table-cell>
        </table:table-row>
        <table:table-row table:style-name="ro1">
          <table:table-cell office:value-type="string" calcext:value-type="string">
            <text:p>73337825_0_50378949231822733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743595123291" calcext:value-type="float">
            <text:p>1.0974359512</text:p>
          </table:table-cell>
          <table:table-cell office:value-type="float" office:value="0.00211787223815918" calcext:value-type="float">
            <text:p>0.0021178722</text:p>
          </table:table-cell>
          <table:table-cell office:value-type="float" office:value="0" calcext:value-type="float">
            <text:p>0</text:p>
          </table:table-cell>
          <table:table-cell office:value-type="float" office:value="1.09527111053467" calcext:value-type="float">
            <text:p>1.0952711105</text:p>
          </table:table-cell>
          <table:table-cell office:value-type="float" office:value="0.0000469684600830078" calcext:value-type="float">
            <text:p>4.69684600830078E-005</text:p>
          </table:table-cell>
        </table:table-row>
        <table:table-row table:style-name="ro1">
          <table:table-cell office:value-type="string" calcext:value-type="string">
            <text:p>61894188_4_83742666758615241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87421_1_4434404011648289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5482_1_90721399335048394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16576_7_665183749115603814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515993118286" calcext:value-type="float">
            <text:p>2.4251599312</text:p>
          </table:table-cell>
          <table:table-cell office:value-type="float" office:value="0.00344991683959961" calcext:value-type="float">
            <text:p>0.0034499168</text:p>
          </table:table-cell>
          <table:table-cell office:value-type="float" office:value="0" calcext:value-type="float">
            <text:p>0</text:p>
          </table:table-cell>
          <table:table-cell office:value-type="float" office:value="0.964550971984863" calcext:value-type="float">
            <text:p>0.964550972</text:p>
          </table:table-cell>
          <table:table-cell office:value-type="float" office:value="1.4571590423584" calcext:value-type="float">
            <text:p>1.4571590424</text:p>
          </table:table-cell>
        </table:table-row>
        <table:table-row table:style-name="ro1">
          <table:table-cell office:value-type="string" calcext:value-type="string">
            <text:p>63458570_0_10406527541833430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71199_0_44014637111065387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57007_0_57578259234962721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11951_0_70365733244570889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376978874207" calcext:value-type="float">
            <text:p>1.3437697887</text:p>
          </table:table-cell>
          <table:table-cell office:value-type="float" office:value="0.00187373161315918" calcext:value-type="float">
            <text:p>0.0018737316</text:p>
          </table:table-cell>
          <table:table-cell office:value-type="float" office:value="0" calcext:value-type="float">
            <text:p>0</text:p>
          </table:table-cell>
          <table:table-cell office:value-type="float" office:value="0.850441217422485" calcext:value-type="float">
            <text:p>0.8504412174</text:p>
          </table:table-cell>
          <table:table-cell office:value-type="float" office:value="0.491454839706421" calcext:value-type="float">
            <text:p>0.4914548397</text:p>
          </table:table-cell>
        </table:table-row>
        <table:table-row table:style-name="ro1">
          <table:table-cell office:value-type="string" calcext:value-type="string">
            <text:p>58583141_0_44224820199730566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01079_0_91275839030198564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72448_0_18058107138028829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59710_1_2763053071258723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9807_0_31392499844041316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34439420700073" calcext:value-type="float">
            <text:p>6.344394207</text:p>
          </table:table-cell>
          <table:table-cell office:value-type="float" office:value="0.00373220443725586" calcext:value-type="float">
            <text:p>0.0037322044</text:p>
          </table:table-cell>
          <table:table-cell office:value-type="float" office:value="0" calcext:value-type="float">
            <text:p>0</text:p>
          </table:table-cell>
          <table:table-cell office:value-type="float" office:value="0.954558849334717" calcext:value-type="float">
            <text:p>0.9545588493</text:p>
          </table:table-cell>
          <table:table-cell office:value-type="float" office:value="5.38610315322876" calcext:value-type="float">
            <text:p>5.3861031532</text:p>
          </table:table-cell>
        </table:table-row>
        <table:table-row table:style-name="ro1">
          <table:table-cell office:value-type="string" calcext:value-type="string">
            <text:p>63450419_0_80125929618157117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51842_5_175789172398677403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2000/01/rdf-schema#commen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86386895179749" calcext:value-type="float">
            <text:p>9.8638689518</text:p>
          </table:table-cell>
          <table:table-cell office:value-type="float" office:value="0.00455689430236816" calcext:value-type="float">
            <text:p>0.0045568943</text:p>
          </table:table-cell>
          <table:table-cell office:value-type="float" office:value="0" calcext:value-type="float">
            <text:p>0</text:p>
          </table:table-cell>
          <table:table-cell office:value-type="float" office:value="0.9772629737854" calcext:value-type="float">
            <text:p>0.9772629738</text:p>
          </table:table-cell>
          <table:table-cell office:value-type="float" office:value="8.88204908370972" calcext:value-type="float">
            <text:p>8.8820490837</text:p>
          </table:table-cell>
        </table:table-row>
        <table:table-row table:style-name="ro1">
          <table:table-cell office:value-type="string" calcext:value-type="string">
            <text:p>35125436_0_606982248618812687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242101669312" calcext:value-type="float">
            <text:p>0.5382421017</text:p>
          </table:table-cell>
          <table:table-cell office:value-type="float" office:value="0.00196242332458496" calcext:value-type="float">
            <text:p>0.0019624233</text:p>
          </table:table-cell>
          <table:table-cell office:value-type="float" office:value="0" calcext:value-type="float">
            <text:p>0</text:p>
          </table:table-cell>
          <table:table-cell office:value-type="float" office:value="0.536255836486816" calcext:value-type="float">
            <text:p>0.5362558365</text:p>
          </table:table-cell>
          <table:table-cell office:value-type="float" office:value="0.0000238418579101562" calcext:value-type="float">
            <text:p>2.38418579101562E-005</text:p>
          </table:table-cell>
        </table:table-row>
        <table:table-row table:style-name="ro1">
          <table:table-cell office:value-type="string" calcext:value-type="string">
            <text:p>62508577_3_41222009560762902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26337_0_8863703848640440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701820373535" calcext:value-type="float">
            <text:p>14.8701820374</text:p>
          </table:table-cell>
          <table:table-cell office:value-type="float" office:value="0.0072171688079834" calcext:value-type="float">
            <text:p>0.0072171688</text:p>
          </table:table-cell>
          <table:table-cell office:value-type="float" office:value="0" calcext:value-type="float">
            <text:p>0</text:p>
          </table:table-cell>
          <table:table-cell office:value-type="float" office:value="1.782958984375" calcext:value-type="float">
            <text:p>1.7829589844</text:p>
          </table:table-cell>
          <table:table-cell office:value-type="float" office:value="13.0800058841705" calcext:value-type="float">
            <text:p>13.0800058842</text:p>
          </table:table-cell>
        </table:table-row>
        <table:table-row table:style-name="ro1">
          <table:table-cell office:value-type="string" calcext:value-type="string">
            <text:p>88732174_0_73213650143575022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35243_0_28735736498992053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urrency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801118373871" calcext:value-type="float">
            <text:p>20.4801118374</text:p>
          </table:table-cell>
          <table:table-cell office:value-type="float" office:value="0.00542974472045898" calcext:value-type="float">
            <text:p>0.0054297447</text:p>
          </table:table-cell>
          <table:table-cell office:value-type="float" office:value="0" calcext:value-type="float">
            <text:p>0</text:p>
          </table:table-cell>
          <table:table-cell office:value-type="float" office:value="1.25376296043396" calcext:value-type="float">
            <text:p>1.2537629604</text:p>
          </table:table-cell>
          <table:table-cell office:value-type="float" office:value="19.2209191322327" calcext:value-type="float">
            <text:p>19.2209191322</text:p>
          </table:table-cell>
        </table:table-row>
        <table:table-row table:style-name="ro1">
          <table:table-cell office:value-type="string" calcext:value-type="string">
            <text:p>98312357_0_63954173068761457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09046_2_555033043893024568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66820526123" calcext:value-type="float">
            <text:p>2.6166820526</text:p>
          </table:table-cell>
          <table:table-cell office:value-type="float" office:value="0.00283622741699219" calcext:value-type="float">
            <text:p>0.0028362274</text:p>
          </table:table-cell>
          <table:table-cell office:value-type="float" office:value="0" calcext:value-type="float">
            <text:p>0</text:p>
          </table:table-cell>
          <table:table-cell office:value-type="float" office:value="2.61378884315491" calcext:value-type="float">
            <text:p>2.6137888432</text:p>
          </table:table-cell>
          <table:table-cell office:value-type="float" office:value="0.0000569820404052734" calcext:value-type="float">
            <text:p>0.000056982</text:p>
          </table:table-cell>
        </table:table-row>
        <table:table-row table:style-name="ro1">
          <table:table-cell office:value-type="string" calcext:value-type="string">
            <text:p>53821838_3_6166357487530518502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41179895401" calcext:value-type="float">
            <text:p>7.5411798954</text:p>
          </table:table-cell>
          <table:table-cell office:value-type="float" office:value="0.00414276123046875" calcext:value-type="float">
            <text:p>0.0041427612</text:p>
          </table:table-cell>
          <table:table-cell office:value-type="float" office:value="0" calcext:value-type="float">
            <text:p>0</text:p>
          </table:table-cell>
          <table:table-cell office:value-type="float" office:value="1.89594006538391" calcext:value-type="float">
            <text:p>1.8959400654</text:p>
          </table:table-cell>
          <table:table-cell office:value-type="float" office:value="5.64109706878662" calcext:value-type="float">
            <text:p>5.6410970688</text:p>
          </table:table-cell>
        </table:table-row>
        <table:table-row table:style-name="ro1">
          <table:table-cell office:value-type="string" calcext:value-type="string">
            <text:p>15178390_0_76083035219748784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21398639679" calcext:value-type="float">
            <text:p>8.692139864</text:p>
          </table:table-cell>
          <table:table-cell office:value-type="float" office:value="0.00531101226806641" calcext:value-type="float">
            <text:p>0.0053110123</text:p>
          </table:table-cell>
          <table:table-cell office:value-type="float" office:value="0" calcext:value-type="float">
            <text:p>0</text:p>
          </table:table-cell>
          <table:table-cell office:value-type="float" office:value="1.48128294944763" calcext:value-type="float">
            <text:p>1.4812829494</text:p>
          </table:table-cell>
          <table:table-cell office:value-type="float" office:value="7.2055459022522" calcext:value-type="float">
            <text:p>7.2055459023</text:p>
          </table:table-cell>
        </table:table-row>
        <table:table-row table:style-name="ro1">
          <table:table-cell office:value-type="string" calcext:value-type="string">
            <text:p>92054043_0_85810310822681540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4502696990967" calcext:value-type="float">
            <text:p>8.3450269699</text:p>
          </table:table-cell>
          <table:table-cell office:value-type="float" office:value="0.00430202484130859" calcext:value-type="float">
            <text:p>0.0043020248</text:p>
          </table:table-cell>
          <table:table-cell office:value-type="float" office:value="0" calcext:value-type="float">
            <text:p>0</text:p>
          </table:table-cell>
          <table:table-cell office:value-type="float" office:value="0.486129999160767" calcext:value-type="float">
            <text:p>0.4861299992</text:p>
          </table:table-cell>
          <table:table-cell office:value-type="float" office:value="7.85459494590759" calcext:value-type="float">
            <text:p>7.8545949459</text:p>
          </table:table-cell>
        </table:table-row>
        <table:table-row table:style-name="ro1">
          <table:table-cell office:value-type="string" calcext:value-type="string">
            <text:p>81298835_0_3785929572545818165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69597864151" calcext:value-type="float">
            <text:p>16.1695978642</text:p>
          </table:table-cell>
          <table:table-cell office:value-type="float" office:value="0.0059657096862793" calcext:value-type="float">
            <text:p>0.0059657097</text:p>
          </table:table-cell>
          <table:table-cell office:value-type="float" office:value="0" calcext:value-type="float">
            <text:p>0</text:p>
          </table:table-cell>
          <table:table-cell office:value-type="float" office:value="1.60011196136475" calcext:value-type="float">
            <text:p>1.6001119614</text:p>
          </table:table-cell>
          <table:table-cell office:value-type="float" office:value="14.5635201931" calcext:value-type="float">
            <text:p>14.5635201931</text:p>
          </table:table-cell>
        </table:table-row>
        <table:table-row table:style-name="ro1">
          <table:table-cell office:value-type="string" calcext:value-type="string">
            <text:p>75154185_0_16076273499832890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17313_0_31827637674021336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01618_0_89958175093032935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33279_0_39323232626208603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587314_0_6929296780512432417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948260307312" calcext:value-type="float">
            <text:p>27.7948260307</text:p>
          </table:table-cell>
          <table:table-cell office:value-type="float" office:value="0.00972604751586914" calcext:value-type="float">
            <text:p>0.0097260475</text:p>
          </table:table-cell>
          <table:table-cell office:value-type="float" office:value="0" calcext:value-type="float">
            <text:p>0</text:p>
          </table:table-cell>
          <table:table-cell office:value-type="float" office:value="2.60022401809692" calcext:value-type="float">
            <text:p>2.6002240181</text:p>
          </table:table-cell>
          <table:table-cell office:value-type="float" office:value="25.1848759651184" calcext:value-type="float">
            <text:p>25.1848759651</text:p>
          </table:table-cell>
        </table:table-row>
        <table:table-row table:style-name="ro1">
          <table:table-cell office:value-type="string" calcext:value-type="string">
            <text:p>65788877_0_11688931715753303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36519_0_22904200587675483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17465_0_46261106538221631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998108863831" calcext:value-type="float">
            <text:p>1.0799810886</text:p>
          </table:table-cell>
          <table:table-cell office:value-type="float" office:value="0.00283336639404297" calcext:value-type="float">
            <text:p>0.0028333664</text:p>
          </table:table-cell>
          <table:table-cell office:value-type="float" office:value="0" calcext:value-type="float">
            <text:p>0</text:p>
          </table:table-cell>
          <table:table-cell office:value-type="float" office:value="1.07712388038635" calcext:value-type="float">
            <text:p>1.0771238804</text:p>
          </table:table-cell>
          <table:table-cell office:value-type="float" office:value="0.0000238418579101562" calcext:value-type="float">
            <text:p>2.38418579101562E-005</text:p>
          </table:table-cell>
        </table:table-row>
        <table:table-row table:style-name="ro1">
          <table:table-cell office:value-type="string" calcext:value-type="string">
            <text:p>37275140_0_56851316830177048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68480_0_43882193323239648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800890922546" calcext:value-type="float">
            <text:p>1.5580089092</text:p>
          </table:table-cell>
          <table:table-cell office:value-type="float" office:value="0.00293588638305664" calcext:value-type="float">
            <text:p>0.0029358864</text:p>
          </table:table-cell>
          <table:table-cell office:value-type="float" office:value="0" calcext:value-type="float">
            <text:p>0</text:p>
          </table:table-cell>
          <table:table-cell office:value-type="float" office:value="1.55501103401184" calcext:value-type="float">
            <text:p>1.555011034</text:p>
          </table:table-cell>
          <table:table-cell office:value-type="float" office:value="0.0000619888305664062" calcext:value-type="float">
            <text:p>6.19888305664062E-005</text:p>
          </table:table-cell>
        </table:table-row>
        <table:table-row table:style-name="ro1">
          <table:table-cell office:value-type="string" calcext:value-type="string">
            <text:p>56187888_1_55403496125075702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588900566101" calcext:value-type="float">
            <text:p>3.6858890057</text:p>
          </table:table-cell>
          <table:table-cell office:value-type="float" office:value="0.00310420989990234" calcext:value-type="float">
            <text:p>0.0031042099</text:p>
          </table:table-cell>
          <table:table-cell office:value-type="float" office:value="0" calcext:value-type="float">
            <text:p>0</text:p>
          </table:table-cell>
          <table:table-cell office:value-type="float" office:value="0.155716896057129" calcext:value-type="float">
            <text:p>0.1557168961</text:p>
          </table:table-cell>
          <table:table-cell office:value-type="float" office:value="3.52706789970398" calcext:value-type="float">
            <text:p>3.5270678997</text:p>
          </table:table-cell>
        </table:table-row>
        <table:table-row table:style-name="ro1">
          <table:table-cell office:value-type="string" calcext:value-type="string">
            <text:p>71767677_0_34347795092651468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53468_0_18301419400409502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58673_3_87470738144230194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66574_1_57490192460183112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46966_0_297731990897510647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588601112366" calcext:value-type="float">
            <text:p>3.8258860111</text:p>
          </table:table-cell>
          <table:table-cell office:value-type="float" office:value="0.00336098670959473" calcext:value-type="float">
            <text:p>0.0033609867</text:p>
          </table:table-cell>
          <table:table-cell office:value-type="float" office:value="0" calcext:value-type="float">
            <text:p>0</text:p>
          </table:table-cell>
          <table:table-cell office:value-type="float" office:value="0.459463119506836" calcext:value-type="float">
            <text:p>0.4594631195</text:p>
          </table:table-cell>
          <table:table-cell office:value-type="float" office:value="3.36306190490723" calcext:value-type="float">
            <text:p>3.3630619049</text:p>
          </table:table-cell>
        </table:table-row>
        <table:table-row table:style-name="ro1">
          <table:table-cell office:value-type="string" calcext:value-type="string">
            <text:p>78341053_2_76703445591500280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401682853699" calcext:value-type="float">
            <text:p>1.0540168285</text:p>
          </table:table-cell>
          <table:table-cell office:value-type="float" office:value="0.00231409072875977" calcext:value-type="float">
            <text:p>0.0023140907</text:p>
          </table:table-cell>
          <table:table-cell office:value-type="float" office:value="0" calcext:value-type="float">
            <text:p>0</text:p>
          </table:table-cell>
          <table:table-cell office:value-type="float" office:value="0.162459850311279" calcext:value-type="float">
            <text:p>0.1624598503</text:p>
          </table:table-cell>
          <table:table-cell office:value-type="float" office:value="0.889242887496948" calcext:value-type="float">
            <text:p>0.8892428875</text:p>
          </table:table-cell>
        </table:table-row>
        <table:table-row table:style-name="ro1">
          <table:table-cell office:value-type="string" calcext:value-type="string">
            <text:p>32156062_0_50563753752631022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685423_0_80612897606971039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316125_0_85670447957599934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4204_0_9514267905271527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03569_0_66084930472971308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5026_0_406215016604148495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0418059825897" calcext:value-type="float">
            <text:p>48.0418059826</text:p>
          </table:table-cell>
          <table:table-cell office:value-type="float" office:value="0.0119860172271729" calcext:value-type="float">
            <text:p>0.0119860172</text:p>
          </table:table-cell>
          <table:table-cell office:value-type="float" office:value="0" calcext:value-type="float">
            <text:p>0</text:p>
          </table:table-cell>
          <table:table-cell office:value-type="float" office:value="3.31463384628296" calcext:value-type="float">
            <text:p>3.3146338463</text:p>
          </table:table-cell>
          <table:table-cell office:value-type="float" office:value="44.7151861190796" calcext:value-type="float">
            <text:p>44.7151861191</text:p>
          </table:table-cell>
        </table:table-row>
        <table:table-row table:style-name="ro1">
          <table:table-cell office:value-type="string" calcext:value-type="string">
            <text:p>42098118_0_3828961273950942592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country|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3595359325409" calcext:value-type="float">
            <text:p>38.3595359325</text:p>
          </table:table-cell>
          <table:table-cell office:value-type="float" office:value="0.00867009162902832" calcext:value-type="float">
            <text:p>0.0086700916</text:p>
          </table:table-cell>
          <table:table-cell office:value-type="float" office:value="0" calcext:value-type="float">
            <text:p>0</text:p>
          </table:table-cell>
          <table:table-cell office:value-type="float" office:value="5.02190089225769" calcext:value-type="float">
            <text:p>5.0219008923</text:p>
          </table:table-cell>
          <table:table-cell office:value-type="float" office:value="33.3289649486542" calcext:value-type="float">
            <text:p>33.3289649487</text:p>
          </table:table-cell>
        </table:table-row>
        <table:table-row table:style-name="ro1">
          <table:table-cell office:value-type="string" calcext:value-type="string">
            <text:p>32936911_255_35103316564657986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72841_0_12330916160506155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561122894287" calcext:value-type="float">
            <text:p>0.6205611229</text:p>
          </table:table-cell>
          <table:table-cell office:value-type="float" office:value="0.00274515151977539" calcext:value-type="float">
            <text:p>0.0027451515</text:p>
          </table:table-cell>
          <table:table-cell office:value-type="float" office:value="0" calcext:value-type="float">
            <text:p>0</text:p>
          </table:table-cell>
          <table:table-cell office:value-type="float" office:value="0.617787837982178" calcext:value-type="float">
            <text:p>0.617787838</text:p>
          </table:table-cell>
          <table:table-cell office:value-type="float" office:value="0.0000281333923339844" calcext:value-type="float">
            <text:p>2.81333923339844E-005</text:p>
          </table:table-cell>
        </table:table-row>
        <table:table-row table:style-name="ro1">
          <table:table-cell office:value-type="string" calcext:value-type="string">
            <text:p>30656229_0_56011198653068690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07734_2_23291603875357887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11393_0_10099025725036096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568_0_69413388693463148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60320_0_83241068698428071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broadcastNetwork|http://www.w3.org/1999/02/22-rdf-syntax-ns#type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0958404541016" calcext:value-type="float">
            <text:p>8.9095840454</text:p>
          </table:table-cell>
          <table:table-cell office:value-type="float" office:value="0.0052947998046875" calcext:value-type="float">
            <text:p>0.0052947998</text:p>
          </table:table-cell>
          <table:table-cell office:value-type="float" office:value="0" calcext:value-type="float">
            <text:p>0</text:p>
          </table:table-cell>
          <table:table-cell office:value-type="float" office:value="1.32159614562988" calcext:value-type="float">
            <text:p>1.3215961456</text:p>
          </table:table-cell>
          <table:table-cell office:value-type="float" office:value="7.58269309997559" calcext:value-type="float">
            <text:p>7.5826931</text:p>
          </table:table-cell>
        </table:table-row>
        <table:table-row table:style-name="ro1">
          <table:table-cell office:value-type="string" calcext:value-type="string">
            <text:p>17526697_2_127212120254699689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82245016098" calcext:value-type="float">
            <text:p>14.6822450161</text:p>
          </table:table-cell>
          <table:table-cell office:value-type="float" office:value="0.00740790367126465" calcext:value-type="float">
            <text:p>0.0074079037</text:p>
          </table:table-cell>
          <table:table-cell office:value-type="float" office:value="0" calcext:value-type="float">
            <text:p>0</text:p>
          </table:table-cell>
          <table:table-cell office:value-type="float" office:value="1.56240010261536" calcext:value-type="float">
            <text:p>1.5624001026</text:p>
          </table:table-cell>
          <table:table-cell office:value-type="float" office:value="13.1124370098114" calcext:value-type="float">
            <text:p>13.1124370098</text:p>
          </table:table-cell>
        </table:table-row>
        <table:table-row table:style-name="ro1">
          <table:table-cell office:value-type="string" calcext:value-type="string">
            <text:p>31873912_0_65777980482488768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139212608337" calcext:value-type="float">
            <text:p>9.7513921261</text:p>
          </table:table-cell>
          <table:table-cell office:value-type="float" office:value="0.00696825981140137" calcext:value-type="float">
            <text:p>0.0069682598</text:p>
          </table:table-cell>
          <table:table-cell office:value-type="float" office:value="0" calcext:value-type="float">
            <text:p>0</text:p>
          </table:table-cell>
          <table:table-cell office:value-type="float" office:value="3.15340781211853" calcext:value-type="float">
            <text:p>3.1534078121</text:p>
          </table:table-cell>
          <table:table-cell office:value-type="float" office:value="6.59101605415344" calcext:value-type="float">
            <text:p>6.5910160542</text:p>
          </table:table-cell>
        </table:table-row>
        <table:table-row table:style-name="ro1">
          <table:table-cell office:value-type="string" calcext:value-type="string">
            <text:p>89121813_0_84887924154024466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87511_0_43772615654979068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29809_0_55260084083646828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61630_0_466912289007121823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7091472148895" calcext:value-type="float">
            <text:p>94.7091472149</text:p>
          </table:table-cell>
          <table:table-cell office:value-type="float" office:value="0.0101621150970459" calcext:value-type="float">
            <text:p>0.0101621151</text:p>
          </table:table-cell>
          <table:table-cell office:value-type="float" office:value="0" calcext:value-type="float">
            <text:p>0</text:p>
          </table:table-cell>
          <table:table-cell office:value-type="float" office:value="1.54550504684448" calcext:value-type="float">
            <text:p>1.5455050468</text:p>
          </table:table-cell>
          <table:table-cell office:value-type="float" office:value="93.153480052948" calcext:value-type="float">
            <text:p>93.1534800529</text:p>
          </table:table-cell>
        </table:table-row>
        <table:table-row table:style-name="ro1">
          <table:table-cell office:value-type="string" calcext:value-type="string">
            <text:p>90723763_0_8740136979869504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12073_0_40245323764258021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97395_0_69192013196993542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99893_0_20442738499987901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091969_0_66191234500527644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924869537354" calcext:value-type="float">
            <text:p>0.4049248695</text:p>
          </table:table-cell>
          <table:table-cell office:value-type="float" office:value="0.00342392921447754" calcext:value-type="float">
            <text:p>0.0034239292</text:p>
          </table:table-cell>
          <table:table-cell office:value-type="float" office:value="0" calcext:value-type="float">
            <text:p>0</text:p>
          </table:table-cell>
          <table:table-cell office:value-type="float" office:value="0.401470899581909" calcext:value-type="float">
            <text:p>0.4014708996</text:p>
          </table:table-cell>
          <table:table-cell office:value-type="float" office:value="0.0000300407409667969" calcext:value-type="float">
            <text:p>3.00407409667969E-005</text:p>
          </table:table-cell>
        </table:table-row>
        <table:table-row table:style-name="ro1">
          <table:table-cell office:value-type="string" calcext:value-type="string">
            <text:p>14051105_2_90465035225592729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731581687927" calcext:value-type="float">
            <text:p>1.3173158169</text:p>
          </table:table-cell>
          <table:table-cell office:value-type="float" office:value="0.00317668914794922" calcext:value-type="float">
            <text:p>0.0031766891</text:p>
          </table:table-cell>
          <table:table-cell office:value-type="float" office:value="0" calcext:value-type="float">
            <text:p>0</text:p>
          </table:table-cell>
          <table:table-cell office:value-type="float" office:value="1.31410908699036" calcext:value-type="float">
            <text:p>1.314109087</text:p>
          </table:table-cell>
          <table:table-cell office:value-type="float" office:value="0.0000300407409667969" calcext:value-type="float">
            <text:p>3.00407409667969E-005</text:p>
          </table:table-cell>
        </table:table-row>
        <table:table-row table:style-name="ro1">
          <table:table-cell office:value-type="string" calcext:value-type="string">
            <text:p>30209651_0_275090348447190015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042099952698" calcext:value-type="float">
            <text:p>1.5504209995</text:p>
          </table:table-cell>
          <table:table-cell office:value-type="float" office:value="0.00316190719604492" calcext:value-type="float">
            <text:p>0.0031619072</text:p>
          </table:table-cell>
          <table:table-cell office:value-type="float" office:value="0" calcext:value-type="float">
            <text:p>0</text:p>
          </table:table-cell>
          <table:table-cell office:value-type="float" office:value="1.54718708992004" calcext:value-type="float">
            <text:p>1.5471870899</text:p>
          </table:table-cell>
          <table:table-cell office:value-type="float" office:value="0.0000720024108886719" calcext:value-type="float">
            <text:p>7.20024108886719E-005</text:p>
          </table:table-cell>
        </table:table-row>
        <table:table-row table:style-name="ro1">
          <table:table-cell office:value-type="string" calcext:value-type="string">
            <text:p>43247298_0_20339672895068217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21592_4_434886017967830851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104119300842" calcext:value-type="float">
            <text:p>1.981041193</text:p>
          </table:table-cell>
          <table:table-cell office:value-type="float" office:value="0.00321316719055176" calcext:value-type="float">
            <text:p>0.0032131672</text:p>
          </table:table-cell>
          <table:table-cell office:value-type="float" office:value="0" calcext:value-type="float">
            <text:p>0</text:p>
          </table:table-cell>
          <table:table-cell office:value-type="float" office:value="0.237881183624268" calcext:value-type="float">
            <text:p>0.2378811836</text:p>
          </table:table-cell>
          <table:table-cell office:value-type="float" office:value="1.7399468421936" calcext:value-type="float">
            <text:p>1.7399468422</text:p>
          </table:table-cell>
        </table:table-row>
        <table:table-row table:style-name="ro1">
          <table:table-cell office:value-type="string" calcext:value-type="string">
            <text:p>82156899_0_75451928057195641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83336_14_149674099332872076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859162_0_34766102506662329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seeAlso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4692797660828" calcext:value-type="float">
            <text:p>8.7469279766</text:p>
          </table:table-cell>
          <table:table-cell office:value-type="float" office:value="0.00223088264465332" calcext:value-type="float">
            <text:p>0.0022308826</text:p>
          </table:table-cell>
          <table:table-cell office:value-type="float" office:value="0" calcext:value-type="float">
            <text:p>0</text:p>
          </table:table-cell>
          <table:table-cell office:value-type="float" office:value="6.92347502708435" calcext:value-type="float">
            <text:p>6.9234750271</text:p>
          </table:table-cell>
          <table:table-cell office:value-type="float" office:value="1.82122206687927" calcext:value-type="float">
            <text:p>1.8212220669</text:p>
          </table:table-cell>
        </table:table-row>
        <table:table-row table:style-name="ro1">
          <table:table-cell office:value-type="string" calcext:value-type="string">
            <text:p>49875628_1_47754350009171895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74884_4_82648443827315659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87521_0_3257485588750481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8413_0_19197952005057030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491020_0_35512249779123702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11695_0_25286569690521417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881997108459" calcext:value-type="float">
            <text:p>1.5988199711</text:p>
          </table:table-cell>
          <table:table-cell office:value-type="float" office:value="0.00207018852233887" calcext:value-type="float">
            <text:p>0.0020701885</text:p>
          </table:table-cell>
          <table:table-cell office:value-type="float" office:value="0" calcext:value-type="float">
            <text:p>0</text:p>
          </table:table-cell>
          <table:table-cell office:value-type="float" office:value="1.59670090675354" calcext:value-type="float">
            <text:p>1.5967009068</text:p>
          </table:table-cell>
          <table:table-cell office:value-type="float" office:value="0.0000488758087158203" calcext:value-type="float">
            <text:p>4.88758087158203E-005</text:p>
          </table:table-cell>
        </table:table-row>
        <table:table-row table:style-name="ro1">
          <table:table-cell office:value-type="string" calcext:value-type="string">
            <text:p>59627535_0_80840481779310794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0470085144043" calcext:value-type="float">
            <text:p>0.8304700851</text:p>
          </table:table-cell>
          <table:table-cell office:value-type="float" office:value="0.0026700496673584" calcext:value-type="float">
            <text:p>0.0026700497</text:p>
          </table:table-cell>
          <table:table-cell office:value-type="float" office:value="0" calcext:value-type="float">
            <text:p>0</text:p>
          </table:table-cell>
          <table:table-cell office:value-type="float" office:value="0.827780961990356" calcext:value-type="float">
            <text:p>0.827780962</text:p>
          </table:table-cell>
          <table:table-cell office:value-type="float" office:value="0.000019073486328125" calcext:value-type="float">
            <text:p>1.9073486328125E-005</text:p>
          </table:table-cell>
        </table:table-row>
        <table:table-row table:style-name="ro1">
          <table:table-cell office:value-type="string" calcext:value-type="string">
            <text:p>25404227_0_22406310456090130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26546_0_174624318167146537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ns/prov#wasDerivedFro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07897186279" calcext:value-type="float">
            <text:p>1.4170789719</text:p>
          </table:table-cell>
          <table:table-cell office:value-type="float" office:value="0.0032198429107666" calcext:value-type="float">
            <text:p>0.0032198429</text:p>
          </table:table-cell>
          <table:table-cell office:value-type="float" office:value="0" calcext:value-type="float">
            <text:p>0</text:p>
          </table:table-cell>
          <table:table-cell office:value-type="float" office:value="0.161579132080078" calcext:value-type="float">
            <text:p>0.1615791321</text:p>
          </table:table-cell>
          <table:table-cell office:value-type="float" office:value="1.25227999687195" calcext:value-type="float">
            <text:p>1.2522799969</text:p>
          </table:table-cell>
        </table:table-row>
        <table:table-row table:style-name="ro1">
          <table:table-cell office:value-type="string" calcext:value-type="string">
            <text:p>76024718_4_38122762833619557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223541259766" calcext:value-type="float">
            <text:p>17.522354126</text:p>
          </table:table-cell>
          <table:table-cell office:value-type="float" office:value="0.00632810592651367" calcext:value-type="float">
            <text:p>0.0063281059</text:p>
          </table:table-cell>
          <table:table-cell office:value-type="float" office:value="0" calcext:value-type="float">
            <text:p>0</text:p>
          </table:table-cell>
          <table:table-cell office:value-type="float" office:value="1.64506101608276" calcext:value-type="float">
            <text:p>1.6450610161</text:p>
          </table:table-cell>
          <table:table-cell office:value-type="float" office:value="15.8709650039673" calcext:value-type="float">
            <text:p>15.870965004</text:p>
          </table:table-cell>
        </table:table-row>
        <table:table-row table:style-name="ro1">
          <table:table-cell office:value-type="string" calcext:value-type="string">
            <text:p>54328542_0_47458215707852436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539702415466" calcext:value-type="float">
            <text:p>2.3153970242</text:p>
          </table:table-cell>
          <table:table-cell office:value-type="float" office:value="0.0026698112487793" calcext:value-type="float">
            <text:p>0.0026698112</text:p>
          </table:table-cell>
          <table:table-cell office:value-type="float" office:value="0" calcext:value-type="float">
            <text:p>0</text:p>
          </table:table-cell>
          <table:table-cell office:value-type="float" office:value="0.811263084411621" calcext:value-type="float">
            <text:p>0.8112630844</text:p>
          </table:table-cell>
          <table:table-cell office:value-type="float" office:value="1.50146412849426" calcext:value-type="float">
            <text:p>1.5014641285</text:p>
          </table:table-cell>
        </table:table-row>
        <table:table-row table:style-name="ro1">
          <table:table-cell office:value-type="string" calcext:value-type="string">
            <text:p>31725861_0_817165251439334527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7006411552429" calcext:value-type="float">
            <text:p>9.2700641155</text:p>
          </table:table-cell>
          <table:table-cell office:value-type="float" office:value="0.00595712661743164" calcext:value-type="float">
            <text:p>0.0059571266</text:p>
          </table:table-cell>
          <table:table-cell office:value-type="float" office:value="0" calcext:value-type="float">
            <text:p>0</text:p>
          </table:table-cell>
          <table:table-cell office:value-type="float" office:value="1.28255105018616" calcext:value-type="float">
            <text:p>1.2825510502</text:p>
          </table:table-cell>
          <table:table-cell office:value-type="float" office:value="7.9815559387207" calcext:value-type="float">
            <text:p>7.9815559387</text:p>
          </table:table-cell>
        </table:table-row>
        <table:table-row table:style-name="ro1">
          <table:table-cell office:value-type="string" calcext:value-type="string">
            <text:p>13204288_0_442052671860304242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5112719535828" calcext:value-type="float">
            <text:p>3.5511271954</text:p>
          </table:table-cell>
          <table:table-cell office:value-type="float" office:value="0.00335001945495605" calcext:value-type="float">
            <text:p>0.0033500195</text:p>
          </table:table-cell>
          <table:table-cell office:value-type="float" office:value="0" calcext:value-type="float">
            <text:p>0</text:p>
          </table:table-cell>
          <table:table-cell office:value-type="float" office:value="0.488490104675293" calcext:value-type="float">
            <text:p>0.4884901047</text:p>
          </table:table-cell>
          <table:table-cell office:value-type="float" office:value="3.05928707122803" calcext:value-type="float">
            <text:p>3.0592870712</text:p>
          </table:table-cell>
        </table:table-row>
        <table:table-row table:style-name="ro1">
          <table:table-cell office:value-type="string" calcext:value-type="string">
            <text:p>44587550_0_26373463287658852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587432_0_48268848583252134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41068_1_11569325189176237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901922_0_56735537495721156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00241_0_388572249274926544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771980285645" calcext:value-type="float">
            <text:p>0.6457719803</text:p>
          </table:table-cell>
          <table:table-cell office:value-type="float" office:value="0.00238299369812012" calcext:value-type="float">
            <text:p>0.0023829937</text:p>
          </table:table-cell>
          <table:table-cell office:value-type="float" office:value="0" calcext:value-type="float">
            <text:p>0</text:p>
          </table:table-cell>
          <table:table-cell office:value-type="float" office:value="0.643362998962402" calcext:value-type="float">
            <text:p>0.643362999</text:p>
          </table:table-cell>
          <table:table-cell office:value-type="float" office:value="0.0000259876251220703" calcext:value-type="float">
            <text:p>2.59876251220703E-005</text:p>
          </table:table-cell>
        </table:table-row>
        <table:table-row table:style-name="ro1">
          <table:table-cell office:value-type="string" calcext:value-type="string">
            <text:p>79260153_0_61947956385433277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27346_0_57878637396973366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59273_0_14278983080302951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2106_0_71623485120308777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52924_0_90326688845500443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80149_0_50627065352844185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833008766174" calcext:value-type="float">
            <text:p>8.5283300877</text:p>
          </table:table-cell>
          <table:table-cell office:value-type="float" office:value="0.00599408149719238" calcext:value-type="float">
            <text:p>0.0059940815</text:p>
          </table:table-cell>
          <table:table-cell office:value-type="float" office:value="0" calcext:value-type="float">
            <text:p>0</text:p>
          </table:table-cell>
          <table:table-cell office:value-type="float" office:value="2.5744891166687" calcext:value-type="float">
            <text:p>2.5744891167</text:p>
          </table:table-cell>
          <table:table-cell office:value-type="float" office:value="5.94784688949585" calcext:value-type="float">
            <text:p>5.9478468895</text:p>
          </table:table-cell>
        </table:table-row>
        <table:table-row table:style-name="ro1">
          <table:table-cell office:value-type="string" calcext:value-type="string">
            <text:p>14380604_4_33292357057467623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10680_0_51507720599993137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99277_1_72896764357676363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642706_0_498599773485263607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99240016937" calcext:value-type="float">
            <text:p>13.1899240017</text:p>
          </table:table-cell>
          <table:table-cell office:value-type="float" office:value="0.00417113304138184" calcext:value-type="float">
            <text:p>0.004171133</text:p>
          </table:table-cell>
          <table:table-cell office:value-type="float" office:value="0" calcext:value-type="float">
            <text:p>0</text:p>
          </table:table-cell>
          <table:table-cell office:value-type="float" office:value="1.95732402801514" calcext:value-type="float">
            <text:p>1.957324028</text:p>
          </table:table-cell>
          <table:table-cell office:value-type="float" office:value="11.2284288406372" calcext:value-type="float">
            <text:p>11.2284288406</text:p>
          </table:table-cell>
        </table:table-row>
        <table:table-row table:style-name="ro1">
          <table:table-cell office:value-type="string" calcext:value-type="string">
            <text:p>67583830_0_83113593344363777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658679962158" calcext:value-type="float">
            <text:p>20.9658679962</text:p>
          </table:table-cell>
          <table:table-cell office:value-type="float" office:value="0.0100951194763184" calcext:value-type="float">
            <text:p>0.0100951195</text:p>
          </table:table-cell>
          <table:table-cell office:value-type="float" office:value="0" calcext:value-type="float">
            <text:p>0</text:p>
          </table:table-cell>
          <table:table-cell office:value-type="float" office:value="1.61954998970032" calcext:value-type="float">
            <text:p>1.6195499897</text:p>
          </table:table-cell>
          <table:table-cell office:value-type="float" office:value="19.3362228870392" calcext:value-type="float">
            <text:p>19.336222887</text:p>
          </table:table-cell>
        </table:table-row>
        <table:table-row table:style-name="ro1">
          <table:table-cell office:value-type="string" calcext:value-type="string">
            <text:p>71840765_0_66643918419330338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9416508674622" calcext:value-type="float">
            <text:p>5.0941650867</text:p>
          </table:table-cell>
          <table:table-cell office:value-type="float" office:value="0.00338506698608398" calcext:value-type="float">
            <text:p>0.003385067</text:p>
          </table:table-cell>
          <table:table-cell office:value-type="float" office:value="0" calcext:value-type="float">
            <text:p>0</text:p>
          </table:table-cell>
          <table:table-cell office:value-type="float" office:value="0.991383075714111" calcext:value-type="float">
            <text:p>0.9913830757</text:p>
          </table:table-cell>
          <table:table-cell office:value-type="float" office:value="4.09939694404602" calcext:value-type="float">
            <text:p>4.099396944</text:p>
          </table:table-cell>
        </table:table-row>
        <table:table-row table:style-name="ro1">
          <table:table-cell office:value-type="string" calcext:value-type="string">
            <text:p>12271141_0_85179139356699730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71101_0_90060202979394398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30102_0_9725487724566065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4811_2_477321989281639577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genre|http://dbpedia.org/ontology/abstract|http://dbpedia.org/ontology/abstract|http://dbpedia.org/ontology/genr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76557970047" calcext:value-type="float">
            <text:p>8.97655797</text:p>
          </table:table-cell>
          <table:table-cell office:value-type="float" office:value="0.00299310684204102" calcext:value-type="float">
            <text:p>0.0029931068</text:p>
          </table:table-cell>
          <table:table-cell office:value-type="float" office:value="0" calcext:value-type="float">
            <text:p>0</text:p>
          </table:table-cell>
          <table:table-cell office:value-type="float" office:value="1.39561295509338" calcext:value-type="float">
            <text:p>1.3956129551</text:p>
          </table:table-cell>
          <table:table-cell office:value-type="float" office:value="7.57795190811157" calcext:value-type="float">
            <text:p>7.5779519081</text:p>
          </table:table-cell>
        </table:table-row>
        <table:table-row table:style-name="ro1">
          <table:table-cell office:value-type="string" calcext:value-type="string">
            <text:p>1801329_1_75551991907234152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3277688026428" calcext:value-type="float">
            <text:p>9.7327768803</text:p>
          </table:table-cell>
          <table:table-cell office:value-type="float" office:value="0.0052947998046875" calcext:value-type="float">
            <text:p>0.0052947998</text:p>
          </table:table-cell>
          <table:table-cell office:value-type="float" office:value="0" calcext:value-type="float">
            <text:p>0</text:p>
          </table:table-cell>
          <table:table-cell office:value-type="float" office:value="1.13474607467651" calcext:value-type="float">
            <text:p>1.1347460747</text:p>
          </table:table-cell>
          <table:table-cell office:value-type="float" office:value="8.59273600578308" calcext:value-type="float">
            <text:p>8.5927360058</text:p>
          </table:table-cell>
        </table:table-row>
        <table:table-row table:style-name="ro1">
          <table:table-cell office:value-type="string" calcext:value-type="string">
            <text:p>73133559_0_86569866082538023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|http://dbpedia.org/ontology/country|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008218288422" calcext:value-type="float">
            <text:p>11.5008218288</text:p>
          </table:table-cell>
          <table:table-cell office:value-type="float" office:value="0.00455975532531738" calcext:value-type="float">
            <text:p>0.0045597553</text:p>
          </table:table-cell>
          <table:table-cell office:value-type="float" office:value="0" calcext:value-type="float">
            <text:p>0</text:p>
          </table:table-cell>
          <table:table-cell office:value-type="float" office:value="1.8327009677887" calcext:value-type="float">
            <text:p>1.8327009678</text:p>
          </table:table-cell>
          <table:table-cell office:value-type="float" office:value="9.66356110572815" calcext:value-type="float">
            <text:p>9.6635611057</text:p>
          </table:table-cell>
        </table:table-row>
        <table:table-row table:style-name="ro1">
          <table:table-cell office:value-type="string" calcext:value-type="string">
            <text:p>20163699_0_8822874041223278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228698730469" calcext:value-type="float">
            <text:p>14.722869873</text:p>
          </table:table-cell>
          <table:table-cell office:value-type="float" office:value="0.00923204421997071" calcext:value-type="float">
            <text:p>0.0092320442</text:p>
          </table:table-cell>
          <table:table-cell office:value-type="float" office:value="0" calcext:value-type="float">
            <text:p>0</text:p>
          </table:table-cell>
          <table:table-cell office:value-type="float" office:value="3.06808686256409" calcext:value-type="float">
            <text:p>3.0680868626</text:p>
          </table:table-cell>
          <table:table-cell office:value-type="float" office:value="11.6455509662628" calcext:value-type="float">
            <text:p>11.6455509663</text:p>
          </table:table-cell>
        </table:table-row>
        <table:table-row table:style-name="ro1">
          <table:table-cell office:value-type="string" calcext:value-type="string">
            <text:p>45073662_0_31799373350632017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77534_0_85739377446687544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14135_0_54664909733660233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756052017212" calcext:value-type="float">
            <text:p>0.322756052</text:p>
          </table:table-cell>
          <table:table-cell office:value-type="float" office:value="0.0034482479095459" calcext:value-type="float">
            <text:p>0.0034482479</text:p>
          </table:table-cell>
          <table:table-cell office:value-type="float" office:value="0" calcext:value-type="float">
            <text:p>0</text:p>
          </table:table-cell>
          <table:table-cell office:value-type="float" office:value="0.319286823272705" calcext:value-type="float">
            <text:p>0.3192868233</text:p>
          </table:table-cell>
          <table:table-cell office:value-type="float" office:value="0.0000209808349609375" calcext:value-type="float">
            <text:p>2.09808349609375E-005</text:p>
          </table:table-cell>
        </table:table-row>
        <table:table-row table:style-name="ro1">
          <table:table-cell office:value-type="string" calcext:value-type="string">
            <text:p>33555671_0_5055435689933946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53935_0_79744028543990609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093346_0_71659078320437503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87760_0_67916078571656126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4476013183594" calcext:value-type="float">
            <text:p>0.8144760132</text:p>
          </table:table-cell>
          <table:table-cell office:value-type="float" office:value="0.00312304496765137" calcext:value-type="float">
            <text:p>0.003123045</text:p>
          </table:table-cell>
          <table:table-cell office:value-type="float" office:value="0" calcext:value-type="float">
            <text:p>0</text:p>
          </table:table-cell>
          <table:table-cell office:value-type="float" office:value="0.811331033706665" calcext:value-type="float">
            <text:p>0.8113310337</text:p>
          </table:table-cell>
          <table:table-cell office:value-type="float" office:value="0.0000219345092773437" calcext:value-type="float">
            <text:p>2.19345092773437E-005</text:p>
          </table:table-cell>
        </table:table-row>
        <table:table-row table:style-name="ro1">
          <table:table-cell office:value-type="string" calcext:value-type="string">
            <text:p>22234078_0_89122065959240147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727802_0_7095681027861711849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118165969849" calcext:value-type="float">
            <text:p>0.919118166</text:p>
          </table:table-cell>
          <table:table-cell office:value-type="float" office:value="0.00230216979980469" calcext:value-type="float">
            <text:p>0.0023021698</text:p>
          </table:table-cell>
          <table:table-cell office:value-type="float" office:value="0" calcext:value-type="float">
            <text:p>0</text:p>
          </table:table-cell>
          <table:table-cell office:value-type="float" office:value="0.410543918609619" calcext:value-type="float">
            <text:p>0.4105439186</text:p>
          </table:table-cell>
          <table:table-cell office:value-type="float" office:value="0.506272077560425" calcext:value-type="float">
            <text:p>0.5062720776</text:p>
          </table:table-cell>
        </table:table-row>
        <table:table-row table:style-name="ro1">
          <table:table-cell office:value-type="string" calcext:value-type="string">
            <text:p>34488873_1_7199968589544243960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9834208488464" calcext:value-type="float">
            <text:p>6.6983420849</text:p>
          </table:table-cell>
          <table:table-cell office:value-type="float" office:value="0.00524520874023438" calcext:value-type="float">
            <text:p>0.0052452087</text:p>
          </table:table-cell>
          <table:table-cell office:value-type="float" office:value="0" calcext:value-type="float">
            <text:p>0</text:p>
          </table:table-cell>
          <table:table-cell office:value-type="float" office:value="1.62047791481018" calcext:value-type="float">
            <text:p>1.6204779148</text:p>
          </table:table-cell>
          <table:table-cell office:value-type="float" office:value="5.07261896133423" calcext:value-type="float">
            <text:p>5.0726189613</text:p>
          </table:table-cell>
        </table:table-row>
        <table:table-row table:style-name="ro1">
          <table:table-cell office:value-type="string" calcext:value-type="string">
            <text:p>97942455_0_34811250874370236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595308303833" calcext:value-type="float">
            <text:p>3.495953083</text:p>
          </table:table-cell>
          <table:table-cell office:value-type="float" office:value="0.00320625305175781" calcext:value-type="float">
            <text:p>0.0032062531</text:p>
          </table:table-cell>
          <table:table-cell office:value-type="float" office:value="0" calcext:value-type="float">
            <text:p>0</text:p>
          </table:table-cell>
          <table:table-cell office:value-type="float" office:value="0.819850921630859" calcext:value-type="float">
            <text:p>0.8198509216</text:p>
          </table:table-cell>
          <table:table-cell office:value-type="float" office:value="2.67289590835571" calcext:value-type="float">
            <text:p>2.6728959084</text:p>
          </table:table-cell>
        </table:table-row>
        <table:table-row table:style-name="ro1">
          <table:table-cell office:value-type="string" calcext:value-type="string">
            <text:p>12266665_6_7238514912844950425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185494422913" calcext:value-type="float">
            <text:p>3.2018549442</text:p>
          </table:table-cell>
          <table:table-cell office:value-type="float" office:value="0.00360512733459473" calcext:value-type="float">
            <text:p>0.0036051273</text:p>
          </table:table-cell>
          <table:table-cell office:value-type="float" office:value="0" calcext:value-type="float">
            <text:p>0</text:p>
          </table:table-cell>
          <table:table-cell office:value-type="float" office:value="1.20457482337952" calcext:value-type="float">
            <text:p>1.2045748234</text:p>
          </table:table-cell>
          <table:table-cell office:value-type="float" office:value="1.99367499351501" calcext:value-type="float">
            <text:p>1.9936749935</text:p>
          </table:table-cell>
        </table:table-row>
        <table:table-row table:style-name="ro1">
          <table:table-cell office:value-type="string" calcext:value-type="string">
            <text:p>95412885_0_72561191448576757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14012_0_54724577743879370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9275054931641" calcext:value-type="float">
            <text:p>0.4092750549</text:p>
          </table:table-cell>
          <table:table-cell office:value-type="float" office:value="0.00347495079040527" calcext:value-type="float">
            <text:p>0.0034749508</text:p>
          </table:table-cell>
          <table:table-cell office:value-type="float" office:value="0" calcext:value-type="float">
            <text:p>0</text:p>
          </table:table-cell>
          <table:table-cell office:value-type="float" office:value="0.405779123306274" calcext:value-type="float">
            <text:p>0.4057791233</text:p>
          </table:table-cell>
          <table:table-cell office:value-type="float" office:value="0.0000209808349609375" calcext:value-type="float">
            <text:p>2.09808349609375E-005</text:p>
          </table:table-cell>
        </table:table-row>
        <table:table-row table:style-name="ro1">
          <table:table-cell office:value-type="string" calcext:value-type="string">
            <text:p>29412826_0_34227077691914265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17971_0_31385608621349915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78744_0_54244440001372161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8212213516235" calcext:value-type="float">
            <text:p>3.2821221352</text:p>
          </table:table-cell>
          <table:table-cell office:value-type="float" office:value="0.00294327735900879" calcext:value-type="float">
            <text:p>0.0029432774</text:p>
          </table:table-cell>
          <table:table-cell office:value-type="float" office:value="0" calcext:value-type="float">
            <text:p>0</text:p>
          </table:table-cell>
          <table:table-cell office:value-type="float" office:value="0.253330945968628" calcext:value-type="float">
            <text:p>0.253330946</text:p>
          </table:table-cell>
          <table:table-cell office:value-type="float" office:value="3.02584791183472" calcext:value-type="float">
            <text:p>3.0258479118</text:p>
          </table:table-cell>
        </table:table-row>
        <table:table-row table:style-name="ro1">
          <table:table-cell office:value-type="string" calcext:value-type="string">
            <text:p>94525151_2_337173242541697374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georss.org/georss/poin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601939678192" calcext:value-type="float">
            <text:p>14.3601939678</text:p>
          </table:table-cell>
          <table:table-cell office:value-type="float" office:value="0.00663590431213379" calcext:value-type="float">
            <text:p>0.0066359043</text:p>
          </table:table-cell>
          <table:table-cell office:value-type="float" office:value="0" calcext:value-type="float">
            <text:p>0</text:p>
          </table:table-cell>
          <table:table-cell office:value-type="float" office:value="2.27442121505737" calcext:value-type="float">
            <text:p>2.2744212151</text:p>
          </table:table-cell>
          <table:table-cell office:value-type="float" office:value="12.0791368484497" calcext:value-type="float">
            <text:p>12.0791368484</text:p>
          </table:table-cell>
        </table:table-row>
        <table:table-row table:style-name="ro1">
          <table:table-cell office:value-type="string" calcext:value-type="string">
            <text:p>19272019_0_15084982491565345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522937_0_346799804528068511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700759887695" calcext:value-type="float">
            <text:p>0.082570076</text:p>
          </table:table-cell>
          <table:table-cell office:value-type="float" office:value="0.00218033790588379" calcext:value-type="float">
            <text:p>0.0021803379</text:p>
          </table:table-cell>
          <table:table-cell office:value-type="float" office:value="0" calcext:value-type="float">
            <text:p>0</text:p>
          </table:table-cell>
          <table:table-cell office:value-type="float" office:value="0.0803778171539307" calcext:value-type="float">
            <text:p>0.0803778172</text:p>
          </table:table-cell>
          <table:table-cell office:value-type="float" office:value="0.0000119209289550781" calcext:value-type="float">
            <text:p>1.19209289550781E-005</text:p>
          </table:table-cell>
        </table:table-row>
        <table:table-row table:style-name="ro1">
          <table:table-cell office:value-type="string" calcext:value-type="string">
            <text:p>13394416_1_9555566858289415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68208694458" calcext:value-type="float">
            <text:p>8.0568208694</text:p>
          </table:table-cell>
          <table:table-cell office:value-type="float" office:value="0.0050349235534668" calcext:value-type="float">
            <text:p>0.0050349236</text:p>
          </table:table-cell>
          <table:table-cell office:value-type="float" office:value="0" calcext:value-type="float">
            <text:p>0</text:p>
          </table:table-cell>
          <table:table-cell office:value-type="float" office:value="1.30264687538147" calcext:value-type="float">
            <text:p>1.3026468754</text:p>
          </table:table-cell>
          <table:table-cell office:value-type="float" office:value="6.74913907051086" calcext:value-type="float">
            <text:p>6.7491390705</text:p>
          </table:table-cell>
        </table:table-row>
        <table:table-row table:style-name="ro1">
          <table:table-cell office:value-type="string" calcext:value-type="string">
            <text:p>37815699_0_83917885843416099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127467_1_25948229955408058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996706008911" calcext:value-type="float">
            <text:p>5.7899670601</text:p>
          </table:table-cell>
          <table:table-cell office:value-type="float" office:value="0.00473308563232422" calcext:value-type="float">
            <text:p>0.0047330856</text:p>
          </table:table-cell>
          <table:table-cell office:value-type="float" office:value="0" calcext:value-type="float">
            <text:p>0</text:p>
          </table:table-cell>
          <table:table-cell office:value-type="float" office:value="1.05498504638672" calcext:value-type="float">
            <text:p>1.0549850464</text:p>
          </table:table-cell>
          <table:table-cell office:value-type="float" office:value="4.73024892807007" calcext:value-type="float">
            <text:p>4.7302489281</text:p>
          </table:table-cell>
        </table:table-row>
        <table:table-row table:style-name="ro1">
          <table:table-cell office:value-type="string" calcext:value-type="string">
            <text:p>23892112_3_85206551757154728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6037697792053" calcext:value-type="float">
            <text:p>5.9603769779</text:p>
          </table:table-cell>
          <table:table-cell office:value-type="float" office:value="0.00310397148132324" calcext:value-type="float">
            <text:p>0.0031039715</text:p>
          </table:table-cell>
          <table:table-cell office:value-type="float" office:value="0" calcext:value-type="float">
            <text:p>0</text:p>
          </table:table-cell>
          <table:table-cell office:value-type="float" office:value="1.9556519985199" calcext:value-type="float">
            <text:p>1.9556519985</text:p>
          </table:table-cell>
          <table:table-cell office:value-type="float" office:value="4.00162100791931" calcext:value-type="float">
            <text:p>4.0016210079</text:p>
          </table:table-cell>
        </table:table-row>
        <table:table-row table:style-name="ro1">
          <table:table-cell office:value-type="string" calcext:value-type="string">
            <text:p>58675154_0_63771093581116067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08623_0_53421112862491365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802983_0_29008294477421425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116302_0_1467314522486320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711088_0_8889280310816732641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49411392212" calcext:value-type="float">
            <text:p>2.2094941139</text:p>
          </table:table-cell>
          <table:table-cell office:value-type="float" office:value="0.00415110588073731" calcext:value-type="float">
            <text:p>0.0041511059</text:p>
          </table:table-cell>
          <table:table-cell office:value-type="float" office:value="0" calcext:value-type="float">
            <text:p>0</text:p>
          </table:table-cell>
          <table:table-cell office:value-type="float" office:value="0.166141986846924" calcext:value-type="float">
            <text:p>0.1661419868</text:p>
          </table:table-cell>
          <table:table-cell office:value-type="float" office:value="2.03920102119446" calcext:value-type="float">
            <text:p>2.0392010212</text:p>
          </table:table-cell>
        </table:table-row>
        <table:table-row table:style-name="ro1">
          <table:table-cell office:value-type="string" calcext:value-type="string">
            <text:p>78317991_1_79240799723016927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8277_0_55130242516202986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5985_0_5848003304892543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262989044189" calcext:value-type="float">
            <text:p>0.161262989</text:p>
          </table:table-cell>
          <table:table-cell office:value-type="float" office:value="0.00185108184814453" calcext:value-type="float">
            <text:p>0.0018510818</text:p>
          </table:table-cell>
          <table:table-cell office:value-type="float" office:value="0" calcext:value-type="float">
            <text:p>0</text:p>
          </table:table-cell>
          <table:table-cell office:value-type="float" office:value="0.159395933151245" calcext:value-type="float">
            <text:p>0.1593959332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98245293_0_51248828562902681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26524066925" calcext:value-type="float">
            <text:p>21.0265240669</text:p>
          </table:table-cell>
          <table:table-cell office:value-type="float" office:value="0.00750803947448731" calcext:value-type="float">
            <text:p>0.0075080395</text:p>
          </table:table-cell>
          <table:table-cell office:value-type="float" office:value="0" calcext:value-type="float">
            <text:p>0</text:p>
          </table:table-cell>
          <table:table-cell office:value-type="float" office:value="1.68915700912476" calcext:value-type="float">
            <text:p>1.6891570091</text:p>
          </table:table-cell>
          <table:table-cell office:value-type="float" office:value="19.3298590183258" calcext:value-type="float">
            <text:p>19.3298590183</text:p>
          </table:table-cell>
        </table:table-row>
        <table:table-row table:style-name="ro1">
          <table:table-cell office:value-type="string" calcext:value-type="string">
            <text:p>7130948_0_38361047174646317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80166_0_66812392602862184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39905_0_541259069610732457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458888053894" calcext:value-type="float">
            <text:p>3.7145888805</text:p>
          </table:table-cell>
          <table:table-cell office:value-type="float" office:value="0.00302457809448242" calcext:value-type="float">
            <text:p>0.0030245781</text:p>
          </table:table-cell>
          <table:table-cell office:value-type="float" office:value="0" calcext:value-type="float">
            <text:p>0</text:p>
          </table:table-cell>
          <table:table-cell office:value-type="float" office:value="0.649300098419189" calcext:value-type="float">
            <text:p>0.6493000984</text:p>
          </table:table-cell>
          <table:table-cell office:value-type="float" office:value="3.06226420402527" calcext:value-type="float">
            <text:p>3.062264204</text:p>
          </table:table-cell>
        </table:table-row>
        <table:table-row table:style-name="ro1">
          <table:table-cell office:value-type="string" calcext:value-type="string">
            <text:p>92566151_0_37681723024153408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47852_0_69272376280094658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495206_0_45054750762592767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706020_0_51868375342297494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11443_54_69966520627069559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69358_0_137945912056351033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55499_92_88433774118379680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1968_0_434523389998326581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2503967285156" calcext:value-type="float">
            <text:p>0.6525039673</text:p>
          </table:table-cell>
          <table:table-cell office:value-type="float" office:value="0.00259995460510254" calcext:value-type="float">
            <text:p>0.0025999546</text:p>
          </table:table-cell>
          <table:table-cell office:value-type="float" office:value="0" calcext:value-type="float">
            <text:p>0</text:p>
          </table:table-cell>
          <table:table-cell office:value-type="float" office:value="0.649888038635254" calcext:value-type="float">
            <text:p>0.6498880386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92433016_0_31027376823945602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27104_0_4738993542404819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68557_1_70148803460005196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624755144119" calcext:value-type="float">
            <text:p>256.6247551441</text:p>
          </table:table-cell>
          <table:table-cell office:value-type="float" office:value="0.00591802597045898" calcext:value-type="float">
            <text:p>0.005918026</text:p>
          </table:table-cell>
          <table:table-cell office:value-type="float" office:value="0" calcext:value-type="float">
            <text:p>0</text:p>
          </table:table-cell>
          <table:table-cell office:value-type="float" office:value="1.64537620544434" calcext:value-type="float">
            <text:p>1.6453762054</text:p>
          </table:table-cell>
          <table:table-cell office:value-type="float" office:value="254.973460912704" calcext:value-type="float">
            <text:p>254.9734609127</text:p>
          </table:table-cell>
        </table:table-row>
        <table:table-row table:style-name="ro1">
          <table:table-cell office:value-type="string" calcext:value-type="string">
            <text:p>32560590_0_50108885322912861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58348_0_54332618719014721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992694_0_35069715008066313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25899_1_12165657371933699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068558_0_35469072384862217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33105_0_55689798292689456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75389_0_23340986134974274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84608_2_4809638055705573842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874805450439" calcext:value-type="float">
            <text:p>8.2587480545</text:p>
          </table:table-cell>
          <table:table-cell office:value-type="float" office:value="0.00470423698425293" calcext:value-type="float">
            <text:p>0.004704237</text:p>
          </table:table-cell>
          <table:table-cell office:value-type="float" office:value="0" calcext:value-type="float">
            <text:p>0</text:p>
          </table:table-cell>
          <table:table-cell office:value-type="float" office:value="1.98818397521973" calcext:value-type="float">
            <text:p>1.9881839752</text:p>
          </table:table-cell>
          <table:table-cell office:value-type="float" office:value="6.26585984230042" calcext:value-type="float">
            <text:p>6.2658598423</text:p>
          </table:table-cell>
        </table:table-row>
        <table:table-row table:style-name="ro1">
          <table:table-cell office:value-type="string" calcext:value-type="string">
            <text:p>15576104_0_38491775875054293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66497_0_1858533525887600690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997842788696" calcext:value-type="float">
            <text:p>0.7369978428</text:p>
          </table:table-cell>
          <table:table-cell office:value-type="float" office:value="0.00322866439819336" calcext:value-type="float">
            <text:p>0.0032286644</text:p>
          </table:table-cell>
          <table:table-cell office:value-type="float" office:value="0" calcext:value-type="float">
            <text:p>0</text:p>
          </table:table-cell>
          <table:table-cell office:value-type="float" office:value="0.733733177185059" calcext:value-type="float">
            <text:p>0.7337331772</text:p>
          </table:table-cell>
          <table:table-cell office:value-type="float" office:value="0.0000360012054443359" calcext:value-type="float">
            <text:p>3.60012054443359E-005</text:p>
          </table:table-cell>
        </table:table-row>
        <table:table-row table:style-name="ro1">
          <table:table-cell office:value-type="string" calcext:value-type="string">
            <text:p>31696407_0_84045269241012637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901387_5_72081307309152078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238374_0_3379409961751009152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28641104698181" calcext:value-type="float">
            <text:p>7.286411047</text:p>
          </table:table-cell>
          <table:table-cell office:value-type="float" office:value="0.00321483612060547" calcext:value-type="float">
            <text:p>0.0032148361</text:p>
          </table:table-cell>
          <table:table-cell office:value-type="float" office:value="0" calcext:value-type="float">
            <text:p>0</text:p>
          </table:table-cell>
          <table:table-cell office:value-type="float" office:value="1.60488510131836" calcext:value-type="float">
            <text:p>1.6048851013</text:p>
          </table:table-cell>
          <table:table-cell office:value-type="float" office:value="5.67831110954285" calcext:value-type="float">
            <text:p>5.6783111095</text:p>
          </table:table-cell>
        </table:table-row>
        <table:table-row table:style-name="ro1">
          <table:table-cell office:value-type="string" calcext:value-type="string">
            <text:p>35034077_1_82239039414730444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28402_0_79469979377339202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40780_2_42549811845579795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067490100861" calcext:value-type="float">
            <text:p>29.4067490101</text:p>
          </table:table-cell>
          <table:table-cell office:value-type="float" office:value="0.00588107109069824" calcext:value-type="float">
            <text:p>0.0058810711</text:p>
          </table:table-cell>
          <table:table-cell office:value-type="float" office:value="0" calcext:value-type="float">
            <text:p>0</text:p>
          </table:table-cell>
          <table:table-cell office:value-type="float" office:value="1.71107387542725" calcext:value-type="float">
            <text:p>1.7110738754</text:p>
          </table:table-cell>
          <table:table-cell office:value-type="float" office:value="27.6897940635681" calcext:value-type="float">
            <text:p>27.6897940636</text:p>
          </table:table-cell>
        </table:table-row>
        <table:table-row table:style-name="ro1">
          <table:table-cell office:value-type="string" calcext:value-type="string">
            <text:p>61121469_0_63376207134089063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57698_0_35102390510081836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73618_0_86036001687068621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93_56756012293487042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94422_0_72315461143699668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37985_0_14620393766878524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96256_0_15028659508781648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426626_1_23546997969852482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19019_0_43927837382905599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36788_0_10072742262572371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019283_0_44362485836407191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12734_0_65525546631157943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30177_0_48318424766490047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605889_0_423379193101037077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905897140503" calcext:value-type="float">
            <text:p>0.4989058971</text:p>
          </table:table-cell>
          <table:table-cell office:value-type="float" office:value="0.00163602828979492" calcext:value-type="float">
            <text:p>0.0016360283</text:p>
          </table:table-cell>
          <table:table-cell office:value-type="float" office:value="0" calcext:value-type="float">
            <text:p>0</text:p>
          </table:table-cell>
          <table:table-cell office:value-type="float" office:value="0.497246980667114" calcext:value-type="float">
            <text:p>0.4972469807</text:p>
          </table:table-cell>
          <table:table-cell office:value-type="float" office:value="0.00002288818359375" calcext:value-type="float">
            <text:p>2.288818359375E-005</text:p>
          </table:table-cell>
        </table:table-row>
        <table:table-row table:style-name="ro1">
          <table:table-cell office:value-type="string" calcext:value-type="string">
            <text:p>5580128_1_34638611047574076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0650806427" calcext:value-type="float">
            <text:p>2.5806508064</text:p>
          </table:table-cell>
          <table:table-cell office:value-type="float" office:value="0.00248885154724121" calcext:value-type="float">
            <text:p>0.0024888515</text:p>
          </table:table-cell>
          <table:table-cell office:value-type="float" office:value="0" calcext:value-type="float">
            <text:p>0</text:p>
          </table:table-cell>
          <table:table-cell office:value-type="float" office:value="0.579803943634033" calcext:value-type="float">
            <text:p>0.5798039436</text:p>
          </table:table-cell>
          <table:table-cell office:value-type="float" office:value="1.99835801124573" calcext:value-type="float">
            <text:p>1.9983580112</text:p>
          </table:table-cell>
        </table:table-row>
        <table:table-row table:style-name="ro1">
          <table:table-cell office:value-type="string" calcext:value-type="string">
            <text:p>474538_1_81150319687847629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13031_0_76189360862938678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23566_0_58180644181599158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820_3_63039084029093520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84302_3_37445339254467538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437080383301" calcext:value-type="float">
            <text:p>9.3843708038</text:p>
          </table:table-cell>
          <table:table-cell office:value-type="float" office:value="0.00562596321105957" calcext:value-type="float">
            <text:p>0.0056259632</text:p>
          </table:table-cell>
          <table:table-cell office:value-type="float" office:value="0" calcext:value-type="float">
            <text:p>0</text:p>
          </table:table-cell>
          <table:table-cell office:value-type="float" office:value="1.35964298248291" calcext:value-type="float">
            <text:p>1.3596429825</text:p>
          </table:table-cell>
          <table:table-cell office:value-type="float" office:value="8.01910185813904" calcext:value-type="float">
            <text:p>8.0191018581</text:p>
          </table:table-cell>
        </table:table-row>
        <table:table-row table:style-name="ro1">
          <table:table-cell office:value-type="string" calcext:value-type="string">
            <text:p>33676549_6_9102307108908679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22998046875" calcext:value-type="float">
            <text:p>11.8229980469</text:p>
          </table:table-cell>
          <table:table-cell office:value-type="float" office:value="0.00787091255187988" calcext:value-type="float">
            <text:p>0.0078709126</text:p>
          </table:table-cell>
          <table:table-cell office:value-type="float" office:value="0" calcext:value-type="float">
            <text:p>0</text:p>
          </table:table-cell>
          <table:table-cell office:value-type="float" office:value="2.8265540599823" calcext:value-type="float">
            <text:p>2.82655406</text:p>
          </table:table-cell>
          <table:table-cell office:value-type="float" office:value="8.98857307434082" calcext:value-type="float">
            <text:p>8.9885730743</text:p>
          </table:table-cell>
        </table:table-row>
        <table:table-row table:style-name="ro1">
          <table:table-cell office:value-type="string" calcext:value-type="string">
            <text:p>76044168_1_67425668372937179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86782_0_58040729094404913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ontology/abstract|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409120082855" calcext:value-type="float">
            <text:p>20.9409120083</text:p>
          </table:table-cell>
          <table:table-cell office:value-type="float" office:value="0.00768494606018067" calcext:value-type="float">
            <text:p>0.0076849461</text:p>
          </table:table-cell>
          <table:table-cell office:value-type="float" office:value="0" calcext:value-type="float">
            <text:p>0</text:p>
          </table:table-cell>
          <table:table-cell office:value-type="float" office:value="3.43036818504333" calcext:value-type="float">
            <text:p>3.430368185</text:p>
          </table:table-cell>
          <table:table-cell office:value-type="float" office:value="17.502858877182" calcext:value-type="float">
            <text:p>17.5028588772</text:p>
          </table:table-cell>
        </table:table-row>
        <table:table-row table:style-name="ro1">
          <table:table-cell office:value-type="string" calcext:value-type="string">
            <text:p>5486184_0_60494561116173099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640811_5_21439042367202235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48491_0_59855843036861329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93544_5_72517375520851334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603139877319" calcext:value-type="float">
            <text:p>0.1626031399</text:p>
          </table:table-cell>
          <table:table-cell office:value-type="float" office:value="0.00343608856201172" calcext:value-type="float">
            <text:p>0.0034360886</text:p>
          </table:table-cell>
          <table:table-cell office:value-type="float" office:value="0" calcext:value-type="float">
            <text:p>0</text:p>
          </table:table-cell>
          <table:table-cell office:value-type="float" office:value="0.159148931503296" calcext:value-type="float">
            <text:p>0.1591489315</text:p>
          </table:table-cell>
          <table:table-cell office:value-type="float" office:value="0.0000181198120117187" calcext:value-type="float">
            <text:p>1.81198120117187E-005</text:p>
          </table:table-cell>
        </table:table-row>
        <table:table-row table:style-name="ro1">
          <table:table-cell office:value-type="string" calcext:value-type="string">
            <text:p>49953332_0_38034135648127687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9565401077271" calcext:value-type="float">
            <text:p>9.5956540108</text:p>
          </table:table-cell>
          <table:table-cell office:value-type="float" office:value="0.00594782829284668" calcext:value-type="float">
            <text:p>0.0059478283</text:p>
          </table:table-cell>
          <table:table-cell office:value-type="float" office:value="0" calcext:value-type="float">
            <text:p>0</text:p>
          </table:table-cell>
          <table:table-cell office:value-type="float" office:value="3.12984609603882" calcext:value-type="float">
            <text:p>3.129846096</text:p>
          </table:table-cell>
          <table:table-cell office:value-type="float" office:value="6.45986008644104" calcext:value-type="float">
            <text:p>6.4598600864</text:p>
          </table:table-cell>
        </table:table-row>
        <table:table-row table:style-name="ro1">
          <table:table-cell office:value-type="string" calcext:value-type="string">
            <text:p>72736276_0_19070497769421699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4872698783875" calcext:value-type="float">
            <text:p>5.8487269878</text:p>
          </table:table-cell>
          <table:table-cell office:value-type="float" office:value="0.00499224662780762" calcext:value-type="float">
            <text:p>0.0049922466</text:p>
          </table:table-cell>
          <table:table-cell office:value-type="float" office:value="0" calcext:value-type="float">
            <text:p>0</text:p>
          </table:table-cell>
          <table:table-cell office:value-type="float" office:value="1.54487681388855" calcext:value-type="float">
            <text:p>1.5448768139</text:p>
          </table:table-cell>
          <table:table-cell office:value-type="float" office:value="4.29885792732239" calcext:value-type="float">
            <text:p>4.2988579273</text:p>
          </table:table-cell>
        </table:table-row>
        <table:table-row table:style-name="ro1">
          <table:table-cell office:value-type="string" calcext:value-type="string">
            <text:p>942086_179_27596741507046380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65873_0_82595876102080373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39549_1_157622498802285341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51471233368" calcext:value-type="float">
            <text:p>12.1051471233</text:p>
          </table:table-cell>
          <table:table-cell office:value-type="float" office:value="0.00645804405212402" calcext:value-type="float">
            <text:p>0.0064580441</text:p>
          </table:table-cell>
          <table:table-cell office:value-type="float" office:value="0" calcext:value-type="float">
            <text:p>0</text:p>
          </table:table-cell>
          <table:table-cell office:value-type="float" office:value="1.62465405464172" calcext:value-type="float">
            <text:p>1.6246540546</text:p>
          </table:table-cell>
          <table:table-cell office:value-type="float" office:value="10.4740350246429" calcext:value-type="float">
            <text:p>10.4740350246</text:p>
          </table:table-cell>
        </table:table-row>
        <table:table-row table:style-name="ro1">
          <table:table-cell office:value-type="string" calcext:value-type="string">
            <text:p>2497951_0_888270628735740393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199718475342" calcext:value-type="float">
            <text:p>1.0519971848</text:p>
          </table:table-cell>
          <table:table-cell office:value-type="float" office:value="0.00191330909729004" calcext:value-type="float">
            <text:p>0.0019133091</text:p>
          </table:table-cell>
          <table:table-cell office:value-type="float" office:value="0" calcext:value-type="float">
            <text:p>0</text:p>
          </table:table-cell>
          <table:table-cell office:value-type="float" office:value="1.05004692077637" calcext:value-type="float">
            <text:p>1.0500469208</text:p>
          </table:table-cell>
          <table:table-cell office:value-type="float" office:value="0.0000369548797607422" calcext:value-type="float">
            <text:p>3.69548797607422E-005</text:p>
          </table:table-cell>
        </table:table-row>
        <table:table-row table:style-name="ro1">
          <table:table-cell office:value-type="string" calcext:value-type="string">
            <text:p>7802673_1_19575239677143250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249090671539" calcext:value-type="float">
            <text:p>11.7249090672</text:p>
          </table:table-cell>
          <table:table-cell office:value-type="float" office:value="0.00866317749023438" calcext:value-type="float">
            <text:p>0.0086631775</text:p>
          </table:table-cell>
          <table:table-cell office:value-type="float" office:value="0" calcext:value-type="float">
            <text:p>0</text:p>
          </table:table-cell>
          <table:table-cell office:value-type="float" office:value="2.59072303771973" calcext:value-type="float">
            <text:p>2.5907230377</text:p>
          </table:table-cell>
          <table:table-cell office:value-type="float" office:value="9.12552285194397" calcext:value-type="float">
            <text:p>9.1255228519</text:p>
          </table:table-cell>
        </table:table-row>
        <table:table-row table:style-name="ro1">
          <table:table-cell office:value-type="string" calcext:value-type="string">
            <text:p>61939025_17_72429530373952354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41865_0_92036442462021644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969891_0_2852965954562066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5078_0_75703431371196825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757437_0_1447170835725906337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53196716309" calcext:value-type="float">
            <text:p>1.0425319672</text:p>
          </table:table-cell>
          <table:table-cell office:value-type="float" office:value="0.00257301330566406" calcext:value-type="float">
            <text:p>0.0025730133</text:p>
          </table:table-cell>
          <table:table-cell office:value-type="float" office:value="0" calcext:value-type="float">
            <text:p>0</text:p>
          </table:table-cell>
          <table:table-cell office:value-type="float" office:value="1.03991293907166" calcext:value-type="float">
            <text:p>1.0399129391</text:p>
          </table:table-cell>
          <table:table-cell office:value-type="float" office:value="0.0000460147857666016" calcext:value-type="float">
            <text:p>4.60147857666016E-005</text:p>
          </table:table-cell>
        </table:table-row>
        <table:table-row table:style-name="ro1">
          <table:table-cell office:value-type="string" calcext:value-type="string">
            <text:p>40018721_0_31990040981091210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45608_0_8712758425921780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862402_0_52607302000207195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76553_0_12865373167875252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37553_0_88323789996284375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318525_0_231661840099629159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produ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401748657227" calcext:value-type="float">
            <text:p>12.6401748657</text:p>
          </table:table-cell>
          <table:table-cell office:value-type="float" office:value="0.0079798698425293" calcext:value-type="float">
            <text:p>0.0079798698</text:p>
          </table:table-cell>
          <table:table-cell office:value-type="float" office:value="0" calcext:value-type="float">
            <text:p>0</text:p>
          </table:table-cell>
          <table:table-cell office:value-type="float" office:value="3.43764400482178" calcext:value-type="float">
            <text:p>3.4376440048</text:p>
          </table:table-cell>
          <table:table-cell office:value-type="float" office:value="9.19455099105835" calcext:value-type="float">
            <text:p>9.1945509911</text:p>
          </table:table-cell>
        </table:table-row>
        <table:table-row table:style-name="ro1">
          <table:table-cell office:value-type="string" calcext:value-type="string">
            <text:p>33571539_0_23292084195851429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82673_0_34136246398552994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29759_0_267117793080786859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6114687919617" calcext:value-type="float">
            <text:p>5.1611468792</text:p>
          </table:table-cell>
          <table:table-cell office:value-type="float" office:value="0.00368881225585938" calcext:value-type="float">
            <text:p>0.0036888123</text:p>
          </table:table-cell>
          <table:table-cell office:value-type="float" office:value="0" calcext:value-type="float">
            <text:p>0</text:p>
          </table:table-cell>
          <table:table-cell office:value-type="float" office:value="1.0661940574646" calcext:value-type="float">
            <text:p>1.0661940575</text:p>
          </table:table-cell>
          <table:table-cell office:value-type="float" office:value="4.09126400947571" calcext:value-type="float">
            <text:p>4.0912640095</text:p>
          </table:table-cell>
        </table:table-row>
        <table:table-row table:style-name="ro1">
          <table:table-cell office:value-type="string" calcext:value-type="string">
            <text:p>82169340_0_8322918591491729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16539_0_48162229261956366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02655_0_91765873827220295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7163_0_73551827402762742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1018_0_13053439191459751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361494064331" calcext:value-type="float">
            <text:p>6.4636149406</text:p>
          </table:table-cell>
          <table:table-cell office:value-type="float" office:value="0.00611090660095215" calcext:value-type="float">
            <text:p>0.0061109066</text:p>
          </table:table-cell>
          <table:table-cell office:value-type="float" office:value="0" calcext:value-type="float">
            <text:p>0</text:p>
          </table:table-cell>
          <table:table-cell office:value-type="float" office:value="0.726459980010986" calcext:value-type="float">
            <text:p>0.72645998</text:p>
          </table:table-cell>
          <table:table-cell office:value-type="float" office:value="5.73104405403137" calcext:value-type="float">
            <text:p>5.731044054</text:p>
          </table:table-cell>
        </table:table-row>
        <table:table-row table:style-name="ro1">
          <table:table-cell office:value-type="string" calcext:value-type="string">
            <text:p>12089848_10_58857904087740946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483070373535" calcext:value-type="float">
            <text:p>0.1644830704</text:p>
          </table:table-cell>
          <table:table-cell office:value-type="float" office:value="0.0034022331237793" calcext:value-type="float">
            <text:p>0.0034022331</text:p>
          </table:table-cell>
          <table:table-cell office:value-type="float" office:value="0" calcext:value-type="float">
            <text:p>0</text:p>
          </table:table-cell>
          <table:table-cell office:value-type="float" office:value="0.161062955856323" calcext:value-type="float">
            <text:p>0.1610629559</text:p>
          </table:table-cell>
          <table:table-cell office:value-type="float" office:value="0.0000178813934326172" calcext:value-type="float">
            <text:p>1.78813934326172E-005</text:p>
          </table:table-cell>
        </table:table-row>
        <table:table-row table:style-name="ro1">
          <table:table-cell office:value-type="string" calcext:value-type="string">
            <text:p>79160361_0_84350191648286296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2773_0_14574639825050196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105752_1_30137314655113795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764976501465" calcext:value-type="float">
            <text:p>0.5647649765</text:p>
          </table:table-cell>
          <table:table-cell office:value-type="float" office:value="0.00234484672546387" calcext:value-type="float">
            <text:p>0.0023448467</text:p>
          </table:table-cell>
          <table:table-cell office:value-type="float" office:value="0" calcext:value-type="float">
            <text:p>0</text:p>
          </table:table-cell>
          <table:table-cell office:value-type="float" office:value="0.562401056289673" calcext:value-type="float">
            <text:p>0.5624010563</text:p>
          </table:table-cell>
          <table:table-cell office:value-type="float" office:value="0.000019073486328125" calcext:value-type="float">
            <text:p>1.9073486328125E-005</text:p>
          </table:table-cell>
        </table:table-row>
        <table:table-row table:style-name="ro1">
          <table:table-cell office:value-type="string" calcext:value-type="string">
            <text:p>1614988_0_87898686701517960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57992_0_66373843117059616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712878704071" calcext:value-type="float">
            <text:p>12.0712878704</text:p>
          </table:table-cell>
          <table:table-cell office:value-type="float" office:value="0.00554466247558594" calcext:value-type="float">
            <text:p>0.0055446625</text:p>
          </table:table-cell>
          <table:table-cell office:value-type="float" office:value="0" calcext:value-type="float">
            <text:p>0</text:p>
          </table:table-cell>
          <table:table-cell office:value-type="float" office:value="1.86273407936096" calcext:value-type="float">
            <text:p>1.8627340794</text:p>
          </table:table-cell>
          <table:table-cell office:value-type="float" office:value="10.2030091285706" calcext:value-type="float">
            <text:p>10.2030091286</text:p>
          </table:table-cell>
        </table:table-row>
        <table:table-row table:style-name="ro1">
          <table:table-cell office:value-type="string" calcext:value-type="string">
            <text:p>58530629_1_84893872032227224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451271_0_811182756582796699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792886734009" calcext:value-type="float">
            <text:p>0.4987928867</text:p>
          </table:table-cell>
          <table:table-cell office:value-type="float" office:value="0.00382590293884277" calcext:value-type="float">
            <text:p>0.0038259029</text:p>
          </table:table-cell>
          <table:table-cell office:value-type="float" office:value="0" calcext:value-type="float">
            <text:p>0</text:p>
          </table:table-cell>
          <table:table-cell office:value-type="float" office:value="0.494949102401733" calcext:value-type="float">
            <text:p>0.4949491024</text:p>
          </table:table-cell>
          <table:table-cell office:value-type="float" office:value="0.0000178813934326172" calcext:value-type="float">
            <text:p>1.78813934326172E-005</text:p>
          </table:table-cell>
        </table:table-row>
        <table:table-row table:style-name="ro1">
          <table:table-cell office:value-type="string" calcext:value-type="string">
            <text:p>42457508_0_12070298083127726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82452_73_55543475248451498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99449_0_6002008131350048154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4729089736939" calcext:value-type="float">
            <text:p>8.9472908974</text:p>
          </table:table-cell>
          <table:table-cell office:value-type="float" office:value="0.00507187843322754" calcext:value-type="float">
            <text:p>0.0050718784</text:p>
          </table:table-cell>
          <table:table-cell office:value-type="float" office:value="0" calcext:value-type="float">
            <text:p>0</text:p>
          </table:table-cell>
          <table:table-cell office:value-type="float" office:value="2.24312591552734" calcext:value-type="float">
            <text:p>2.2431259155</text:p>
          </table:table-cell>
          <table:table-cell office:value-type="float" office:value="6.69909310340881" calcext:value-type="float">
            <text:p>6.6990931034</text:p>
          </table:table-cell>
        </table:table-row>
        <table:table-row table:style-name="ro1">
          <table:table-cell office:value-type="string" calcext:value-type="string">
            <text:p>12371501_0_45303022924305668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482792854309" calcext:value-type="float">
            <text:p>8.5548279285</text:p>
          </table:table-cell>
          <table:table-cell office:value-type="float" office:value="0.00539612770080566" calcext:value-type="float">
            <text:p>0.0053961277</text:p>
          </table:table-cell>
          <table:table-cell office:value-type="float" office:value="0" calcext:value-type="float">
            <text:p>0</text:p>
          </table:table-cell>
          <table:table-cell office:value-type="float" office:value="2.18303489685059" calcext:value-type="float">
            <text:p>2.1830348969</text:p>
          </table:table-cell>
          <table:table-cell office:value-type="float" office:value="6.3663969039917" calcext:value-type="float">
            <text:p>6.366396904</text:p>
          </table:table-cell>
        </table:table-row>
        <table:table-row table:style-name="ro1">
          <table:table-cell office:value-type="string" calcext:value-type="string">
            <text:p>16080398_0_74209047664507086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469354_0_60290171639913103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5556_0_52460221074290950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6188154220581" calcext:value-type="float">
            <text:p>0.5061881542</text:p>
          </table:table-cell>
          <table:table-cell office:value-type="float" office:value="0.00399518013000488" calcext:value-type="float">
            <text:p>0.0039951801</text:p>
          </table:table-cell>
          <table:table-cell office:value-type="float" office:value="0" calcext:value-type="float">
            <text:p>0</text:p>
          </table:table-cell>
          <table:table-cell office:value-type="float" office:value="0.500508069992065" calcext:value-type="float">
            <text:p>0.50050807</text:p>
          </table:table-cell>
          <table:table-cell office:value-type="float" office:value="0.00168490409851074" calcext:value-type="float">
            <text:p>0.0016849041</text:p>
          </table:table-cell>
        </table:table-row>
        <table:table-row table:style-name="ro1">
          <table:table-cell office:value-type="string" calcext:value-type="string">
            <text:p>55120282_25_18996106635038782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66987_0_57143310055921587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33461_1_38110220398098174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97604_0_412838161169887139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453684806824" calcext:value-type="float">
            <text:p>1.2745368481</text:p>
          </table:table-cell>
          <table:table-cell office:value-type="float" office:value="0.00251293182373047" calcext:value-type="float">
            <text:p>0.0025129318</text:p>
          </table:table-cell>
          <table:table-cell office:value-type="float" office:value="0" calcext:value-type="float">
            <text:p>0</text:p>
          </table:table-cell>
          <table:table-cell office:value-type="float" office:value="1.27199387550354" calcext:value-type="float">
            <text:p>1.2719938755</text:p>
          </table:table-cell>
          <table:table-cell office:value-type="float" office:value="0.0000300407409667969" calcext:value-type="float">
            <text:p>3.00407409667969E-005</text:p>
          </table:table-cell>
        </table:table-row>
        <table:table-row table:style-name="ro1">
          <table:table-cell office:value-type="string" calcext:value-type="string">
            <text:p>38428277_0_13116438101024626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14508_4_53573354792671400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9717_0_68640272118409087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18326_0_51978563159545877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93918800354" calcext:value-type="float">
            <text:p>0.565939188</text:p>
          </table:table-cell>
          <table:table-cell office:value-type="float" office:value="0.00193428993225098" calcext:value-type="float">
            <text:p>0.0019342899</text:p>
          </table:table-cell>
          <table:table-cell office:value-type="float" office:value="0" calcext:value-type="float">
            <text:p>0</text:p>
          </table:table-cell>
          <table:table-cell office:value-type="float" office:value="0.563988924026489" calcext:value-type="float">
            <text:p>0.563988924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50284735_0_16160387240039977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65298_0_18363345759444532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87833_1_25946919570563942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737414_0_43292952821394758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45709_0_13931216620158920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71287_0_17055077075540000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61339_0_51719363994818914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30487_0_59055372844484990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57923_0_77800734631356944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955570_0_49368711859794776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7888_0_88735749345919143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65342_5_488405849150636329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820199012756" calcext:value-type="float">
            <text:p>1.5982019901</text:p>
          </table:table-cell>
          <table:table-cell office:value-type="float" office:value="0.00208306312561035" calcext:value-type="float">
            <text:p>0.0020830631</text:p>
          </table:table-cell>
          <table:table-cell office:value-type="float" office:value="0" calcext:value-type="float">
            <text:p>0</text:p>
          </table:table-cell>
          <table:table-cell office:value-type="float" office:value="0.573065042495728" calcext:value-type="float">
            <text:p>0.5730650425</text:p>
          </table:table-cell>
          <table:table-cell office:value-type="float" office:value="1.02305388450623" calcext:value-type="float">
            <text:p>1.0230538845</text:p>
          </table:table-cell>
        </table:table-row>
        <table:table-row table:style-name="ro1">
          <table:table-cell office:value-type="string" calcext:value-type="string">
            <text:p>54719588_0_84171971760867569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08141_2_517168437998758671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73040795326233" calcext:value-type="float">
            <text:p>7.7304079533</text:p>
          </table:table-cell>
          <table:table-cell office:value-type="float" office:value="0.00443887710571289" calcext:value-type="float">
            <text:p>0.0044388771</text:p>
          </table:table-cell>
          <table:table-cell office:value-type="float" office:value="0" calcext:value-type="float">
            <text:p>0</text:p>
          </table:table-cell>
          <table:table-cell office:value-type="float" office:value="0.963101148605347" calcext:value-type="float">
            <text:p>0.9631011486</text:p>
          </table:table-cell>
          <table:table-cell office:value-type="float" office:value="6.76286792755127" calcext:value-type="float">
            <text:p>6.7628679276</text:p>
          </table:table-cell>
        </table:table-row>
        <table:table-row table:style-name="ro1">
          <table:table-cell office:value-type="string" calcext:value-type="string">
            <text:p>8567121_0_6515641868675853546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ns/prov#wasDerivedFro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483120918274" calcext:value-type="float">
            <text:p>31.6483120918</text:p>
          </table:table-cell>
          <table:table-cell office:value-type="float" office:value="0.00693917274475098" calcext:value-type="float">
            <text:p>0.0069391727</text:p>
          </table:table-cell>
          <table:table-cell office:value-type="float" office:value="0" calcext:value-type="float">
            <text:p>0</text:p>
          </table:table-cell>
          <table:table-cell office:value-type="float" office:value="3.93022203445435" calcext:value-type="float">
            <text:p>3.9302220345</text:p>
          </table:table-cell>
          <table:table-cell office:value-type="float" office:value="27.7111508846283" calcext:value-type="float">
            <text:p>27.7111508846</text:p>
          </table:table-cell>
        </table:table-row>
        <table:table-row table:style-name="ro1">
          <table:table-cell office:value-type="string" calcext:value-type="string">
            <text:p>41524216_0_43465518482890983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896800994873" calcext:value-type="float">
            <text:p>7.1189680099</text:p>
          </table:table-cell>
          <table:table-cell office:value-type="float" office:value="0.00395870208740234" calcext:value-type="float">
            <text:p>0.0039587021</text:p>
          </table:table-cell>
          <table:table-cell office:value-type="float" office:value="0" calcext:value-type="float">
            <text:p>0</text:p>
          </table:table-cell>
          <table:table-cell office:value-type="float" office:value="1.93089723587036" calcext:value-type="float">
            <text:p>1.9308972359</text:p>
          </table:table-cell>
          <table:table-cell office:value-type="float" office:value="5.18411207199097" calcext:value-type="float">
            <text:p>5.184112072</text:p>
          </table:table-cell>
        </table:table-row>
        <table:table-row table:style-name="ro1">
          <table:table-cell office:value-type="string" calcext:value-type="string">
            <text:p>49572963_0_57335118726506939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9976809024811" calcext:value-type="float">
            <text:p>11.9976809025</text:p>
          </table:table-cell>
          <table:table-cell office:value-type="float" office:value="0.00754880905151367" calcext:value-type="float">
            <text:p>0.0075488091</text:p>
          </table:table-cell>
          <table:table-cell office:value-type="float" office:value="0" calcext:value-type="float">
            <text:p>0</text:p>
          </table:table-cell>
          <table:table-cell office:value-type="float" office:value="2.68593597412109" calcext:value-type="float">
            <text:p>2.6859359741</text:p>
          </table:table-cell>
          <table:table-cell office:value-type="float" office:value="9.30419611930847" calcext:value-type="float">
            <text:p>9.3041961193</text:p>
          </table:table-cell>
        </table:table-row>
        <table:table-row table:style-name="ro1">
          <table:table-cell office:value-type="string" calcext:value-type="string">
            <text:p>22285142_0_21840779518221300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11244_0_76048438655246574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44272_0_6840822559842330948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929077148438" calcext:value-type="float">
            <text:p>0.8929290771</text:p>
          </table:table-cell>
          <table:table-cell office:value-type="float" office:value="0.004180908203125" calcext:value-type="float">
            <text:p>0.0041809082</text:p>
          </table:table-cell>
          <table:table-cell office:value-type="float" office:value="0" calcext:value-type="float">
            <text:p>0</text:p>
          </table:table-cell>
          <table:table-cell office:value-type="float" office:value="0.888704061508179" calcext:value-type="float">
            <text:p>0.8887040615</text:p>
          </table:table-cell>
          <table:table-cell office:value-type="float" office:value="0.0000441074371337891" calcext:value-type="float">
            <text:p>4.41074371337891E-005</text:p>
          </table:table-cell>
        </table:table-row>
        <table:table-row table:style-name="ro1">
          <table:table-cell office:value-type="string" calcext:value-type="string">
            <text:p>50934533_0_36046724414538816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1776971817" calcext:value-type="float">
            <text:p>10.7117769718</text:p>
          </table:table-cell>
          <table:table-cell office:value-type="float" office:value="0.00688695907592773" calcext:value-type="float">
            <text:p>0.0068869591</text:p>
          </table:table-cell>
          <table:table-cell office:value-type="float" office:value="0" calcext:value-type="float">
            <text:p>0</text:p>
          </table:table-cell>
          <table:table-cell office:value-type="float" office:value="3.38820314407349" calcext:value-type="float">
            <text:p>3.3882031441</text:p>
          </table:table-cell>
          <table:table-cell office:value-type="float" office:value="7.3166868686676" calcext:value-type="float">
            <text:p>7.3166868687</text:p>
          </table:table-cell>
        </table:table-row>
        <table:table-row table:style-name="ro1">
          <table:table-cell office:value-type="string" calcext:value-type="string">
            <text:p>23814645_0_67799779235720282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0530_1_50177321215802013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516539096832" calcext:value-type="float">
            <text:p>21.2516539097</text:p>
          </table:table-cell>
          <table:table-cell office:value-type="float" office:value="0.00629305839538574" calcext:value-type="float">
            <text:p>0.0062930584</text:p>
          </table:table-cell>
          <table:table-cell office:value-type="float" office:value="0" calcext:value-type="float">
            <text:p>0</text:p>
          </table:table-cell>
          <table:table-cell office:value-type="float" office:value="2.68450498580933" calcext:value-type="float">
            <text:p>2.6845049858</text:p>
          </table:table-cell>
          <table:table-cell office:value-type="float" office:value="18.5608558654785" calcext:value-type="float">
            <text:p>18.5608558655</text:p>
          </table:table-cell>
        </table:table-row>
        <table:table-row table:style-name="ro1">
          <table:table-cell office:value-type="string" calcext:value-type="string">
            <text:p>52615705_0_50764492731134148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0592918396" calcext:value-type="float">
            <text:p>18.805929184</text:p>
          </table:table-cell>
          <table:table-cell office:value-type="float" office:value="0.00894808769226074" calcext:value-type="float">
            <text:p>0.0089480877</text:p>
          </table:table-cell>
          <table:table-cell office:value-type="float" office:value="0" calcext:value-type="float">
            <text:p>0</text:p>
          </table:table-cell>
          <table:table-cell office:value-type="float" office:value="3.81128597259521" calcext:value-type="float">
            <text:p>3.8112859726</text:p>
          </table:table-cell>
          <table:table-cell office:value-type="float" office:value="14.9856951236725" calcext:value-type="float">
            <text:p>14.9856951237</text:p>
          </table:table-cell>
        </table:table-row>
        <table:table-row table:style-name="ro1">
          <table:table-cell office:value-type="string" calcext:value-type="string">
            <text:p>9567241_0_56663882685109127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26817_0_448195397093309801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2387199401855" calcext:value-type="float">
            <text:p>17.2387199402</text:p>
          </table:table-cell>
          <table:table-cell office:value-type="float" office:value="0.0100905895233154" calcext:value-type="float">
            <text:p>0.0100905895</text:p>
          </table:table-cell>
          <table:table-cell office:value-type="float" office:value="0" calcext:value-type="float">
            <text:p>0</text:p>
          </table:table-cell>
          <table:table-cell office:value-type="float" office:value="3.43477916717529" calcext:value-type="float">
            <text:p>3.4347791672</text:p>
          </table:table-cell>
          <table:table-cell office:value-type="float" office:value="13.7938501834869" calcext:value-type="float">
            <text:p>13.7938501835</text:p>
          </table:table-cell>
        </table:table-row>
        <table:table-row table:style-name="ro1">
          <table:table-cell office:value-type="string" calcext:value-type="string">
            <text:p>41726814_0_5246690523541594527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3989982605" calcext:value-type="float">
            <text:p>2.1203989983</text:p>
          </table:table-cell>
          <table:table-cell office:value-type="float" office:value="0.00310206413269043" calcext:value-type="float">
            <text:p>0.0031020641</text:p>
          </table:table-cell>
          <table:table-cell office:value-type="float" office:value="0" calcext:value-type="float">
            <text:p>0</text:p>
          </table:table-cell>
          <table:table-cell office:value-type="float" office:value="2.11725807189941" calcext:value-type="float">
            <text:p>2.1172580719</text:p>
          </table:table-cell>
          <table:table-cell office:value-type="float" office:value="0.0000388622283935547" calcext:value-type="float">
            <text:p>3.88622283935547E-005</text:p>
          </table:table-cell>
        </table:table-row>
        <table:table-row table:style-name="ro1">
          <table:table-cell office:value-type="string" calcext:value-type="string">
            <text:p>11363156_0_58720995275682413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82592_1_9877759508583847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026184_0_4995594882122313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86782_0_79414488880476094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commen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8364582061768" calcext:value-type="float">
            <text:p>8.5836458206</text:p>
          </table:table-cell>
          <table:table-cell office:value-type="float" office:value="0.00473499298095703" calcext:value-type="float">
            <text:p>0.004734993</text:p>
          </table:table-cell>
          <table:table-cell office:value-type="float" office:value="0" calcext:value-type="float">
            <text:p>0</text:p>
          </table:table-cell>
          <table:table-cell office:value-type="float" office:value="2.47813296318054" calcext:value-type="float">
            <text:p>2.4781329632</text:p>
          </table:table-cell>
          <table:table-cell office:value-type="float" office:value="6.10077786445618" calcext:value-type="float">
            <text:p>6.1007778645</text:p>
          </table:table-cell>
        </table:table-row>
        <table:table-row table:style-name="ro1">
          <table:table-cell office:value-type="string" calcext:value-type="string">
            <text:p>50223062_1_14184416831892284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669937133789" calcext:value-type="float">
            <text:p>0.6456699371</text:p>
          </table:table-cell>
          <table:table-cell office:value-type="float" office:value="0.00229883193969727" calcext:value-type="float">
            <text:p>0.0022988319</text:p>
          </table:table-cell>
          <table:table-cell office:value-type="float" office:value="0" calcext:value-type="float">
            <text:p>0</text:p>
          </table:table-cell>
          <table:table-cell office:value-type="float" office:value="0.64335298538208" calcext:value-type="float">
            <text:p>0.6433529854</text:p>
          </table:table-cell>
          <table:table-cell office:value-type="float" office:value="0.0000181198120117187" calcext:value-type="float">
            <text:p>1.81198120117187E-005</text:p>
          </table:table-cell>
        </table:table-row>
        <table:table-row table:style-name="ro1">
          <table:table-cell office:value-type="string" calcext:value-type="string">
            <text:p>73309672_0_84133327176625511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628785133362" calcext:value-type="float">
            <text:p>3.2162878513</text:p>
          </table:table-cell>
          <table:table-cell office:value-type="float" office:value="0.00431990623474121" calcext:value-type="float">
            <text:p>0.0043199062</text:p>
          </table:table-cell>
          <table:table-cell office:value-type="float" office:value="0" calcext:value-type="float">
            <text:p>0</text:p>
          </table:table-cell>
          <table:table-cell office:value-type="float" office:value="3.21191000938416" calcext:value-type="float">
            <text:p>3.2119100094</text:p>
          </table:table-cell>
          <table:table-cell office:value-type="float" office:value="0.0000579357147216797" calcext:value-type="float">
            <text:p>5.79357147216797E-005</text:p>
          </table:table-cell>
        </table:table-row>
        <table:table-row table:style-name="ro1">
          <table:table-cell office:value-type="string" calcext:value-type="string">
            <text:p>58089410_0_61726712592618026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30822_0_90837787403411068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800899982452" calcext:value-type="float">
            <text:p>23.8800899982</text:p>
          </table:table-cell>
          <table:table-cell office:value-type="float" office:value="0.00734186172485352" calcext:value-type="float">
            <text:p>0.0073418617</text:p>
          </table:table-cell>
          <table:table-cell office:value-type="float" office:value="0" calcext:value-type="float">
            <text:p>0</text:p>
          </table:table-cell>
          <table:table-cell office:value-type="float" office:value="4.47339200973511" calcext:value-type="float">
            <text:p>4.4733920097</text:p>
          </table:table-cell>
          <table:table-cell office:value-type="float" office:value="19.3993561267853" calcext:value-type="float">
            <text:p>19.3993561268</text:p>
          </table:table-cell>
        </table:table-row>
        <table:table-row table:style-name="ro1">
          <table:table-cell office:value-type="string" calcext:value-type="string">
            <text:p>13210603_0_2002587621003988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56534_0_62634753335778006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395849_1_46456775497742538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22425_0_2819641185347419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1657819747925" calcext:value-type="float">
            <text:p>21.1657819748</text:p>
          </table:table-cell>
          <table:table-cell office:value-type="float" office:value="0.0103402137756348" calcext:value-type="float">
            <text:p>0.0103402138</text:p>
          </table:table-cell>
          <table:table-cell office:value-type="float" office:value="0" calcext:value-type="float">
            <text:p>0</text:p>
          </table:table-cell>
          <table:table-cell office:value-type="float" office:value="1.61421394348145" calcext:value-type="float">
            <text:p>1.6142139435</text:p>
          </table:table-cell>
          <table:table-cell office:value-type="float" office:value="19.5412278175354" calcext:value-type="float">
            <text:p>19.5412278175</text:p>
          </table:table-cell>
        </table:table-row>
        <table:table-row table:style-name="ro1">
          <table:table-cell office:value-type="string" calcext:value-type="string">
            <text:p>26804367_0_12702857258069254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834519_2_317495294564137900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1761_0_57117328247686698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46774_0_32568897217376115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050490379334" calcext:value-type="float">
            <text:p>4.5705049038</text:p>
          </table:table-cell>
          <table:table-cell office:value-type="float" office:value="0.00380110740661621" calcext:value-type="float">
            <text:p>0.0038011074</text:p>
          </table:table-cell>
          <table:table-cell office:value-type="float" office:value="0" calcext:value-type="float">
            <text:p>0</text:p>
          </table:table-cell>
          <table:table-cell office:value-type="float" office:value="0.330686807632446" calcext:value-type="float">
            <text:p>0.3306868076</text:p>
          </table:table-cell>
          <table:table-cell office:value-type="float" office:value="4.23601698875427" calcext:value-type="float">
            <text:p>4.2360169888</text:p>
          </table:table-cell>
        </table:table-row>
        <table:table-row table:style-name="ro1">
          <table:table-cell office:value-type="string" calcext:value-type="string">
            <text:p>42674710_1_58346429350168588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141743_0_7653912626574427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4351692199707" calcext:value-type="float">
            <text:p>5.243516922</text:p>
          </table:table-cell>
          <table:table-cell office:value-type="float" office:value="0.00604414939880371" calcext:value-type="float">
            <text:p>0.0060441494</text:p>
          </table:table-cell>
          <table:table-cell office:value-type="float" office:value="0" calcext:value-type="float">
            <text:p>0</text:p>
          </table:table-cell>
          <table:table-cell office:value-type="float" office:value="5.23741888999939" calcext:value-type="float">
            <text:p>5.23741889</text:p>
          </table:table-cell>
          <table:table-cell office:value-type="float" office:value="0.0000538825988769531" calcext:value-type="float">
            <text:p>5.38825988769531E-005</text:p>
          </table:table-cell>
        </table:table-row>
        <table:table-row table:style-name="ro1">
          <table:table-cell office:value-type="string" calcext:value-type="string">
            <text:p>83130342_0_56851965597968194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45434_0_35677860965687485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12420_0_151235936875934587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47670841217" calcext:value-type="float">
            <text:p>37.5476708412</text:p>
          </table:table-cell>
          <table:table-cell office:value-type="float" office:value="0.00936293601989746" calcext:value-type="float">
            <text:p>0.009362936</text:p>
          </table:table-cell>
          <table:table-cell office:value-type="float" office:value="0" calcext:value-type="float">
            <text:p>0</text:p>
          </table:table-cell>
          <table:table-cell office:value-type="float" office:value="3.13511180877686" calcext:value-type="float">
            <text:p>3.1351118088</text:p>
          </table:table-cell>
          <table:table-cell office:value-type="float" office:value="34.4031960964203" calcext:value-type="float">
            <text:p>34.4031960964</text:p>
          </table:table-cell>
        </table:table-row>
        <table:table-row table:style-name="ro1">
          <table:table-cell office:value-type="string" calcext:value-type="string">
            <text:p>67084505_0_51359082943302388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46909_0_38506860351024085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616_0_169832477871386298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358505249023" calcext:value-type="float">
            <text:p>2.5535850525</text:p>
          </table:table-cell>
          <table:table-cell office:value-type="float" office:value="0.00321102142333984" calcext:value-type="float">
            <text:p>0.0032110214</text:p>
          </table:table-cell>
          <table:table-cell office:value-type="float" office:value="0" calcext:value-type="float">
            <text:p>0</text:p>
          </table:table-cell>
          <table:table-cell office:value-type="float" office:value="2.0468590259552" calcext:value-type="float">
            <text:p>2.046859026</text:p>
          </table:table-cell>
          <table:table-cell office:value-type="float" office:value="0.503515005111694" calcext:value-type="float">
            <text:p>0.5035150051</text:p>
          </table:table-cell>
        </table:table-row>
        <table:table-row table:style-name="ro1">
          <table:table-cell office:value-type="string" calcext:value-type="string">
            <text:p>32647433_0_4436262495461976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049288749695" calcext:value-type="float">
            <text:p>2.1704928875</text:p>
          </table:table-cell>
          <table:table-cell office:value-type="float" office:value="0.00293397903442383" calcext:value-type="float">
            <text:p>0.002933979</text:p>
          </table:table-cell>
          <table:table-cell office:value-type="float" office:value="0" calcext:value-type="float">
            <text:p>0</text:p>
          </table:table-cell>
          <table:table-cell office:value-type="float" office:value="0.644824028015137" calcext:value-type="float">
            <text:p>0.644824028</text:p>
          </table:table-cell>
          <table:table-cell office:value-type="float" office:value="1.52273488044739" calcext:value-type="float">
            <text:p>1.5227348804</text:p>
          </table:table-cell>
        </table:table-row>
        <table:table-row table:style-name="ro1">
          <table:table-cell office:value-type="string" calcext:value-type="string">
            <text:p>92298467_0_66683236302404807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60685_0_68869060708657013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566299438477" calcext:value-type="float">
            <text:p>9.4256629944</text:p>
          </table:table-cell>
          <table:table-cell office:value-type="float" office:value="0.00332093238830566" calcext:value-type="float">
            <text:p>0.0033209324</text:p>
          </table:table-cell>
          <table:table-cell office:value-type="float" office:value="0" calcext:value-type="float">
            <text:p>0</text:p>
          </table:table-cell>
          <table:table-cell office:value-type="float" office:value="2.52867007255554" calcext:value-type="float">
            <text:p>2.5286700726</text:p>
          </table:table-cell>
          <table:table-cell office:value-type="float" office:value="6.89367198944092" calcext:value-type="float">
            <text:p>6.8936719894</text:p>
          </table:table-cell>
        </table:table-row>
        <table:table-row table:style-name="ro1">
          <table:table-cell office:value-type="string" calcext:value-type="string">
            <text:p>52113152_1_20919095043288348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06654_0_8212343977049807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546166_0_17015790066008486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261300086975" calcext:value-type="float">
            <text:p>2.3226130009</text:p>
          </table:table-cell>
          <table:table-cell office:value-type="float" office:value="0.00257587432861328" calcext:value-type="float">
            <text:p>0.0025758743</text:p>
          </table:table-cell>
          <table:table-cell office:value-type="float" office:value="0" calcext:value-type="float">
            <text:p>0</text:p>
          </table:table-cell>
          <table:table-cell office:value-type="float" office:value="0.667601108551025" calcext:value-type="float">
            <text:p>0.6676011086</text:p>
          </table:table-cell>
          <table:table-cell office:value-type="float" office:value="1.65243601799011" calcext:value-type="float">
            <text:p>1.652436018</text:p>
          </table:table-cell>
        </table:table-row>
        <table:table-row table:style-name="ro1">
          <table:table-cell office:value-type="string" calcext:value-type="string">
            <text:p>56113025_0_84950897574796208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hasPhotoCollection|http://dbpedia.org/property/hasPhotoCollection|http://dbpedia.org/property/hasPhotoCollection|http://dbpedia.org/property/hasPhotoCollec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10889053345" calcext:value-type="float">
            <text:p>1.5701088905</text:p>
          </table:table-cell>
          <table:table-cell office:value-type="float" office:value="0.00187087059020996" calcext:value-type="float">
            <text:p>0.0018708706</text:p>
          </table:table-cell>
          <table:table-cell office:value-type="float" office:value="0" calcext:value-type="float">
            <text:p>0</text:p>
          </table:table-cell>
          <table:table-cell office:value-type="float" office:value="0.58729100227356" calcext:value-type="float">
            <text:p>0.5872910023</text:p>
          </table:table-cell>
          <table:table-cell office:value-type="float" office:value="0.980947017669678" calcext:value-type="float">
            <text:p>0.9809470177</text:p>
          </table:table-cell>
        </table:table-row>
        <table:table-row table:style-name="ro1">
          <table:table-cell office:value-type="string" calcext:value-type="string">
            <text:p>74207889_106_76332407575965171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41841_0_4730632080792179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purl.org/voc/vrank#hasRank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1265289783478" calcext:value-type="float">
            <text:p>23.1265289783</text:p>
          </table:table-cell>
          <table:table-cell office:value-type="float" office:value="0.00514292716979981" calcext:value-type="float">
            <text:p>0.0051429272</text:p>
          </table:table-cell>
          <table:table-cell office:value-type="float" office:value="0" calcext:value-type="float">
            <text:p>0</text:p>
          </table:table-cell>
          <table:table-cell office:value-type="float" office:value="3.24278903007507" calcext:value-type="float">
            <text:p>3.2427890301</text:p>
          </table:table-cell>
          <table:table-cell office:value-type="float" office:value="19.8785970211029" calcext:value-type="float">
            <text:p>19.8785970211</text:p>
          </table:table-cell>
        </table:table-row>
        <table:table-row table:style-name="ro1">
          <table:table-cell office:value-type="string" calcext:value-type="string">
            <text:p>10214239_1_3957752453413011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2970_0_83498647312971064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385313987732" calcext:value-type="float">
            <text:p>9.4438531399</text:p>
          </table:table-cell>
          <table:table-cell office:value-type="float" office:value="0.00558996200561523" calcext:value-type="float">
            <text:p>0.005589962</text:p>
          </table:table-cell>
          <table:table-cell office:value-type="float" office:value="0" calcext:value-type="float">
            <text:p>0</text:p>
          </table:table-cell>
          <table:table-cell office:value-type="float" office:value="1.88035607337952" calcext:value-type="float">
            <text:p>1.8803560734</text:p>
          </table:table-cell>
          <table:table-cell office:value-type="float" office:value="7.55790710449219" calcext:value-type="float">
            <text:p>7.5579071045</text:p>
          </table:table-cell>
        </table:table-row>
        <table:table-row table:style-name="ro1">
          <table:table-cell office:value-type="string" calcext:value-type="string">
            <text:p>61589954_0_28684341455181915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385782241821" calcext:value-type="float">
            <text:p>1.0338578224</text:p>
          </table:table-cell>
          <table:table-cell office:value-type="float" office:value="0.00222063064575195" calcext:value-type="float">
            <text:p>0.0022206306</text:p>
          </table:table-cell>
          <table:table-cell office:value-type="float" office:value="0" calcext:value-type="float">
            <text:p>0</text:p>
          </table:table-cell>
          <table:table-cell office:value-type="float" office:value="1.03162503242493" calcext:value-type="float">
            <text:p>1.0316250324</text:p>
          </table:table-cell>
          <table:table-cell office:value-type="float" office:value="0.0000121593475341797" calcext:value-type="float">
            <text:p>1.21593475341797E-005</text:p>
          </table:table-cell>
        </table:table-row>
        <table:table-row table:style-name="ro1">
          <table:table-cell office:value-type="string" calcext:value-type="string">
            <text:p>336175_0_160385936713494019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799191474915" calcext:value-type="float">
            <text:p>13.2799191475</text:p>
          </table:table-cell>
          <table:table-cell office:value-type="float" office:value="0.00610184669494629" calcext:value-type="float">
            <text:p>0.0061018467</text:p>
          </table:table-cell>
          <table:table-cell office:value-type="float" office:value="0" calcext:value-type="float">
            <text:p>0</text:p>
          </table:table-cell>
          <table:table-cell office:value-type="float" office:value="1.53898811340332" calcext:value-type="float">
            <text:p>1.5389881134</text:p>
          </table:table-cell>
          <table:table-cell office:value-type="float" office:value="11.7348291873932" calcext:value-type="float">
            <text:p>11.7348291874</text:p>
          </table:table-cell>
        </table:table-row>
        <table:table-row table:style-name="ro1">
          <table:table-cell office:value-type="string" calcext:value-type="string">
            <text:p>17403723_0_30020281636025435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67252_0_240944837501399575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32913_0_48995594364442665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17511_0_305832310516696343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31816_0_26475998870206221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dbpedia.org/property/currencyCode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192098617554" calcext:value-type="float">
            <text:p>16.0192098618</text:p>
          </table:table-cell>
          <table:table-cell office:value-type="float" office:value="0.00687980651855469" calcext:value-type="float">
            <text:p>0.0068798065</text:p>
          </table:table-cell>
          <table:table-cell office:value-type="float" office:value="0" calcext:value-type="float">
            <text:p>0</text:p>
          </table:table-cell>
          <table:table-cell office:value-type="float" office:value="2.70198893547058" calcext:value-type="float">
            <text:p>2.7019889355</text:p>
          </table:table-cell>
          <table:table-cell office:value-type="float" office:value="13.3103411197662" calcext:value-type="float">
            <text:p>13.3103411198</text:p>
          </table:table-cell>
        </table:table-row>
        <table:table-row table:style-name="ro1">
          <table:table-cell office:value-type="string" calcext:value-type="string">
            <text:p>61371918_83_80533554872689897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627271_6_22398219274528483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46117_0_257805509940281107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2340729236603" calcext:value-type="float">
            <text:p>18.2340729237</text:p>
          </table:table-cell>
          <table:table-cell office:value-type="float" office:value="0.00696802139282227" calcext:value-type="float">
            <text:p>0.0069680214</text:p>
          </table:table-cell>
          <table:table-cell office:value-type="float" office:value="0" calcext:value-type="float">
            <text:p>0</text:p>
          </table:table-cell>
          <table:table-cell office:value-type="float" office:value="1.97660398483276" calcext:value-type="float">
            <text:p>1.9766039848</text:p>
          </table:table-cell>
          <table:table-cell office:value-type="float" office:value="16.2505009174347" calcext:value-type="float">
            <text:p>16.2505009174</text:p>
          </table:table-cell>
        </table:table-row>
        <table:table-row table:style-name="ro1">
          <table:table-cell office:value-type="string" calcext:value-type="string">
            <text:p>32939195_2_47667513923957484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41151_6_82223855211251082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6735990047455" calcext:value-type="float">
            <text:p>11.6735990047</text:p>
          </table:table-cell>
          <table:table-cell office:value-type="float" office:value="0.00763726234436035" calcext:value-type="float">
            <text:p>0.0076372623</text:p>
          </table:table-cell>
          <table:table-cell office:value-type="float" office:value="0" calcext:value-type="float">
            <text:p>0</text:p>
          </table:table-cell>
          <table:table-cell office:value-type="float" office:value="2.81418585777283" calcext:value-type="float">
            <text:p>2.8141858578</text:p>
          </table:table-cell>
          <table:table-cell office:value-type="float" office:value="8.8517758846283" calcext:value-type="float">
            <text:p>8.8517758846</text:p>
          </table:table-cell>
        </table:table-row>
        <table:table-row table:style-name="ro1">
          <table:table-cell office:value-type="string" calcext:value-type="string">
            <text:p>14600983_0_61640108285116321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6394996643066" calcext:value-type="float">
            <text:p>9.1639499664</text:p>
          </table:table-cell>
          <table:table-cell office:value-type="float" office:value="0.00376200675964355" calcext:value-type="float">
            <text:p>0.0037620068</text:p>
          </table:table-cell>
          <table:table-cell office:value-type="float" office:value="0" calcext:value-type="float">
            <text:p>0</text:p>
          </table:table-cell>
          <table:table-cell office:value-type="float" office:value="1.14680790901184" calcext:value-type="float">
            <text:p>1.146807909</text:p>
          </table:table-cell>
          <table:table-cell office:value-type="float" office:value="8.01338005065918" calcext:value-type="float">
            <text:p>8.0133800507</text:p>
          </table:table-cell>
        </table:table-row>
        <table:table-row table:style-name="ro1">
          <table:table-cell office:value-type="string" calcext:value-type="string">
            <text:p>8545566_0_42139488959196696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895295_0_5135156626082465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83534_0_50352162257722969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commen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927561044693" calcext:value-type="float">
            <text:p>10.9275610447</text:p>
          </table:table-cell>
          <table:table-cell office:value-type="float" office:value="0.00488710403442383" calcext:value-type="float">
            <text:p>0.004887104</text:p>
          </table:table-cell>
          <table:table-cell office:value-type="float" office:value="0" calcext:value-type="float">
            <text:p>0</text:p>
          </table:table-cell>
          <table:table-cell office:value-type="float" office:value="1.51814794540405" calcext:value-type="float">
            <text:p>1.5181479454</text:p>
          </table:table-cell>
          <table:table-cell office:value-type="float" office:value="9.40452599525452" calcext:value-type="float">
            <text:p>9.4045259953</text:p>
          </table:table-cell>
        </table:table-row>
        <table:table-row table:style-name="ro1">
          <table:table-cell office:value-type="string" calcext:value-type="string">
            <text:p>42504652_0_16780706449491792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305858612061" calcext:value-type="float">
            <text:p>0.4843058586</text:p>
          </table:table-cell>
          <table:table-cell office:value-type="float" office:value="0.0036468505859375" calcext:value-type="float">
            <text:p>0.0036468506</text:p>
          </table:table-cell>
          <table:table-cell office:value-type="float" office:value="0" calcext:value-type="float">
            <text:p>0</text:p>
          </table:table-cell>
          <table:table-cell office:value-type="float" office:value="0.480632066726685" calcext:value-type="float">
            <text:p>0.4806320667</text:p>
          </table:table-cell>
          <table:table-cell office:value-type="float" office:value="0.0000269412994384766" calcext:value-type="float">
            <text:p>2.69412994384766E-005</text:p>
          </table:table-cell>
        </table:table-row>
        <table:table-row table:style-name="ro1">
          <table:table-cell office:value-type="string" calcext:value-type="string">
            <text:p>60884685_1_542070130647897404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3973913192749" calcext:value-type="float">
            <text:p>7.0397391319</text:p>
          </table:table-cell>
          <table:table-cell office:value-type="float" office:value="0.00396823883056641" calcext:value-type="float">
            <text:p>0.0039682388</text:p>
          </table:table-cell>
          <table:table-cell office:value-type="float" office:value="0" calcext:value-type="float">
            <text:p>0</text:p>
          </table:table-cell>
          <table:table-cell office:value-type="float" office:value="0.413830995559692" calcext:value-type="float">
            <text:p>0.4138309956</text:p>
          </table:table-cell>
          <table:table-cell office:value-type="float" office:value="6.62193989753723" calcext:value-type="float">
            <text:p>6.6219398975</text:p>
          </table:table-cell>
        </table:table-row>
        <table:table-row table:style-name="ro1">
          <table:table-cell office:value-type="string" calcext:value-type="string">
            <text:p>71142079_0_73997420824193927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44570_0_85344504293641385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43722_0_866607801468577587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7369978427887" calcext:value-type="float">
            <text:p>5.7369978428</text:p>
          </table:table-cell>
          <table:table-cell office:value-type="float" office:value="0.00261378288269043" calcext:value-type="float">
            <text:p>0.0026137829</text:p>
          </table:table-cell>
          <table:table-cell office:value-type="float" office:value="0" calcext:value-type="float">
            <text:p>0</text:p>
          </table:table-cell>
          <table:table-cell office:value-type="float" office:value="1.35138607025146" calcext:value-type="float">
            <text:p>1.3513860703</text:p>
          </table:table-cell>
          <table:table-cell office:value-type="float" office:value="4.38299798965454" calcext:value-type="float">
            <text:p>4.3829979897</text:p>
          </table:table-cell>
        </table:table-row>
        <table:table-row table:style-name="ro1">
          <table:table-cell office:value-type="string" calcext:value-type="string">
            <text:p>70404164_0_54981959784763336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2429_0_34526146948630532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52293_0_917164589754343733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14811_12_2511524702531681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59705_0_3646391432697673305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tournamentFormat|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505786895752" calcext:value-type="float">
            <text:p>3.445057869</text:p>
          </table:table-cell>
          <table:table-cell office:value-type="float" office:value="0.00291872024536133" calcext:value-type="float">
            <text:p>0.0029187202</text:p>
          </table:table-cell>
          <table:table-cell office:value-type="float" office:value="0" calcext:value-type="float">
            <text:p>0</text:p>
          </table:table-cell>
          <table:table-cell office:value-type="float" office:value="0.334983110427856" calcext:value-type="float">
            <text:p>0.3349831104</text:p>
          </table:table-cell>
          <table:table-cell office:value-type="float" office:value="3.1071560382843" calcext:value-type="float">
            <text:p>3.1071560383</text:p>
          </table:table-cell>
        </table:table-row>
        <table:table-row table:style-name="ro1">
          <table:table-cell office:value-type="string" calcext:value-type="string">
            <text:p>53982396_4_378732965414310965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3869414329529" calcext:value-type="float">
            <text:p>2.0386941433</text:p>
          </table:table-cell>
          <table:table-cell office:value-type="float" office:value="0.00325441360473633" calcext:value-type="float">
            <text:p>0.0032544136</text:p>
          </table:table-cell>
          <table:table-cell office:value-type="float" office:value="0" calcext:value-type="float">
            <text:p>0</text:p>
          </table:table-cell>
          <table:table-cell office:value-type="float" office:value="2.03538084030151" calcext:value-type="float">
            <text:p>2.0353808403</text:p>
          </table:table-cell>
          <table:table-cell office:value-type="float" office:value="0.0000588893890380859" calcext:value-type="float">
            <text:p>5.88893890380859E-005</text:p>
          </table:table-cell>
        </table:table-row>
        <table:table-row table:style-name="ro1">
          <table:table-cell office:value-type="string" calcext:value-type="string">
            <text:p>24925757_0_56498891263484148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429891586304" calcext:value-type="float">
            <text:p>0.6514298916</text:p>
          </table:table-cell>
          <table:table-cell office:value-type="float" office:value="0.00243282318115234" calcext:value-type="float">
            <text:p>0.0024328232</text:p>
          </table:table-cell>
          <table:table-cell office:value-type="float" office:value="0" calcext:value-type="float">
            <text:p>0</text:p>
          </table:table-cell>
          <table:table-cell office:value-type="float" office:value="0.648977041244507" calcext:value-type="float">
            <text:p>0.6489770412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96203994_0_212796471964042725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99281_8_718168388656313680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234799861908" calcext:value-type="float">
            <text:p>7.7234799862</text:p>
          </table:table-cell>
          <table:table-cell office:value-type="float" office:value="0.00421905517578125" calcext:value-type="float">
            <text:p>0.0042190552</text:p>
          </table:table-cell>
          <table:table-cell office:value-type="float" office:value="0" calcext:value-type="float">
            <text:p>0</text:p>
          </table:table-cell>
          <table:table-cell office:value-type="float" office:value="0.975631952285767" calcext:value-type="float">
            <text:p>0.9756319523</text:p>
          </table:table-cell>
          <table:table-cell office:value-type="float" office:value="6.74362897872925" calcext:value-type="float">
            <text:p>6.7436289787</text:p>
          </table:table-cell>
        </table:table-row>
        <table:table-row table:style-name="ro1">
          <table:table-cell office:value-type="string" calcext:value-type="string">
            <text:p>55696186_0_88897660311162451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referee|http://dbpedia.org/property/plac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4825086593628" calcext:value-type="float">
            <text:p>4.3482508659</text:p>
          </table:table-cell>
          <table:table-cell office:value-type="float" office:value="0.00246477127075195" calcext:value-type="float">
            <text:p>0.0024647713</text:p>
          </table:table-cell>
          <table:table-cell office:value-type="float" office:value="0" calcext:value-type="float">
            <text:p>0</text:p>
          </table:table-cell>
          <table:table-cell office:value-type="float" office:value="0.499918937683106" calcext:value-type="float">
            <text:p>0.4999189377</text:p>
          </table:table-cell>
          <table:table-cell office:value-type="float" office:value="3.84586715698242" calcext:value-type="float">
            <text:p>3.845867157</text:p>
          </table:table-cell>
        </table:table-row>
        <table:table-row table:style-name="ro1">
          <table:table-cell office:value-type="string" calcext:value-type="string">
            <text:p>9187872_0_24240723028711641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53322_0_82049872579926181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71135_0_6713932162714328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602699_0_511338186776493438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860502243042" calcext:value-type="float">
            <text:p>0.7386050224</text:p>
          </table:table-cell>
          <table:table-cell office:value-type="float" office:value="0.00358319282531738" calcext:value-type="float">
            <text:p>0.0035831928</text:p>
          </table:table-cell>
          <table:table-cell office:value-type="float" office:value="0" calcext:value-type="float">
            <text:p>0</text:p>
          </table:table-cell>
          <table:table-cell office:value-type="float" office:value="0.735002994537354" calcext:value-type="float">
            <text:p>0.7350029945</text:p>
          </table:table-cell>
          <table:table-cell office:value-type="float" office:value="0.0000188350677490234" calcext:value-type="float">
            <text:p>1.88350677490234E-005</text:p>
          </table:table-cell>
        </table:table-row>
        <table:table-row table:style-name="ro1">
          <table:table-cell office:value-type="string" calcext:value-type="string">
            <text:p>60565342_0_3662022478224529103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managers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663989067078" calcext:value-type="float">
            <text:p>4.0766398907</text:p>
          </table:table-cell>
          <table:table-cell office:value-type="float" office:value="0.00242495536804199" calcext:value-type="float">
            <text:p>0.0024249554</text:p>
          </table:table-cell>
          <table:table-cell office:value-type="float" office:value="0" calcext:value-type="float">
            <text:p>0</text:p>
          </table:table-cell>
          <table:table-cell office:value-type="float" office:value="2.45120596885681" calcext:value-type="float">
            <text:p>2.4512059689</text:p>
          </table:table-cell>
          <table:table-cell office:value-type="float" office:value="1.62300896644592" calcext:value-type="float">
            <text:p>1.6230089664</text:p>
          </table:table-cell>
        </table:table-row>
        <table:table-row table:style-name="ro1">
          <table:table-cell office:value-type="string" calcext:value-type="string">
            <text:p>57938705_0_87375067923494619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16358_0_1682194558179283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769580841064" calcext:value-type="float">
            <text:p>12.1769580841</text:p>
          </table:table-cell>
          <table:table-cell office:value-type="float" office:value="0.006317138671875" calcext:value-type="float">
            <text:p>0.0063171387</text:p>
          </table:table-cell>
          <table:table-cell office:value-type="float" office:value="0" calcext:value-type="float">
            <text:p>0</text:p>
          </table:table-cell>
          <table:table-cell office:value-type="float" office:value="3.38061285018921" calcext:value-type="float">
            <text:p>3.3806128502</text:p>
          </table:table-cell>
          <table:table-cell office:value-type="float" office:value="8.79002809524536" calcext:value-type="float">
            <text:p>8.7900280952</text:p>
          </table:table-cell>
        </table:table-row>
        <table:table-row table:style-name="ro1">
          <table:table-cell office:value-type="string" calcext:value-type="string">
            <text:p>51875060_0_20765194790361585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3137362003326" calcext:value-type="float">
            <text:p>21.3137362003</text:p>
          </table:table-cell>
          <table:table-cell office:value-type="float" office:value="0.00966525077819824" calcext:value-type="float">
            <text:p>0.0096652508</text:p>
          </table:table-cell>
          <table:table-cell office:value-type="float" office:value="0" calcext:value-type="float">
            <text:p>0</text:p>
          </table:table-cell>
          <table:table-cell office:value-type="float" office:value="1.63652801513672" calcext:value-type="float">
            <text:p>1.6365280151</text:p>
          </table:table-cell>
          <table:table-cell office:value-type="float" office:value="19.6675429344177" calcext:value-type="float">
            <text:p>19.6675429344</text:p>
          </table:table-cell>
        </table:table-row>
        <table:table-row table:style-name="ro1">
          <table:table-cell office:value-type="string" calcext:value-type="string">
            <text:p>6227218_6_81926014569221785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862040519714" calcext:value-type="float">
            <text:p>11.586204052</text:p>
          </table:table-cell>
          <table:table-cell office:value-type="float" office:value="0.00754213333129883" calcext:value-type="float">
            <text:p>0.0075421333</text:p>
          </table:table-cell>
          <table:table-cell office:value-type="float" office:value="0" calcext:value-type="float">
            <text:p>0</text:p>
          </table:table-cell>
          <table:table-cell office:value-type="float" office:value="2.81888604164124" calcext:value-type="float">
            <text:p>2.8188860416</text:p>
          </table:table-cell>
          <table:table-cell office:value-type="float" office:value="8.7597758769989" calcext:value-type="float">
            <text:p>8.759775877</text:p>
          </table:table-cell>
        </table:table-row>
        <table:table-row table:style-name="ro1">
          <table:table-cell office:value-type="string" calcext:value-type="string">
            <text:p>63615246_1_48202504006686427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21793_0_90445985575338789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191108_0_51392692774366536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720320701599" calcext:value-type="float">
            <text:p>5.147203207</text:p>
          </table:table-cell>
          <table:table-cell office:value-type="float" office:value="0.00356936454772949" calcext:value-type="float">
            <text:p>0.0035693645</text:p>
          </table:table-cell>
          <table:table-cell office:value-type="float" office:value="0" calcext:value-type="float">
            <text:p>0</text:p>
          </table:table-cell>
          <table:table-cell office:value-type="float" office:value="2.58932089805603" calcext:value-type="float">
            <text:p>2.5893208981</text:p>
          </table:table-cell>
          <table:table-cell office:value-type="float" office:value="2.55431294441223" calcext:value-type="float">
            <text:p>2.5543129444</text:p>
          </table:table-cell>
        </table:table-row>
        <table:table-row table:style-name="ro1">
          <table:table-cell office:value-type="string" calcext:value-type="string">
            <text:p>33722761_0_6809412186615601234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55386543274" calcext:value-type="float">
            <text:p>2.2305538654</text:p>
          </table:table-cell>
          <table:table-cell office:value-type="float" office:value="0.00408101081848145" calcext:value-type="float">
            <text:p>0.0040810108</text:p>
          </table:table-cell>
          <table:table-cell office:value-type="float" office:value="0" calcext:value-type="float">
            <text:p>0</text:p>
          </table:table-cell>
          <table:table-cell office:value-type="float" office:value="0.249236822128296" calcext:value-type="float">
            <text:p>0.2492368221</text:p>
          </table:table-cell>
          <table:table-cell office:value-type="float" office:value="1.97723603248596" calcext:value-type="float">
            <text:p>1.9772360325</text:p>
          </table:table-cell>
        </table:table-row>
        <table:table-row table:style-name="ro1">
          <table:table-cell office:value-type="string" calcext:value-type="string">
            <text:p>36970377_0_42611489008826185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69808_0_4887231870474725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06531_0_74220169920707478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33456_2_18864958937956872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5586_0_50511443113578202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320783615112" calcext:value-type="float">
            <text:p>2.8432078362</text:p>
          </table:table-cell>
          <table:table-cell office:value-type="float" office:value="0.00275897979736328" calcext:value-type="float">
            <text:p>0.0027589798</text:p>
          </table:table-cell>
          <table:table-cell office:value-type="float" office:value="0" calcext:value-type="float">
            <text:p>0</text:p>
          </table:table-cell>
          <table:table-cell office:value-type="float" office:value="0.812644958496094" calcext:value-type="float">
            <text:p>0.8126449585</text:p>
          </table:table-cell>
          <table:table-cell office:value-type="float" office:value="2.02780389785767" calcext:value-type="float">
            <text:p>2.0278038979</text:p>
          </table:table-cell>
        </table:table-row>
        <table:table-row table:style-name="ro1">
          <table:table-cell office:value-type="string" calcext:value-type="string">
            <text:p>3490605_0_350624574430025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62855_1_8976269352364116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17667_4_17700603237243740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11842_0_12357268601015551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140967_0_5653612945919489152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7365875244141" calcext:value-type="float">
            <text:p>0.5773658752</text:p>
          </table:table-cell>
          <table:table-cell office:value-type="float" office:value="0.00298309326171875" calcext:value-type="float">
            <text:p>0.0029830933</text:p>
          </table:table-cell>
          <table:table-cell office:value-type="float" office:value="0" calcext:value-type="float">
            <text:p>0</text:p>
          </table:table-cell>
          <table:table-cell office:value-type="float" office:value="0.574349880218506" calcext:value-type="float">
            <text:p>0.5743498802</text:p>
          </table:table-cell>
          <table:table-cell office:value-type="float" office:value="0.0000329017639160156" calcext:value-type="float">
            <text:p>3.29017639160156E-005</text:p>
          </table:table-cell>
        </table:table-row>
        <table:table-row table:style-name="ro1">
          <table:table-cell office:value-type="string" calcext:value-type="string">
            <text:p>25596525_19_49301738183287156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7594709396362" calcext:value-type="float">
            <text:p>12.7594709396</text:p>
          </table:table-cell>
          <table:table-cell office:value-type="float" office:value="0.00520014762878418" calcext:value-type="float">
            <text:p>0.0052001476</text:p>
          </table:table-cell>
          <table:table-cell office:value-type="float" office:value="0" calcext:value-type="float">
            <text:p>0</text:p>
          </table:table-cell>
          <table:table-cell office:value-type="float" office:value="1.25309085845947" calcext:value-type="float">
            <text:p>1.2530908585</text:p>
          </table:table-cell>
          <table:table-cell office:value-type="float" office:value="11.501179933548" calcext:value-type="float">
            <text:p>11.5011799335</text:p>
          </table:table-cell>
        </table:table-row>
        <table:table-row table:style-name="ro1">
          <table:table-cell office:value-type="string" calcext:value-type="string">
            <text:p>44734085_0_79980030376283006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14637_0_33864964136512031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86995_0_4280769499913932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620259_2_8639970203894610229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0479938983917" calcext:value-type="float">
            <text:p>10.0479938984</text:p>
          </table:table-cell>
          <table:table-cell office:value-type="float" office:value="0.00443792343139648" calcext:value-type="float">
            <text:p>0.0044379234</text:p>
          </table:table-cell>
          <table:table-cell office:value-type="float" office:value="0" calcext:value-type="float">
            <text:p>0</text:p>
          </table:table-cell>
          <table:table-cell office:value-type="float" office:value="0.964031934738159" calcext:value-type="float">
            <text:p>0.9640319347</text:p>
          </table:table-cell>
          <table:table-cell office:value-type="float" office:value="9.07952404022217" calcext:value-type="float">
            <text:p>9.0795240402</text:p>
          </table:table-cell>
        </table:table-row>
        <table:table-row table:style-name="ro1">
          <table:table-cell office:value-type="string" calcext:value-type="string">
            <text:p>65266991_0_27212666410993402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77589_0_30080223485706483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83336_59_41896969363376155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80526_0_72059577104589107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72765_0_80353712620385702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236078_0_711461011835296057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549319267273" calcext:value-type="float">
            <text:p>6.9754931927</text:p>
          </table:table-cell>
          <table:table-cell office:value-type="float" office:value="0.00361037254333496" calcext:value-type="float">
            <text:p>0.0036103725</text:p>
          </table:table-cell>
          <table:table-cell office:value-type="float" office:value="0" calcext:value-type="float">
            <text:p>0</text:p>
          </table:table-cell>
          <table:table-cell office:value-type="float" office:value="0.96225380897522" calcext:value-type="float">
            <text:p>0.962253809</text:p>
          </table:table-cell>
          <table:table-cell office:value-type="float" office:value="6.00962901115418" calcext:value-type="float">
            <text:p>6.0096290112</text:p>
          </table:table-cell>
        </table:table-row>
        <table:table-row table:style-name="ro1">
          <table:table-cell office:value-type="string" calcext:value-type="string">
            <text:p>95017961_1_90854804260512878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42591_0_85068211530013607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property/emergency|http://dbpedia.org/property/emergency|http://dbpedia.org/property/emergency|http://dbpedia.org/property/emergency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110340118408" calcext:value-type="float">
            <text:p>11.0110340118</text:p>
          </table:table-cell>
          <table:table-cell office:value-type="float" office:value="0.00455307960510254" calcext:value-type="float">
            <text:p>0.0045530796</text:p>
          </table:table-cell>
          <table:table-cell office:value-type="float" office:value="0" calcext:value-type="float">
            <text:p>0</text:p>
          </table:table-cell>
          <table:table-cell office:value-type="float" office:value="1.54836201667786" calcext:value-type="float">
            <text:p>1.5483620167</text:p>
          </table:table-cell>
          <table:table-cell office:value-type="float" office:value="9.45811891555786" calcext:value-type="float">
            <text:p>9.4581189156</text:p>
          </table:table-cell>
        </table:table-row>
        <table:table-row table:style-name="ro1">
          <table:table-cell office:value-type="string" calcext:value-type="string">
            <text:p>2527169_2_563984569122796490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402914047241" calcext:value-type="float">
            <text:p>0.714402914</text:p>
          </table:table-cell>
          <table:table-cell office:value-type="float" office:value="0.00207805633544922" calcext:value-type="float">
            <text:p>0.0020780563</text:p>
          </table:table-cell>
          <table:table-cell office:value-type="float" office:value="0" calcext:value-type="float">
            <text:p>0</text:p>
          </table:table-cell>
          <table:table-cell office:value-type="float" office:value="0.712297916412354" calcext:value-type="float">
            <text:p>0.7122979164</text:p>
          </table:table-cell>
          <table:table-cell office:value-type="float" office:value="0.0000269412994384766" calcext:value-type="float">
            <text:p>2.69412994384766E-005</text:p>
          </table:table-cell>
        </table:table-row>
        <table:table-row table:style-name="ro1">
          <table:table-cell office:value-type="string" calcext:value-type="string">
            <text:p>93024705_0_2048619526107462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93932_0_68693757436602521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96255_0_45939687083435485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64497_0_86326237126845114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542663_0_76037245516625496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75274_0_51698755667147795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647043228149" calcext:value-type="float">
            <text:p>0.3266470432</text:p>
          </table:table-cell>
          <table:table-cell office:value-type="float" office:value="0.00237703323364258" calcext:value-type="float">
            <text:p>0.0023770332</text:p>
          </table:table-cell>
          <table:table-cell office:value-type="float" office:value="0" calcext:value-type="float">
            <text:p>0</text:p>
          </table:table-cell>
          <table:table-cell office:value-type="float" office:value="0.324254035949707" calcext:value-type="float">
            <text:p>0.3242540359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82655176_0_36027764563420164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76835_0_5543587765000886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5787_0_75424719902589074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317637_0_84829666214847270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06331_0_16462136763024487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364694595337" calcext:value-type="float">
            <text:p>2.653646946</text:p>
          </table:table-cell>
          <table:table-cell office:value-type="float" office:value="0.00288009643554687" calcext:value-type="float">
            <text:p>0.0028800964</text:p>
          </table:table-cell>
          <table:table-cell office:value-type="float" office:value="0" calcext:value-type="float">
            <text:p>0</text:p>
          </table:table-cell>
          <table:table-cell office:value-type="float" office:value="0.322160005569458" calcext:value-type="float">
            <text:p>0.3221600056</text:p>
          </table:table-cell>
          <table:table-cell office:value-type="float" office:value="2.32860684394836" calcext:value-type="float">
            <text:p>2.3286068439</text:p>
          </table:table-cell>
        </table:table-row>
        <table:table-row table:style-name="ro1">
          <table:table-cell office:value-type="string" calcext:value-type="string">
            <text:p>87065718_2_3198792361477882215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3747889995575" calcext:value-type="float">
            <text:p>9.3747889996</text:p>
          </table:table-cell>
          <table:table-cell office:value-type="float" office:value="0.00686788558959961" calcext:value-type="float">
            <text:p>0.0068678856</text:p>
          </table:table-cell>
          <table:table-cell office:value-type="float" office:value="0" calcext:value-type="float">
            <text:p>0</text:p>
          </table:table-cell>
          <table:table-cell office:value-type="float" office:value="2.09975504875183" calcext:value-type="float">
            <text:p>2.0997550488</text:p>
          </table:table-cell>
          <table:table-cell office:value-type="float" office:value="7.26816606521606" calcext:value-type="float">
            <text:p>7.2681660652</text:p>
          </table:table-cell>
        </table:table-row>
        <table:table-row table:style-name="ro1">
          <table:table-cell office:value-type="string" calcext:value-type="string">
            <text:p>2648307_0_36627438703500351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40221_1_14486439172816300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6903786659241" calcext:value-type="float">
            <text:p>2.8690378666</text:p>
          </table:table-cell>
          <table:table-cell office:value-type="float" office:value="0.00288987159729004" calcext:value-type="float">
            <text:p>0.0028898716</text:p>
          </table:table-cell>
          <table:table-cell office:value-type="float" office:value="0" calcext:value-type="float">
            <text:p>0</text:p>
          </table:table-cell>
          <table:table-cell office:value-type="float" office:value="0.259060859680176" calcext:value-type="float">
            <text:p>0.2590608597</text:p>
          </table:table-cell>
          <table:table-cell office:value-type="float" office:value="2.60708713531494" calcext:value-type="float">
            <text:p>2.6070871353</text:p>
          </table:table-cell>
        </table:table-row>
        <table:table-row table:style-name="ro1">
          <table:table-cell office:value-type="string" calcext:value-type="string">
            <text:p>8009320_0_55077557526538176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17882_0_7802466317652487607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6400051116943" calcext:value-type="float">
            <text:p>0.5664000511</text:p>
          </table:table-cell>
          <table:table-cell office:value-type="float" office:value="0.0028541088104248" calcext:value-type="float">
            <text:p>0.0028541088</text:p>
          </table:table-cell>
          <table:table-cell office:value-type="float" office:value="0" calcext:value-type="float">
            <text:p>0</text:p>
          </table:table-cell>
          <table:table-cell office:value-type="float" office:value="0.563514947891235" calcext:value-type="float">
            <text:p>0.5635149479</text:p>
          </table:table-cell>
          <table:table-cell office:value-type="float" office:value="0.0000309944152832031" calcext:value-type="float">
            <text:p>3.09944152832031E-005</text:p>
          </table:table-cell>
        </table:table-row>
        <table:table-row table:style-name="ro1">
          <table:table-cell office:value-type="string" calcext:value-type="string">
            <text:p>20305894_0_448830463775412449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726108551025" calcext:value-type="float">
            <text:p>0.2457261086</text:p>
          </table:table-cell>
          <table:table-cell office:value-type="float" office:value="0.00233936309814453" calcext:value-type="float">
            <text:p>0.0023393631</text:p>
          </table:table-cell>
          <table:table-cell office:value-type="float" office:value="0" calcext:value-type="float">
            <text:p>0</text:p>
          </table:table-cell>
          <table:table-cell office:value-type="float" office:value="0.243375778198242" calcext:value-type="float">
            <text:p>0.2433757782</text:p>
          </table:table-cell>
          <table:table-cell office:value-type="float" office:value="0.0000109672546386719" calcext:value-type="float">
            <text:p>1.09672546386719E-005</text:p>
          </table:table-cell>
        </table:table-row>
        <table:table-row table:style-name="ro1">
          <table:table-cell office:value-type="string" calcext:value-type="string">
            <text:p>4608718_0_461428739370845088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origi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7297480106354" calcext:value-type="float">
            <text:p>41.7297480106</text:p>
          </table:table-cell>
          <table:table-cell office:value-type="float" office:value="0.0164110660552979" calcext:value-type="float">
            <text:p>0.0164110661</text:p>
          </table:table-cell>
          <table:table-cell office:value-type="float" office:value="0" calcext:value-type="float">
            <text:p>0</text:p>
          </table:table-cell>
          <table:table-cell office:value-type="float" office:value="4.08757710456848" calcext:value-type="float">
            <text:p>4.0875771046</text:p>
          </table:table-cell>
          <table:table-cell office:value-type="float" office:value="37.6257598400116" calcext:value-type="float">
            <text:p>37.62575984</text:p>
          </table:table-cell>
        </table:table-row>
        <table:table-row table:style-name="ro1">
          <table:table-cell office:value-type="string" calcext:value-type="string">
            <text:p>38987686_0_713576236071795573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3002800941467" calcext:value-type="float">
            <text:p>9.6300280094</text:p>
          </table:table-cell>
          <table:table-cell office:value-type="float" office:value="0.00614714622497559" calcext:value-type="float">
            <text:p>0.0061471462</text:p>
          </table:table-cell>
          <table:table-cell office:value-type="float" office:value="0" calcext:value-type="float">
            <text:p>0</text:p>
          </table:table-cell>
          <table:table-cell office:value-type="float" office:value="1.77690196037292" calcext:value-type="float">
            <text:p>1.7769019604</text:p>
          </table:table-cell>
          <table:table-cell office:value-type="float" office:value="7.84697890281677" calcext:value-type="float">
            <text:p>7.8469789028</text:p>
          </table:table-cell>
        </table:table-row>
        <table:table-row table:style-name="ro1">
          <table:table-cell office:value-type="string" calcext:value-type="string">
            <text:p>39194304_0_37565738594368463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258402824402" calcext:value-type="float">
            <text:p>8.9525840282</text:p>
          </table:table-cell>
          <table:table-cell office:value-type="float" office:value="0.00581073760986328" calcext:value-type="float">
            <text:p>0.0058107376</text:p>
          </table:table-cell>
          <table:table-cell office:value-type="float" office:value="0" calcext:value-type="float">
            <text:p>0</text:p>
          </table:table-cell>
          <table:table-cell office:value-type="float" office:value="2.7525200843811" calcext:value-type="float">
            <text:p>2.7525200844</text:p>
          </table:table-cell>
          <table:table-cell office:value-type="float" office:value="6.19425320625305" calcext:value-type="float">
            <text:p>6.1942532063</text:p>
          </table:table-cell>
        </table:table-row>
        <table:table-row table:style-name="ro1">
          <table:table-cell office:value-type="string" calcext:value-type="string">
            <text:p>43942672_0_76385366551057731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24472_0_44556918483720979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752478_5_7349553848669120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4834294319153" calcext:value-type="float">
            <text:p>8.0483429432</text:p>
          </table:table-cell>
          <table:table-cell office:value-type="float" office:value="0.0038449764251709" calcext:value-type="float">
            <text:p>0.0038449764</text:p>
          </table:table-cell>
          <table:table-cell office:value-type="float" office:value="0" calcext:value-type="float">
            <text:p>0</text:p>
          </table:table-cell>
          <table:table-cell office:value-type="float" office:value="2.2137291431427" calcext:value-type="float">
            <text:p>2.2137291431</text:p>
          </table:table-cell>
          <table:table-cell office:value-type="float" office:value="5.83076882362366" calcext:value-type="float">
            <text:p>5.8307688236</text:p>
          </table:table-cell>
        </table:table-row>
        <table:table-row table:style-name="ro1">
          <table:table-cell office:value-type="string" calcext:value-type="string">
            <text:p>22987653_1_14445210036517809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61950_1_18026895985028962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93296957016" calcext:value-type="float">
            <text:p>11.393296957</text:p>
          </table:table-cell>
          <table:table-cell office:value-type="float" office:value="0.00564098358154297" calcext:value-type="float">
            <text:p>0.0056409836</text:p>
          </table:table-cell>
          <table:table-cell office:value-type="float" office:value="0" calcext:value-type="float">
            <text:p>0</text:p>
          </table:table-cell>
          <table:table-cell office:value-type="float" office:value="1.5379159450531" calcext:value-type="float">
            <text:p>1.5379159451</text:p>
          </table:table-cell>
          <table:table-cell office:value-type="float" office:value="9.84974002838135" calcext:value-type="float">
            <text:p>9.8497400284</text:p>
          </table:table-cell>
        </table:table-row>
        <table:table-row table:style-name="ro1">
          <table:table-cell office:value-type="string" calcext:value-type="string">
            <text:p>8942786_0_4761146054458044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586853_0_373517994813160970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95357990265" calcext:value-type="float">
            <text:p>21.749535799</text:p>
          </table:table-cell>
          <table:table-cell office:value-type="float" office:value="0.0115909576416016" calcext:value-type="float">
            <text:p>0.0115909576</text:p>
          </table:table-cell>
          <table:table-cell office:value-type="float" office:value="0" calcext:value-type="float">
            <text:p>0</text:p>
          </table:table-cell>
          <table:table-cell office:value-type="float" office:value="3.84144186973572" calcext:value-type="float">
            <text:p>3.8414418697</text:p>
          </table:table-cell>
          <table:table-cell office:value-type="float" office:value="17.8965029716492" calcext:value-type="float">
            <text:p>17.8965029716</text:p>
          </table:table-cell>
        </table:table-row>
        <table:table-row table:style-name="ro1">
          <table:table-cell office:value-type="string" calcext:value-type="string">
            <text:p>57793840_6_51035407365327293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979870796204" calcext:value-type="float">
            <text:p>11.6979870796</text:p>
          </table:table-cell>
          <table:table-cell office:value-type="float" office:value="0.00760793685913086" calcext:value-type="float">
            <text:p>0.0076079369</text:p>
          </table:table-cell>
          <table:table-cell office:value-type="float" office:value="0" calcext:value-type="float">
            <text:p>0</text:p>
          </table:table-cell>
          <table:table-cell office:value-type="float" office:value="2.85296297073364" calcext:value-type="float">
            <text:p>2.8529629707</text:p>
          </table:table-cell>
          <table:table-cell office:value-type="float" office:value="8.83741617202759" calcext:value-type="float">
            <text:p>8.837416172</text:p>
          </table:table-cell>
        </table:table-row>
        <table:table-row table:style-name="ro1">
          <table:table-cell office:value-type="string" calcext:value-type="string">
            <text:p>71646049_0_41200461862427221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79336_2_21395984210362005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370072_0_22754382510520011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812626_0_54287241468731585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23760_1_48598437822701056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68461227417" calcext:value-type="float">
            <text:p>7.8268461227</text:p>
          </table:table-cell>
          <table:table-cell office:value-type="float" office:value="0.0050051212310791" calcext:value-type="float">
            <text:p>0.0050051212</text:p>
          </table:table-cell>
          <table:table-cell office:value-type="float" office:value="0" calcext:value-type="float">
            <text:p>0</text:p>
          </table:table-cell>
          <table:table-cell office:value-type="float" office:value="1.1394510269165" calcext:value-type="float">
            <text:p>1.1394510269</text:p>
          </table:table-cell>
          <table:table-cell office:value-type="float" office:value="6.68238997459412" calcext:value-type="float">
            <text:p>6.6823899746</text:p>
          </table:table-cell>
        </table:table-row>
        <table:table-row table:style-name="ro1">
          <table:table-cell office:value-type="string" calcext:value-type="string">
            <text:p>11278409_0_37427714752987854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94901_6_70267441496942373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66536_0_7934210749883396000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1999/02/22-rdf-syntax-ns#type|http://dbpedia.org/ontology/birthPlac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2091770172119" calcext:value-type="float">
            <text:p>18.2091770172</text:p>
          </table:table-cell>
          <table:table-cell office:value-type="float" office:value="0.00697922706604004" calcext:value-type="float">
            <text:p>0.0069792271</text:p>
          </table:table-cell>
          <table:table-cell office:value-type="float" office:value="0" calcext:value-type="float">
            <text:p>0</text:p>
          </table:table-cell>
          <table:table-cell office:value-type="float" office:value="2.32306790351868" calcext:value-type="float">
            <text:p>2.3230679035</text:p>
          </table:table-cell>
          <table:table-cell office:value-type="float" office:value="15.8791298866272" calcext:value-type="float">
            <text:p>15.8791298866</text:p>
          </table:table-cell>
        </table:table-row>
        <table:table-row table:style-name="ro1">
          <table:table-cell office:value-type="string" calcext:value-type="string">
            <text:p>8787838_1_448501533495433320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47410774231" calcext:value-type="float">
            <text:p>1.2124741077</text:p>
          </table:table-cell>
          <table:table-cell office:value-type="float" office:value="0.00232720375061035" calcext:value-type="float">
            <text:p>0.0023272038</text:p>
          </table:table-cell>
          <table:table-cell office:value-type="float" office:value="0" calcext:value-type="float">
            <text:p>0</text:p>
          </table:table-cell>
          <table:table-cell office:value-type="float" office:value="1.21010303497314" calcext:value-type="float">
            <text:p>1.210103035</text:p>
          </table:table-cell>
          <table:table-cell office:value-type="float" office:value="0.0000438690185546875" calcext:value-type="float">
            <text:p>0.000043869</text:p>
          </table:table-cell>
        </table:table-row>
        <table:table-row table:style-name="ro1">
          <table:table-cell office:value-type="string" calcext:value-type="string">
            <text:p>34501970_0_24777553520983940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95038_0_10333056504263179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9775409698486" calcext:value-type="float">
            <text:p>1.497754097</text:p>
          </table:table-cell>
          <table:table-cell office:value-type="float" office:value="0.00423026084899902" calcext:value-type="float">
            <text:p>0.0042302608</text:p>
          </table:table-cell>
          <table:table-cell office:value-type="float" office:value="0" calcext:value-type="float">
            <text:p>0</text:p>
          </table:table-cell>
          <table:table-cell office:value-type="float" office:value="1.49347901344299" calcext:value-type="float">
            <text:p>1.4934790134</text:p>
          </table:table-cell>
          <table:table-cell office:value-type="float" office:value="0.0000448226928710938" calcext:value-type="float">
            <text:p>4.48226928710938E-005</text:p>
          </table:table-cell>
        </table:table-row>
        <table:table-row table:style-name="ro1">
          <table:table-cell office:value-type="string" calcext:value-type="string">
            <text:p>9744586_0_3815673605990349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699591_1_5879312492990218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16754_0_2107151855994528708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5708923339844" calcext:value-type="float">
            <text:p>0.7657089233</text:p>
          </table:table-cell>
          <table:table-cell office:value-type="float" office:value="0.00423979759216309" calcext:value-type="float">
            <text:p>0.0042397976</text:p>
          </table:table-cell>
          <table:table-cell office:value-type="float" office:value="0" calcext:value-type="float">
            <text:p>0</text:p>
          </table:table-cell>
          <table:table-cell office:value-type="float" office:value="0.495840072631836" calcext:value-type="float">
            <text:p>0.4958400726</text:p>
          </table:table-cell>
          <table:table-cell office:value-type="float" office:value="0.265629053115845" calcext:value-type="float">
            <text:p>0.2656290531</text:p>
          </table:table-cell>
        </table:table-row>
        <table:table-row table:style-name="ro1">
          <table:table-cell office:value-type="string" calcext:value-type="string">
            <text:p>21489131_1_487816159620834080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34454_0_48159674218228943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232036113739" calcext:value-type="float">
            <text:p>17.2320361137</text:p>
          </table:table-cell>
          <table:table-cell office:value-type="float" office:value="0.0090780258178711" calcext:value-type="float">
            <text:p>0.0090780258</text:p>
          </table:table-cell>
          <table:table-cell office:value-type="float" office:value="0" calcext:value-type="float">
            <text:p>0</text:p>
          </table:table-cell>
          <table:table-cell office:value-type="float" office:value="2.36522698402405" calcext:value-type="float">
            <text:p>2.365226984</text:p>
          </table:table-cell>
          <table:table-cell office:value-type="float" office:value="14.8577311038971" calcext:value-type="float">
            <text:p>14.8577311039</text:p>
          </table:table-cell>
        </table:table-row>
        <table:table-row table:style-name="ro1">
          <table:table-cell office:value-type="string" calcext:value-type="string">
            <text:p>37033280_0_85481180619602493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700242_0_50833362315050848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220411_0_8578373804511195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dbpedia.org/ontology/abstract|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603750705719" calcext:value-type="float">
            <text:p>5.9603750706</text:p>
          </table:table-cell>
          <table:table-cell office:value-type="float" office:value="0.0037081241607666" calcext:value-type="float">
            <text:p>0.0037081242</text:p>
          </table:table-cell>
          <table:table-cell office:value-type="float" office:value="0" calcext:value-type="float">
            <text:p>0</text:p>
          </table:table-cell>
          <table:table-cell office:value-type="float" office:value="1.19850397109985" calcext:value-type="float">
            <text:p>1.1985039711</text:p>
          </table:table-cell>
          <table:table-cell office:value-type="float" office:value="4.75816297531128" calcext:value-type="float">
            <text:p>4.7581629753</text:p>
          </table:table-cell>
        </table:table-row>
        <table:table-row table:style-name="ro1">
          <table:table-cell office:value-type="string" calcext:value-type="string">
            <text:p>63003117_0_76188863230971272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324696540833" calcext:value-type="float">
            <text:p>1.5632469654</text:p>
          </table:table-cell>
          <table:table-cell office:value-type="float" office:value="0.00382399559020996" calcext:value-type="float">
            <text:p>0.0038239956</text:p>
          </table:table-cell>
          <table:table-cell office:value-type="float" office:value="0" calcext:value-type="float">
            <text:p>0</text:p>
          </table:table-cell>
          <table:table-cell office:value-type="float" office:value="1.55938982963562" calcext:value-type="float">
            <text:p>1.5593898296</text:p>
          </table:table-cell>
          <table:table-cell office:value-type="float" office:value="0.0000331401824951172" calcext:value-type="float">
            <text:p>3.31401824951172E-005</text:p>
          </table:table-cell>
        </table:table-row>
        <table:table-row table:style-name="ro1">
          <table:table-cell office:value-type="string" calcext:value-type="string">
            <text:p>73664294_6_59730909386405717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395211219788" calcext:value-type="float">
            <text:p>11.639521122</text:p>
          </table:table-cell>
          <table:table-cell office:value-type="float" office:value="0.0076601505279541" calcext:value-type="float">
            <text:p>0.0076601505</text:p>
          </table:table-cell>
          <table:table-cell office:value-type="float" office:value="0" calcext:value-type="float">
            <text:p>0</text:p>
          </table:table-cell>
          <table:table-cell office:value-type="float" office:value="2.83894801139832" calcext:value-type="float">
            <text:p>2.8389480114</text:p>
          </table:table-cell>
          <table:table-cell office:value-type="float" office:value="8.79291296005249" calcext:value-type="float">
            <text:p>8.7929129601</text:p>
          </table:table-cell>
        </table:table-row>
        <table:table-row table:style-name="ro1">
          <table:table-cell office:value-type="string" calcext:value-type="string">
            <text:p>25204028_0_56078733903445271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711188_0_88553028625410659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67063_1_85494151176297398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96374_0_248419926815201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920151_0_27736192740511520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98322_1_85433626465719740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36610_0_45293937677633594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305020332336" calcext:value-type="float">
            <text:p>32.3305020332</text:p>
          </table:table-cell>
          <table:table-cell office:value-type="float" office:value="0.00624394416809082" calcext:value-type="float">
            <text:p>0.0062439442</text:p>
          </table:table-cell>
          <table:table-cell office:value-type="float" office:value="0" calcext:value-type="float">
            <text:p>0</text:p>
          </table:table-cell>
          <table:table-cell office:value-type="float" office:value="2.38432502746582" calcext:value-type="float">
            <text:p>2.3843250275</text:p>
          </table:table-cell>
          <table:table-cell office:value-type="float" office:value="29.9399330615997" calcext:value-type="float">
            <text:p>29.9399330616</text:p>
          </table:table-cell>
        </table:table-row>
        <table:table-row table:style-name="ro1">
          <table:table-cell office:value-type="string" calcext:value-type="string">
            <text:p>53852445_1_909132927117736335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comment|http://purl.org/voc/vrank#hasRa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18270397186" calcext:value-type="float">
            <text:p>12.9618270397</text:p>
          </table:table-cell>
          <table:table-cell office:value-type="float" office:value="0.004669189453125" calcext:value-type="float">
            <text:p>0.0046691895</text:p>
          </table:table-cell>
          <table:table-cell office:value-type="float" office:value="0" calcext:value-type="float">
            <text:p>0</text:p>
          </table:table-cell>
          <table:table-cell office:value-type="float" office:value="3.04124689102173" calcext:value-type="float">
            <text:p>3.041246891</text:p>
          </table:table-cell>
          <table:table-cell office:value-type="float" office:value="9.91591095924377" calcext:value-type="float">
            <text:p>9.9159109592</text:p>
          </table:table-cell>
        </table:table-row>
        <table:table-row table:style-name="ro1">
          <table:table-cell office:value-type="string" calcext:value-type="string">
            <text:p>81024249_0_621869875596581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62265_0_53924582330178373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7991_0_411839454572340635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1089_0_54653709988215587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7679808139801" calcext:value-type="float">
            <text:p>22.767980814</text:p>
          </table:table-cell>
          <table:table-cell office:value-type="float" office:value="0.00943613052368164" calcext:value-type="float">
            <text:p>0.0094361305</text:p>
          </table:table-cell>
          <table:table-cell office:value-type="float" office:value="0" calcext:value-type="float">
            <text:p>0</text:p>
          </table:table-cell>
          <table:table-cell office:value-type="float" office:value="1.62361288070679" calcext:value-type="float">
            <text:p>1.6236128807</text:p>
          </table:table-cell>
          <table:table-cell office:value-type="float" office:value="21.1349318027496" calcext:value-type="float">
            <text:p>21.1349318027</text:p>
          </table:table-cell>
        </table:table-row>
        <table:table-row table:style-name="ro1">
          <table:table-cell office:value-type="string" calcext:value-type="string">
            <text:p>17736709_0_15643941064497168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81801_2_92153431440583567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67113_1_34915867619144993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717094421387" calcext:value-type="float">
            <text:p>1.7271709442</text:p>
          </table:table-cell>
          <table:table-cell office:value-type="float" office:value="0.00300788879394531" calcext:value-type="float">
            <text:p>0.0030078888</text:p>
          </table:table-cell>
          <table:table-cell office:value-type="float" office:value="0" calcext:value-type="float">
            <text:p>0</text:p>
          </table:table-cell>
          <table:table-cell office:value-type="float" office:value="0.652570962905884" calcext:value-type="float">
            <text:p>0.6525709629</text:p>
          </table:table-cell>
          <table:table-cell office:value-type="float" office:value="1.07159209251404" calcext:value-type="float">
            <text:p>1.0715920925</text:p>
          </table:table-cell>
        </table:table-row>
        <table:table-row table:style-name="ro1">
          <table:table-cell office:value-type="string" calcext:value-type="string">
            <text:p>94397716_0_83275837445129472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93206_0_37601024845359030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045196533203" calcext:value-type="float">
            <text:p>3.0804519653</text:p>
          </table:table-cell>
          <table:table-cell office:value-type="float" office:value="0.00213098526000977" calcext:value-type="float">
            <text:p>0.0021309853</text:p>
          </table:table-cell>
          <table:table-cell office:value-type="float" office:value="0" calcext:value-type="float">
            <text:p>0</text:p>
          </table:table-cell>
          <table:table-cell office:value-type="float" office:value="0.997212886810303" calcext:value-type="float">
            <text:p>0.9972128868</text:p>
          </table:table-cell>
          <table:table-cell office:value-type="float" office:value="2.08110809326172" calcext:value-type="float">
            <text:p>2.0811080933</text:p>
          </table:table-cell>
        </table:table-row>
        <table:table-row table:style-name="ro1">
          <table:table-cell office:value-type="string" calcext:value-type="string">
            <text:p>46545953_0_1390715569559136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504072189331" calcext:value-type="float">
            <text:p>0.6675040722</text:p>
          </table:table-cell>
          <table:table-cell office:value-type="float" office:value="0.00168013572692871" calcext:value-type="float">
            <text:p>0.0016801357</text:p>
          </table:table-cell>
          <table:table-cell office:value-type="float" office:value="0" calcext:value-type="float">
            <text:p>0</text:p>
          </table:table-cell>
          <table:table-cell office:value-type="float" office:value="0.416981935501099" calcext:value-type="float">
            <text:p>0.4169819355</text:p>
          </table:table-cell>
          <table:table-cell office:value-type="float" office:value="0.248842000961304" calcext:value-type="float">
            <text:p>0.248842001</text:p>
          </table:table-cell>
        </table:table-row>
        <table:table-row table:style-name="ro1">
          <table:table-cell office:value-type="string" calcext:value-type="string">
            <text:p>853984_0_64017120058048359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75005_0_11772272972956224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260110855103" calcext:value-type="float">
            <text:p>0.3292601109</text:p>
          </table:table-cell>
          <table:table-cell office:value-type="float" office:value="0.00237202644348145" calcext:value-type="float">
            <text:p>0.0023720264</text:p>
          </table:table-cell>
          <table:table-cell office:value-type="float" office:value="0" calcext:value-type="float">
            <text:p>0</text:p>
          </table:table-cell>
          <table:table-cell office:value-type="float" office:value="0.326869010925293" calcext:value-type="float">
            <text:p>0.3268690109</text:p>
          </table:table-cell>
          <table:table-cell office:value-type="float" office:value="0.000019073486328125" calcext:value-type="float">
            <text:p>1.9073486328125E-005</text:p>
          </table:table-cell>
        </table:table-row>
        <table:table-row table:style-name="ro1">
          <table:table-cell office:value-type="string" calcext:value-type="string">
            <text:p>68443503_0_18647459914576982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72762_2_63970520655585784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birthPlac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1260190010071" calcext:value-type="float">
            <text:p>30.126019001</text:p>
          </table:table-cell>
          <table:table-cell office:value-type="float" office:value="0.0114109516143799" calcext:value-type="float">
            <text:p>0.0114109516</text:p>
          </table:table-cell>
          <table:table-cell office:value-type="float" office:value="0" calcext:value-type="float">
            <text:p>0</text:p>
          </table:table-cell>
          <table:table-cell office:value-type="float" office:value="7.58657193183899" calcext:value-type="float">
            <text:p>7.5865719318</text:p>
          </table:table-cell>
          <table:table-cell office:value-type="float" office:value="22.5280361175537" calcext:value-type="float">
            <text:p>22.5280361176</text:p>
          </table:table-cell>
        </table:table-row>
        <table:table-row table:style-name="ro1">
          <table:table-cell office:value-type="string" calcext:value-type="string">
            <text:p>74456629_0_91817080915799837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563980102539" calcext:value-type="float">
            <text:p>0.5745639801</text:p>
          </table:table-cell>
          <table:table-cell office:value-type="float" office:value="0.00212883949279785" calcext:value-type="float">
            <text:p>0.0021288395</text:p>
          </table:table-cell>
          <table:table-cell office:value-type="float" office:value="0" calcext:value-type="float">
            <text:p>0</text:p>
          </table:table-cell>
          <table:table-cell office:value-type="float" office:value="0.57241702079773" calcext:value-type="float">
            <text:p>0.5724170208</text:p>
          </table:table-cell>
          <table:table-cell office:value-type="float" office:value="0.0000181198120117187" calcext:value-type="float">
            <text:p>1.81198120117187E-005</text:p>
          </table:table-cell>
        </table:table-row>
        <table:table-row table:style-name="ro1">
          <table:table-cell office:value-type="string" calcext:value-type="string">
            <text:p>12030760_2_283139530849590255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456516_1_62880798868358415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58809_0_27854151788914409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50757_0_597800473376829728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54853_0_61533857227412450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99779_0_78053854804023689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458255_0_58732648185933704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30239_0_119679868250363963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363745_7_44578324340016688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005578_0_54004815383700553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430981636047" calcext:value-type="float">
            <text:p>2.5843098164</text:p>
          </table:table-cell>
          <table:table-cell office:value-type="float" office:value="0.00280857086181641" calcext:value-type="float">
            <text:p>0.0028085709</text:p>
          </table:table-cell>
          <table:table-cell office:value-type="float" office:value="0" calcext:value-type="float">
            <text:p>0</text:p>
          </table:table-cell>
          <table:table-cell office:value-type="float" office:value="0.31666111946106" calcext:value-type="float">
            <text:p>0.3166611195</text:p>
          </table:table-cell>
          <table:table-cell office:value-type="float" office:value="2.2648401260376" calcext:value-type="float">
            <text:p>2.264840126</text:p>
          </table:table-cell>
        </table:table-row>
        <table:table-row table:style-name="ro1">
          <table:table-cell office:value-type="string" calcext:value-type="string">
            <text:p>56975870_0_90272798631158112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8127784729004" calcext:value-type="float">
            <text:p>6.5812778473</text:p>
          </table:table-cell>
          <table:table-cell office:value-type="float" office:value="0.00481176376342773" calcext:value-type="float">
            <text:p>0.0048117638</text:p>
          </table:table-cell>
          <table:table-cell office:value-type="float" office:value="0" calcext:value-type="float">
            <text:p>0</text:p>
          </table:table-cell>
          <table:table-cell office:value-type="float" office:value="1.08361911773682" calcext:value-type="float">
            <text:p>1.0836191177</text:p>
          </table:table-cell>
          <table:table-cell office:value-type="float" office:value="5.4928469657898" calcext:value-type="float">
            <text:p>5.4928469658</text:p>
          </table:table-cell>
        </table:table-row>
        <table:table-row table:style-name="ro1">
          <table:table-cell office:value-type="string" calcext:value-type="string">
            <text:p>28154036_0_9090019721542945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980028_0_276016561711995450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160780_1_122565850808801487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Code|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792070388794" calcext:value-type="float">
            <text:p>18.9792070389</text:p>
          </table:table-cell>
          <table:table-cell office:value-type="float" office:value="0.00570130348205566" calcext:value-type="float">
            <text:p>0.0057013035</text:p>
          </table:table-cell>
          <table:table-cell office:value-type="float" office:value="0" calcext:value-type="float">
            <text:p>0</text:p>
          </table:table-cell>
          <table:table-cell office:value-type="float" office:value="1.84501886367798" calcext:value-type="float">
            <text:p>1.8450188637</text:p>
          </table:table-cell>
          <table:table-cell office:value-type="float" office:value="17.1284868717194" calcext:value-type="float">
            <text:p>17.1284868717</text:p>
          </table:table-cell>
        </table:table-row>
        <table:table-row table:style-name="ro1">
          <table:table-cell office:value-type="string" calcext:value-type="string">
            <text:p>4730513_0_85731990538660723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15185_118_14303907508031989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01939_0_696411342929887428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65_36089253421896452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70782_0_76852225920745481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06430_0_5030783894148729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01798_1_44243726883538006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15185_25_66176529789027600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9693_0_2365634686161800662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19640827179" calcext:value-type="float">
            <text:p>1.2619640827</text:p>
          </table:table-cell>
          <table:table-cell office:value-type="float" office:value="0.00273537635803223" calcext:value-type="float">
            <text:p>0.0027353764</text:p>
          </table:table-cell>
          <table:table-cell office:value-type="float" office:value="0" calcext:value-type="float">
            <text:p>0</text:p>
          </table:table-cell>
          <table:table-cell office:value-type="float" office:value="0.431410789489746" calcext:value-type="float">
            <text:p>0.4314107895</text:p>
          </table:table-cell>
          <table:table-cell office:value-type="float" office:value="0.827817916870117" calcext:value-type="float">
            <text:p>0.8278179169</text:p>
          </table:table-cell>
        </table:table-row>
        <table:table-row table:style-name="ro1">
          <table:table-cell office:value-type="string" calcext:value-type="string">
            <text:p>91223933_0_16741019057622880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41429_0_61339897035833079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471743_0_40855238001080402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37057_0_13399770628511506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407689094543" calcext:value-type="float">
            <text:p>18.2407689095</text:p>
          </table:table-cell>
          <table:table-cell office:value-type="float" office:value="0.00727200508117676" calcext:value-type="float">
            <text:p>0.0072720051</text:p>
          </table:table-cell>
          <table:table-cell office:value-type="float" office:value="0" calcext:value-type="float">
            <text:p>0</text:p>
          </table:table-cell>
          <table:table-cell office:value-type="float" office:value="1.28263902664185" calcext:value-type="float">
            <text:p>1.2826390266</text:p>
          </table:table-cell>
          <table:table-cell office:value-type="float" office:value="16.9508578777313" calcext:value-type="float">
            <text:p>16.9508578777</text:p>
          </table:table-cell>
        </table:table-row>
        <table:table-row table:style-name="ro1">
          <table:table-cell office:value-type="string" calcext:value-type="string">
            <text:p>31139951_0_88522291377978287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906453_0_72877749350774004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comment|http://www.w3.org/1999/02/22-rdf-syntax-ns#type|http://www.w3.org/1999/02/22-rdf-syntax-ns#type|http://www.w3.org/1999/02/22-rdf-syntax-ns#type|http://dbpedia.org/ontology/abstract|http://www.w3.org/2000/01/rdf-schema#comment|http://www.w3.org/2000/01/rdf-schema#comment|http://www.w3.org/2000/01/rdf-schema#comment|http://www.w3.org/2000/01/rdf-schema#comment|http://www.w3.org/2000/01/rdf-schema#comment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516778469086" calcext:value-type="float">
            <text:p>26.1516778469</text:p>
          </table:table-cell>
          <table:table-cell office:value-type="float" office:value="0.00529885292053223" calcext:value-type="float">
            <text:p>0.0052988529</text:p>
          </table:table-cell>
          <table:table-cell office:value-type="float" office:value="0" calcext:value-type="float">
            <text:p>0</text:p>
          </table:table-cell>
          <table:table-cell office:value-type="float" office:value="4.48573112487793" calcext:value-type="float">
            <text:p>4.4857311249</text:p>
          </table:table-cell>
          <table:table-cell office:value-type="float" office:value="21.6606478691101" calcext:value-type="float">
            <text:p>21.6606478691</text:p>
          </table:table-cell>
        </table:table-row>
        <table:table-row table:style-name="ro1">
          <table:table-cell office:value-type="string" calcext:value-type="string">
            <text:p>62564020_0_38360300432846992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16685_0_2661204286063420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3922_0_44677778723338557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34884_0_38719858874670901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9202_5_74865547918445855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46890_0_76332974682349550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99692_0_65303930480337634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50_48099014143965191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30941_1_9170380716357486162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909597396851" calcext:value-type="float">
            <text:p>8.689095974</text:p>
          </table:table-cell>
          <table:table-cell office:value-type="float" office:value="0.00396108627319336" calcext:value-type="float">
            <text:p>0.0039610863</text:p>
          </table:table-cell>
          <table:table-cell office:value-type="float" office:value="0" calcext:value-type="float">
            <text:p>0</text:p>
          </table:table-cell>
          <table:table-cell office:value-type="float" office:value="1.34341192245483" calcext:value-type="float">
            <text:p>1.3434119225</text:p>
          </table:table-cell>
          <table:table-cell office:value-type="float" office:value="7.34172296524048" calcext:value-type="float">
            <text:p>7.3417229652</text:p>
          </table:table-cell>
        </table:table-row>
        <table:table-row table:style-name="ro1">
          <table:table-cell office:value-type="string" calcext:value-type="string">
            <text:p>35206415_0_77875191277400037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54725_0_86435046440555472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4567937851" calcext:value-type="float">
            <text:p>21.4245679379</text:p>
          </table:table-cell>
          <table:table-cell office:value-type="float" office:value="0.00765609741210938" calcext:value-type="float">
            <text:p>0.0076560974</text:p>
          </table:table-cell>
          <table:table-cell office:value-type="float" office:value="0" calcext:value-type="float">
            <text:p>0</text:p>
          </table:table-cell>
          <table:table-cell office:value-type="float" office:value="1.95904994010925" calcext:value-type="float">
            <text:p>1.9590499401</text:p>
          </table:table-cell>
          <table:table-cell office:value-type="float" office:value="19.4578619003296" calcext:value-type="float">
            <text:p>19.4578619003</text:p>
          </table:table-cell>
        </table:table-row>
        <table:table-row table:style-name="ro1">
          <table:table-cell office:value-type="string" calcext:value-type="string">
            <text:p>49087820_0_4612283202250848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22277_0_66938128205895807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680487632751" calcext:value-type="float">
            <text:p>1.5768048763</text:p>
          </table:table-cell>
          <table:table-cell office:value-type="float" office:value="0.00249075889587402" calcext:value-type="float">
            <text:p>0.0024907589</text:p>
          </table:table-cell>
          <table:table-cell office:value-type="float" office:value="0" calcext:value-type="float">
            <text:p>0</text:p>
          </table:table-cell>
          <table:table-cell office:value-type="float" office:value="1.06834197044373" calcext:value-type="float">
            <text:p>1.0683419704</text:p>
          </table:table-cell>
          <table:table-cell office:value-type="float" office:value="0.505972146987915" calcext:value-type="float">
            <text:p>0.505972147</text:p>
          </table:table-cell>
        </table:table-row>
        <table:table-row table:style-name="ro1">
          <table:table-cell office:value-type="string" calcext:value-type="string">
            <text:p>62916501_0_1774680116590109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37813_1_49845901061017695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55236_6_32076970258495430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65243_0_85295652433899297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51_36258282496135843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17505_2_227897506850379134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594818115234" calcext:value-type="float">
            <text:p>3.8859481812</text:p>
          </table:table-cell>
          <table:table-cell office:value-type="float" office:value="0.0037529468536377" calcext:value-type="float">
            <text:p>0.0037529469</text:p>
          </table:table-cell>
          <table:table-cell office:value-type="float" office:value="0" calcext:value-type="float">
            <text:p>0</text:p>
          </table:table-cell>
          <table:table-cell office:value-type="float" office:value="1.03303503990173" calcext:value-type="float">
            <text:p>1.0330350399</text:p>
          </table:table-cell>
          <table:table-cell office:value-type="float" office:value="2.84916019439697" calcext:value-type="float">
            <text:p>2.8491601944</text:p>
          </table:table-cell>
        </table:table-row>
        <table:table-row table:style-name="ro1">
          <table:table-cell office:value-type="string" calcext:value-type="string">
            <text:p>95273593_0_611161276253751867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0291209220886" calcext:value-type="float">
            <text:p>9.2029120922</text:p>
          </table:table-cell>
          <table:table-cell office:value-type="float" office:value="0.00286293029785156" calcext:value-type="float">
            <text:p>0.0028629303</text:p>
          </table:table-cell>
          <table:table-cell office:value-type="float" office:value="0" calcext:value-type="float">
            <text:p>0</text:p>
          </table:table-cell>
          <table:table-cell office:value-type="float" office:value="0.664017200469971" calcext:value-type="float">
            <text:p>0.6640172005</text:p>
          </table:table-cell>
          <table:table-cell office:value-type="float" office:value="8.53603196144104" calcext:value-type="float">
            <text:p>8.5360319614</text:p>
          </table:table-cell>
        </table:table-row>
        <table:table-row table:style-name="ro1">
          <table:table-cell office:value-type="string" calcext:value-type="string">
            <text:p>31552687_0_30655114869273608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3306894302368" calcext:value-type="float">
            <text:p>6.233068943</text:p>
          </table:table-cell>
          <table:table-cell office:value-type="float" office:value="0.00617718696594238" calcext:value-type="float">
            <text:p>0.006177187</text:p>
          </table:table-cell>
          <table:table-cell office:value-type="float" office:value="0" calcext:value-type="float">
            <text:p>0</text:p>
          </table:table-cell>
          <table:table-cell office:value-type="float" office:value="1.84140586853027" calcext:value-type="float">
            <text:p>1.8414058685</text:p>
          </table:table-cell>
          <table:table-cell office:value-type="float" office:value="4.38548588752747" calcext:value-type="float">
            <text:p>4.3854858875</text:p>
          </table:table-cell>
        </table:table-row>
        <table:table-row table:style-name="ro1">
          <table:table-cell office:value-type="string" calcext:value-type="string">
            <text:p>29246469_1_873052822599201705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88460254669" calcext:value-type="float">
            <text:p>22.0288460255</text:p>
          </table:table-cell>
          <table:table-cell office:value-type="float" office:value="0.00699901580810547" calcext:value-type="float">
            <text:p>0.0069990158</text:p>
          </table:table-cell>
          <table:table-cell office:value-type="float" office:value="0" calcext:value-type="float">
            <text:p>0</text:p>
          </table:table-cell>
          <table:table-cell office:value-type="float" office:value="1.05970597267151" calcext:value-type="float">
            <text:p>1.0597059727</text:p>
          </table:table-cell>
          <table:table-cell office:value-type="float" office:value="20.9621410369873" calcext:value-type="float">
            <text:p>20.962141037</text:p>
          </table:table-cell>
        </table:table-row>
        <table:table-row table:style-name="ro1">
          <table:table-cell office:value-type="string" calcext:value-type="string">
            <text:p>54354044_99_14523290542075607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06708_0_478253914231490888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8175888061523" calcext:value-type="float">
            <text:p>6.1817588806</text:p>
          </table:table-cell>
          <table:table-cell office:value-type="float" office:value="0.00461363792419434" calcext:value-type="float">
            <text:p>0.0046136379</text:p>
          </table:table-cell>
          <table:table-cell office:value-type="float" office:value="0" calcext:value-type="float">
            <text:p>0</text:p>
          </table:table-cell>
          <table:table-cell office:value-type="float" office:value="0.81069803237915" calcext:value-type="float">
            <text:p>0.8106980324</text:p>
          </table:table-cell>
          <table:table-cell office:value-type="float" office:value="5.36644721031189" calcext:value-type="float">
            <text:p>5.3664472103</text:p>
          </table:table-cell>
        </table:table-row>
        <table:table-row table:style-name="ro1">
          <table:table-cell office:value-type="string" calcext:value-type="string">
            <text:p>17457103_0_56976251659698065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64821_21_7699301937585032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04908752441" calcext:value-type="float">
            <text:p>1.4280490875</text:p>
          </table:table-cell>
          <table:table-cell office:value-type="float" office:value="0.00245213508605957" calcext:value-type="float">
            <text:p>0.0024521351</text:p>
          </table:table-cell>
          <table:table-cell office:value-type="float" office:value="0" calcext:value-type="float">
            <text:p>0</text:p>
          </table:table-cell>
          <table:table-cell office:value-type="float" office:value="0.889930963516235" calcext:value-type="float">
            <text:p>0.8899309635</text:p>
          </table:table-cell>
          <table:table-cell office:value-type="float" office:value="0.535665988922119" calcext:value-type="float">
            <text:p>0.5356659889</text:p>
          </table:table-cell>
        </table:table-row>
        <table:table-row table:style-name="ro1">
          <table:table-cell office:value-type="string" calcext:value-type="string">
            <text:p>37523732_0_19825928106227876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83782_0_61706064565077341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95928_0_53082965964329360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55530_2_1312494379766375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242247_1_72323840614985916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26642_0_51160567231907824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51359_0_81687797738622591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71564_0_70720675354876858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42871_9_14429081858161382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162781238556" calcext:value-type="float">
            <text:p>17.9162781239</text:p>
          </table:table-cell>
          <table:table-cell office:value-type="float" office:value="0.0108151435852051" calcext:value-type="float">
            <text:p>0.0108151436</text:p>
          </table:table-cell>
          <table:table-cell office:value-type="float" office:value="0" calcext:value-type="float">
            <text:p>0</text:p>
          </table:table-cell>
          <table:table-cell office:value-type="float" office:value="15.9265120029449" calcext:value-type="float">
            <text:p>15.9265120029</text:p>
          </table:table-cell>
          <table:table-cell office:value-type="float" office:value="1.97895097732544" calcext:value-type="float">
            <text:p>1.9789509773</text:p>
          </table:table-cell>
        </table:table-row>
        <table:table-row table:style-name="ro1">
          <table:table-cell office:value-type="string" calcext:value-type="string">
            <text:p>58977249_0_11098488861558538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985546_0_31218459067248221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664813_0_26422934522845284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60381_0_27728902057754016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56708_0_18999337040494006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797049999237" calcext:value-type="float">
            <text:p>31.0797049999</text:p>
          </table:table-cell>
          <table:table-cell office:value-type="float" office:value="0.00502800941467285" calcext:value-type="float">
            <text:p>0.0050280094</text:p>
          </table:table-cell>
          <table:table-cell office:value-type="float" office:value="0" calcext:value-type="float">
            <text:p>0</text:p>
          </table:table-cell>
          <table:table-cell office:value-type="float" office:value="0.996906995773315" calcext:value-type="float">
            <text:p>0.9969069958</text:p>
          </table:table-cell>
          <table:table-cell office:value-type="float" office:value="30.0777699947357" calcext:value-type="float">
            <text:p>30.0777699947</text:p>
          </table:table-cell>
        </table:table-row>
        <table:table-row table:style-name="ro1">
          <table:table-cell office:value-type="string" calcext:value-type="string">
            <text:p>3142849_0_7179764236486116991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8477892875671" calcext:value-type="float">
            <text:p>4.6847789288</text:p>
          </table:table-cell>
          <table:table-cell office:value-type="float" office:value="0.00332403182983398" calcext:value-type="float">
            <text:p>0.0033240318</text:p>
          </table:table-cell>
          <table:table-cell office:value-type="float" office:value="0" calcext:value-type="float">
            <text:p>0</text:p>
          </table:table-cell>
          <table:table-cell office:value-type="float" office:value="0.477085828781128" calcext:value-type="float">
            <text:p>0.4770858288</text:p>
          </table:table-cell>
          <table:table-cell office:value-type="float" office:value="4.20436906814575" calcext:value-type="float">
            <text:p>4.2043690681</text:p>
          </table:table-cell>
        </table:table-row>
        <table:table-row table:style-name="ro1">
          <table:table-cell office:value-type="string" calcext:value-type="string">
            <text:p>22358454_1_38485742336887856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456561565399" calcext:value-type="float">
            <text:p>12.3456561565</text:p>
          </table:table-cell>
          <table:table-cell office:value-type="float" office:value="0.00919222831726074" calcext:value-type="float">
            <text:p>0.0091922283</text:p>
          </table:table-cell>
          <table:table-cell office:value-type="float" office:value="0" calcext:value-type="float">
            <text:p>0</text:p>
          </table:table-cell>
          <table:table-cell office:value-type="float" office:value="2.67385792732239" calcext:value-type="float">
            <text:p>2.6738579273</text:p>
          </table:table-cell>
          <table:table-cell office:value-type="float" office:value="9.66260600090027" calcext:value-type="float">
            <text:p>9.6626060009</text:p>
          </table:table-cell>
        </table:table-row>
        <table:table-row table:style-name="ro1">
          <table:table-cell office:value-type="string" calcext:value-type="string">
            <text:p>4558800_0_559808093389441198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8283109664917" calcext:value-type="float">
            <text:p>49.8283109665</text:p>
          </table:table-cell>
          <table:table-cell office:value-type="float" office:value="0.021169900894165" calcext:value-type="float">
            <text:p>0.0211699009</text:p>
          </table:table-cell>
          <table:table-cell office:value-type="float" office:value="0" calcext:value-type="float">
            <text:p>0</text:p>
          </table:table-cell>
          <table:table-cell office:value-type="float" office:value="5.03578209877014" calcext:value-type="float">
            <text:p>5.0357820988</text:p>
          </table:table-cell>
          <table:table-cell office:value-type="float" office:value="44.7713589668274" calcext:value-type="float">
            <text:p>44.7713589668</text:p>
          </table:table-cell>
        </table:table-row>
        <table:table-row table:style-name="ro1">
          <table:table-cell office:value-type="string" calcext:value-type="string">
            <text:p>93970356_0_86619614604691807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84347_0_28629454936255673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55646_0_32413733278916988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58333_0_56871599583505795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8695_0_45071871514739532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3036_3_83728728399598914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17610_0_64876528563105837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28054_6_85973168976434767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10219_0_889854556727282202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6145210266113" calcext:value-type="float">
            <text:p>9.8614521027</text:p>
          </table:table-cell>
          <table:table-cell office:value-type="float" office:value="0.00687837600708008" calcext:value-type="float">
            <text:p>0.006878376</text:p>
          </table:table-cell>
          <table:table-cell office:value-type="float" office:value="0" calcext:value-type="float">
            <text:p>0</text:p>
          </table:table-cell>
          <table:table-cell office:value-type="float" office:value="3.48388981819153" calcext:value-type="float">
            <text:p>3.4838898182</text:p>
          </table:table-cell>
          <table:table-cell office:value-type="float" office:value="6.37068390846252" calcext:value-type="float">
            <text:p>6.3706839085</text:p>
          </table:table-cell>
        </table:table-row>
        <table:table-row table:style-name="ro1">
          <table:table-cell office:value-type="string" calcext:value-type="string">
            <text:p>45935450_0_339755339889022184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29196739197" calcext:value-type="float">
            <text:p>2.2252919674</text:p>
          </table:table-cell>
          <table:table-cell office:value-type="float" office:value="0.00344324111938477" calcext:value-type="float">
            <text:p>0.0034432411</text:p>
          </table:table-cell>
          <table:table-cell office:value-type="float" office:value="0" calcext:value-type="float">
            <text:p>0</text:p>
          </table:table-cell>
          <table:table-cell office:value-type="float" office:value="0.674034833908081" calcext:value-type="float">
            <text:p>0.6740348339</text:p>
          </table:table-cell>
          <table:table-cell office:value-type="float" office:value="1.5478138923645" calcext:value-type="float">
            <text:p>1.5478138924</text:p>
          </table:table-cell>
        </table:table-row>
        <table:table-row table:style-name="ro1">
          <table:table-cell office:value-type="string" calcext:value-type="string">
            <text:p>1855026_0_264929481582176329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67312002182" calcext:value-type="float">
            <text:p>21.0673120022</text:p>
          </table:table-cell>
          <table:table-cell office:value-type="float" office:value="0.0124433040618896" calcext:value-type="float">
            <text:p>0.0124433041</text:p>
          </table:table-cell>
          <table:table-cell office:value-type="float" office:value="0" calcext:value-type="float">
            <text:p>0</text:p>
          </table:table-cell>
          <table:table-cell office:value-type="float" office:value="3.46972489356995" calcext:value-type="float">
            <text:p>3.4697248936</text:p>
          </table:table-cell>
          <table:table-cell office:value-type="float" office:value="17.5851438045502" calcext:value-type="float">
            <text:p>17.5851438046</text:p>
          </table:table-cell>
        </table:table-row>
        <table:table-row table:style-name="ro1">
          <table:table-cell office:value-type="string" calcext:value-type="string">
            <text:p>77457345_0_10602037852813863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926229953766" calcext:value-type="float">
            <text:p>21.0926229954</text:p>
          </table:table-cell>
          <table:table-cell office:value-type="float" office:value="0.0100550651550293" calcext:value-type="float">
            <text:p>0.0100550652</text:p>
          </table:table-cell>
          <table:table-cell office:value-type="float" office:value="0" calcext:value-type="float">
            <text:p>0</text:p>
          </table:table-cell>
          <table:table-cell office:value-type="float" office:value="1.60317993164063" calcext:value-type="float">
            <text:p>1.6031799316</text:p>
          </table:table-cell>
          <table:table-cell office:value-type="float" office:value="19.4793879985809" calcext:value-type="float">
            <text:p>19.4793879986</text:p>
          </table:table-cell>
        </table:table-row>
        <table:table-row table:style-name="ro1">
          <table:table-cell office:value-type="string" calcext:value-type="string">
            <text:p>29390317_0_71194167409873136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595602_0_70779629904872204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3381102085114" calcext:value-type="float">
            <text:p>24.3381102085</text:p>
          </table:table-cell>
          <table:table-cell office:value-type="float" office:value="0.0125224590301514" calcext:value-type="float">
            <text:p>0.012522459</text:p>
          </table:table-cell>
          <table:table-cell office:value-type="float" office:value="0" calcext:value-type="float">
            <text:p>0</text:p>
          </table:table-cell>
          <table:table-cell office:value-type="float" office:value="2.74436283111572" calcext:value-type="float">
            <text:p>2.7443628311</text:p>
          </table:table-cell>
          <table:table-cell office:value-type="float" office:value="21.5812249183655" calcext:value-type="float">
            <text:p>21.5812249184</text:p>
          </table:table-cell>
        </table:table-row>
        <table:table-row table:style-name="ro1">
          <table:table-cell office:value-type="string" calcext:value-type="string">
            <text:p>72820323_0_57250398661994676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70719909668" calcext:value-type="float">
            <text:p>3.487071991</text:p>
          </table:table-cell>
          <table:table-cell office:value-type="float" office:value="0.00297904014587402" calcext:value-type="float">
            <text:p>0.0029790401</text:p>
          </table:table-cell>
          <table:table-cell office:value-type="float" office:value="0" calcext:value-type="float">
            <text:p>0</text:p>
          </table:table-cell>
          <table:table-cell office:value-type="float" office:value="0.694432973861694" calcext:value-type="float">
            <text:p>0.6944329739</text:p>
          </table:table-cell>
          <table:table-cell office:value-type="float" office:value="2.78965997695923" calcext:value-type="float">
            <text:p>2.789659977</text:p>
          </table:table-cell>
        </table:table-row>
        <table:table-row table:style-name="ro1">
          <table:table-cell office:value-type="string" calcext:value-type="string">
            <text:p>88167632_0_82659901611450013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01308_0_83796726937748696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87615_0_39601105237377020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55999_0_64922679848318004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57264_0_59959523281824883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71448_2_55362018885316312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26525211334229" calcext:value-type="float">
            <text:p>8.2652521133</text:p>
          </table:table-cell>
          <table:table-cell office:value-type="float" office:value="0.00582122802734375" calcext:value-type="float">
            <text:p>0.005821228</text:p>
          </table:table-cell>
          <table:table-cell office:value-type="float" office:value="0" calcext:value-type="float">
            <text:p>0</text:p>
          </table:table-cell>
          <table:table-cell office:value-type="float" office:value="1.69125890731812" calcext:value-type="float">
            <text:p>1.6912589073</text:p>
          </table:table-cell>
          <table:table-cell office:value-type="float" office:value="6.56817197799683" calcext:value-type="float">
            <text:p>6.568171978</text:p>
          </table:table-cell>
        </table:table-row>
        <table:table-row table:style-name="ro1">
          <table:table-cell office:value-type="string" calcext:value-type="string">
            <text:p>21328001_70_81817153732296836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36657_10_90120938971506152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82673_0_80811420932655467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89791_0_86391330170201931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property/placeOfDeath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870907783508" calcext:value-type="float">
            <text:p>7.8787090778</text:p>
          </table:table-cell>
          <table:table-cell office:value-type="float" office:value="0.00395011901855469" calcext:value-type="float">
            <text:p>0.003950119</text:p>
          </table:table-cell>
          <table:table-cell office:value-type="float" office:value="0" calcext:value-type="float">
            <text:p>0</text:p>
          </table:table-cell>
          <table:table-cell office:value-type="float" office:value="0.525676012039185" calcext:value-type="float">
            <text:p>0.525676012</text:p>
          </table:table-cell>
          <table:table-cell office:value-type="float" office:value="7.34908294677734" calcext:value-type="float">
            <text:p>7.3490829468</text:p>
          </table:table-cell>
        </table:table-row>
        <table:table-row table:style-name="ro1">
          <table:table-cell office:value-type="string" calcext:value-type="string">
            <text:p>26152062_0_6755411881153405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80563_0_62806007226850870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375784_0_908756752768224347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place|http://dbpedia.org/property/plac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976537704468" calcext:value-type="float">
            <text:p>29.1976537704</text:p>
          </table:table-cell>
          <table:table-cell office:value-type="float" office:value="0.00833988189697266" calcext:value-type="float">
            <text:p>0.0083398819</text:p>
          </table:table-cell>
          <table:table-cell office:value-type="float" office:value="0" calcext:value-type="float">
            <text:p>0</text:p>
          </table:table-cell>
          <table:table-cell office:value-type="float" office:value="2.66955089569092" calcext:value-type="float">
            <text:p>2.6695508957</text:p>
          </table:table-cell>
          <table:table-cell office:value-type="float" office:value="26.5197629928589" calcext:value-type="float">
            <text:p>26.5197629929</text:p>
          </table:table-cell>
        </table:table-row>
        <table:table-row table:style-name="ro1">
          <table:table-cell office:value-type="string" calcext:value-type="string">
            <text:p>25515832_0_3550689030563648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80020_0_59416620473887856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39980_4_42830098296027110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850572_0_165605072636889959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925951004028" calcext:value-type="float">
            <text:p>0.320925951</text:p>
          </table:table-cell>
          <table:table-cell office:value-type="float" office:value="0.00250506401062012" calcext:value-type="float">
            <text:p>0.002505064</text:p>
          </table:table-cell>
          <table:table-cell office:value-type="float" office:value="0" calcext:value-type="float">
            <text:p>0</text:p>
          </table:table-cell>
          <table:table-cell office:value-type="float" office:value="0.318403959274292" calcext:value-type="float">
            <text:p>0.3184039593</text:p>
          </table:table-cell>
          <table:table-cell office:value-type="float" office:value="0.0000169277191162109" calcext:value-type="float">
            <text:p>1.69277191162109E-005</text:p>
          </table:table-cell>
        </table:table-row>
        <table:table-row table:style-name="ro1">
          <table:table-cell office:value-type="string" calcext:value-type="string">
            <text:p>41326315_0_32524020614322709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25507_0_48793542900956782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36126_1_37805825458212592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51800_1_70141254964107172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453048706055" calcext:value-type="float">
            <text:p>0.6444530487</text:p>
          </table:table-cell>
          <table:table-cell office:value-type="float" office:value="0.00207328796386719" calcext:value-type="float">
            <text:p>0.002073288</text:p>
          </table:table-cell>
          <table:table-cell office:value-type="float" office:value="0" calcext:value-type="float">
            <text:p>0</text:p>
          </table:table-cell>
          <table:table-cell office:value-type="float" office:value="0.642362833023071" calcext:value-type="float">
            <text:p>0.642362833</text:p>
          </table:table-cell>
          <table:table-cell office:value-type="float" office:value="0.0000169277191162109" calcext:value-type="float">
            <text:p>1.69277191162109E-005</text:p>
          </table:table-cell>
        </table:table-row>
        <table:table-row table:style-name="ro1">
          <table:table-cell office:value-type="string" calcext:value-type="string">
            <text:p>69635781_0_50001832082563012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96810_0_251270271536129568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530010223389" calcext:value-type="float">
            <text:p>0.3195300102</text:p>
          </table:table-cell>
          <table:table-cell office:value-type="float" office:value="0.00263667106628418" calcext:value-type="float">
            <text:p>0.0026366711</text:p>
          </table:table-cell>
          <table:table-cell office:value-type="float" office:value="0" calcext:value-type="float">
            <text:p>0</text:p>
          </table:table-cell>
          <table:table-cell office:value-type="float" office:value="0.316876173019409" calcext:value-type="float">
            <text:p>0.316876173</text:p>
          </table:table-cell>
          <table:table-cell office:value-type="float" office:value="0.0000171661376953125" calcext:value-type="float">
            <text:p>1.71661376953125E-005</text:p>
          </table:table-cell>
        </table:table-row>
        <table:table-row table:style-name="ro1">
          <table:table-cell office:value-type="string" calcext:value-type="string">
            <text:p>77281650_0_85850977758848030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5361_2_3482684768420568287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4917392730713" calcext:value-type="float">
            <text:p>5.4491739273</text:p>
          </table:table-cell>
          <table:table-cell office:value-type="float" office:value="0.00367307662963867" calcext:value-type="float">
            <text:p>0.0036730766</text:p>
          </table:table-cell>
          <table:table-cell office:value-type="float" office:value="0" calcext:value-type="float">
            <text:p>0</text:p>
          </table:table-cell>
          <table:table-cell office:value-type="float" office:value="0.814735889434814" calcext:value-type="float">
            <text:p>0.8147358894</text:p>
          </table:table-cell>
          <table:table-cell office:value-type="float" office:value="4.63076496124268" calcext:value-type="float">
            <text:p>4.6307649612</text:p>
          </table:table-cell>
        </table:table-row>
        <table:table-row table:style-name="ro1">
          <table:table-cell office:value-type="string" calcext:value-type="string">
            <text:p>62576851_2_51591666312606699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45478_0_64242577066389802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46164_0_708672938896794605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gdpNominalPerCapita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003130197525" calcext:value-type="float">
            <text:p>28.0031301975</text:p>
          </table:table-cell>
          <table:table-cell office:value-type="float" office:value="0.00763010978698731" calcext:value-type="float">
            <text:p>0.0076301098</text:p>
          </table:table-cell>
          <table:table-cell office:value-type="float" office:value="0" calcext:value-type="float">
            <text:p>0</text:p>
          </table:table-cell>
          <table:table-cell office:value-type="float" office:value="3.35784506797791" calcext:value-type="float">
            <text:p>3.357845068</text:p>
          </table:table-cell>
          <table:table-cell office:value-type="float" office:value="24.6376550197601" calcext:value-type="float">
            <text:p>24.6376550198</text:p>
          </table:table-cell>
        </table:table-row>
        <table:table-row table:style-name="ro1">
          <table:table-cell office:value-type="string" calcext:value-type="string">
            <text:p>47687993_1_2128651732460781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3174114227295" calcext:value-type="float">
            <text:p>6.0317411423</text:p>
          </table:table-cell>
          <table:table-cell office:value-type="float" office:value="0.00417113304138184" calcext:value-type="float">
            <text:p>0.004171133</text:p>
          </table:table-cell>
          <table:table-cell office:value-type="float" office:value="0" calcext:value-type="float">
            <text:p>0</text:p>
          </table:table-cell>
          <table:table-cell office:value-type="float" office:value="0.67119312286377" calcext:value-type="float">
            <text:p>0.6711931229</text:p>
          </table:table-cell>
          <table:table-cell office:value-type="float" office:value="5.3563768863678" calcext:value-type="float">
            <text:p>5.3563768864</text:p>
          </table:table-cell>
        </table:table-row>
        <table:table-row table:style-name="ro1">
          <table:table-cell office:value-type="string" calcext:value-type="string">
            <text:p>139979_0_31281233526294882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340305_3_51502488518079813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711988449097" calcext:value-type="float">
            <text:p>9.2671198845</text:p>
          </table:table-cell>
          <table:table-cell office:value-type="float" office:value="0.00670099258422852" calcext:value-type="float">
            <text:p>0.0067009926</text:p>
          </table:table-cell>
          <table:table-cell office:value-type="float" office:value="0" calcext:value-type="float">
            <text:p>0</text:p>
          </table:table-cell>
          <table:table-cell office:value-type="float" office:value="2.33647298812866" calcext:value-type="float">
            <text:p>2.3364729881</text:p>
          </table:table-cell>
          <table:table-cell office:value-type="float" office:value="6.92394590377808" calcext:value-type="float">
            <text:p>6.9239459038</text:p>
          </table:table-cell>
        </table:table-row>
        <table:table-row table:style-name="ro1">
          <table:table-cell office:value-type="string" calcext:value-type="string">
            <text:p>36427332_0_50690696814217466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79187_0_63630531624754511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17313_0_3756701416801068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2131099700928" calcext:value-type="float">
            <text:p>8.821310997</text:p>
          </table:table-cell>
          <table:table-cell office:value-type="float" office:value="0.00472593307495117" calcext:value-type="float">
            <text:p>0.0047259331</text:p>
          </table:table-cell>
          <table:table-cell office:value-type="float" office:value="0" calcext:value-type="float">
            <text:p>0</text:p>
          </table:table-cell>
          <table:table-cell office:value-type="float" office:value="1.87463092803955" calcext:value-type="float">
            <text:p>1.874630928</text:p>
          </table:table-cell>
          <table:table-cell office:value-type="float" office:value="6.94195413589478" calcext:value-type="float">
            <text:p>6.9419541359</text:p>
          </table:table-cell>
        </table:table-row>
        <table:table-row table:style-name="ro1">
          <table:table-cell office:value-type="string" calcext:value-type="string">
            <text:p>77204435_0_54867905170658378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6158618927" calcext:value-type="float">
            <text:p>0.3226158619</text:p>
          </table:table-cell>
          <table:table-cell office:value-type="float" office:value="0.00289463996887207" calcext:value-type="float">
            <text:p>0.00289464</text:p>
          </table:table-cell>
          <table:table-cell office:value-type="float" office:value="0" calcext:value-type="float">
            <text:p>0</text:p>
          </table:table-cell>
          <table:table-cell office:value-type="float" office:value="0.319704055786133" calcext:value-type="float">
            <text:p>0.3197040558</text:p>
          </table:table-cell>
          <table:table-cell office:value-type="float" office:value="0.0000171661376953125" calcext:value-type="float">
            <text:p>1.71661376953125E-005</text:p>
          </table:table-cell>
        </table:table-row>
        <table:table-row table:style-name="ro1">
          <table:table-cell office:value-type="string" calcext:value-type="string">
            <text:p>55628912_0_489215061881639391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413714408875" calcext:value-type="float">
            <text:p>8.8941371441</text:p>
          </table:table-cell>
          <table:table-cell office:value-type="float" office:value="0.0033414363861084" calcext:value-type="float">
            <text:p>0.0033414364</text:p>
          </table:table-cell>
          <table:table-cell office:value-type="float" office:value="0" calcext:value-type="float">
            <text:p>0</text:p>
          </table:table-cell>
          <table:table-cell office:value-type="float" office:value="0.922762870788574" calcext:value-type="float">
            <text:p>0.9227628708</text:p>
          </table:table-cell>
          <table:table-cell office:value-type="float" office:value="7.96803283691406" calcext:value-type="float">
            <text:p>7.9680328369</text:p>
          </table:table-cell>
        </table:table-row>
        <table:table-row table:style-name="ro1">
          <table:table-cell office:value-type="string" calcext:value-type="string">
            <text:p>87164899_0_46407337862463626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birthPlac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8405220508575" calcext:value-type="float">
            <text:p>39.8405220509</text:p>
          </table:table-cell>
          <table:table-cell office:value-type="float" office:value="0.0122590065002441" calcext:value-type="float">
            <text:p>0.0122590065</text:p>
          </table:table-cell>
          <table:table-cell office:value-type="float" office:value="0" calcext:value-type="float">
            <text:p>0</text:p>
          </table:table-cell>
          <table:table-cell office:value-type="float" office:value="4.91988205909729" calcext:value-type="float">
            <text:p>4.9198820591</text:p>
          </table:table-cell>
          <table:table-cell office:value-type="float" office:value="34.90838098526" calcext:value-type="float">
            <text:p>34.9083809853</text:p>
          </table:table-cell>
        </table:table-row>
        <table:table-row table:style-name="ro1">
          <table:table-cell office:value-type="string" calcext:value-type="string">
            <text:p>9206866_1_81146103556711724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64601_8_89554358176613949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8318104743958" calcext:value-type="float">
            <text:p>7.1831810474</text:p>
          </table:table-cell>
          <table:table-cell office:value-type="float" office:value="0.00431537628173828" calcext:value-type="float">
            <text:p>0.0043153763</text:p>
          </table:table-cell>
          <table:table-cell office:value-type="float" office:value="0" calcext:value-type="float">
            <text:p>0</text:p>
          </table:table-cell>
          <table:table-cell office:value-type="float" office:value="0.810078859329224" calcext:value-type="float">
            <text:p>0.8100788593</text:p>
          </table:table-cell>
          <table:table-cell office:value-type="float" office:value="6.36878681182861" calcext:value-type="float">
            <text:p>6.3687868118</text:p>
          </table:table-cell>
        </table:table-row>
        <table:table-row table:style-name="ro1">
          <table:table-cell office:value-type="string" calcext:value-type="string">
            <text:p>38049844_0_609266497354392439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96330_0_8064408636409022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187807_6_773205714381096155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246329784393" calcext:value-type="float">
            <text:p>11.7246329784</text:p>
          </table:table-cell>
          <table:table-cell office:value-type="float" office:value="0.00680971145629883" calcext:value-type="float">
            <text:p>0.0068097115</text:p>
          </table:table-cell>
          <table:table-cell office:value-type="float" office:value="0" calcext:value-type="float">
            <text:p>0</text:p>
          </table:table-cell>
          <table:table-cell office:value-type="float" office:value="2.83114314079285" calcext:value-type="float">
            <text:p>2.8311431408</text:p>
          </table:table-cell>
          <table:table-cell office:value-type="float" office:value="8.88668012619019" calcext:value-type="float">
            <text:p>8.8866801262</text:p>
          </table:table-cell>
        </table:table-row>
        <table:table-row table:style-name="ro1">
          <table:table-cell office:value-type="string" calcext:value-type="string">
            <text:p>79145554_1_875667370687026606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025897979736" calcext:value-type="float">
            <text:p>3.1902589798</text:p>
          </table:table-cell>
          <table:table-cell office:value-type="float" office:value="0.00258588790893555" calcext:value-type="float">
            <text:p>0.0025858879</text:p>
          </table:table-cell>
          <table:table-cell office:value-type="float" office:value="0" calcext:value-type="float">
            <text:p>0</text:p>
          </table:table-cell>
          <table:table-cell office:value-type="float" office:value="0.44474196434021" calcext:value-type="float">
            <text:p>0.4447419643</text:p>
          </table:table-cell>
          <table:table-cell office:value-type="float" office:value="2.74293112754822" calcext:value-type="float">
            <text:p>2.7429311275</text:p>
          </table:table-cell>
        </table:table-row>
        <table:table-row table:style-name="ro1">
          <table:table-cell office:value-type="string" calcext:value-type="string">
            <text:p>23362259_0_64235952992953426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12392_0_16001536572155935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location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427882194519" calcext:value-type="float">
            <text:p>8.8342788219</text:p>
          </table:table-cell>
          <table:table-cell office:value-type="float" office:value="0.0037848949432373" calcext:value-type="float">
            <text:p>0.0037848949</text:p>
          </table:table-cell>
          <table:table-cell office:value-type="float" office:value="0" calcext:value-type="float">
            <text:p>0</text:p>
          </table:table-cell>
          <table:table-cell office:value-type="float" office:value="2.16973900794983" calcext:value-type="float">
            <text:p>2.1697390079</text:p>
          </table:table-cell>
          <table:table-cell office:value-type="float" office:value="6.66075491905212" calcext:value-type="float">
            <text:p>6.6607549191</text:p>
          </table:table-cell>
        </table:table-row>
        <table:table-row table:style-name="ro1">
          <table:table-cell office:value-type="string" calcext:value-type="string">
            <text:p>52660391_0_26749578882494125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36255_0_57055630631667854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834172_0_5710924050177414995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84532523155212" calcext:value-type="float">
            <text:p>9.8453252316</text:p>
          </table:table-cell>
          <table:table-cell office:value-type="float" office:value="0.00444102287292481" calcext:value-type="float">
            <text:p>0.0044410229</text:p>
          </table:table-cell>
          <table:table-cell office:value-type="float" office:value="0" calcext:value-type="float">
            <text:p>0</text:p>
          </table:table-cell>
          <table:table-cell office:value-type="float" office:value="0.897240161895752" calcext:value-type="float">
            <text:p>0.8972401619</text:p>
          </table:table-cell>
          <table:table-cell office:value-type="float" office:value="8.94364404678345" calcext:value-type="float">
            <text:p>8.9436440468</text:p>
          </table:table-cell>
        </table:table-row>
        <table:table-row table:style-name="ro1">
          <table:table-cell office:value-type="string" calcext:value-type="string">
            <text:p>61069974_0_18945368745905651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93212_0_63590786047090907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18_34806518783140974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33880_0_40585549855744166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11892_0_860275023735900276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49026870728" calcext:value-type="float">
            <text:p>0.5591490269</text:p>
          </table:table-cell>
          <table:table-cell office:value-type="float" office:value="0.00208091735839844" calcext:value-type="float">
            <text:p>0.0020809174</text:p>
          </table:table-cell>
          <table:table-cell office:value-type="float" office:value="0" calcext:value-type="float">
            <text:p>0</text:p>
          </table:table-cell>
          <table:table-cell office:value-type="float" office:value="0.557049036026001" calcext:value-type="float">
            <text:p>0.557049036</text:p>
          </table:table-cell>
          <table:table-cell office:value-type="float" office:value="0.000019073486328125" calcext:value-type="float">
            <text:p>1.9073486328125E-005</text:p>
          </table:table-cell>
        </table:table-row>
        <table:table-row table:style-name="ro1">
          <table:table-cell office:value-type="string" calcext:value-type="string">
            <text:p>23806649_0_18969092673787744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30304_0_30358222549954254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16999_0_33277256985703254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85170_5_596861133444548447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667296409607" calcext:value-type="float">
            <text:p>3.1466729641</text:p>
          </table:table-cell>
          <table:table-cell office:value-type="float" office:value="0.00256776809692383" calcext:value-type="float">
            <text:p>0.0025677681</text:p>
          </table:table-cell>
          <table:table-cell office:value-type="float" office:value="0" calcext:value-type="float">
            <text:p>0</text:p>
          </table:table-cell>
          <table:table-cell office:value-type="float" office:value="0.572901010513306" calcext:value-type="float">
            <text:p>0.5729010105</text:p>
          </table:table-cell>
          <table:table-cell office:value-type="float" office:value="2.57120418548584" calcext:value-type="float">
            <text:p>2.5712041855</text:p>
          </table:table-cell>
        </table:table-row>
        <table:table-row table:style-name="ro1">
          <table:table-cell office:value-type="string" calcext:value-type="string">
            <text:p>69215547_0_24101326255271784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96637_3_754883804452404832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357892990112" calcext:value-type="float">
            <text:p>0.322357893</text:p>
          </table:table-cell>
          <table:table-cell office:value-type="float" office:value="0.00277900695800781" calcext:value-type="float">
            <text:p>0.002779007</text:p>
          </table:table-cell>
          <table:table-cell office:value-type="float" office:value="0" calcext:value-type="float">
            <text:p>0</text:p>
          </table:table-cell>
          <table:table-cell office:value-type="float" office:value="0.319566965103149" calcext:value-type="float">
            <text:p>0.3195669651</text:p>
          </table:table-cell>
          <table:table-cell office:value-type="float" office:value="0.0000119209289550781" calcext:value-type="float">
            <text:p>1.19209289550781E-005</text:p>
          </table:table-cell>
        </table:table-row>
        <table:table-row table:style-name="ro1">
          <table:table-cell office:value-type="string" calcext:value-type="string">
            <text:p>25256280_0_37779364378288774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12603_0_60648186146320049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271961212158" calcext:value-type="float">
            <text:p>0.4782719612</text:p>
          </table:table-cell>
          <table:table-cell office:value-type="float" office:value="0.0027930736541748" calcext:value-type="float">
            <text:p>0.0027930737</text:p>
          </table:table-cell>
          <table:table-cell office:value-type="float" office:value="0" calcext:value-type="float">
            <text:p>0</text:p>
          </table:table-cell>
          <table:table-cell office:value-type="float" office:value="0.47545599937439" calcext:value-type="float">
            <text:p>0.4754559994</text:p>
          </table:table-cell>
          <table:table-cell office:value-type="float" office:value="0.00002288818359375" calcext:value-type="float">
            <text:p>2.288818359375E-005</text:p>
          </table:table-cell>
        </table:table-row>
        <table:table-row table:style-name="ro1">
          <table:table-cell office:value-type="string" calcext:value-type="string">
            <text:p>85101419_0_16651880049881850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31664_0_3715609868541003142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media|http://dbpedia.org/property/media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436909675598" calcext:value-type="float">
            <text:p>3.4243690968</text:p>
          </table:table-cell>
          <table:table-cell office:value-type="float" office:value="0.00236916542053223" calcext:value-type="float">
            <text:p>0.0023691654</text:p>
          </table:table-cell>
          <table:table-cell office:value-type="float" office:value="0" calcext:value-type="float">
            <text:p>0</text:p>
          </table:table-cell>
          <table:table-cell office:value-type="float" office:value="0.970689058303833" calcext:value-type="float">
            <text:p>0.9706890583</text:p>
          </table:table-cell>
          <table:table-cell office:value-type="float" office:value="2.45131087303162" calcext:value-type="float">
            <text:p>2.451310873</text:p>
          </table:table-cell>
        </table:table-row>
        <table:table-row table:style-name="ro1">
          <table:table-cell office:value-type="string" calcext:value-type="string">
            <text:p>54802079_0_67096156609804549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02595_0_50000400786498430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245390892029" calcext:value-type="float">
            <text:p>4.3924539089</text:p>
          </table:table-cell>
          <table:table-cell office:value-type="float" office:value="0.00571799278259277" calcext:value-type="float">
            <text:p>0.0057179928</text:p>
          </table:table-cell>
          <table:table-cell office:value-type="float" office:value="0" calcext:value-type="float">
            <text:p>0</text:p>
          </table:table-cell>
          <table:table-cell office:value-type="float" office:value="1.63943600654602" calcext:value-type="float">
            <text:p>1.6394360065</text:p>
          </table:table-cell>
          <table:table-cell office:value-type="float" office:value="2.74729990959167" calcext:value-type="float">
            <text:p>2.7472999096</text:p>
          </table:table-cell>
        </table:table-row>
        <table:table-row table:style-name="ro1">
          <table:table-cell office:value-type="string" calcext:value-type="string">
            <text:p>2629891_3_83427494198669821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73938_0_79160569901386585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294938_0_4892470736727523720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880924224854" calcext:value-type="float">
            <text:p>0.4848809242</text:p>
          </table:table-cell>
          <table:table-cell office:value-type="float" office:value="0.00316977500915527" calcext:value-type="float">
            <text:p>0.003169775</text:p>
          </table:table-cell>
          <table:table-cell office:value-type="float" office:value="0" calcext:value-type="float">
            <text:p>0</text:p>
          </table:table-cell>
          <table:table-cell office:value-type="float" office:value="0.481686115264893" calcext:value-type="float">
            <text:p>0.4816861153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string" calcext:value-type="string">
            <text:p>97115612_0_41977973234343882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21882_0_33878409257376623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58714_0_911105924006046982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531160831451" calcext:value-type="float">
            <text:p>13.5531160831</text:p>
          </table:table-cell>
          <table:table-cell office:value-type="float" office:value="0.00627803802490234" calcext:value-type="float">
            <text:p>0.006278038</text:p>
          </table:table-cell>
          <table:table-cell office:value-type="float" office:value="0" calcext:value-type="float">
            <text:p>0</text:p>
          </table:table-cell>
          <table:table-cell office:value-type="float" office:value="2.17433905601501" calcext:value-type="float">
            <text:p>2.174339056</text:p>
          </table:table-cell>
          <table:table-cell office:value-type="float" office:value="11.3724989891052" calcext:value-type="float">
            <text:p>11.3724989891</text:p>
          </table:table-cell>
        </table:table-row>
        <table:table-row table:style-name="ro1">
          <table:table-cell office:value-type="string" calcext:value-type="string">
            <text:p>51401669_0_45221791230095718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23799_0_87417267739044272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634945_0_2389842691699014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83081_0_535779042143512352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144595146179" calcext:value-type="float">
            <text:p>3.3114459515</text:p>
          </table:table-cell>
          <table:table-cell office:value-type="float" office:value="0.00211715698242187" calcext:value-type="float">
            <text:p>0.002117157</text:p>
          </table:table-cell>
          <table:table-cell office:value-type="float" office:value="0" calcext:value-type="float">
            <text:p>0</text:p>
          </table:table-cell>
          <table:table-cell office:value-type="float" office:value="0.406467914581299" calcext:value-type="float">
            <text:p>0.4064679146</text:p>
          </table:table-cell>
          <table:table-cell office:value-type="float" office:value="2.90286087989807" calcext:value-type="float">
            <text:p>2.9028608799</text:p>
          </table:table-cell>
        </table:table-row>
        <table:table-row table:style-name="ro1">
          <table:table-cell office:value-type="string" calcext:value-type="string">
            <text:p>34754294_0_55317428565442824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210301_0_76223199219981714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679281711578" calcext:value-type="float">
            <text:p>29.9679281712</text:p>
          </table:table-cell>
          <table:table-cell office:value-type="float" office:value="0.0141842365264893" calcext:value-type="float">
            <text:p>0.0141842365</text:p>
          </table:table-cell>
          <table:table-cell office:value-type="float" office:value="0" calcext:value-type="float">
            <text:p>0</text:p>
          </table:table-cell>
          <table:table-cell office:value-type="float" office:value="4.93879795074463" calcext:value-type="float">
            <text:p>4.9387979507</text:p>
          </table:table-cell>
          <table:table-cell office:value-type="float" office:value="25.0149459838867" calcext:value-type="float">
            <text:p>25.0149459839</text:p>
          </table:table-cell>
        </table:table-row>
        <table:table-row table:style-name="ro1">
          <table:table-cell office:value-type="string" calcext:value-type="string">
            <text:p>92340801_0_14716467647691301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8328943252564" calcext:value-type="float">
            <text:p>0.7283289433</text:p>
          </table:table-cell>
          <table:table-cell office:value-type="float" office:value="0.00291180610656738" calcext:value-type="float">
            <text:p>0.0029118061</text:p>
          </table:table-cell>
          <table:table-cell office:value-type="float" office:value="0" calcext:value-type="float">
            <text:p>0</text:p>
          </table:table-cell>
          <table:table-cell office:value-type="float" office:value="0.725393056869507" calcext:value-type="float">
            <text:p>0.7253930569</text:p>
          </table:table-cell>
          <table:table-cell office:value-type="float" office:value="0.0000240802764892578" calcext:value-type="float">
            <text:p>2.40802764892578E-005</text:p>
          </table:table-cell>
        </table:table-row>
        <table:table-row table:style-name="ro1">
          <table:table-cell office:value-type="string" calcext:value-type="string">
            <text:p>30808326_0_7232446982777878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38698005676" calcext:value-type="float">
            <text:p>1.6973869801</text:p>
          </table:table-cell>
          <table:table-cell office:value-type="float" office:value="0.00238585472106934" calcext:value-type="float">
            <text:p>0.0023858547</text:p>
          </table:table-cell>
          <table:table-cell office:value-type="float" office:value="0" calcext:value-type="float">
            <text:p>0</text:p>
          </table:table-cell>
          <table:table-cell office:value-type="float" office:value="0.913351058959961" calcext:value-type="float">
            <text:p>0.913351059</text:p>
          </table:table-cell>
          <table:table-cell office:value-type="float" office:value="0.781650066375732" calcext:value-type="float">
            <text:p>0.7816500664</text:p>
          </table:table-cell>
        </table:table-row>
        <table:table-row table:style-name="ro1">
          <table:table-cell office:value-type="string" calcext:value-type="string">
            <text:p>67711345_1_57475535752417028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7208_0_91329686735304923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33521_0_672744983080087755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8640320301056" calcext:value-type="float">
            <text:p>19.8640320301</text:p>
          </table:table-cell>
          <table:table-cell office:value-type="float" office:value="0.00770092010498047" calcext:value-type="float">
            <text:p>0.0077009201</text:p>
          </table:table-cell>
          <table:table-cell office:value-type="float" office:value="0" calcext:value-type="float">
            <text:p>0</text:p>
          </table:table-cell>
          <table:table-cell office:value-type="float" office:value="1.78688097000122" calcext:value-type="float">
            <text:p>1.78688097</text:p>
          </table:table-cell>
          <table:table-cell office:value-type="float" office:value="18.0694501399994" calcext:value-type="float">
            <text:p>18.06945014</text:p>
          </table:table-cell>
        </table:table-row>
        <table:table-row table:style-name="ro1">
          <table:table-cell office:value-type="string" calcext:value-type="string">
            <text:p>74491133_0_71778311008847978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52232_0_91376139374684566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64053_0_39573355283835517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37886_4_1993214245725091948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56419372559" calcext:value-type="float">
            <text:p>2.2755641937</text:p>
          </table:table-cell>
          <table:table-cell office:value-type="float" office:value="0.00333333015441895" calcext:value-type="float">
            <text:p>0.0033333302</text:p>
          </table:table-cell>
          <table:table-cell office:value-type="float" office:value="0" calcext:value-type="float">
            <text:p>0</text:p>
          </table:table-cell>
          <table:table-cell office:value-type="float" office:value="2.27218699455261" calcext:value-type="float">
            <text:p>2.2721869946</text:p>
          </table:table-cell>
          <table:table-cell office:value-type="float" office:value="0.0000438690185546875" calcext:value-type="float">
            <text:p>0.000043869</text:p>
          </table:table-cell>
        </table:table-row>
        <table:table-row table:style-name="ro1">
          <table:table-cell office:value-type="string" calcext:value-type="string">
            <text:p>96068725_0_61023489732577008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opulatedPlace/areaTotal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1749970912933" calcext:value-type="float">
            <text:p>18.1749970913</text:p>
          </table:table-cell>
          <table:table-cell office:value-type="float" office:value="0.00714492797851563" calcext:value-type="float">
            <text:p>0.007144928</text:p>
          </table:table-cell>
          <table:table-cell office:value-type="float" office:value="0" calcext:value-type="float">
            <text:p>0</text:p>
          </table:table-cell>
          <table:table-cell office:value-type="float" office:value="1.98669910430908" calcext:value-type="float">
            <text:p>1.9866991043</text:p>
          </table:table-cell>
          <table:table-cell office:value-type="float" office:value="16.1811530590057" calcext:value-type="float">
            <text:p>16.181153059</text:p>
          </table:table-cell>
        </table:table-row>
        <table:table-row table:style-name="ro1">
          <table:table-cell office:value-type="string" calcext:value-type="string">
            <text:p>66329615_0_35858564951102776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607822_0_43286536157301119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6464469432831" calcext:value-type="float">
            <text:p>14.6464469433</text:p>
          </table:table-cell>
          <table:table-cell office:value-type="float" office:value="0.00298762321472168" calcext:value-type="float">
            <text:p>0.0029876232</text:p>
          </table:table-cell>
          <table:table-cell office:value-type="float" office:value="0" calcext:value-type="float">
            <text:p>0</text:p>
          </table:table-cell>
          <table:table-cell office:value-type="float" office:value="1.065101146698" calcext:value-type="float">
            <text:p>1.0651011467</text:p>
          </table:table-cell>
          <table:table-cell office:value-type="float" office:value="13.5783581733704" calcext:value-type="float">
            <text:p>13.5783581734</text:p>
          </table:table-cell>
        </table:table-row>
        <table:table-row table:style-name="ro1">
          <table:table-cell office:value-type="string" calcext:value-type="string">
            <text:p>6294399_0_13308752359846501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4943_0_78709711604952047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54343_6_266876126727805910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227417945862" calcext:value-type="float">
            <text:p>14.5227417946</text:p>
          </table:table-cell>
          <table:table-cell office:value-type="float" office:value="0.00790596008300781" calcext:value-type="float">
            <text:p>0.0079059601</text:p>
          </table:table-cell>
          <table:table-cell office:value-type="float" office:value="0" calcext:value-type="float">
            <text:p>0</text:p>
          </table:table-cell>
          <table:table-cell office:value-type="float" office:value="3.59997487068176" calcext:value-type="float">
            <text:p>3.5999748707</text:p>
          </table:table-cell>
          <table:table-cell office:value-type="float" office:value="10.9148609638214" calcext:value-type="float">
            <text:p>10.9148609638</text:p>
          </table:table-cell>
        </table:table-row>
        <table:table-row table:style-name="ro1">
          <table:table-cell office:value-type="string" calcext:value-type="string">
            <text:p>13454929_3_34276923181618694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03248_0_55977424449358950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72762_0_65931299307856524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0931289196014" calcext:value-type="float">
            <text:p>36.0931289196</text:p>
          </table:table-cell>
          <table:table-cell office:value-type="float" office:value="0.0128896236419678" calcext:value-type="float">
            <text:p>0.0128896236</text:p>
          </table:table-cell>
          <table:table-cell office:value-type="float" office:value="0" calcext:value-type="float">
            <text:p>0</text:p>
          </table:table-cell>
          <table:table-cell office:value-type="float" office:value="5.63859415054321" calcext:value-type="float">
            <text:p>5.6385941505</text:p>
          </table:table-cell>
          <table:table-cell office:value-type="float" office:value="30.4416451454163" calcext:value-type="float">
            <text:p>30.4416451454</text:p>
          </table:table-cell>
        </table:table-row>
        <table:table-row table:style-name="ro1">
          <table:table-cell office:value-type="string" calcext:value-type="string">
            <text:p>7588038_0_8683302966967324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53232_0_27586984020292965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650209_0_753756237176505976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05677_0_52688169042353961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266598701477" calcext:value-type="float">
            <text:p>3.762665987</text:p>
          </table:table-cell>
          <table:table-cell office:value-type="float" office:value="0.00251984596252441" calcext:value-type="float">
            <text:p>0.002519846</text:p>
          </table:table-cell>
          <table:table-cell office:value-type="float" office:value="0" calcext:value-type="float">
            <text:p>0</text:p>
          </table:table-cell>
          <table:table-cell office:value-type="float" office:value="1.08909010887146" calcext:value-type="float">
            <text:p>1.0890901089</text:p>
          </table:table-cell>
          <table:table-cell office:value-type="float" office:value="2.67105603218079" calcext:value-type="float">
            <text:p>2.6710560322</text:p>
          </table:table-cell>
        </table:table-row>
        <table:table-row table:style-name="ro1">
          <table:table-cell office:value-type="string" calcext:value-type="string">
            <text:p>64092785_0_46963677829875333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709069_0_602647330642358408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633687973022" calcext:value-type="float">
            <text:p>1.3063368797</text:p>
          </table:table-cell>
          <table:table-cell office:value-type="float" office:value="0.00334787368774414" calcext:value-type="float">
            <text:p>0.0033478737</text:p>
          </table:table-cell>
          <table:table-cell office:value-type="float" office:value="0" calcext:value-type="float">
            <text:p>0</text:p>
          </table:table-cell>
          <table:table-cell office:value-type="float" office:value="1.30294799804688" calcext:value-type="float">
            <text:p>1.302947998</text:p>
          </table:table-cell>
          <table:table-cell office:value-type="float" office:value="0.0000410079956054688" calcext:value-type="float">
            <text:p>0.000041008</text:p>
          </table:table-cell>
        </table:table-row>
        <table:table-row table:style-name="ro1">
          <table:table-cell office:value-type="string" calcext:value-type="string">
            <text:p>57790315_0_27153263995859292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89809_0_81798195436922158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55764_0_42151662034280686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94526_0_46969539430249767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40397_0_234449918795732019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9358053207397" calcext:value-type="float">
            <text:p>0.8793580532</text:p>
          </table:table-cell>
          <table:table-cell office:value-type="float" office:value="0.00225090980529785" calcext:value-type="float">
            <text:p>0.0022509098</text:p>
          </table:table-cell>
          <table:table-cell office:value-type="float" office:value="0" calcext:value-type="float">
            <text:p>0</text:p>
          </table:table-cell>
          <table:table-cell office:value-type="float" office:value="0.534475088119507" calcext:value-type="float">
            <text:p>0.5344750881</text:p>
          </table:table-cell>
          <table:table-cell office:value-type="float" office:value="0.342632055282593" calcext:value-type="float">
            <text:p>0.3426320553</text:p>
          </table:table-cell>
        </table:table-row>
        <table:table-row table:style-name="ro1">
          <table:table-cell office:value-type="string" calcext:value-type="string">
            <text:p>16191161_0_72586808305093812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65226_1_48003402778572732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421191215515" calcext:value-type="float">
            <text:p>2.7442119122</text:p>
          </table:table-cell>
          <table:table-cell office:value-type="float" office:value="0.00275278091430664" calcext:value-type="float">
            <text:p>0.0027527809</text:p>
          </table:table-cell>
          <table:table-cell office:value-type="float" office:value="0" calcext:value-type="float">
            <text:p>0</text:p>
          </table:table-cell>
          <table:table-cell office:value-type="float" office:value="0.822226047515869" calcext:value-type="float">
            <text:p>0.8222260475</text:p>
          </table:table-cell>
          <table:table-cell office:value-type="float" office:value="1.91923308372498" calcext:value-type="float">
            <text:p>1.9192330837</text:p>
          </table:table-cell>
        </table:table-row>
        <table:table-row table:style-name="ro1">
          <table:table-cell office:value-type="string" calcext:value-type="string">
            <text:p>56086539_0_1028302238992601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66895_0_17829385554420388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94520_0_1152027117657832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5099_0_27826243900401863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61216_0_62220404805772007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07582_0_46284535354453486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03697_0_85694236051619737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66206_0_11952535552718727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376307_0_54408281567971778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128500_0_74568459449943735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3369841575623" calcext:value-type="float">
            <text:p>20.3369841576</text:p>
          </table:table-cell>
          <table:table-cell office:value-type="float" office:value="0.00778818130493164" calcext:value-type="float">
            <text:p>0.0077881813</text:p>
          </table:table-cell>
          <table:table-cell office:value-type="float" office:value="0" calcext:value-type="float">
            <text:p>0</text:p>
          </table:table-cell>
          <table:table-cell office:value-type="float" office:value="3.80450916290283" calcext:value-type="float">
            <text:p>3.8045091629</text:p>
          </table:table-cell>
          <table:table-cell office:value-type="float" office:value="16.5246868133545" calcext:value-type="float">
            <text:p>16.5246868134</text:p>
          </table:table-cell>
        </table:table-row>
        <table:table-row table:style-name="ro1">
          <table:table-cell office:value-type="string" calcext:value-type="string">
            <text:p>45530643_2_5128915617716394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3623280525208" calcext:value-type="float">
            <text:p>13.3623280525</text:p>
          </table:table-cell>
          <table:table-cell office:value-type="float" office:value="0.00558018684387207" calcext:value-type="float">
            <text:p>0.0055801868</text:p>
          </table:table-cell>
          <table:table-cell office:value-type="float" office:value="0" calcext:value-type="float">
            <text:p>0</text:p>
          </table:table-cell>
          <table:table-cell office:value-type="float" office:value="2.10586285591125" calcext:value-type="float">
            <text:p>2.1058628559</text:p>
          </table:table-cell>
          <table:table-cell office:value-type="float" office:value="11.2508850097656" calcext:value-type="float">
            <text:p>11.2508850098</text:p>
          </table:table-cell>
        </table:table-row>
        <table:table-row table:style-name="ro1">
          <table:table-cell office:value-type="string" calcext:value-type="string">
            <text:p>68779923_5_20670377214547581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23800_2_772355090007105707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91311454773" calcext:value-type="float">
            <text:p>0.4059131145</text:p>
          </table:table-cell>
          <table:table-cell office:value-type="float" office:value="0.00159931182861328" calcext:value-type="float">
            <text:p>0.0015993118</text:p>
          </table:table-cell>
          <table:table-cell office:value-type="float" office:value="0" calcext:value-type="float">
            <text:p>0</text:p>
          </table:table-cell>
          <table:table-cell office:value-type="float" office:value="0.125327825546265" calcext:value-type="float">
            <text:p>0.1253278255</text:p>
          </table:table-cell>
          <table:table-cell office:value-type="float" office:value="0.278985977172852" calcext:value-type="float">
            <text:p>0.2789859772</text:p>
          </table:table-cell>
        </table:table-row>
        <table:table-row table:style-name="ro1">
          <table:table-cell office:value-type="string" calcext:value-type="string">
            <text:p>14653690_0_2821716582565086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160374879837" calcext:value-type="float">
            <text:p>18.1603748798</text:p>
          </table:table-cell>
          <table:table-cell office:value-type="float" office:value="0.00907492637634277" calcext:value-type="float">
            <text:p>0.0090749264</text:p>
          </table:table-cell>
          <table:table-cell office:value-type="float" office:value="0" calcext:value-type="float">
            <text:p>0</text:p>
          </table:table-cell>
          <table:table-cell office:value-type="float" office:value="2.97132110595703" calcext:value-type="float">
            <text:p>2.971321106</text:p>
          </table:table-cell>
          <table:table-cell office:value-type="float" office:value="15.1799788475037" calcext:value-type="float">
            <text:p>15.1799788475</text:p>
          </table:table-cell>
        </table:table-row>
        <table:table-row table:style-name="ro1">
          <table:table-cell office:value-type="string" calcext:value-type="string">
            <text:p>48086771_6_77843176454170453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38823890686" calcext:value-type="float">
            <text:p>16.2388238907</text:p>
          </table:table-cell>
          <table:table-cell office:value-type="float" office:value="0.00745320320129395" calcext:value-type="float">
            <text:p>0.0074532032</text:p>
          </table:table-cell>
          <table:table-cell office:value-type="float" office:value="0" calcext:value-type="float">
            <text:p>0</text:p>
          </table:table-cell>
          <table:table-cell office:value-type="float" office:value="3.93212485313416" calcext:value-type="float">
            <text:p>3.9321248531</text:p>
          </table:table-cell>
          <table:table-cell office:value-type="float" office:value="12.2992458343506" calcext:value-type="float">
            <text:p>12.2992458344</text:p>
          </table:table-cell>
        </table:table-row>
        <table:table-row table:style-name="ro1">
          <table:table-cell office:value-type="string" calcext:value-type="string">
            <text:p>26796763_0_42595547766246312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42041_0_71287598395919565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9875_0_43564171121660123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0660219192505" calcext:value-type="float">
            <text:p>0.4606602192</text:p>
          </table:table-cell>
          <table:table-cell office:value-type="float" office:value="0.00349020957946777" calcext:value-type="float">
            <text:p>0.0034902096</text:p>
          </table:table-cell>
          <table:table-cell office:value-type="float" office:value="0" calcext:value-type="float">
            <text:p>0</text:p>
          </table:table-cell>
          <table:table-cell office:value-type="float" office:value="0.457139015197754" calcext:value-type="float">
            <text:p>0.4571390152</text:p>
          </table:table-cell>
          <table:table-cell office:value-type="float" office:value="0.0000309944152832031" calcext:value-type="float">
            <text:p>3.09944152832031E-005</text:p>
          </table:table-cell>
        </table:table-row>
        <table:table-row table:style-name="ro1">
          <table:table-cell office:value-type="string" calcext:value-type="string">
            <text:p>69080079_0_712972101814945817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57217_0_9610387839664859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212761_0_54589412997401208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74264_0_49070742222209446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09064_0_914865223837226125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981869_0_784754389785523490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nationality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1580100059509" calcext:value-type="float">
            <text:p>15.158010006</text:p>
          </table:table-cell>
          <table:table-cell office:value-type="float" office:value="0.00516605377197266" calcext:value-type="float">
            <text:p>0.0051660538</text:p>
          </table:table-cell>
          <table:table-cell office:value-type="float" office:value="0" calcext:value-type="float">
            <text:p>0</text:p>
          </table:table-cell>
          <table:table-cell office:value-type="float" office:value="2.81532001495361" calcext:value-type="float">
            <text:p>2.815320015</text:p>
          </table:table-cell>
          <table:table-cell office:value-type="float" office:value="12.3375239372253" calcext:value-type="float">
            <text:p>12.3375239372</text:p>
          </table:table-cell>
        </table:table-row>
        <table:table-row table:style-name="ro1">
          <table:table-cell office:value-type="string" calcext:value-type="string">
            <text:p>43729470_1_50473058861125991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4391148090363" calcext:value-type="float">
            <text:p>19.439114809</text:p>
          </table:table-cell>
          <table:table-cell office:value-type="float" office:value="0.00863075256347656" calcext:value-type="float">
            <text:p>0.0086307526</text:p>
          </table:table-cell>
          <table:table-cell office:value-type="float" office:value="0" calcext:value-type="float">
            <text:p>0</text:p>
          </table:table-cell>
          <table:table-cell office:value-type="float" office:value="3.62310791015625" calcext:value-type="float">
            <text:p>3.6231079102</text:p>
          </table:table-cell>
          <table:table-cell office:value-type="float" office:value="15.8073761463165" calcext:value-type="float">
            <text:p>15.8073761463</text:p>
          </table:table-cell>
        </table:table-row>
        <table:table-row table:style-name="ro1">
          <table:table-cell office:value-type="string" calcext:value-type="string">
            <text:p>29414811_6_822142833392165356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genr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1541900634766" calcext:value-type="float">
            <text:p>7.5154190063</text:p>
          </table:table-cell>
          <table:table-cell office:value-type="float" office:value="0.00404500961303711" calcext:value-type="float">
            <text:p>0.0040450096</text:p>
          </table:table-cell>
          <table:table-cell office:value-type="float" office:value="0" calcext:value-type="float">
            <text:p>0</text:p>
          </table:table-cell>
          <table:table-cell office:value-type="float" office:value="1.53584003448486" calcext:value-type="float">
            <text:p>1.5358400345</text:p>
          </table:table-cell>
          <table:table-cell office:value-type="float" office:value="5.97553396224976" calcext:value-type="float">
            <text:p>5.9755339622</text:p>
          </table:table-cell>
        </table:table-row>
        <table:table-row table:style-name="ro1">
          <table:table-cell office:value-type="string" calcext:value-type="string">
            <text:p>14025494_2_347563250305456933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820501327515" calcext:value-type="float">
            <text:p>5.9282050133</text:p>
          </table:table-cell>
          <table:table-cell office:value-type="float" office:value="0.00450205802917481" calcext:value-type="float">
            <text:p>0.004502058</text:p>
          </table:table-cell>
          <table:table-cell office:value-type="float" office:value="0" calcext:value-type="float">
            <text:p>0</text:p>
          </table:table-cell>
          <table:table-cell office:value-type="float" office:value="1.31087899208069" calcext:value-type="float">
            <text:p>1.3108789921</text:p>
          </table:table-cell>
          <table:table-cell office:value-type="float" office:value="4.61282396316528" calcext:value-type="float">
            <text:p>4.6128239632</text:p>
          </table:table-cell>
        </table:table-row>
        <table:table-row table:style-name="ro1">
          <table:table-cell office:value-type="string" calcext:value-type="string">
            <text:p>50246043_0_72594939864249517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319454_0_39384269102821155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34781_1_7513879433235533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871282_0_53385535123767815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15154_0_347976562428993608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property/industry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978120326996" calcext:value-type="float">
            <text:p>18.4978120327</text:p>
          </table:table-cell>
          <table:table-cell office:value-type="float" office:value="0.00589609146118164" calcext:value-type="float">
            <text:p>0.0058960915</text:p>
          </table:table-cell>
          <table:table-cell office:value-type="float" office:value="0" calcext:value-type="float">
            <text:p>0</text:p>
          </table:table-cell>
          <table:table-cell office:value-type="float" office:value="3.46778297424316" calcext:value-type="float">
            <text:p>3.4677829742</text:p>
          </table:table-cell>
          <table:table-cell office:value-type="float" office:value="15.0241329669952" calcext:value-type="float">
            <text:p>15.024132967</text:p>
          </table:table-cell>
        </table:table-row>
        <table:table-row table:style-name="ro1">
          <table:table-cell office:value-type="string" calcext:value-type="string">
            <text:p>99070098_0_20748727413026969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17005_0_7017678745433430852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birthPlace|http://dbpedia.org/property/birthPlace|http://dbpedia.org/ontology/birthPlac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03671264648" calcext:value-type="float">
            <text:p>25.7903671265</text:p>
          </table:table-cell>
          <table:table-cell office:value-type="float" office:value="0.0117392539978027" calcext:value-type="float">
            <text:p>0.011739254</text:p>
          </table:table-cell>
          <table:table-cell office:value-type="float" office:value="0" calcext:value-type="float">
            <text:p>0</text:p>
          </table:table-cell>
          <table:table-cell office:value-type="float" office:value="4.29228901863098" calcext:value-type="float">
            <text:p>4.2922890186</text:p>
          </table:table-cell>
          <table:table-cell office:value-type="float" office:value="21.4863388538361" calcext:value-type="float">
            <text:p>21.4863388538</text:p>
          </table:table-cell>
        </table:table-row>
        <table:table-row table:style-name="ro1">
          <table:table-cell office:value-type="string" calcext:value-type="string">
            <text:p>44385268_0_22413134346453782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16494_0_60309015656403350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16197_0_86042779951613819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75479888916" calcext:value-type="float">
            <text:p>3.1175479889</text:p>
          </table:table-cell>
          <table:table-cell office:value-type="float" office:value="0.00291824340820312" calcext:value-type="float">
            <text:p>0.0029182434</text:p>
          </table:table-cell>
          <table:table-cell office:value-type="float" office:value="0" calcext:value-type="float">
            <text:p>0</text:p>
          </table:table-cell>
          <table:table-cell office:value-type="float" office:value="3.11458992958069" calcext:value-type="float">
            <text:p>3.1145899296</text:p>
          </table:table-cell>
          <table:table-cell office:value-type="float" office:value="0.0000398159027099609" calcext:value-type="float">
            <text:p>3.98159027099609E-005</text:p>
          </table:table-cell>
        </table:table-row>
        <table:table-row table:style-name="ro1">
          <table:table-cell office:value-type="string" calcext:value-type="string">
            <text:p>21245481_0_87304600884431175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22942_0_36591645066775280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00235_0_229215510111706590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209206581116" calcext:value-type="float">
            <text:p>2.0620920658</text:p>
          </table:table-cell>
          <table:table-cell office:value-type="float" office:value="0.00254988670349121" calcext:value-type="float">
            <text:p>0.0025498867</text:p>
          </table:table-cell>
          <table:table-cell office:value-type="float" office:value="0" calcext:value-type="float">
            <text:p>0</text:p>
          </table:table-cell>
          <table:table-cell office:value-type="float" office:value="2.05948400497437" calcext:value-type="float">
            <text:p>2.059484005</text:p>
          </table:table-cell>
          <table:table-cell office:value-type="float" office:value="0.0000581741333007813" calcext:value-type="float">
            <text:p>5.81741333007813E-005</text:p>
          </table:table-cell>
        </table:table-row>
        <table:table-row table:style-name="ro1">
          <table:table-cell office:value-type="string" calcext:value-type="string">
            <text:p>22911949_0_64664514284249885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43423_0_734992101138700312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661200523376" calcext:value-type="float">
            <text:p>10.1661200523</text:p>
          </table:table-cell>
          <table:table-cell office:value-type="float" office:value="0.00565099716186523" calcext:value-type="float">
            <text:p>0.0056509972</text:p>
          </table:table-cell>
          <table:table-cell office:value-type="float" office:value="0" calcext:value-type="float">
            <text:p>0</text:p>
          </table:table-cell>
          <table:table-cell office:value-type="float" office:value="2.29953503608704" calcext:value-type="float">
            <text:p>2.2995350361</text:p>
          </table:table-cell>
          <table:table-cell office:value-type="float" office:value="7.86093401908875" calcext:value-type="float">
            <text:p>7.8609340191</text:p>
          </table:table-cell>
        </table:table-row>
        <table:table-row table:style-name="ro1">
          <table:table-cell office:value-type="string" calcext:value-type="string">
            <text:p>14127127_6_231623623499289462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544690132141" calcext:value-type="float">
            <text:p>1.5154469013</text:p>
          </table:table-cell>
          <table:table-cell office:value-type="float" office:value="0.0022587776184082" calcext:value-type="float">
            <text:p>0.0022587776</text:p>
          </table:table-cell>
          <table:table-cell office:value-type="float" office:value="0" calcext:value-type="float">
            <text:p>0</text:p>
          </table:table-cell>
          <table:table-cell office:value-type="float" office:value="0.718507051467896" calcext:value-type="float">
            <text:p>0.7185070515</text:p>
          </table:table-cell>
          <table:table-cell office:value-type="float" office:value="0.794681072235107" calcext:value-type="float">
            <text:p>0.7946810722</text:p>
          </table:table-cell>
        </table:table-row>
        <table:table-row table:style-name="ro1">
          <table:table-cell office:value-type="string" calcext:value-type="string">
            <text:p>67473681_1_15530338876237245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22357_0_49781996399919264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365_3_7733699726315847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82134_4_3865886950621206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57355_0_53848622814177425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8652_0_68387232089788792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57108_0_72405708295394064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965544_0_19299021581977815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77313_0_858940621348471241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664810657501" calcext:value-type="float">
            <text:p>21.8664810658</text:p>
          </table:table-cell>
          <table:table-cell office:value-type="float" office:value="0.0050511360168457" calcext:value-type="float">
            <text:p>0.005051136</text:p>
          </table:table-cell>
          <table:table-cell office:value-type="float" office:value="0" calcext:value-type="float">
            <text:p>0</text:p>
          </table:table-cell>
          <table:table-cell office:value-type="float" office:value="8.81346702575684" calcext:value-type="float">
            <text:p>8.8134670258</text:p>
          </table:table-cell>
          <table:table-cell office:value-type="float" office:value="13.0479629039764" calcext:value-type="float">
            <text:p>13.047962904</text:p>
          </table:table-cell>
        </table:table-row>
        <table:table-row table:style-name="ro1">
          <table:table-cell office:value-type="string" calcext:value-type="string">
            <text:p>20524812_0_63107740685819012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9226_0_17899380795310213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022135_0_75549456101656424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904989242554" calcext:value-type="float">
            <text:p>6.2590498924</text:p>
          </table:table-cell>
          <table:table-cell office:value-type="float" office:value="0.00266599655151367" calcext:value-type="float">
            <text:p>0.0026659966</text:p>
          </table:table-cell>
          <table:table-cell office:value-type="float" office:value="0" calcext:value-type="float">
            <text:p>0</text:p>
          </table:table-cell>
          <table:table-cell office:value-type="float" office:value="0.202672958374023" calcext:value-type="float">
            <text:p>0.2026729584</text:p>
          </table:table-cell>
          <table:table-cell office:value-type="float" office:value="6.0537109375" calcext:value-type="float">
            <text:p>6.0537109375</text:p>
          </table:table-cell>
        </table:table-row>
        <table:table-row table:style-name="ro1">
          <table:table-cell office:value-type="string" calcext:value-type="string">
            <text:p>3917335_0_77916993953006251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687188_0_1844204354931842929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84500312805" calcext:value-type="float">
            <text:p>2.4508450031</text:p>
          </table:table-cell>
          <table:table-cell office:value-type="float" office:value="0.00507402420043945" calcext:value-type="float">
            <text:p>0.0050740242</text:p>
          </table:table-cell>
          <table:table-cell office:value-type="float" office:value="0" calcext:value-type="float">
            <text:p>0</text:p>
          </table:table-cell>
          <table:table-cell office:value-type="float" office:value="2.44568800926208" calcext:value-type="float">
            <text:p>2.4456880093</text:p>
          </table:table-cell>
          <table:table-cell office:value-type="float" office:value="0.0000829696655273438" calcext:value-type="float">
            <text:p>8.29696655273438E-005</text:p>
          </table:table-cell>
        </table:table-row>
        <table:table-row table:style-name="ro1">
          <table:table-cell office:value-type="string" calcext:value-type="string">
            <text:p>49922931_0_59244883613586286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921076_2_44809806114683848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54979_21_60748743384519784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187210083008" calcext:value-type="float">
            <text:p>0.9961872101</text:p>
          </table:table-cell>
          <table:table-cell office:value-type="float" office:value="0.00216841697692871" calcext:value-type="float">
            <text:p>0.002168417</text:p>
          </table:table-cell>
          <table:table-cell office:value-type="float" office:value="0" calcext:value-type="float">
            <text:p>0</text:p>
          </table:table-cell>
          <table:table-cell office:value-type="float" office:value="0.993521928787231" calcext:value-type="float">
            <text:p>0.9935219288</text:p>
          </table:table-cell>
          <table:table-cell office:value-type="float" office:value="0.000496864318847656" calcext:value-type="float">
            <text:p>0.0004968643</text:p>
          </table:table-cell>
        </table:table-row>
        <table:table-row table:style-name="ro1">
          <table:table-cell office:value-type="string" calcext:value-type="string">
            <text:p>7750134_0_2058960522363421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23493_0_695648443044854452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371062040329" calcext:value-type="float">
            <text:p>55.3710620403</text:p>
          </table:table-cell>
          <table:table-cell office:value-type="float" office:value="0.0104110240936279" calcext:value-type="float">
            <text:p>0.0104110241</text:p>
          </table:table-cell>
          <table:table-cell office:value-type="float" office:value="0" calcext:value-type="float">
            <text:p>0</text:p>
          </table:table-cell>
          <table:table-cell office:value-type="float" office:value="4.27329516410828" calcext:value-type="float">
            <text:p>4.2732951641</text:p>
          </table:table-cell>
          <table:table-cell office:value-type="float" office:value="51.0873558521271" calcext:value-type="float">
            <text:p>51.0873558521</text:p>
          </table:table-cell>
        </table:table-row>
        <table:table-row table:style-name="ro1">
          <table:table-cell office:value-type="string" calcext:value-type="string">
            <text:p>2493685_2_921787534109833679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695820808411" calcext:value-type="float">
            <text:p>14.9695820808</text:p>
          </table:table-cell>
          <table:table-cell office:value-type="float" office:value="0.00603508949279785" calcext:value-type="float">
            <text:p>0.0060350895</text:p>
          </table:table-cell>
          <table:table-cell office:value-type="float" office:value="0" calcext:value-type="float">
            <text:p>0</text:p>
          </table:table-cell>
          <table:table-cell office:value-type="float" office:value="2.45307397842407" calcext:value-type="float">
            <text:p>2.4530739784</text:p>
          </table:table-cell>
          <table:table-cell office:value-type="float" office:value="12.5104730129242" calcext:value-type="float">
            <text:p>12.5104730129</text:p>
          </table:table-cell>
        </table:table-row>
        <table:table-row table:style-name="ro1">
          <table:table-cell office:value-type="string" calcext:value-type="string">
            <text:p>80827625_1_26841668933303721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894299983978" calcext:value-type="float">
            <text:p>18.1894299984</text:p>
          </table:table-cell>
          <table:table-cell office:value-type="float" office:value="0.00761771202087402" calcext:value-type="float">
            <text:p>0.007617712</text:p>
          </table:table-cell>
          <table:table-cell office:value-type="float" office:value="0" calcext:value-type="float">
            <text:p>0</text:p>
          </table:table-cell>
          <table:table-cell office:value-type="float" office:value="3.71007108688354" calcext:value-type="float">
            <text:p>3.7100710869</text:p>
          </table:table-cell>
          <table:table-cell office:value-type="float" office:value="14.4717411994934" calcext:value-type="float">
            <text:p>14.4717411995</text:p>
          </table:table-cell>
        </table:table-row>
        <table:table-row table:style-name="ro1">
          <table:table-cell office:value-type="string" calcext:value-type="string">
            <text:p>18083306_0_87896015596900194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869916915894" calcext:value-type="float">
            <text:p>0.3768699169</text:p>
          </table:table-cell>
          <table:table-cell office:value-type="float" office:value="0.00234484672546387" calcext:value-type="float">
            <text:p>0.0023448467</text:p>
          </table:table-cell>
          <table:table-cell office:value-type="float" office:value="0" calcext:value-type="float">
            <text:p>0</text:p>
          </table:table-cell>
          <table:table-cell office:value-type="float" office:value="0.374505043029785" calcext:value-type="float">
            <text:p>0.374505043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13948048_0_1872981699237768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35495948791" calcext:value-type="float">
            <text:p>2.1983549595</text:p>
          </table:table-cell>
          <table:table-cell office:value-type="float" office:value="0.00262618064880371" calcext:value-type="float">
            <text:p>0.002626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72877883911" calcext:value-type="float">
            <text:p>2.1957287788</text:p>
          </table:table-cell>
        </table:table-row>
        <table:table-row table:style-name="ro1">
          <table:table-cell office:value-type="string" calcext:value-type="string">
            <text:p>50150079_0_12099853756452869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currency|http://dbpedia.org/property/currencyCod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642798900604" calcext:value-type="float">
            <text:p>15.9642798901</text:p>
          </table:table-cell>
          <table:table-cell office:value-type="float" office:value="0.00587105751037598" calcext:value-type="float">
            <text:p>0.0058710575</text:p>
          </table:table-cell>
          <table:table-cell office:value-type="float" office:value="0" calcext:value-type="float">
            <text:p>0</text:p>
          </table:table-cell>
          <table:table-cell office:value-type="float" office:value="2.2417209148407" calcext:value-type="float">
            <text:p>2.2417209148</text:p>
          </table:table-cell>
          <table:table-cell office:value-type="float" office:value="13.7166879177094" calcext:value-type="float">
            <text:p>13.7166879177</text:p>
          </table:table-cell>
        </table:table-row>
        <table:table-row table:style-name="ro1">
          <table:table-cell office:value-type="string" calcext:value-type="string">
            <text:p>28079336_1_31241459650382775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6522_0_3279015858728301949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3104066848755" calcext:value-type="float">
            <text:p>0.4031040668</text:p>
          </table:table-cell>
          <table:table-cell office:value-type="float" office:value="0.00247812271118164" calcext:value-type="float">
            <text:p>0.0024781227</text:p>
          </table:table-cell>
          <table:table-cell office:value-type="float" office:value="0" calcext:value-type="float">
            <text:p>0</text:p>
          </table:table-cell>
          <table:table-cell office:value-type="float" office:value="0.400596857070923" calcext:value-type="float">
            <text:p>0.4005968571</text:p>
          </table:table-cell>
          <table:table-cell office:value-type="float" office:value="0.0000290870666503906" calcext:value-type="float">
            <text:p>2.90870666503906E-005</text:p>
          </table:table-cell>
        </table:table-row>
        <table:table-row table:style-name="ro1">
          <table:table-cell office:value-type="string" calcext:value-type="string">
            <text:p>18335243_0_88816902832822527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urrency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47967004776" calcext:value-type="float">
            <text:p>22.7479670048</text:p>
          </table:table-cell>
          <table:table-cell office:value-type="float" office:value="0.00557780265808106" calcext:value-type="float">
            <text:p>0.0055778027</text:p>
          </table:table-cell>
          <table:table-cell office:value-type="float" office:value="0" calcext:value-type="float">
            <text:p>0</text:p>
          </table:table-cell>
          <table:table-cell office:value-type="float" office:value="1.28915214538574" calcext:value-type="float">
            <text:p>1.2891521454</text:p>
          </table:table-cell>
          <table:table-cell office:value-type="float" office:value="21.4532370567322" calcext:value-type="float">
            <text:p>21.4532370567</text:p>
          </table:table-cell>
        </table:table-row>
        <table:table-row table:style-name="ro1">
          <table:table-cell office:value-type="string" calcext:value-type="string">
            <text:p>26241842_0_33478794055665925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36296272278" calcext:value-type="float">
            <text:p>1.3313629627</text:p>
          </table:table-cell>
          <table:table-cell office:value-type="float" office:value="0.00208902359008789" calcext:value-type="float">
            <text:p>0.0020890236</text:p>
          </table:table-cell>
          <table:table-cell office:value-type="float" office:value="0" calcext:value-type="float">
            <text:p>0</text:p>
          </table:table-cell>
          <table:table-cell office:value-type="float" office:value="0.560631990432739" calcext:value-type="float">
            <text:p>0.5606319904</text:p>
          </table:table-cell>
          <table:table-cell office:value-type="float" office:value="0.768641948699951" calcext:value-type="float">
            <text:p>0.7686419487</text:p>
          </table:table-cell>
        </table:table-row>
        <table:table-row table:style-name="ro1">
          <table:table-cell office:value-type="string" calcext:value-type="string">
            <text:p>42208433_0_36841368074682263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97235_0_88964334701626087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344442_0_8710183549239527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8397920131683" calcext:value-type="float">
            <text:p>24.8397920132</text:p>
          </table:table-cell>
          <table:table-cell office:value-type="float" office:value="0.0134146213531494" calcext:value-type="float">
            <text:p>0.0134146214</text:p>
          </table:table-cell>
          <table:table-cell office:value-type="float" office:value="0" calcext:value-type="float">
            <text:p>0</text:p>
          </table:table-cell>
          <table:table-cell office:value-type="float" office:value="1.55625319480896" calcext:value-type="float">
            <text:p>1.5562531948</text:p>
          </table:table-cell>
          <table:table-cell office:value-type="float" office:value="23.2701241970062" calcext:value-type="float">
            <text:p>23.270124197</text:p>
          </table:table-cell>
        </table:table-row>
        <table:table-row table:style-name="ro1">
          <table:table-cell office:value-type="string" calcext:value-type="string">
            <text:p>16949304_0_25730507703321018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1648187637329" calcext:value-type="float">
            <text:p>6.0164818764</text:p>
          </table:table-cell>
          <table:table-cell office:value-type="float" office:value="0.00354695320129395" calcext:value-type="float">
            <text:p>0.0035469532</text:p>
          </table:table-cell>
          <table:table-cell office:value-type="float" office:value="0" calcext:value-type="float">
            <text:p>0</text:p>
          </table:table-cell>
          <table:table-cell office:value-type="float" office:value="0.597214937210083" calcext:value-type="float">
            <text:p>0.5972149372</text:p>
          </table:table-cell>
          <table:table-cell office:value-type="float" office:value="5.41571998596191" calcext:value-type="float">
            <text:p>5.415719986</text:p>
          </table:table-cell>
        </table:table-row>
        <table:table-row table:style-name="ro1">
          <table:table-cell office:value-type="string" calcext:value-type="string">
            <text:p>77721177_14_80549635276417402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09500_0_72863080796322599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88060_1_4363882305077042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63338_0_3174844520526644313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483951568604" calcext:value-type="float">
            <text:p>0.4154839516</text:p>
          </table:table-cell>
          <table:table-cell office:value-type="float" office:value="0.00368499755859375" calcext:value-type="float">
            <text:p>0.0036849976</text:p>
          </table:table-cell>
          <table:table-cell office:value-type="float" office:value="0" calcext:value-type="float">
            <text:p>0</text:p>
          </table:table-cell>
          <table:table-cell office:value-type="float" office:value="0.411772966384888" calcext:value-type="float">
            <text:p>0.4117729664</text:p>
          </table:table-cell>
          <table:table-cell office:value-type="float" office:value="0.0000259876251220703" calcext:value-type="float">
            <text:p>2.59876251220703E-005</text:p>
          </table:table-cell>
        </table:table-row>
        <table:table-row table:style-name="ro1">
          <table:table-cell office:value-type="string" calcext:value-type="string">
            <text:p>13552871_0_309419238354645041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locationCit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550009727478" calcext:value-type="float">
            <text:p>8.4855000973</text:p>
          </table:table-cell>
          <table:table-cell office:value-type="float" office:value="0.00381994247436523" calcext:value-type="float">
            <text:p>0.0038199425</text:p>
          </table:table-cell>
          <table:table-cell office:value-type="float" office:value="0" calcext:value-type="float">
            <text:p>0</text:p>
          </table:table-cell>
          <table:table-cell office:value-type="float" office:value="1.00214910507202" calcext:value-type="float">
            <text:p>1.0021491051</text:p>
          </table:table-cell>
          <table:table-cell office:value-type="float" office:value="7.47953104972839" calcext:value-type="float">
            <text:p>7.4795310497</text:p>
          </table:table-cell>
        </table:table-row>
        <table:table-row table:style-name="ro1">
          <table:table-cell office:value-type="string" calcext:value-type="string">
            <text:p>56224555_0_37139227227783858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940168_1_176107457336607133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7762794494629" calcext:value-type="float">
            <text:p>6.2776279449</text:p>
          </table:table-cell>
          <table:table-cell office:value-type="float" office:value="0.00559902191162109" calcext:value-type="float">
            <text:p>0.0055990219</text:p>
          </table:table-cell>
          <table:table-cell office:value-type="float" office:value="0" calcext:value-type="float">
            <text:p>0</text:p>
          </table:table-cell>
          <table:table-cell office:value-type="float" office:value="1.32034087181091" calcext:value-type="float">
            <text:p>1.3203408718</text:p>
          </table:table-cell>
          <table:table-cell office:value-type="float" office:value="4.95168805122376" calcext:value-type="float">
            <text:p>4.9516880512</text:p>
          </table:table-cell>
        </table:table-row>
        <table:table-row table:style-name="ro1">
          <table:table-cell office:value-type="string" calcext:value-type="string">
            <text:p>75165713_1_88771448123915844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16821_0_245861233328791409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8169360160828" calcext:value-type="float">
            <text:p>17.8169360161</text:p>
          </table:table-cell>
          <table:table-cell office:value-type="float" office:value="0.00467896461486816" calcext:value-type="float">
            <text:p>0.0046789646</text:p>
          </table:table-cell>
          <table:table-cell office:value-type="float" office:value="0" calcext:value-type="float">
            <text:p>0</text:p>
          </table:table-cell>
          <table:table-cell office:value-type="float" office:value="1.46127986907959" calcext:value-type="float">
            <text:p>1.4612798691</text:p>
          </table:table-cell>
          <table:table-cell office:value-type="float" office:value="16.3509771823883" calcext:value-type="float">
            <text:p>16.3509771824</text:p>
          </table:table-cell>
        </table:table-row>
        <table:table-row table:style-name="ro1">
          <table:table-cell office:value-type="string" calcext:value-type="string">
            <text:p>33957212_0_91973024907678223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479_0_75252933004320780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2952494621277" calcext:value-type="float">
            <text:p>5.6295249462</text:p>
          </table:table-cell>
          <table:table-cell office:value-type="float" office:value="0.0034480094909668" calcext:value-type="float">
            <text:p>0.0034480095</text:p>
          </table:table-cell>
          <table:table-cell office:value-type="float" office:value="0" calcext:value-type="float">
            <text:p>0</text:p>
          </table:table-cell>
          <table:table-cell office:value-type="float" office:value="2.53063201904297" calcext:value-type="float">
            <text:p>2.530632019</text:p>
          </table:table-cell>
          <table:table-cell office:value-type="float" office:value="3.09544491767883" calcext:value-type="float">
            <text:p>3.0954449177</text:p>
          </table:table-cell>
        </table:table-row>
        <table:table-row table:style-name="ro1">
          <table:table-cell office:value-type="string" calcext:value-type="string">
            <text:p>20986241_29_18201426265677490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74644_0_229228553345590274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765966415405" calcext:value-type="float">
            <text:p>0.5017659664</text:p>
          </table:table-cell>
          <table:table-cell office:value-type="float" office:value="0.00273799896240234" calcext:value-type="float">
            <text:p>0.002737999</text:p>
          </table:table-cell>
          <table:table-cell office:value-type="float" office:value="0" calcext:value-type="float">
            <text:p>0</text:p>
          </table:table-cell>
          <table:table-cell office:value-type="float" office:value="0.249078035354614" calcext:value-type="float">
            <text:p>0.2490780354</text:p>
          </table:table-cell>
          <table:table-cell office:value-type="float" office:value="0.249949932098389" calcext:value-type="float">
            <text:p>0.2499499321</text:p>
          </table:table-cell>
        </table:table-row>
        <table:table-row table:style-name="ro1">
          <table:table-cell office:value-type="string" calcext:value-type="string">
            <text:p>91959037_0_79076616842420144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62676_0_68541867380741196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95474_0_70788968786768445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29981_1_447035333038219765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26224_0_73753729517188949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13011_1_28625297983652094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61875_0_23042608916462787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43628_0_47923935061885994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94256_1_64254958045405952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63138_2_89817077231016320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23692_1_49405947831513857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38868_0_16155332586913642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49482_0_2441132241628525183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970648765564" calcext:value-type="float">
            <text:p>7.1970648766</text:p>
          </table:table-cell>
          <table:table-cell office:value-type="float" office:value="0.00395894050598145" calcext:value-type="float">
            <text:p>0.0039589405</text:p>
          </table:table-cell>
          <table:table-cell office:value-type="float" office:value="0" calcext:value-type="float">
            <text:p>0</text:p>
          </table:table-cell>
          <table:table-cell office:value-type="float" office:value="0.668016910552979" calcext:value-type="float">
            <text:p>0.6680169106</text:p>
          </table:table-cell>
          <table:table-cell office:value-type="float" office:value="6.52508902549744" calcext:value-type="float">
            <text:p>6.5250890255</text:p>
          </table:table-cell>
        </table:table-row>
        <table:table-row table:style-name="ro1">
          <table:table-cell office:value-type="string" calcext:value-type="string">
            <text:p>20677031_1_51763946566033753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34506_0_83000009457132885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79064_0_28864675167576534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22293_0_660776276621703927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745728492737" calcext:value-type="float">
            <text:p>14.7745728493</text:p>
          </table:table-cell>
          <table:table-cell office:value-type="float" office:value="0.00487589836120606" calcext:value-type="float">
            <text:p>0.0048758984</text:p>
          </table:table-cell>
          <table:table-cell office:value-type="float" office:value="0" calcext:value-type="float">
            <text:p>0</text:p>
          </table:table-cell>
          <table:table-cell office:value-type="float" office:value="1.68252396583557" calcext:value-type="float">
            <text:p>1.6825239658</text:p>
          </table:table-cell>
          <table:table-cell office:value-type="float" office:value="13.0871729850769" calcext:value-type="float">
            <text:p>13.0871729851</text:p>
          </table:table-cell>
        </table:table-row>
        <table:table-row table:style-name="ro1">
          <table:table-cell office:value-type="string" calcext:value-type="string">
            <text:p>53504073_0_25028906509940023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06774_0_38105388859424657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41760_6_42939522099400841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11064_0_21996245090825739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76214_0_82001898140341111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63425_0_10601163887605345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747932_0_753245706774092005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67613_0_36508366434311080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127758_0_6074847035777281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17632_1_437055058764603306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211528_0_17929435202772470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94422_1_11722560905527379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381058_0_9847080473985788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084514_0_91144953366932124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94087_0_38329105670267230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44826_0_23217513642680525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702496_0_3901330521082959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054043_1_1061454800796428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916698932648" calcext:value-type="float">
            <text:p>11.9916698933</text:p>
          </table:table-cell>
          <table:table-cell office:value-type="float" office:value="0.00719404220581055" calcext:value-type="float">
            <text:p>0.0071940422</text:p>
          </table:table-cell>
          <table:table-cell office:value-type="float" office:value="0" calcext:value-type="float">
            <text:p>0</text:p>
          </table:table-cell>
          <table:table-cell office:value-type="float" office:value="2.4420018196106" calcext:value-type="float">
            <text:p>2.4420018196</text:p>
          </table:table-cell>
          <table:table-cell office:value-type="float" office:value="9.54247403144836" calcext:value-type="float">
            <text:p>9.5424740314</text:p>
          </table:table-cell>
        </table:table-row>
        <table:table-row table:style-name="ro1">
          <table:table-cell office:value-type="string" calcext:value-type="string">
            <text:p>61922384_1_37493354276911348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90313_0_18192594274145048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87275_6_77936529428443035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64339065552" calcext:value-type="float">
            <text:p>11.5664339066</text:p>
          </table:table-cell>
          <table:table-cell office:value-type="float" office:value="0.00822877883911133" calcext:value-type="float">
            <text:p>0.0082287788</text:p>
          </table:table-cell>
          <table:table-cell office:value-type="float" office:value="0" calcext:value-type="float">
            <text:p>0</text:p>
          </table:table-cell>
          <table:table-cell office:value-type="float" office:value="2.8339991569519" calcext:value-type="float">
            <text:p>2.833999157</text:p>
          </table:table-cell>
          <table:table-cell office:value-type="float" office:value="8.72420597076416" calcext:value-type="float">
            <text:p>8.7242059708</text:p>
          </table:table-cell>
        </table:table-row>
        <table:table-row table:style-name="ro1">
          <table:table-cell office:value-type="string" calcext:value-type="string">
            <text:p>15139703_0_62294165065658299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038373_0_80409184274009303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60905_0_519515047206085423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485117912293" calcext:value-type="float">
            <text:p>5.4248511791</text:p>
          </table:table-cell>
          <table:table-cell office:value-type="float" office:value="0.00380229949951172" calcext:value-type="float">
            <text:p>0.0038022995</text:p>
          </table:table-cell>
          <table:table-cell office:value-type="float" office:value="0" calcext:value-type="float">
            <text:p>0</text:p>
          </table:table-cell>
          <table:table-cell office:value-type="float" office:value="0.574532985687256" calcext:value-type="float">
            <text:p>0.5745329857</text:p>
          </table:table-cell>
          <table:table-cell office:value-type="float" office:value="4.84651589393616" calcext:value-type="float">
            <text:p>4.8465158939</text:p>
          </table:table-cell>
        </table:table-row>
        <table:table-row table:style-name="ro1">
          <table:table-cell office:value-type="string" calcext:value-type="string">
            <text:p>86405713_0_65014538104276990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439990997314" calcext:value-type="float">
            <text:p>8.86439991</text:p>
          </table:table-cell>
          <table:table-cell office:value-type="float" office:value="0.00613594055175781" calcext:value-type="float">
            <text:p>0.0061359406</text:p>
          </table:table-cell>
          <table:table-cell office:value-type="float" office:value="0" calcext:value-type="float">
            <text:p>0</text:p>
          </table:table-cell>
          <table:table-cell office:value-type="float" office:value="2.80818510055542" calcext:value-type="float">
            <text:p>2.8081851006</text:p>
          </table:table-cell>
          <table:table-cell office:value-type="float" office:value="6.05007886886597" calcext:value-type="float">
            <text:p>6.0500788689</text:p>
          </table:table-cell>
        </table:table-row>
        <table:table-row table:style-name="ro1">
          <table:table-cell office:value-type="string" calcext:value-type="string">
            <text:p>48456557_0_376085348132270878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64999_0_6696679655500409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00320911407" calcext:value-type="float">
            <text:p>11.1000320911</text:p>
          </table:table-cell>
          <table:table-cell office:value-type="float" office:value="0.00538730621337891" calcext:value-type="float">
            <text:p>0.0053873062</text:p>
          </table:table-cell>
          <table:table-cell office:value-type="float" office:value="0" calcext:value-type="float">
            <text:p>0</text:p>
          </table:table-cell>
          <table:table-cell office:value-type="float" office:value="5.80628800392151" calcext:value-type="float">
            <text:p>5.8062880039</text:p>
          </table:table-cell>
          <table:table-cell office:value-type="float" office:value="5.28835678100586" calcext:value-type="float">
            <text:p>5.288356781</text:p>
          </table:table-cell>
        </table:table-row>
        <table:table-row table:style-name="ro1">
          <table:table-cell office:value-type="string" calcext:value-type="string">
            <text:p>97019906_0_87149328771891664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71141_0_21369378375514856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commen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932518482208" calcext:value-type="float">
            <text:p>16.1932518482</text:p>
          </table:table-cell>
          <table:table-cell office:value-type="float" office:value="0.00896477699279785" calcext:value-type="float">
            <text:p>0.008964777</text:p>
          </table:table-cell>
          <table:table-cell office:value-type="float" office:value="0" calcext:value-type="float">
            <text:p>0</text:p>
          </table:table-cell>
          <table:table-cell office:value-type="float" office:value="4.1122100353241" calcext:value-type="float">
            <text:p>4.1122100353</text:p>
          </table:table-cell>
          <table:table-cell office:value-type="float" office:value="12.0720770359039" calcext:value-type="float">
            <text:p>12.0720770359</text:p>
          </table:table-cell>
        </table:table-row>
        <table:table-row table:style-name="ro1">
          <table:table-cell office:value-type="string" calcext:value-type="string">
            <text:p>509101_0_39699267003898015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54929_15_12739712653182997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43564_0_79007919899673121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28607_0_394135004773866942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3146796226501" calcext:value-type="float">
            <text:p>9.7314679623</text:p>
          </table:table-cell>
          <table:table-cell office:value-type="float" office:value="0.00398993492126465" calcext:value-type="float">
            <text:p>0.0039899349</text:p>
          </table:table-cell>
          <table:table-cell office:value-type="float" office:value="0" calcext:value-type="float">
            <text:p>0</text:p>
          </table:table-cell>
          <table:table-cell office:value-type="float" office:value="1.28102803230286" calcext:value-type="float">
            <text:p>1.2810280323</text:p>
          </table:table-cell>
          <table:table-cell office:value-type="float" office:value="8.44644999504089" calcext:value-type="float">
            <text:p>8.446449995</text:p>
          </table:table-cell>
        </table:table-row>
        <table:table-row table:style-name="ro1">
          <table:table-cell office:value-type="string" calcext:value-type="string">
            <text:p>64577875_0_6185031398521107583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276052474976" calcext:value-type="float">
            <text:p>0.8132760525</text:p>
          </table:table-cell>
          <table:table-cell office:value-type="float" office:value="0.00228619575500488" calcext:value-type="float">
            <text:p>0.0022861958</text:p>
          </table:table-cell>
          <table:table-cell office:value-type="float" office:value="0" calcext:value-type="float">
            <text:p>0</text:p>
          </table:table-cell>
          <table:table-cell office:value-type="float" office:value="0.810957908630371" calcext:value-type="float">
            <text:p>0.8109579086</text:p>
          </table:table-cell>
          <table:table-cell office:value-type="float" office:value="0.0000319480895996094" calcext:value-type="float">
            <text:p>3.19480895996094E-005</text:p>
          </table:table-cell>
        </table:table-row>
        <table:table-row table:style-name="ro1">
          <table:table-cell office:value-type="string" calcext:value-type="string">
            <text:p>11688006_0_81230361300900042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40413_1_11794180661892214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43333_0_39406001247904142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97003_0_34110840136179426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138813_2_299620989148735084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999893188477" calcext:value-type="float">
            <text:p>9.3699989319</text:p>
          </table:table-cell>
          <table:table-cell office:value-type="float" office:value="0.00581479072570801" calcext:value-type="float">
            <text:p>0.0058147907</text:p>
          </table:table-cell>
          <table:table-cell office:value-type="float" office:value="0" calcext:value-type="float">
            <text:p>0</text:p>
          </table:table-cell>
          <table:table-cell office:value-type="float" office:value="1.84550094604492" calcext:value-type="float">
            <text:p>1.845500946</text:p>
          </table:table-cell>
          <table:table-cell office:value-type="float" office:value="7.51868319511414" calcext:value-type="float">
            <text:p>7.5186831951</text:p>
          </table:table-cell>
        </table:table-row>
        <table:table-row table:style-name="ro1">
          <table:table-cell office:value-type="string" calcext:value-type="string">
            <text:p>14555698_0_583947195053635803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property/imag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130191802979" calcext:value-type="float">
            <text:p>9.841301918</text:p>
          </table:table-cell>
          <table:table-cell office:value-type="float" office:value="0.00313997268676758" calcext:value-type="float">
            <text:p>0.0031399727</text:p>
          </table:table-cell>
          <table:table-cell office:value-type="float" office:value="0" calcext:value-type="float">
            <text:p>0</text:p>
          </table:table-cell>
          <table:table-cell office:value-type="float" office:value="0.74399995803833" calcext:value-type="float">
            <text:p>0.743999958</text:p>
          </table:table-cell>
          <table:table-cell office:value-type="float" office:value="9.09416198730469" calcext:value-type="float">
            <text:p>9.0941619873</text:p>
          </table:table-cell>
        </table:table-row>
        <table:table-row table:style-name="ro1">
          <table:table-cell office:value-type="string" calcext:value-type="string">
            <text:p>39742782_2_494764516789447130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799879074097" calcext:value-type="float">
            <text:p>5.4179987907</text:p>
          </table:table-cell>
          <table:table-cell office:value-type="float" office:value="0.00484681129455566" calcext:value-type="float">
            <text:p>0.0048468113</text:p>
          </table:table-cell>
          <table:table-cell office:value-type="float" office:value="0" calcext:value-type="float">
            <text:p>0</text:p>
          </table:table-cell>
          <table:table-cell office:value-type="float" office:value="0.834316968917847" calcext:value-type="float">
            <text:p>0.8343169689</text:p>
          </table:table-cell>
          <table:table-cell office:value-type="float" office:value="4.57883501052856" calcext:value-type="float">
            <text:p>4.5788350105</text:p>
          </table:table-cell>
        </table:table-row>
        <table:table-row table:style-name="ro1">
          <table:table-cell office:value-type="string" calcext:value-type="string">
            <text:p>52572391_0_86848969997873042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79923_4_18323509715856986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37282_0_816767721017329485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253095626831" calcext:value-type="float">
            <text:p>0.9852530956</text:p>
          </table:table-cell>
          <table:table-cell office:value-type="float" office:value="0.00352931022644043" calcext:value-type="float">
            <text:p>0.0035293102</text:p>
          </table:table-cell>
          <table:table-cell office:value-type="float" office:value="0" calcext:value-type="float">
            <text:p>0</text:p>
          </table:table-cell>
          <table:table-cell office:value-type="float" office:value="0.981693983078003" calcext:value-type="float">
            <text:p>0.9816939831</text:p>
          </table:table-cell>
          <table:table-cell office:value-type="float" office:value="0.0000298023223876953" calcext:value-type="float">
            <text:p>2.98023223876953E-005</text:p>
          </table:table-cell>
        </table:table-row>
        <table:table-row table:style-name="ro1">
          <table:table-cell office:value-type="string" calcext:value-type="string">
            <text:p>99491855_0_4643985914473205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82510471344" calcext:value-type="float">
            <text:p>1.4082510471</text:p>
          </table:table-cell>
          <table:table-cell office:value-type="float" office:value="0.00363326072692871" calcext:value-type="float">
            <text:p>0.0036332607</text:p>
          </table:table-cell>
          <table:table-cell office:value-type="float" office:value="0" calcext:value-type="float">
            <text:p>0</text:p>
          </table:table-cell>
          <table:table-cell office:value-type="float" office:value="1.40458297729492" calcext:value-type="float">
            <text:p>1.4045829773</text:p>
          </table:table-cell>
          <table:table-cell office:value-type="float" office:value="0.0000348091125488281" calcext:value-type="float">
            <text:p>3.48091125488281E-005</text:p>
          </table:table-cell>
        </table:table-row>
        <table:table-row table:style-name="ro1">
          <table:table-cell office:value-type="string" calcext:value-type="string">
            <text:p>69954408_0_7136232619171186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92152_0_59879701851073650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02157_37_88048821081000228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626253_0_17225138637808956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75172_1_10231263998566907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29923_28_43264611165323256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96673_0_54583300291102919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35883_32_890807652428776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573304176331" calcext:value-type="float">
            <text:p>1.2257330418</text:p>
          </table:table-cell>
          <table:table-cell office:value-type="float" office:value="0.00282120704650879" calcext:value-type="float">
            <text:p>0.002821207</text:p>
          </table:table-cell>
          <table:table-cell office:value-type="float" office:value="0" calcext:value-type="float">
            <text:p>0</text:p>
          </table:table-cell>
          <table:table-cell office:value-type="float" office:value="1.22281980514526" calcext:value-type="float">
            <text:p>1.2228198051</text:p>
          </table:table-cell>
          <table:table-cell office:value-type="float" office:value="0.0000920295715332031" calcext:value-type="float">
            <text:p>9.20295715332031E-005</text:p>
          </table:table-cell>
        </table:table-row>
        <table:table-row table:style-name="ro1">
          <table:table-cell office:value-type="string" calcext:value-type="string">
            <text:p>67553951_0_407762194452071655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origin|http://dbpedia.org/property/origi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.4234690666199" calcext:value-type="float">
            <text:p>45.4234690666</text:p>
          </table:table-cell>
          <table:table-cell office:value-type="float" office:value="0.0214803218841553" calcext:value-type="float">
            <text:p>0.0214803219</text:p>
          </table:table-cell>
          <table:table-cell office:value-type="float" office:value="0" calcext:value-type="float">
            <text:p>0</text:p>
          </table:table-cell>
          <table:table-cell office:value-type="float" office:value="5.5937488079071" calcext:value-type="float">
            <text:p>5.5937488079</text:p>
          </table:table-cell>
          <table:table-cell office:value-type="float" office:value="39.8082399368286" calcext:value-type="float">
            <text:p>39.8082399368</text:p>
          </table:table-cell>
        </table:table-row>
        <table:table-row table:style-name="ro1">
          <table:table-cell office:value-type="string" calcext:value-type="string">
            <text:p>35569820_0_17699193874142097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81535_0_40662362078621359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491474_0_88679340150019309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44149017334" calcext:value-type="float">
            <text:p>13.6444149017</text:p>
          </table:table-cell>
          <table:table-cell office:value-type="float" office:value="0.00252199172973633" calcext:value-type="float">
            <text:p>0.0025219917</text:p>
          </table:table-cell>
          <table:table-cell office:value-type="float" office:value="0" calcext:value-type="float">
            <text:p>0</text:p>
          </table:table-cell>
          <table:table-cell office:value-type="float" office:value="0.161201000213623" calcext:value-type="float">
            <text:p>0.1612010002</text:p>
          </table:table-cell>
          <table:table-cell office:value-type="float" office:value="13.48069190979" calcext:value-type="float">
            <text:p>13.4806919098</text:p>
          </table:table-cell>
        </table:table-row>
        <table:table-row table:style-name="ro1">
          <table:table-cell office:value-type="string" calcext:value-type="string">
            <text:p>21801207_0_814483966847012304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64646792411804" calcext:value-type="float">
            <text:p>3.6464679241</text:p>
          </table:table-cell>
          <table:table-cell office:value-type="float" office:value="0.00755977630615234" calcext:value-type="float">
            <text:p>0.0075597763</text:p>
          </table:table-cell>
          <table:table-cell office:value-type="float" office:value="0" calcext:value-type="float">
            <text:p>0</text:p>
          </table:table-cell>
          <table:table-cell office:value-type="float" office:value="3.63881802558899" calcext:value-type="float">
            <text:p>3.6388180256</text:p>
          </table:table-cell>
          <table:table-cell office:value-type="float" office:value="0.0000901222229003906" calcext:value-type="float">
            <text:p>9.01222229003906E-005</text:p>
          </table:table-cell>
        </table:table-row>
        <table:table-row table:style-name="ro1">
          <table:table-cell office:value-type="string" calcext:value-type="string">
            <text:p>55200458_0_51349530445451438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04355_0_481459312899964070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071830749512" calcext:value-type="float">
            <text:p>0.1800718307</text:p>
          </table:table-cell>
          <table:table-cell office:value-type="float" office:value="0.00251865386962891" calcext:value-type="float">
            <text:p>0.0025186539</text:p>
          </table:table-cell>
          <table:table-cell office:value-type="float" office:value="0" calcext:value-type="float">
            <text:p>0</text:p>
          </table:table-cell>
          <table:table-cell office:value-type="float" office:value="0.177541017532349" calcext:value-type="float">
            <text:p>0.1775410175</text:p>
          </table:table-cell>
          <table:table-cell office:value-type="float" office:value="0.0000121593475341797" calcext:value-type="float">
            <text:p>1.21593475341797E-005</text:p>
          </table:table-cell>
        </table:table-row>
        <table:table-row table:style-name="ro1">
          <table:table-cell office:value-type="string" calcext:value-type="string">
            <text:p>13437973_0_529702191112533764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ontology/locationCountry|http://purl.org/voc/vrank#hasRank|http://www.w3.org/1999/02/22-rdf-syntax-ns#type|http://www.w3.org/2002/07/owl#sameAs|http://www.w3.org/2002/07/owl#sameAs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315420627594" calcext:value-type="float">
            <text:p>30.5315420628</text:p>
          </table:table-cell>
          <table:table-cell office:value-type="float" office:value="0.00649428367614746" calcext:value-type="float">
            <text:p>0.0064942837</text:p>
          </table:table-cell>
          <table:table-cell office:value-type="float" office:value="0" calcext:value-type="float">
            <text:p>0</text:p>
          </table:table-cell>
          <table:table-cell office:value-type="float" office:value="2.79307889938354" calcext:value-type="float">
            <text:p>2.7930788994</text:p>
          </table:table-cell>
          <table:table-cell office:value-type="float" office:value="27.7319688796997" calcext:value-type="float">
            <text:p>27.7319688797</text:p>
          </table:table-cell>
        </table:table-row>
        <table:table-row table:style-name="ro1">
          <table:table-cell office:value-type="string" calcext:value-type="string">
            <text:p>27466715_0_39135471776717015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73708_0_8786229971516919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purl.org/dc/terms/subje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64652299880981" calcext:value-type="float">
            <text:p>5.6465229988</text:p>
          </table:table-cell>
          <table:table-cell office:value-type="float" office:value="0.00683283805847168" calcext:value-type="float">
            <text:p>0.0068328381</text:p>
          </table:table-cell>
          <table:table-cell office:value-type="float" office:value="0" calcext:value-type="float">
            <text:p>0</text:p>
          </table:table-cell>
          <table:table-cell office:value-type="float" office:value="2.54150795936584" calcext:value-type="float">
            <text:p>2.5415079594</text:p>
          </table:table-cell>
          <table:table-cell office:value-type="float" office:value="3.0981822013855" calcext:value-type="float">
            <text:p>3.0981822014</text:p>
          </table:table-cell>
        </table:table-row>
        <table:table-row table:style-name="ro1">
          <table:table-cell office:value-type="string" calcext:value-type="string">
            <text:p>25584563_0_726122190507200236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44288_0_90394569026374547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064553_0_1747363253499541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96573_0_565579743022769100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308312416077" calcext:value-type="float">
            <text:p>1.6130831242</text:p>
          </table:table-cell>
          <table:table-cell office:value-type="float" office:value="0.00465726852416992" calcext:value-type="float">
            <text:p>0.0046572685</text:p>
          </table:table-cell>
          <table:table-cell office:value-type="float" office:value="0" calcext:value-type="float">
            <text:p>0</text:p>
          </table:table-cell>
          <table:table-cell office:value-type="float" office:value="1.60839700698853" calcext:value-type="float">
            <text:p>1.608397007</text:p>
          </table:table-cell>
          <table:table-cell office:value-type="float" office:value="0.0000288486480712891" calcext:value-type="float">
            <text:p>2.88486480712891E-005</text:p>
          </table:table-cell>
        </table:table-row>
        <table:table-row table:style-name="ro1">
          <table:table-cell office:value-type="string" calcext:value-type="string">
            <text:p>43143339_1_65338070840298199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48776_2_8539615728722401175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903299331665" calcext:value-type="float">
            <text:p>10.7903299332</text:p>
          </table:table-cell>
          <table:table-cell office:value-type="float" office:value="0.0061795711517334" calcext:value-type="float">
            <text:p>0.0061795712</text:p>
          </table:table-cell>
          <table:table-cell office:value-type="float" office:value="0" calcext:value-type="float">
            <text:p>0</text:p>
          </table:table-cell>
          <table:table-cell office:value-type="float" office:value="1.63281321525574" calcext:value-type="float">
            <text:p>1.6328132153</text:p>
          </table:table-cell>
          <table:table-cell office:value-type="float" office:value="9.15133714675903" calcext:value-type="float">
            <text:p>9.1513371468</text:p>
          </table:table-cell>
        </table:table-row>
        <table:table-row table:style-name="ro1">
          <table:table-cell office:value-type="string" calcext:value-type="string">
            <text:p>26270372_1_37746079388875205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80147_0_59329414137177191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53983_0_48263473886618035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05624_0_51646874221219264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846785545349" calcext:value-type="float">
            <text:p>1.0684678555</text:p>
          </table:table-cell>
          <table:table-cell office:value-type="float" office:value="0.00334978103637695" calcext:value-type="float">
            <text:p>0.003349781</text:p>
          </table:table-cell>
          <table:table-cell office:value-type="float" office:value="0" calcext:value-type="float">
            <text:p>0</text:p>
          </table:table-cell>
          <table:table-cell office:value-type="float" office:value="1.06507706642151" calcext:value-type="float">
            <text:p>1.0650770664</text:p>
          </table:table-cell>
          <table:table-cell office:value-type="float" office:value="0.0000410079956054688" calcext:value-type="float">
            <text:p>0.000041008</text:p>
          </table:table-cell>
        </table:table-row>
        <table:table-row table:style-name="ro1">
          <table:table-cell office:value-type="string" calcext:value-type="string">
            <text:p>5154070_3_852517176464434646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67029094696" calcext:value-type="float">
            <text:p>3.2467029095</text:p>
          </table:table-cell>
          <table:table-cell office:value-type="float" office:value="0.0041649341583252" calcext:value-type="float">
            <text:p>0.0041649342</text:p>
          </table:table-cell>
          <table:table-cell office:value-type="float" office:value="0" calcext:value-type="float">
            <text:p>0</text:p>
          </table:table-cell>
          <table:table-cell office:value-type="float" office:value="0.321601867675781" calcext:value-type="float">
            <text:p>0.3216018677</text:p>
          </table:table-cell>
          <table:table-cell office:value-type="float" office:value="2.9209361076355" calcext:value-type="float">
            <text:p>2.9209361076</text:p>
          </table:table-cell>
        </table:table-row>
        <table:table-row table:style-name="ro1">
          <table:table-cell office:value-type="string" calcext:value-type="string">
            <text:p>30194657_0_55916330560055961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02185_0_58434076843272138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51251_0_6426716547160452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965004_6_48566221805599283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457061767578" calcext:value-type="float">
            <text:p>11.6457061768</text:p>
          </table:table-cell>
          <table:table-cell office:value-type="float" office:value="0.00775718688964844" calcext:value-type="float">
            <text:p>0.0077571869</text:p>
          </table:table-cell>
          <table:table-cell office:value-type="float" office:value="0" calcext:value-type="float">
            <text:p>0</text:p>
          </table:table-cell>
          <table:table-cell office:value-type="float" office:value="2.8278329372406" calcext:value-type="float">
            <text:p>2.8278329372</text:p>
          </table:table-cell>
          <table:table-cell office:value-type="float" office:value="8.81011605262756" calcext:value-type="float">
            <text:p>8.8101160526</text:p>
          </table:table-cell>
        </table:table-row>
        <table:table-row table:style-name="ro1">
          <table:table-cell office:value-type="string" calcext:value-type="string">
            <text:p>88747816_0_897596490593750892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447739124298" calcext:value-type="float">
            <text:p>11.4447739124</text:p>
          </table:table-cell>
          <table:table-cell office:value-type="float" office:value="0.00588583946228027" calcext:value-type="float">
            <text:p>0.0058858395</text:p>
          </table:table-cell>
          <table:table-cell office:value-type="float" office:value="0" calcext:value-type="float">
            <text:p>0</text:p>
          </table:table-cell>
          <table:table-cell office:value-type="float" office:value="1.11289501190186" calcext:value-type="float">
            <text:p>1.1128950119</text:p>
          </table:table-cell>
          <table:table-cell office:value-type="float" office:value="10.3259930610657" calcext:value-type="float">
            <text:p>10.3259930611</text:p>
          </table:table-cell>
        </table:table-row>
        <table:table-row table:style-name="ro1">
          <table:table-cell office:value-type="string" calcext:value-type="string">
            <text:p>29708223_0_14755859076038227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735213279724" calcext:value-type="float">
            <text:p>8.2373521328</text:p>
          </table:table-cell>
          <table:table-cell office:value-type="float" office:value="0.00613522529602051" calcext:value-type="float">
            <text:p>0.0061352253</text:p>
          </table:table-cell>
          <table:table-cell office:value-type="float" office:value="0" calcext:value-type="float">
            <text:p>0</text:p>
          </table:table-cell>
          <table:table-cell office:value-type="float" office:value="2.65112996101379" calcext:value-type="float">
            <text:p>2.651129961</text:p>
          </table:table-cell>
          <table:table-cell office:value-type="float" office:value="5.58008694648743" calcext:value-type="float">
            <text:p>5.5800869465</text:p>
          </table:table-cell>
        </table:table-row>
        <table:table-row table:style-name="ro1">
          <table:table-cell office:value-type="string" calcext:value-type="string">
            <text:p>74788162_0_89741693966384849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69328_0_5892560195765782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79663_0_40138375387390190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74256_0_9647476553875735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60257_28_48427329889286466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567_3_89144421369232921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901117324829" calcext:value-type="float">
            <text:p>0.7359011173</text:p>
          </table:table-cell>
          <table:table-cell office:value-type="float" office:value="0.00230932235717773" calcext:value-type="float">
            <text:p>0.0023093224</text:p>
          </table:table-cell>
          <table:table-cell office:value-type="float" office:value="0" calcext:value-type="float">
            <text:p>0</text:p>
          </table:table-cell>
          <table:table-cell office:value-type="float" office:value="0.73357081413269" calcext:value-type="float">
            <text:p>0.7335708141</text:p>
          </table:table-cell>
          <table:table-cell office:value-type="float" office:value="0.0000209808349609375" calcext:value-type="float">
            <text:p>2.09808349609375E-005</text:p>
          </table:table-cell>
        </table:table-row>
        <table:table-row table:style-name="ro1">
          <table:table-cell office:value-type="string" calcext:value-type="string">
            <text:p>58255527_0_29614690080891724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60088_0_39486620812850310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14081_0_21169707175353631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61753_0_60726713892586802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7832989692688" calcext:value-type="float">
            <text:p>16.7832989693</text:p>
          </table:table-cell>
          <table:table-cell office:value-type="float" office:value="0.00490880012512207" calcext:value-type="float">
            <text:p>0.0049088001</text:p>
          </table:table-cell>
          <table:table-cell office:value-type="float" office:value="0" calcext:value-type="float">
            <text:p>0</text:p>
          </table:table-cell>
          <table:table-cell office:value-type="float" office:value="1.40881109237671" calcext:value-type="float">
            <text:p>1.4088110924</text:p>
          </table:table-cell>
          <table:table-cell office:value-type="float" office:value="15.369579076767" calcext:value-type="float">
            <text:p>15.3695790768</text:p>
          </table:table-cell>
        </table:table-row>
        <table:table-row table:style-name="ro1">
          <table:table-cell office:value-type="string" calcext:value-type="string">
            <text:p>49300318_0_4875773258114513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30_43162924443602373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3685_3_27547160509519149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959389209747" calcext:value-type="float">
            <text:p>10.095938921</text:p>
          </table:table-cell>
          <table:table-cell office:value-type="float" office:value="0.00584793090820313" calcext:value-type="float">
            <text:p>0.0058479309</text:p>
          </table:table-cell>
          <table:table-cell office:value-type="float" office:value="0" calcext:value-type="float">
            <text:p>0</text:p>
          </table:table-cell>
          <table:table-cell office:value-type="float" office:value="1.68803811073303" calcext:value-type="float">
            <text:p>1.6880381107</text:p>
          </table:table-cell>
          <table:table-cell office:value-type="float" office:value="8.4020528793335" calcext:value-type="float">
            <text:p>8.4020528793</text:p>
          </table:table-cell>
        </table:table-row>
        <table:table-row table:style-name="ro1">
          <table:table-cell office:value-type="string" calcext:value-type="string">
            <text:p>35417397_0_96887670587563422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18850517272949" calcext:value-type="float">
            <text:p>4.1885051727</text:p>
          </table:table-cell>
          <table:table-cell office:value-type="float" office:value="0.00318312644958496" calcext:value-type="float">
            <text:p>0.0031831264</text:p>
          </table:table-cell>
          <table:table-cell office:value-type="float" office:value="0" calcext:value-type="float">
            <text:p>0</text:p>
          </table:table-cell>
          <table:table-cell office:value-type="float" office:value="1.09797096252441" calcext:value-type="float">
            <text:p>1.0979709625</text:p>
          </table:table-cell>
          <table:table-cell office:value-type="float" office:value="3.08735108375549" calcext:value-type="float">
            <text:p>3.0873510838</text:p>
          </table:table-cell>
        </table:table-row>
        <table:table-row table:style-name="ro1">
          <table:table-cell office:value-type="string" calcext:value-type="string">
            <text:p>52572391_0_70947218748855527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40932_0_82072114383951070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94085_0_10483005803702271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90789_0_4123368727428089422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32292556763" calcext:value-type="float">
            <text:p>1.6633229256</text:p>
          </table:table-cell>
          <table:table-cell office:value-type="float" office:value="0.00367069244384766" calcext:value-type="float">
            <text:p>0.0036706924</text:p>
          </table:table-cell>
          <table:table-cell office:value-type="float" office:value="0" calcext:value-type="float">
            <text:p>0</text:p>
          </table:table-cell>
          <table:table-cell office:value-type="float" office:value="1.6596040725708" calcext:value-type="float">
            <text:p>1.6596040726</text:p>
          </table:table-cell>
          <table:table-cell office:value-type="float" office:value="0.0000481605529785156" calcext:value-type="float">
            <text:p>4.81605529785156E-005</text:p>
          </table:table-cell>
        </table:table-row>
        <table:table-row table:style-name="ro1">
          <table:table-cell office:value-type="string" calcext:value-type="string">
            <text:p>89207766_0_57917783413689206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25948_1_346790282626972709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03444_21_88608820140159768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9374_0_787724676150303809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425100326538" calcext:value-type="float">
            <text:p>0.2504251003</text:p>
          </table:table-cell>
          <table:table-cell office:value-type="float" office:value="0.00261521339416504" calcext:value-type="float">
            <text:p>0.0026152134</text:p>
          </table:table-cell>
          <table:table-cell office:value-type="float" office:value="0" calcext:value-type="float">
            <text:p>0</text:p>
          </table:table-cell>
          <table:table-cell office:value-type="float" office:value="0.247792959213257" calcext:value-type="float">
            <text:p>0.2477929592</text:p>
          </table:table-cell>
          <table:table-cell office:value-type="float" office:value="0.0000169277191162109" calcext:value-type="float">
            <text:p>1.69277191162109E-005</text:p>
          </table:table-cell>
        </table:table-row>
        <table:table-row table:style-name="ro1">
          <table:table-cell office:value-type="string" calcext:value-type="string">
            <text:p>73235714_0_80844906025400413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04422_0_853354798295719139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381021976471" calcext:value-type="float">
            <text:p>4.7381021976</text:p>
          </table:table-cell>
          <table:table-cell office:value-type="float" office:value="0.00358009338378906" calcext:value-type="float">
            <text:p>0.0035800934</text:p>
          </table:table-cell>
          <table:table-cell office:value-type="float" office:value="0" calcext:value-type="float">
            <text:p>0</text:p>
          </table:table-cell>
          <table:table-cell office:value-type="float" office:value="0.586660146713257" calcext:value-type="float">
            <text:p>0.5866601467</text:p>
          </table:table-cell>
          <table:table-cell office:value-type="float" office:value="4.14786195755005" calcext:value-type="float">
            <text:p>4.1478619576</text:p>
          </table:table-cell>
        </table:table-row>
        <table:table-row table:style-name="ro1">
          <table:table-cell office:value-type="string" calcext:value-type="string">
            <text:p>60368626_0_19792529729920572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59640_0_46749920033479252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353875_0_48762343047970642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32419_176_66454945252246938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05185_0_81765887821632304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656400680542" calcext:value-type="float">
            <text:p>0.6465640068</text:p>
          </table:table-cell>
          <table:table-cell office:value-type="float" office:value="0.00482869148254395" calcext:value-type="float">
            <text:p>0.0048286915</text:p>
          </table:table-cell>
          <table:table-cell office:value-type="float" office:value="0" calcext:value-type="float">
            <text:p>0</text:p>
          </table:table-cell>
          <table:table-cell office:value-type="float" office:value="0.64171314239502" calcext:value-type="float">
            <text:p>0.6417131424</text:p>
          </table:table-cell>
          <table:table-cell office:value-type="float" office:value="0.0000221729278564453" calcext:value-type="float">
            <text:p>2.21729278564453E-005</text:p>
          </table:table-cell>
        </table:table-row>
        <table:table-row table:style-name="ro1">
          <table:table-cell office:value-type="string" calcext:value-type="string">
            <text:p>80467247_0_184855729955137230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543296813965" calcext:value-type="float">
            <text:p>3.8754329681</text:p>
          </table:table-cell>
          <table:table-cell office:value-type="float" office:value="0.00299596786499023" calcext:value-type="float">
            <text:p>0.0029959679</text:p>
          </table:table-cell>
          <table:table-cell office:value-type="float" office:value="0" calcext:value-type="float">
            <text:p>0</text:p>
          </table:table-cell>
          <table:table-cell office:value-type="float" office:value="0.762562990188599" calcext:value-type="float">
            <text:p>0.7625629902</text:p>
          </table:table-cell>
          <table:table-cell office:value-type="float" office:value="3.10987401008606" calcext:value-type="float">
            <text:p>3.1098740101</text:p>
          </table:table-cell>
        </table:table-row>
        <table:table-row table:style-name="ro1">
          <table:table-cell office:value-type="string" calcext:value-type="string">
            <text:p>52340077_0_76230334739867590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046100616455" calcext:value-type="float">
            <text:p>10.5046100616</text:p>
          </table:table-cell>
          <table:table-cell office:value-type="float" office:value="0.00502729415893555" calcext:value-type="float">
            <text:p>0.0050272942</text:p>
          </table:table-cell>
          <table:table-cell office:value-type="float" office:value="0" calcext:value-type="float">
            <text:p>0</text:p>
          </table:table-cell>
          <table:table-cell office:value-type="float" office:value="0.811088800430298" calcext:value-type="float">
            <text:p>0.8110888004</text:p>
          </table:table-cell>
          <table:table-cell office:value-type="float" office:value="9.68849396705627" calcext:value-type="float">
            <text:p>9.6884939671</text:p>
          </table:table-cell>
        </table:table-row>
        <table:table-row table:style-name="ro1">
          <table:table-cell office:value-type="string" calcext:value-type="string">
            <text:p>86404401_0_27338111721263141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84702_1_376096697987931307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2086963653564" calcext:value-type="float">
            <text:p>0.6620869637</text:p>
          </table:table-cell>
          <table:table-cell office:value-type="float" office:value="0.00148296356201172" calcext:value-type="float">
            <text:p>0.0014829636</text:p>
          </table:table-cell>
          <table:table-cell office:value-type="float" office:value="0" calcext:value-type="float">
            <text:p>0</text:p>
          </table:table-cell>
          <table:table-cell office:value-type="float" office:value="0.161416053771973" calcext:value-type="float">
            <text:p>0.1614160538</text:p>
          </table:table-cell>
          <table:table-cell office:value-type="float" office:value="0.49918794631958" calcext:value-type="float">
            <text:p>0.4991879463</text:p>
          </table:table-cell>
        </table:table-row>
        <table:table-row table:style-name="ro1">
          <table:table-cell office:value-type="string" calcext:value-type="string">
            <text:p>32645635_6_501211238071663160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60210895538" calcext:value-type="float">
            <text:p>11.6860210896</text:p>
          </table:table-cell>
          <table:table-cell office:value-type="float" office:value="0.00743913650512695" calcext:value-type="float">
            <text:p>0.0074391365</text:p>
          </table:table-cell>
          <table:table-cell office:value-type="float" office:value="0" calcext:value-type="float">
            <text:p>0</text:p>
          </table:table-cell>
          <table:table-cell office:value-type="float" office:value="2.81660890579224" calcext:value-type="float">
            <text:p>2.8166089058</text:p>
          </table:table-cell>
          <table:table-cell office:value-type="float" office:value="8.86197304725647" calcext:value-type="float">
            <text:p>8.8619730473</text:p>
          </table:table-cell>
        </table:table-row>
        <table:table-row table:style-name="ro1">
          <table:table-cell office:value-type="string" calcext:value-type="string">
            <text:p>78650283_0_59375765178494522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40702_2_55153541385169841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289907_4_593364951008930000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70082_0_4443608189414115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76_51482799203453513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32866_0_6934643731995965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65290_0_90528166023979027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56957_1_58328700751731999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69801_0_90930216287985228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23363_0_81802143130995805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27018_0_1687167557830128662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899087905884" calcext:value-type="float">
            <text:p>4.8889908791</text:p>
          </table:table-cell>
          <table:table-cell office:value-type="float" office:value="0.00303292274475098" calcext:value-type="float">
            <text:p>0.0030329227</text:p>
          </table:table-cell>
          <table:table-cell office:value-type="float" office:value="0" calcext:value-type="float">
            <text:p>0</text:p>
          </table:table-cell>
          <table:table-cell office:value-type="float" office:value="0.572013854980469" calcext:value-type="float">
            <text:p>0.572013855</text:p>
          </table:table-cell>
          <table:table-cell office:value-type="float" office:value="4.31394410133362" calcext:value-type="float">
            <text:p>4.3139441013</text:p>
          </table:table-cell>
        </table:table-row>
        <table:table-row table:style-name="ro1">
          <table:table-cell office:value-type="string" calcext:value-type="string">
            <text:p>55425165_0_403345706306919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48573_1_33770273337017713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81946_0_11051304268984573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42937_104_80655788547226289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02102_2_21459844672954681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190890312195" calcext:value-type="float">
            <text:p>4.3719089031</text:p>
          </table:table-cell>
          <table:table-cell office:value-type="float" office:value="0.00391793251037598" calcext:value-type="float">
            <text:p>0.0039179325</text:p>
          </table:table-cell>
          <table:table-cell office:value-type="float" office:value="0" calcext:value-type="float">
            <text:p>0</text:p>
          </table:table-cell>
          <table:table-cell office:value-type="float" office:value="0.570369958877564" calcext:value-type="float">
            <text:p>0.5703699589</text:p>
          </table:table-cell>
          <table:table-cell office:value-type="float" office:value="3.79762101173401" calcext:value-type="float">
            <text:p>3.7976210117</text:p>
          </table:table-cell>
        </table:table-row>
        <table:table-row table:style-name="ro1">
          <table:table-cell office:value-type="string" calcext:value-type="string">
            <text:p>61621518_0_9194179698529172702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xmlns.com/foaf/0.1/primaryTopic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3869895935059" calcext:value-type="float">
            <text:p>6.7386989594</text:p>
          </table:table-cell>
          <table:table-cell office:value-type="float" office:value="0.00354981422424316" calcext:value-type="float">
            <text:p>0.0035498142</text:p>
          </table:table-cell>
          <table:table-cell office:value-type="float" office:value="0" calcext:value-type="float">
            <text:p>0</text:p>
          </table:table-cell>
          <table:table-cell office:value-type="float" office:value="1.90040016174316" calcext:value-type="float">
            <text:p>1.9004001617</text:p>
          </table:table-cell>
          <table:table-cell office:value-type="float" office:value="4.83474898338318" calcext:value-type="float">
            <text:p>4.8347489834</text:p>
          </table:table-cell>
        </table:table-row>
        <table:table-row table:style-name="ro1">
          <table:table-cell office:value-type="string" calcext:value-type="string">
            <text:p>6722143_0_13454767116175697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999111175537" calcext:value-type="float">
            <text:p>0.6569991112</text:p>
          </table:table-cell>
          <table:table-cell office:value-type="float" office:value="0.00208926200866699" calcext:value-type="float">
            <text:p>0.002089262</text:p>
          </table:table-cell>
          <table:table-cell office:value-type="float" office:value="0" calcext:value-type="float">
            <text:p>0</text:p>
          </table:table-cell>
          <table:table-cell office:value-type="float" office:value="0.65489387512207" calcext:value-type="float">
            <text:p>0.6548938751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14424211_0_70739261842604015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29588_0_8876083103335561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1231_0_31057353593032558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81772_0_89789096246882076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1612_0_498321804491985844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014415_1_64481601286900454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66405_0_23966043048371983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28531_0_50407193045826634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59613_0_88326172163734438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61549_1_403382675548116353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8714110851288" calcext:value-type="float">
            <text:p>24.8714110851</text:p>
          </table:table-cell>
          <table:table-cell office:value-type="float" office:value="0.0116050243377686" calcext:value-type="float">
            <text:p>0.0116050243</text:p>
          </table:table-cell>
          <table:table-cell office:value-type="float" office:value="0" calcext:value-type="float">
            <text:p>0</text:p>
          </table:table-cell>
          <table:table-cell office:value-type="float" office:value="3.22279405593872" calcext:value-type="float">
            <text:p>3.2227940559</text:p>
          </table:table-cell>
          <table:table-cell office:value-type="float" office:value="21.6370120048523" calcext:value-type="float">
            <text:p>21.6370120049</text:p>
          </table:table-cell>
        </table:table-row>
        <table:table-row table:style-name="ro1">
          <table:table-cell office:value-type="string" calcext:value-type="string">
            <text:p>88481863_0_63910780456274518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7876_2_6966366172015676804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744704246521" calcext:value-type="float">
            <text:p>0.9674470425</text:p>
          </table:table-cell>
          <table:table-cell office:value-type="float" office:value="0.00188732147216797" calcext:value-type="float">
            <text:p>0.0018873215</text:p>
          </table:table-cell>
          <table:table-cell office:value-type="float" office:value="0" calcext:value-type="float">
            <text:p>0</text:p>
          </table:table-cell>
          <table:table-cell office:value-type="float" office:value="0.96552586555481" calcext:value-type="float">
            <text:p>0.9655258656</text:p>
          </table:table-cell>
          <table:table-cell office:value-type="float" office:value="0.0000338554382324219" calcext:value-type="float">
            <text:p>3.38554382324219E-005</text:p>
          </table:table-cell>
        </table:table-row>
        <table:table-row table:style-name="ro1">
          <table:table-cell office:value-type="string" calcext:value-type="string">
            <text:p>2667189_0_39732600795622865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961961746216" calcext:value-type="float">
            <text:p>0.3109619617</text:p>
          </table:table-cell>
          <table:table-cell office:value-type="float" office:value="0.00241184234619141" calcext:value-type="float">
            <text:p>0.0024118423</text:p>
          </table:table-cell>
          <table:table-cell office:value-type="float" office:value="0" calcext:value-type="float">
            <text:p>0</text:p>
          </table:table-cell>
          <table:table-cell office:value-type="float" office:value="0.308531999588013" calcext:value-type="float">
            <text:p>0.3085319996</text:p>
          </table:table-cell>
          <table:table-cell office:value-type="float" office:value="0.0000181198120117187" calcext:value-type="float">
            <text:p>1.81198120117187E-005</text:p>
          </table:table-cell>
        </table:table-row>
        <table:table-row table:style-name="ro1">
          <table:table-cell office:value-type="string" calcext:value-type="string">
            <text:p>85136091_0_288023352682420265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0194201469421" calcext:value-type="float">
            <text:p>4.9019420147</text:p>
          </table:table-cell>
          <table:table-cell office:value-type="float" office:value="0.00407123565673828" calcext:value-type="float">
            <text:p>0.0040712357</text:p>
          </table:table-cell>
          <table:table-cell office:value-type="float" office:value="0" calcext:value-type="float">
            <text:p>0</text:p>
          </table:table-cell>
          <table:table-cell office:value-type="float" office:value="1.80182385444641" calcext:value-type="float">
            <text:p>1.8018238544</text:p>
          </table:table-cell>
          <table:table-cell office:value-type="float" office:value="3.09604692459106" calcext:value-type="float">
            <text:p>3.0960469246</text:p>
          </table:table-cell>
        </table:table-row>
        <table:table-row table:style-name="ro1">
          <table:table-cell office:value-type="string" calcext:value-type="string">
            <text:p>53822652_0_57678923178585755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27266_0_65577453577156783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946841239929" calcext:value-type="float">
            <text:p>23.594684124</text:p>
          </table:table-cell>
          <table:table-cell office:value-type="float" office:value="0.0107080936431885" calcext:value-type="float">
            <text:p>0.0107080936</text:p>
          </table:table-cell>
          <table:table-cell office:value-type="float" office:value="0" calcext:value-type="float">
            <text:p>0</text:p>
          </table:table-cell>
          <table:table-cell office:value-type="float" office:value="2.23231911659241" calcext:value-type="float">
            <text:p>2.2323191166</text:p>
          </table:table-cell>
          <table:table-cell office:value-type="float" office:value="21.3516569137573" calcext:value-type="float">
            <text:p>21.3516569138</text:p>
          </table:table-cell>
        </table:table-row>
        <table:table-row table:style-name="ro1">
          <table:table-cell office:value-type="string" calcext:value-type="string">
            <text:p>13376332_0_81451971106012737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67747_0_627326712717629599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22052_0_54683675797672314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30204_2_10162180067203184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14359_6_723713819326823456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65089893341" calcext:value-type="float">
            <text:p>13.3365089893</text:p>
          </table:table-cell>
          <table:table-cell office:value-type="float" office:value="0.00815415382385254" calcext:value-type="float">
            <text:p>0.0081541538</text:p>
          </table:table-cell>
          <table:table-cell office:value-type="float" office:value="0" calcext:value-type="float">
            <text:p>0</text:p>
          </table:table-cell>
          <table:table-cell office:value-type="float" office:value="3.19429588317871" calcext:value-type="float">
            <text:p>3.1942958832</text:p>
          </table:table-cell>
          <table:table-cell office:value-type="float" office:value="10.1340589523315" calcext:value-type="float">
            <text:p>10.1340589523</text:p>
          </table:table-cell>
        </table:table-row>
        <table:table-row table:style-name="ro1">
          <table:table-cell office:value-type="string" calcext:value-type="string">
            <text:p>83540521_5_711311110645491141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7889_198_20588994718326472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84168_0_180329137593661754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06397819519" calcext:value-type="float">
            <text:p>2.1140639782</text:p>
          </table:table-cell>
          <table:table-cell office:value-type="float" office:value="0.00274395942687988" calcext:value-type="float">
            <text:p>0.0027439594</text:p>
          </table:table-cell>
          <table:table-cell office:value-type="float" office:value="0" calcext:value-type="float">
            <text:p>0</text:p>
          </table:table-cell>
          <table:table-cell office:value-type="float" office:value="1.75288796424866" calcext:value-type="float">
            <text:p>1.7528879642</text:p>
          </table:table-cell>
          <table:table-cell office:value-type="float" office:value="0.358432054519653" calcext:value-type="float">
            <text:p>0.3584320545</text:p>
          </table:table-cell>
        </table:table-row>
        <table:table-row table:style-name="ro1">
          <table:table-cell office:value-type="string" calcext:value-type="string">
            <text:p>67695851_0_4001347159291322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3101_1_55504357643942688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88787651062" calcext:value-type="float">
            <text:p>0.5698878765</text:p>
          </table:table-cell>
          <table:table-cell office:value-type="float" office:value="0.00235867500305176" calcext:value-type="float">
            <text:p>0.002358675</text:p>
          </table:table-cell>
          <table:table-cell office:value-type="float" office:value="0" calcext:value-type="float">
            <text:p>0</text:p>
          </table:table-cell>
          <table:table-cell office:value-type="float" office:value="0.567502021789551" calcext:value-type="float">
            <text:p>0.5675020218</text:p>
          </table:table-cell>
          <table:table-cell office:value-type="float" office:value="0.0000271797180175781" calcext:value-type="float">
            <text:p>2.71797180175781E-005</text:p>
          </table:table-cell>
        </table:table-row>
        <table:table-row table:style-name="ro1">
          <table:table-cell office:value-type="string" calcext:value-type="string">
            <text:p>78198348_0_45853172289222737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23746_1_59211910763243237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40385_6_47229018017791547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523811_0_61763218114159682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49915_6_91328967205424626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620529174805" calcext:value-type="float">
            <text:p>12.3620529175</text:p>
          </table:table-cell>
          <table:table-cell office:value-type="float" office:value="0.00830197334289551" calcext:value-type="float">
            <text:p>0.0083019733</text:p>
          </table:table-cell>
          <table:table-cell office:value-type="float" office:value="0" calcext:value-type="float">
            <text:p>0</text:p>
          </table:table-cell>
          <table:table-cell office:value-type="float" office:value="3.06385898590088" calcext:value-type="float">
            <text:p>3.0638589859</text:p>
          </table:table-cell>
          <table:table-cell office:value-type="float" office:value="9.28989195823669" calcext:value-type="float">
            <text:p>9.2898919582</text:p>
          </table:table-cell>
        </table:table-row>
        <table:table-row table:style-name="ro1">
          <table:table-cell office:value-type="string" calcext:value-type="string">
            <text:p>18002065_0_45061923793284977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76830_0_80563653328000400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600787162781" calcext:value-type="float">
            <text:p>8.7960078716</text:p>
          </table:table-cell>
          <table:table-cell office:value-type="float" office:value="0.00505876541137695" calcext:value-type="float">
            <text:p>0.0050587654</text:p>
          </table:table-cell>
          <table:table-cell office:value-type="float" office:value="0" calcext:value-type="float">
            <text:p>0</text:p>
          </table:table-cell>
          <table:table-cell office:value-type="float" office:value="1.81327891349792" calcext:value-type="float">
            <text:p>1.8132789135</text:p>
          </table:table-cell>
          <table:table-cell office:value-type="float" office:value="6.97767019271851" calcext:value-type="float">
            <text:p>6.9776701927</text:p>
          </table:table-cell>
        </table:table-row>
        <table:table-row table:style-name="ro1">
          <table:table-cell office:value-type="string" calcext:value-type="string">
            <text:p>62556003_0_15229381384518386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16789_13_41789270257047200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004961_0_29044675480721898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94131_0_79682543605200750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30643_0_55028034523126033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2202806472778" calcext:value-type="float">
            <text:p>9.9220280647</text:p>
          </table:table-cell>
          <table:table-cell office:value-type="float" office:value="0.00547695159912109" calcext:value-type="float">
            <text:p>0.0054769516</text:p>
          </table:table-cell>
          <table:table-cell office:value-type="float" office:value="0" calcext:value-type="float">
            <text:p>0</text:p>
          </table:table-cell>
          <table:table-cell office:value-type="float" office:value="1.01538300514221" calcext:value-type="float">
            <text:p>1.0153830051</text:p>
          </table:table-cell>
          <table:table-cell office:value-type="float" office:value="8.90116810798645" calcext:value-type="float">
            <text:p>8.901168108</text:p>
          </table:table-cell>
        </table:table-row>
        <table:table-row table:style-name="ro1">
          <table:table-cell office:value-type="string" calcext:value-type="string">
            <text:p>8530966_37_90372223586704209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400470733643" calcext:value-type="float">
            <text:p>0.0876400471</text:p>
          </table:table-cell>
          <table:table-cell office:value-type="float" office:value="0.00160002708435059" calcext:value-type="float">
            <text:p>0.0016000271</text:p>
          </table:table-cell>
          <table:table-cell office:value-type="float" office:value="0" calcext:value-type="float">
            <text:p>0</text:p>
          </table:table-cell>
          <table:table-cell office:value-type="float" office:value="0.0860300064086914" calcext:value-type="float">
            <text:p>0.0860300064</text:p>
          </table:table-cell>
          <table:table-cell office:value-type="float" office:value="0.0000100135803222656" calcext:value-type="float">
            <text:p>1.00135803222656E-005</text:p>
          </table:table-cell>
        </table:table-row>
        <table:table-row table:style-name="ro1">
          <table:table-cell office:value-type="string" calcext:value-type="string">
            <text:p>86209729_0_4134852374882459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603512763977" calcext:value-type="float">
            <text:p>1.7160351276</text:p>
          </table:table-cell>
          <table:table-cell office:value-type="float" office:value="0.00274896621704102" calcext:value-type="float">
            <text:p>0.0027489662</text:p>
          </table:table-cell>
          <table:table-cell office:value-type="float" office:value="0" calcext:value-type="float">
            <text:p>0</text:p>
          </table:table-cell>
          <table:table-cell office:value-type="float" office:value="1.71325707435608" calcext:value-type="float">
            <text:p>1.7132570744</text:p>
          </table:table-cell>
          <table:table-cell office:value-type="float" office:value="0.0000290870666503906" calcext:value-type="float">
            <text:p>2.90870666503906E-005</text:p>
          </table:table-cell>
        </table:table-row>
        <table:table-row table:style-name="ro1">
          <table:table-cell office:value-type="string" calcext:value-type="string">
            <text:p>12142517_0_57993657283171438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98680_0_70051620471708056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91347_0_200200800797669618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place|http://dbpedia.org/ontology/PopulatedPlace/areaTotal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0649285316467" calcext:value-type="float">
            <text:p>7.0064928532</text:p>
          </table:table-cell>
          <table:table-cell office:value-type="float" office:value="0.00451493263244629" calcext:value-type="float">
            <text:p>0.0045149326</text:p>
          </table:table-cell>
          <table:table-cell office:value-type="float" office:value="0" calcext:value-type="float">
            <text:p>0</text:p>
          </table:table-cell>
          <table:table-cell office:value-type="float" office:value="1.1708779335022" calcext:value-type="float">
            <text:p>1.1708779335</text:p>
          </table:table-cell>
          <table:table-cell office:value-type="float" office:value="5.83109998703003" calcext:value-type="float">
            <text:p>5.831099987</text:p>
          </table:table-cell>
        </table:table-row>
        <table:table-row table:style-name="ro1">
          <table:table-cell office:value-type="string" calcext:value-type="string">
            <text:p>99136786_0_52696427097527205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98107_0_56884357892153891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3349_0_48651867895517651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84932_0_73270345803214299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85362_0_52993199987467523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214275_0_88608833441669912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75338_0_34880166387451032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59134_0_452953944005946249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876809120178" calcext:value-type="float">
            <text:p>5.9987680912</text:p>
          </table:table-cell>
          <table:table-cell office:value-type="float" office:value="0.00455498695373535" calcext:value-type="float">
            <text:p>0.004554987</text:p>
          </table:table-cell>
          <table:table-cell office:value-type="float" office:value="0" calcext:value-type="float">
            <text:p>0</text:p>
          </table:table-cell>
          <table:table-cell office:value-type="float" office:value="0.954897165298462" calcext:value-type="float">
            <text:p>0.9548971653</text:p>
          </table:table-cell>
          <table:table-cell office:value-type="float" office:value="5.03931593894959" calcext:value-type="float">
            <text:p>5.0393159389</text:p>
          </table:table-cell>
        </table:table-row>
        <table:table-row table:style-name="ro1">
          <table:table-cell office:value-type="string" calcext:value-type="string">
            <text:p>89568803_0_67527379359176267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595608_0_32000023196188970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28205_0_12856563034172041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480600357056" calcext:value-type="float">
            <text:p>19.4480600357</text:p>
          </table:table-cell>
          <table:table-cell office:value-type="float" office:value="0.0107347965240479" calcext:value-type="float">
            <text:p>0.0107347965</text:p>
          </table:table-cell>
          <table:table-cell office:value-type="float" office:value="0" calcext:value-type="float">
            <text:p>0</text:p>
          </table:table-cell>
          <table:table-cell office:value-type="float" office:value="2.17424201965332" calcext:value-type="float">
            <text:p>2.1742420197</text:p>
          </table:table-cell>
          <table:table-cell office:value-type="float" office:value="17.2630832195282" calcext:value-type="float">
            <text:p>17.2630832195</text:p>
          </table:table-cell>
        </table:table-row>
        <table:table-row table:style-name="ro1">
          <table:table-cell office:value-type="string" calcext:value-type="string">
            <text:p>77014996_4_66655639235483795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62517_0_55775981568252553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45285_0_30185948272922401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0015029907227" calcext:value-type="float">
            <text:p>0.9900150299</text:p>
          </table:table-cell>
          <table:table-cell office:value-type="float" office:value="0.00368428230285644" calcext:value-type="float">
            <text:p>0.0036842823</text:p>
          </table:table-cell>
          <table:table-cell office:value-type="float" office:value="0" calcext:value-type="float">
            <text:p>0</text:p>
          </table:table-cell>
          <table:table-cell office:value-type="float" office:value="0.986285924911499" calcext:value-type="float">
            <text:p>0.9862859249</text:p>
          </table:table-cell>
          <table:table-cell office:value-type="float" office:value="0.0000448226928710938" calcext:value-type="float">
            <text:p>4.48226928710938E-005</text:p>
          </table:table-cell>
        </table:table-row>
        <table:table-row table:style-name="ro1">
          <table:table-cell office:value-type="string" calcext:value-type="string">
            <text:p>38146710_0_37773661935030470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023739_0_11017375138954442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77089_0_869789561684804847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724956512451" calcext:value-type="float">
            <text:p>0.8537249565</text:p>
          </table:table-cell>
          <table:table-cell office:value-type="float" office:value="0.00239992141723633" calcext:value-type="float">
            <text:p>0.0023999214</text:p>
          </table:table-cell>
          <table:table-cell office:value-type="float" office:value="0" calcext:value-type="float">
            <text:p>0</text:p>
          </table:table-cell>
          <table:table-cell office:value-type="float" office:value="0.851288080215454" calcext:value-type="float">
            <text:p>0.8512880802</text:p>
          </table:table-cell>
          <table:table-cell office:value-type="float" office:value="0.0000369548797607422" calcext:value-type="float">
            <text:p>3.69548797607422E-005</text:p>
          </table:table-cell>
        </table:table-row>
        <table:table-row table:style-name="ro1">
          <table:table-cell office:value-type="string" calcext:value-type="string">
            <text:p>21585935_0_2940374970101768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54773_0_17410081173338842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18416_0_42663273460612774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396581172943" calcext:value-type="float">
            <text:p>13.2396581173</text:p>
          </table:table-cell>
          <table:table-cell office:value-type="float" office:value="0.0119681358337402" calcext:value-type="float">
            <text:p>0.0119681358</text:p>
          </table:table-cell>
          <table:table-cell office:value-type="float" office:value="0" calcext:value-type="float">
            <text:p>0</text:p>
          </table:table-cell>
          <table:table-cell office:value-type="float" office:value="3.77865195274353" calcext:value-type="float">
            <text:p>3.7786519527</text:p>
          </table:table-cell>
          <table:table-cell office:value-type="float" office:value="9.44903802871704" calcext:value-type="float">
            <text:p>9.4490380287</text:p>
          </table:table-cell>
        </table:table-row>
        <table:table-row table:style-name="ro1">
          <table:table-cell office:value-type="string" calcext:value-type="string">
            <text:p>36690981_0_56626729896549613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79449_0_16811263537748910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6722_1_75581400363429069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36701_5_42057469038532659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40404_0_201494834003839427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444438457489" calcext:value-type="float">
            <text:p>26.5444438457</text:p>
          </table:table-cell>
          <table:table-cell office:value-type="float" office:value="0.0101630687713623" calcext:value-type="float">
            <text:p>0.0101630688</text:p>
          </table:table-cell>
          <table:table-cell office:value-type="float" office:value="0" calcext:value-type="float">
            <text:p>0</text:p>
          </table:table-cell>
          <table:table-cell office:value-type="float" office:value="4.24092078208923" calcext:value-type="float">
            <text:p>4.2409207821</text:p>
          </table:table-cell>
          <table:table-cell office:value-type="float" office:value="22.2933599948883" calcext:value-type="float">
            <text:p>22.2933599949</text:p>
          </table:table-cell>
        </table:table-row>
        <table:table-row table:style-name="ro1">
          <table:table-cell office:value-type="string" calcext:value-type="string">
            <text:p>52512312_5_367017451664679949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428115844727" calcext:value-type="float">
            <text:p>0.2384281158</text:p>
          </table:table-cell>
          <table:table-cell office:value-type="float" office:value="0.00231313705444336" calcext:value-type="float">
            <text:p>0.0023131371</text:p>
          </table:table-cell>
          <table:table-cell office:value-type="float" office:value="0" calcext:value-type="float">
            <text:p>0</text:p>
          </table:table-cell>
          <table:table-cell office:value-type="float" office:value="0.236104011535645" calcext:value-type="float">
            <text:p>0.2361040115</text:p>
          </table:table-cell>
          <table:table-cell office:value-type="float" office:value="0.0000109672546386719" calcext:value-type="float">
            <text:p>1.09672546386719E-005</text:p>
          </table:table-cell>
        </table:table-row>
        <table:table-row table:style-name="ro1">
          <table:table-cell office:value-type="string" calcext:value-type="string">
            <text:p>68779923_1_32400424974631012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491802_0_77029991622984479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79781_0_305527424714751814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842388153076" calcext:value-type="float">
            <text:p>3.4284238815</text:p>
          </table:table-cell>
          <table:table-cell office:value-type="float" office:value="0.00347781181335449" calcext:value-type="float">
            <text:p>0.0034778118</text:p>
          </table:table-cell>
          <table:table-cell office:value-type="float" office:value="0" calcext:value-type="float">
            <text:p>0</text:p>
          </table:table-cell>
          <table:table-cell office:value-type="float" office:value="3.42487502098083" calcext:value-type="float">
            <text:p>3.424875021</text:p>
          </table:table-cell>
          <table:table-cell office:value-type="float" office:value="0.0000710487365722656" calcext:value-type="float">
            <text:p>7.10487365722656E-005</text:p>
          </table:table-cell>
        </table:table-row>
        <table:table-row table:style-name="ro1">
          <table:table-cell office:value-type="string" calcext:value-type="string">
            <text:p>72942843_2_365927022229706246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2096104621887" calcext:value-type="float">
            <text:p>9.5209610462</text:p>
          </table:table-cell>
          <table:table-cell office:value-type="float" office:value="0.00437188148498535" calcext:value-type="float">
            <text:p>0.0043718815</text:p>
          </table:table-cell>
          <table:table-cell office:value-type="float" office:value="0" calcext:value-type="float">
            <text:p>0</text:p>
          </table:table-cell>
          <table:table-cell office:value-type="float" office:value="0.831887006759644" calcext:value-type="float">
            <text:p>0.8318870068</text:p>
          </table:table-cell>
          <table:table-cell office:value-type="float" office:value="8.68470215797424" calcext:value-type="float">
            <text:p>8.684702158</text:p>
          </table:table-cell>
        </table:table-row>
        <table:table-row table:style-name="ro1">
          <table:table-cell office:value-type="string" calcext:value-type="string">
            <text:p>45322313_4_2557737487200701000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2592031955719" calcext:value-type="float">
            <text:p>12.2592031956</text:p>
          </table:table-cell>
          <table:table-cell office:value-type="float" office:value="0.0093533992767334" calcext:value-type="float">
            <text:p>0.0093533993</text:p>
          </table:table-cell>
          <table:table-cell office:value-type="float" office:value="0" calcext:value-type="float">
            <text:p>0</text:p>
          </table:table-cell>
          <table:table-cell office:value-type="float" office:value="12.2497789859772" calcext:value-type="float">
            <text:p>12.249778986</text:p>
          </table:table-cell>
          <table:table-cell office:value-type="float" office:value="0.0000708103179931641" calcext:value-type="float">
            <text:p>7.08103179931641E-005</text:p>
          </table:table-cell>
        </table:table-row>
        <table:table-row table:style-name="ro1">
          <table:table-cell office:value-type="string" calcext:value-type="string">
            <text:p>82429645_0_18554588973091480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2827000617981" calcext:value-type="float">
            <text:p>5.5282700062</text:p>
          </table:table-cell>
          <table:table-cell office:value-type="float" office:value="0.00410890579223633" calcext:value-type="float">
            <text:p>0.0041089058</text:p>
          </table:table-cell>
          <table:table-cell office:value-type="float" office:value="0" calcext:value-type="float">
            <text:p>0</text:p>
          </table:table-cell>
          <table:table-cell office:value-type="float" office:value="1.72017216682434" calcext:value-type="float">
            <text:p>1.7201721668</text:p>
          </table:table-cell>
          <table:table-cell office:value-type="float" office:value="3.80398893356323" calcext:value-type="float">
            <text:p>3.8039889336</text:p>
          </table:table-cell>
        </table:table-row>
        <table:table-row table:style-name="ro1">
          <table:table-cell office:value-type="string" calcext:value-type="string">
            <text:p>19172543_0_2469672734076921182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020122051239" calcext:value-type="float">
            <text:p>11.0201220512</text:p>
          </table:table-cell>
          <table:table-cell office:value-type="float" office:value="0.00453686714172363" calcext:value-type="float">
            <text:p>0.0045368671</text:p>
          </table:table-cell>
          <table:table-cell office:value-type="float" office:value="0" calcext:value-type="float">
            <text:p>0</text:p>
          </table:table-cell>
          <table:table-cell office:value-type="float" office:value="0.980745077133179" calcext:value-type="float">
            <text:p>0.9807450771</text:p>
          </table:table-cell>
          <table:table-cell office:value-type="float" office:value="10.0348401069641" calcext:value-type="float">
            <text:p>10.034840107</text:p>
          </table:table-cell>
        </table:table-row>
        <table:table-row table:style-name="ro1">
          <table:table-cell office:value-type="string" calcext:value-type="string">
            <text:p>53248941_0_13135040662078010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52706_0_6858474165569340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25277_1_63473266813770783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45893_0_43330578890456997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05201_1_29932393523585527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36089_0_24546919250608877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84932_0_42400038847249054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91801_0_20351083540595931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923_0_66235570558553971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9193_0_567922750065120157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71489_0_82708292684999245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82172_0_55890185695836190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4484_47_81579209436096795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53404_0_833263096468939155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325658798218" calcext:value-type="float">
            <text:p>15.2325658798</text:p>
          </table:table-cell>
          <table:table-cell office:value-type="float" office:value="0.00596690177917481" calcext:value-type="float">
            <text:p>0.0059669018</text:p>
          </table:table-cell>
          <table:table-cell office:value-type="float" office:value="0" calcext:value-type="float">
            <text:p>0</text:p>
          </table:table-cell>
          <table:table-cell office:value-type="float" office:value="2.55472493171692" calcext:value-type="float">
            <text:p>2.5547249317</text:p>
          </table:table-cell>
          <table:table-cell office:value-type="float" office:value="12.6718740463257" calcext:value-type="float">
            <text:p>12.6718740463</text:p>
          </table:table-cell>
        </table:table-row>
        <table:table-row table:style-name="ro1">
          <table:table-cell office:value-type="string" calcext:value-type="string">
            <text:p>52632467_0_690348351436255029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55499_63_918726181440127066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12694_2_55168143176460671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908859729767" calcext:value-type="float">
            <text:p>14.990885973</text:p>
          </table:table-cell>
          <table:table-cell office:value-type="float" office:value="0.00742983818054199" calcext:value-type="float">
            <text:p>0.0074298382</text:p>
          </table:table-cell>
          <table:table-cell office:value-type="float" office:value="0" calcext:value-type="float">
            <text:p>0</text:p>
          </table:table-cell>
          <table:table-cell office:value-type="float" office:value="2.44889998435974" calcext:value-type="float">
            <text:p>2.4488999844</text:p>
          </table:table-cell>
          <table:table-cell office:value-type="float" office:value="12.5345561504364" calcext:value-type="float">
            <text:p>12.5345561504</text:p>
          </table:table-cell>
        </table:table-row>
        <table:table-row table:style-name="ro1">
          <table:table-cell office:value-type="string" calcext:value-type="string">
            <text:p>88877973_0_18377886207631874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3157997131348" calcext:value-type="float">
            <text:p>1.5315799713</text:p>
          </table:table-cell>
          <table:table-cell office:value-type="float" office:value="0.00207710266113281" calcext:value-type="float">
            <text:p>0.0020771027</text:p>
          </table:table-cell>
          <table:table-cell office:value-type="float" office:value="0" calcext:value-type="float">
            <text:p>0</text:p>
          </table:table-cell>
          <table:table-cell office:value-type="float" office:value="0.661776781082153" calcext:value-type="float">
            <text:p>0.6617767811</text:p>
          </table:table-cell>
          <table:table-cell office:value-type="float" office:value="0.86772608757019" calcext:value-type="float">
            <text:p>0.8677260876</text:p>
          </table:table-cell>
        </table:table-row>
        <table:table-row table:style-name="ro1">
          <table:table-cell office:value-type="string" calcext:value-type="string">
            <text:p>85627640_0_8469871215145474481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814608573914" calcext:value-type="float">
            <text:p>6.4681460857</text:p>
          </table:table-cell>
          <table:table-cell office:value-type="float" office:value="0.00367307662963867" calcext:value-type="float">
            <text:p>0.0036730766</text:p>
          </table:table-cell>
          <table:table-cell office:value-type="float" office:value="0" calcext:value-type="float">
            <text:p>0</text:p>
          </table:table-cell>
          <table:table-cell office:value-type="float" office:value="0.374750137329102" calcext:value-type="float">
            <text:p>0.3747501373</text:p>
          </table:table-cell>
          <table:table-cell office:value-type="float" office:value="6.0897228717804" calcext:value-type="float">
            <text:p>6.0897228718</text:p>
          </table:table-cell>
        </table:table-row>
        <table:table-row table:style-name="ro1">
          <table:table-cell office:value-type="string" calcext:value-type="string">
            <text:p>37550492_0_88325082037650650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325533_0_66682631429893668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36959_0_38398138955920090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350417_0_49513776600100528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320348_0_41715064454432567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1389026641846" calcext:value-type="float">
            <text:p>0.7513890266</text:p>
          </table:table-cell>
          <table:table-cell office:value-type="float" office:value="0.00191783905029297" calcext:value-type="float">
            <text:p>0.0019178391</text:p>
          </table:table-cell>
          <table:table-cell office:value-type="float" office:value="0" calcext:value-type="float">
            <text:p>0</text:p>
          </table:table-cell>
          <table:table-cell office:value-type="float" office:value="0.749449014663696" calcext:value-type="float">
            <text:p>0.7494490147</text:p>
          </table:table-cell>
          <table:table-cell office:value-type="float" office:value="0.0000221729278564453" calcext:value-type="float">
            <text:p>2.21729278564453E-005</text:p>
          </table:table-cell>
        </table:table-row>
        <table:table-row table:style-name="ro1">
          <table:table-cell office:value-type="string" calcext:value-type="string">
            <text:p>9720141_0_417981307217175023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locationCountry|http://dbpedia.org/ontolog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0744600296021" calcext:value-type="float">
            <text:p>44.0744600296</text:p>
          </table:table-cell>
          <table:table-cell office:value-type="float" office:value="0.0099332332611084" calcext:value-type="float">
            <text:p>0.0099332333</text:p>
          </table:table-cell>
          <table:table-cell office:value-type="float" office:value="0" calcext:value-type="float">
            <text:p>0</text:p>
          </table:table-cell>
          <table:table-cell office:value-type="float" office:value="5.27024984359741" calcext:value-type="float">
            <text:p>5.2702498436</text:p>
          </table:table-cell>
          <table:table-cell office:value-type="float" office:value="38.7942769527435" calcext:value-type="float">
            <text:p>38.7942769527</text:p>
          </table:table-cell>
        </table:table-row>
        <table:table-row table:style-name="ro1">
          <table:table-cell office:value-type="string" calcext:value-type="string">
            <text:p>64830613_0_265293435985748523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42083_2_8014541102209307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63613_0_64181414633397390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825004577637" calcext:value-type="float">
            <text:p>0.1708250046</text:p>
          </table:table-cell>
          <table:table-cell office:value-type="float" office:value="0.00184202194213867" calcext:value-type="float">
            <text:p>0.0018420219</text:p>
          </table:table-cell>
          <table:table-cell office:value-type="float" office:value="0" calcext:value-type="float">
            <text:p>0</text:p>
          </table:table-cell>
          <table:table-cell office:value-type="float" office:value="0.168967008590698" calcext:value-type="float">
            <text:p>0.1689670086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98929678_0_37002134909799455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0769_0_83042533663232690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74809646606" calcext:value-type="float">
            <text:p>1.3897480965</text:p>
          </table:table-cell>
          <table:table-cell office:value-type="float" office:value="0.00379705429077148" calcext:value-type="float">
            <text:p>0.0037970543</text:p>
          </table:table-cell>
          <table:table-cell office:value-type="float" office:value="0" calcext:value-type="float">
            <text:p>0</text:p>
          </table:table-cell>
          <table:table-cell office:value-type="float" office:value="1.38590097427368" calcext:value-type="float">
            <text:p>1.3859009743</text:p>
          </table:table-cell>
          <table:table-cell office:value-type="float" office:value="0.0000500679016113281" calcext:value-type="float">
            <text:p>5.00679016113281E-005</text:p>
          </table:table-cell>
        </table:table-row>
        <table:table-row table:style-name="ro1">
          <table:table-cell office:value-type="string" calcext:value-type="string">
            <text:p>1914595_0_47645333549921090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21592_3_2299138476894681059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68326616287231" calcext:value-type="float">
            <text:p>6.6832661629</text:p>
          </table:table-cell>
          <table:table-cell office:value-type="float" office:value="0.00327229499816895" calcext:value-type="float">
            <text:p>0.003272295</text:p>
          </table:table-cell>
          <table:table-cell office:value-type="float" office:value="0" calcext:value-type="float">
            <text:p>0</text:p>
          </table:table-cell>
          <table:table-cell office:value-type="float" office:value="0.617027044296265" calcext:value-type="float">
            <text:p>0.6170270443</text:p>
          </table:table-cell>
          <table:table-cell office:value-type="float" office:value="6.06296682357788" calcext:value-type="float">
            <text:p>6.0629668236</text:p>
          </table:table-cell>
        </table:table-row>
        <table:table-row table:style-name="ro1">
          <table:table-cell office:value-type="string" calcext:value-type="string">
            <text:p>75367212_2_274546635526723339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87653_0_777485211276885930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36443_2_24933277704964817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241_112_4513537052932045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21379_0_708865263513934573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314580917358" calcext:value-type="float">
            <text:p>1.1331458092</text:p>
          </table:table-cell>
          <table:table-cell office:value-type="float" office:value="0.00268697738647461" calcext:value-type="float">
            <text:p>0.0026869774</text:p>
          </table:table-cell>
          <table:table-cell office:value-type="float" office:value="0" calcext:value-type="float">
            <text:p>0</text:p>
          </table:table-cell>
          <table:table-cell office:value-type="float" office:value="1.1304349899292" calcext:value-type="float">
            <text:p>1.1304349899</text:p>
          </table:table-cell>
          <table:table-cell office:value-type="float" office:value="0.0000238418579101562" calcext:value-type="float">
            <text:p>2.38418579101562E-005</text:p>
          </table:table-cell>
        </table:table-row>
        <table:table-row table:style-name="ro1">
          <table:table-cell office:value-type="string" calcext:value-type="string">
            <text:p>57976671_0_30395780939652941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716796875" calcext:value-type="float">
            <text:p>0.2097167969</text:p>
          </table:table-cell>
          <table:table-cell office:value-type="float" office:value="0.00291776657104492" calcext:value-type="float">
            <text:p>0.0029177666</text:p>
          </table:table-cell>
          <table:table-cell office:value-type="float" office:value="0" calcext:value-type="float">
            <text:p>0</text:p>
          </table:table-cell>
          <table:table-cell office:value-type="float" office:value="0.206787109375" calcext:value-type="float">
            <text:p>0.2067871094</text:p>
          </table:table-cell>
          <table:table-cell office:value-type="float" office:value="0.0000119209289550781" calcext:value-type="float">
            <text:p>1.19209289550781E-005</text:p>
          </table:table-cell>
        </table:table-row>
        <table:table-row table:style-name="ro1">
          <table:table-cell office:value-type="string" calcext:value-type="string">
            <text:p>3471003_0_51535387741215093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17594_0_705519857916731615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10649204254" calcext:value-type="float">
            <text:p>12.1010649204</text:p>
          </table:table-cell>
          <table:table-cell office:value-type="float" office:value="0.00480175018310547" calcext:value-type="float">
            <text:p>0.0048017502</text:p>
          </table:table-cell>
          <table:table-cell office:value-type="float" office:value="0" calcext:value-type="float">
            <text:p>0</text:p>
          </table:table-cell>
          <table:table-cell office:value-type="float" office:value="1.12123417854309" calcext:value-type="float">
            <text:p>1.1212341785</text:p>
          </table:table-cell>
          <table:table-cell office:value-type="float" office:value="10.9750289916992" calcext:value-type="float">
            <text:p>10.9750289917</text:p>
          </table:table-cell>
        </table:table-row>
        <table:table-row table:style-name="ro1">
          <table:table-cell office:value-type="string" calcext:value-type="string">
            <text:p>83991980_5_75415191114009071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90329_0_409328080831150254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1434078216553" calcext:value-type="float">
            <text:p>0.7614340782</text:p>
          </table:table-cell>
          <table:table-cell office:value-type="float" office:value="0.0105230808258057" calcext:value-type="float">
            <text:p>0.0105230808</text:p>
          </table:table-cell>
          <table:table-cell office:value-type="float" office:value="0" calcext:value-type="float">
            <text:p>0</text:p>
          </table:table-cell>
          <table:table-cell office:value-type="float" office:value="0.750885963439941" calcext:value-type="float">
            <text:p>0.7508859634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string" calcext:value-type="string">
            <text:p>15681179_0_437242179812332285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60254907608" calcext:value-type="float">
            <text:p>16.4602549076</text:p>
          </table:table-cell>
          <table:table-cell office:value-type="float" office:value="0.00503683090209961" calcext:value-type="float">
            <text:p>0.0050368309</text:p>
          </table:table-cell>
          <table:table-cell office:value-type="float" office:value="0" calcext:value-type="float">
            <text:p>0</text:p>
          </table:table-cell>
          <table:table-cell office:value-type="float" office:value="2.29401397705078" calcext:value-type="float">
            <text:p>2.2940139771</text:p>
          </table:table-cell>
          <table:table-cell office:value-type="float" office:value="14.1612040996552" calcext:value-type="float">
            <text:p>14.1612040997</text:p>
          </table:table-cell>
        </table:table-row>
        <table:table-row table:style-name="ro1">
          <table:table-cell office:value-type="string" calcext:value-type="string">
            <text:p>4429085_0_794152681464932620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languag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7784130573273" calcext:value-type="float">
            <text:p>46.7784130573</text:p>
          </table:table-cell>
          <table:table-cell office:value-type="float" office:value="0.0212640762329102" calcext:value-type="float">
            <text:p>0.0212640762</text:p>
          </table:table-cell>
          <table:table-cell office:value-type="float" office:value="0" calcext:value-type="float">
            <text:p>0</text:p>
          </table:table-cell>
          <table:table-cell office:value-type="float" office:value="4.46377301216126" calcext:value-type="float">
            <text:p>4.4637730122</text:p>
          </table:table-cell>
          <table:table-cell office:value-type="float" office:value="42.2933759689331" calcext:value-type="float">
            <text:p>42.2933759689</text:p>
          </table:table-cell>
        </table:table-row>
        <table:table-row table:style-name="ro1">
          <table:table-cell office:value-type="string" calcext:value-type="string">
            <text:p>15385310_0_21549510413679280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558252_0_33443489593587643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87163_0_119056181484009560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205810546875" calcext:value-type="float">
            <text:p>0.1720581055</text:p>
          </table:table-cell>
          <table:table-cell office:value-type="float" office:value="0.00186705589294434" calcext:value-type="float">
            <text:p>0.0018670559</text:p>
          </table:table-cell>
          <table:table-cell office:value-type="float" office:value="0" calcext:value-type="float">
            <text:p>0</text:p>
          </table:table-cell>
          <table:table-cell office:value-type="float" office:value="0.170176982879639" calcext:value-type="float">
            <text:p>0.1701769829</text:p>
          </table:table-cell>
          <table:table-cell office:value-type="float" office:value="0.0000140666961669922" calcext:value-type="float">
            <text:p>1.40666961669922E-005</text:p>
          </table:table-cell>
        </table:table-row>
        <table:table-row table:style-name="ro1">
          <table:table-cell office:value-type="string" calcext:value-type="string">
            <text:p>71207974_0_658889136440726159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64869_1_530811839053269226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9142804145813" calcext:value-type="float">
            <text:p>5.0914280415</text:p>
          </table:table-cell>
          <table:table-cell office:value-type="float" office:value="0.00389194488525391" calcext:value-type="float">
            <text:p>0.0038919449</text:p>
          </table:table-cell>
          <table:table-cell office:value-type="float" office:value="0" calcext:value-type="float">
            <text:p>0</text:p>
          </table:table-cell>
          <table:table-cell office:value-type="float" office:value="5.08752298355103" calcext:value-type="float">
            <text:p>5.0875229836</text:p>
          </table:table-cell>
          <table:table-cell office:value-type="float" office:value="0.0000131130218505859" calcext:value-type="float">
            <text:p>0.000013113</text:p>
          </table:table-cell>
        </table:table-row>
        <table:table-row table:style-name="ro1">
          <table:table-cell office:value-type="string" calcext:value-type="string">
            <text:p>61371918_130_24838392108020620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502612_0_43404471804431045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418878_0_62663802905617014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45756_0_241331724547566922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129104614258" calcext:value-type="float">
            <text:p>4.2412910461</text:p>
          </table:table-cell>
          <table:table-cell office:value-type="float" office:value="0.00320029258728027" calcext:value-type="float">
            <text:p>0.0032002926</text:p>
          </table:table-cell>
          <table:table-cell office:value-type="float" office:value="0" calcext:value-type="float">
            <text:p>0</text:p>
          </table:table-cell>
          <table:table-cell office:value-type="float" office:value="2.01862382888794" calcext:value-type="float">
            <text:p>2.0186238289</text:p>
          </table:table-cell>
          <table:table-cell office:value-type="float" office:value="2.21946692466736" calcext:value-type="float">
            <text:p>2.2194669247</text:p>
          </table:table-cell>
        </table:table-row>
        <table:table-row table:style-name="ro1">
          <table:table-cell office:value-type="string" calcext:value-type="string">
            <text:p>38206683_0_243282642024241650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868601799011" calcext:value-type="float">
            <text:p>1.308686018</text:p>
          </table:table-cell>
          <table:table-cell office:value-type="float" office:value="0.00392413139343262" calcext:value-type="float">
            <text:p>0.0039241314</text:p>
          </table:table-cell>
          <table:table-cell office:value-type="float" office:value="0" calcext:value-type="float">
            <text:p>0</text:p>
          </table:table-cell>
          <table:table-cell office:value-type="float" office:value="1.30472898483276" calcext:value-type="float">
            <text:p>1.3047289848</text:p>
          </table:table-cell>
          <table:table-cell office:value-type="float" office:value="0.0000329017639160156" calcext:value-type="float">
            <text:p>3.29017639160156E-005</text:p>
          </table:table-cell>
        </table:table-row>
        <table:table-row table:style-name="ro1">
          <table:table-cell office:value-type="string" calcext:value-type="string">
            <text:p>96977373_0_8737439844864492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1918_137_450839802960123668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73069_0_9360039683622080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22551_0_55055955611081847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027702_0_6285325863168511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1488199234009" calcext:value-type="float">
            <text:p>5.1148819923</text:p>
          </table:table-cell>
          <table:table-cell office:value-type="float" office:value="0.00345897674560547" calcext:value-type="float">
            <text:p>0.0034589767</text:p>
          </table:table-cell>
          <table:table-cell office:value-type="float" office:value="0" calcext:value-type="float">
            <text:p>0</text:p>
          </table:table-cell>
          <table:table-cell office:value-type="float" office:value="0.995694160461426" calcext:value-type="float">
            <text:p>0.9956941605</text:p>
          </table:table-cell>
          <table:table-cell office:value-type="float" office:value="4.11572885513306" calcext:value-type="float">
            <text:p>4.1157288551</text:p>
          </table:table-cell>
        </table:table-row>
        <table:table-row table:style-name="ro1">
          <table:table-cell office:value-type="string" calcext:value-type="string">
            <text:p>61753761_9_473518122851528989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2000/01/rdf-schema#comment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018392086029" calcext:value-type="float">
            <text:p>10.2018392086</text:p>
          </table:table-cell>
          <table:table-cell office:value-type="float" office:value="0.0048673152923584" calcext:value-type="float">
            <text:p>0.0048673153</text:p>
          </table:table-cell>
          <table:table-cell office:value-type="float" office:value="0" calcext:value-type="float">
            <text:p>0</text:p>
          </table:table-cell>
          <table:table-cell office:value-type="float" office:value="0.992594957351685" calcext:value-type="float">
            <text:p>0.9925949574</text:p>
          </table:table-cell>
          <table:table-cell office:value-type="float" office:value="9.20437693595886" calcext:value-type="float">
            <text:p>9.204376936</text:p>
          </table:table-cell>
        </table:table-row>
        <table:table-row table:style-name="ro1">
          <table:table-cell office:value-type="string" calcext:value-type="string">
            <text:p>83582294_0_517541367209673579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185581_0_9461583835948102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730374_2_64667964205336162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4479668140411" calcext:value-type="float">
            <text:p>12.447966814</text:p>
          </table:table-cell>
          <table:table-cell office:value-type="float" office:value="0.00609660148620606" calcext:value-type="float">
            <text:p>0.0060966015</text:p>
          </table:table-cell>
          <table:table-cell office:value-type="float" office:value="0" calcext:value-type="float">
            <text:p>0</text:p>
          </table:table-cell>
          <table:table-cell office:value-type="float" office:value="1.88422012329102" calcext:value-type="float">
            <text:p>1.8842201233</text:p>
          </table:table-cell>
          <table:table-cell office:value-type="float" office:value="10.5576500892639" calcext:value-type="float">
            <text:p>10.5576500893</text:p>
          </table:table-cell>
        </table:table-row>
        <table:table-row table:style-name="ro1">
          <table:table-cell office:value-type="string" calcext:value-type="string">
            <text:p>78712645_0_164975281068467200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998309135437" calcext:value-type="float">
            <text:p>0.7299830914</text:p>
          </table:table-cell>
          <table:table-cell office:value-type="float" office:value="0.00181031227111816" calcext:value-type="float">
            <text:p>0.0018103123</text:p>
          </table:table-cell>
          <table:table-cell office:value-type="float" office:value="0" calcext:value-type="float">
            <text:p>0</text:p>
          </table:table-cell>
          <table:table-cell office:value-type="float" office:value="0.728145837783814" calcext:value-type="float">
            <text:p>0.7281458378</text:p>
          </table:table-cell>
          <table:table-cell office:value-type="float" office:value="0.0000269412994384766" calcext:value-type="float">
            <text:p>2.69412994384766E-005</text:p>
          </table:table-cell>
        </table:table-row>
        <table:table-row table:style-name="ro1">
          <table:table-cell office:value-type="string" calcext:value-type="string">
            <text:p>36102169_0_77394547992950728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40530_0_38327624330105672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3778309822082" calcext:value-type="float">
            <text:p>21.3778309822</text:p>
          </table:table-cell>
          <table:table-cell office:value-type="float" office:value="0.00721096992492676" calcext:value-type="float">
            <text:p>0.0072109699</text:p>
          </table:table-cell>
          <table:table-cell office:value-type="float" office:value="0" calcext:value-type="float">
            <text:p>0</text:p>
          </table:table-cell>
          <table:table-cell office:value-type="float" office:value="1.68513798713684" calcext:value-type="float">
            <text:p>1.6851379871</text:p>
          </table:table-cell>
          <table:table-cell office:value-type="float" office:value="19.6854820251465" calcext:value-type="float">
            <text:p>19.6854820251</text:p>
          </table:table-cell>
        </table:table-row>
        <table:table-row table:style-name="ro1">
          <table:table-cell office:value-type="string" calcext:value-type="string">
            <text:p>3744682_0_56521666700564397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73270_0_2228534840773614840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8435018062592" calcext:value-type="float">
            <text:p>22.8435018063</text:p>
          </table:table-cell>
          <table:table-cell office:value-type="float" office:value="0.0117778778076172" calcext:value-type="float">
            <text:p>0.0117778778</text:p>
          </table:table-cell>
          <table:table-cell office:value-type="float" office:value="0" calcext:value-type="float">
            <text:p>0</text:p>
          </table:table-cell>
          <table:table-cell office:value-type="float" office:value="4.55954813957214" calcext:value-type="float">
            <text:p>4.5595481396</text:p>
          </table:table-cell>
          <table:table-cell office:value-type="float" office:value="18.2721757888794" calcext:value-type="float">
            <text:p>18.2721757889</text:p>
          </table:table-cell>
        </table:table-row>
        <table:table-row table:style-name="ro1">
          <table:table-cell office:value-type="string" calcext:value-type="string">
            <text:p>68233553_0_123009996404839877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829795837402" calcext:value-type="float">
            <text:p>3.2182979584</text:p>
          </table:table-cell>
          <table:table-cell office:value-type="float" office:value="0.00440502166748047" calcext:value-type="float">
            <text:p>0.0044050217</text:p>
          </table:table-cell>
          <table:table-cell office:value-type="float" office:value="0" calcext:value-type="float">
            <text:p>0</text:p>
          </table:table-cell>
          <table:table-cell office:value-type="float" office:value="0.684387922286987" calcext:value-type="float">
            <text:p>0.6843879223</text:p>
          </table:table-cell>
          <table:table-cell office:value-type="float" office:value="2.52950501441956" calcext:value-type="float">
            <text:p>2.5295050144</text:p>
          </table:table-cell>
        </table:table-row>
        <table:table-row table:style-name="ro1">
          <table:table-cell office:value-type="string" calcext:value-type="string">
            <text:p>4241465_0_7570110933835208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81398_6_1838189760410366626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920125961304" calcext:value-type="float">
            <text:p>0.328920126</text:p>
          </table:table-cell>
          <table:table-cell office:value-type="float" office:value="0.0022432804107666" calcext:value-type="float">
            <text:p>0.0022432804</text:p>
          </table:table-cell>
          <table:table-cell office:value-type="float" office:value="0" calcext:value-type="float">
            <text:p>0</text:p>
          </table:table-cell>
          <table:table-cell office:value-type="float" office:value="0.326658964157104" calcext:value-type="float">
            <text:p>0.3266589642</text:p>
          </table:table-cell>
          <table:table-cell office:value-type="float" office:value="0.0000178813934326172" calcext:value-type="float">
            <text:p>1.78813934326172E-005</text:p>
          </table:table-cell>
        </table:table-row>
        <table:table-row table:style-name="ro1">
          <table:table-cell office:value-type="string" calcext:value-type="string">
            <text:p>35369896_0_1059174497859379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52105_0_803212255611237744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61812_0_70530345638500701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431896209717" calcext:value-type="float">
            <text:p>0.3244318962</text:p>
          </table:table-cell>
          <table:table-cell office:value-type="float" office:value="0.00322723388671875" calcext:value-type="float">
            <text:p>0.0032272339</text:p>
          </table:table-cell>
          <table:table-cell office:value-type="float" office:value="0" calcext:value-type="float">
            <text:p>0</text:p>
          </table:table-cell>
          <table:table-cell office:value-type="float" office:value="0.321184873580933" calcext:value-type="float">
            <text:p>0.3211848736</text:p>
          </table:table-cell>
          <table:table-cell office:value-type="float" office:value="0.0000197887420654297" calcext:value-type="float">
            <text:p>1.97887420654297E-005</text:p>
          </table:table-cell>
        </table:table-row>
        <table:table-row table:style-name="ro1">
          <table:table-cell office:value-type="string" calcext:value-type="string">
            <text:p>18033594_25_3431882645375071719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819708824158" calcext:value-type="float">
            <text:p>3.2381970882</text:p>
          </table:table-cell>
          <table:table-cell office:value-type="float" office:value="0.0040130615234375" calcext:value-type="float">
            <text:p>0.0040130615</text:p>
          </table:table-cell>
          <table:table-cell office:value-type="float" office:value="0" calcext:value-type="float">
            <text:p>0</text:p>
          </table:table-cell>
          <table:table-cell office:value-type="float" office:value="0.667185068130493" calcext:value-type="float">
            <text:p>0.6671850681</text:p>
          </table:table-cell>
          <table:table-cell office:value-type="float" office:value="2.56699895858765" calcext:value-type="float">
            <text:p>2.5669989586</text:p>
          </table:table-cell>
        </table:table-row>
        <table:table-row table:style-name="ro1">
          <table:table-cell office:value-type="string" calcext:value-type="string">
            <text:p>73128332_0_33633472241798989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500941_0_52014313064471274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670051574707" calcext:value-type="float">
            <text:p>0.4006700516</text:p>
          </table:table-cell>
          <table:table-cell office:value-type="float" office:value="0.00303220748901367" calcext:value-type="float">
            <text:p>0.0030322075</text:p>
          </table:table-cell>
          <table:table-cell office:value-type="float" office:value="0" calcext:value-type="float">
            <text:p>0</text:p>
          </table:table-cell>
          <table:table-cell office:value-type="float" office:value="0.397615909576416" calcext:value-type="float">
            <text:p>0.3976159096</text:p>
          </table:table-cell>
          <table:table-cell office:value-type="float" office:value="0.0000219345092773437" calcext:value-type="float">
            <text:p>2.19345092773437E-005</text:p>
          </table:table-cell>
        </table:table-row>
        <table:table-row table:style-name="ro1">
          <table:table-cell office:value-type="string" calcext:value-type="string">
            <text:p>13904968_0_32334560171369399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728805_0_33006631472142977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37086_0_91783792781703363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07187_0_63642189939588647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47212_0_5075453375189362659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2226631641388" calcext:value-type="float">
            <text:p>22.2226631641</text:p>
          </table:table-cell>
          <table:table-cell office:value-type="float" office:value="0.00510120391845703" calcext:value-type="float">
            <text:p>0.0051012039</text:p>
          </table:table-cell>
          <table:table-cell office:value-type="float" office:value="0" calcext:value-type="float">
            <text:p>0</text:p>
          </table:table-cell>
          <table:table-cell office:value-type="float" office:value="1.59727001190186" calcext:value-type="float">
            <text:p>1.5972700119</text:p>
          </table:table-cell>
          <table:table-cell office:value-type="float" office:value="20.6202919483185" calcext:value-type="float">
            <text:p>20.6202919483</text:p>
          </table:table-cell>
        </table:table-row>
        <table:table-row table:style-name="ro1">
          <table:table-cell office:value-type="string" calcext:value-type="string">
            <text:p>33363588_0_85315985763838227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8371_0_794168202163257125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0853872299194" calcext:value-type="float">
            <text:p>0.4008538723</text:p>
          </table:table-cell>
          <table:table-cell office:value-type="float" office:value="0.00310182571411133" calcext:value-type="float">
            <text:p>0.0031018257</text:p>
          </table:table-cell>
          <table:table-cell office:value-type="float" office:value="0" calcext:value-type="float">
            <text:p>0</text:p>
          </table:table-cell>
          <table:table-cell office:value-type="float" office:value="0.397726058959961" calcext:value-type="float">
            <text:p>0.397726059</text:p>
          </table:table-cell>
          <table:table-cell office:value-type="float" office:value="0.0000259876251220703" calcext:value-type="float">
            <text:p>2.59876251220703E-005</text:p>
          </table:table-cell>
        </table:table-row>
        <table:table-row table:style-name="ro1">
          <table:table-cell office:value-type="string" calcext:value-type="string">
            <text:p>46671561_0_61223152951620298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908190_1_677860215829549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37185_1_36363578555022469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0056_3_25129890984095442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1931800842285" calcext:value-type="float">
            <text:p>8.6193180084</text:p>
          </table:table-cell>
          <table:table-cell office:value-type="float" office:value="0.00607705116271973" calcext:value-type="float">
            <text:p>0.0060770512</text:p>
          </table:table-cell>
          <table:table-cell office:value-type="float" office:value="0" calcext:value-type="float">
            <text:p>0</text:p>
          </table:table-cell>
          <table:table-cell office:value-type="float" office:value="1.53259778022766" calcext:value-type="float">
            <text:p>1.5325977802</text:p>
          </table:table-cell>
          <table:table-cell office:value-type="float" office:value="7.08064317703247" calcext:value-type="float">
            <text:p>7.080643177</text:p>
          </table:table-cell>
        </table:table-row>
        <table:table-row table:style-name="ro1">
          <table:table-cell office:value-type="string" calcext:value-type="string">
            <text:p>10133296_0_1835025541686843841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9810659885407" calcext:value-type="float">
            <text:p>10.9810659885</text:p>
          </table:table-cell>
          <table:table-cell office:value-type="float" office:value="0.00411272048950195" calcext:value-type="float">
            <text:p>0.0041127205</text:p>
          </table:table-cell>
          <table:table-cell office:value-type="float" office:value="0" calcext:value-type="float">
            <text:p>0</text:p>
          </table:table-cell>
          <table:table-cell office:value-type="float" office:value="0.904023170471191" calcext:value-type="float">
            <text:p>0.9040231705</text:p>
          </table:table-cell>
          <table:table-cell office:value-type="float" office:value="10.07293009758" calcext:value-type="float">
            <text:p>10.0729300976</text:p>
          </table:table-cell>
        </table:table-row>
        <table:table-row table:style-name="ro1">
          <table:table-cell office:value-type="string" calcext:value-type="string">
            <text:p>61626303_0_26637220966408764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881233_4_90287813085494568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37179_1_629916829655710437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529872894287" calcext:value-type="float">
            <text:p>0.1635298729</text:p>
          </table:table-cell>
          <table:table-cell office:value-type="float" office:value="0.00218987464904785" calcext:value-type="float">
            <text:p>0.0021898746</text:p>
          </table:table-cell>
          <table:table-cell office:value-type="float" office:value="0" calcext:value-type="float">
            <text:p>0</text:p>
          </table:table-cell>
          <table:table-cell office:value-type="float" office:value="0.161324024200439" calcext:value-type="float">
            <text:p>0.1613240242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string" calcext:value-type="string">
            <text:p>75643183_0_81131775992079783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158951_0_40704239498151806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01792_3_14341669246389126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667895317078" calcext:value-type="float">
            <text:p>4.1166789532</text:p>
          </table:table-cell>
          <table:table-cell office:value-type="float" office:value="0.00408482551574707" calcext:value-type="float">
            <text:p>0.0040848255</text:p>
          </table:table-cell>
          <table:table-cell office:value-type="float" office:value="0" calcext:value-type="float">
            <text:p>0</text:p>
          </table:table-cell>
          <table:table-cell office:value-type="float" office:value="0.565510034561157" calcext:value-type="float">
            <text:p>0.5655100346</text:p>
          </table:table-cell>
          <table:table-cell office:value-type="float" office:value="3.54708409309387" calcext:value-type="float">
            <text:p>3.5470840931</text:p>
          </table:table-cell>
        </table:table-row>
        <table:table-row table:style-name="ro1">
          <table:table-cell office:value-type="string" calcext:value-type="string">
            <text:p>20674610_0_63183370520096921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96746_1_69453561077138718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0145728588104" calcext:value-type="float">
            <text:p>23.0145728588</text:p>
          </table:table-cell>
          <table:table-cell office:value-type="float" office:value="0.00968003273010254" calcext:value-type="float">
            <text:p>0.0096800327</text:p>
          </table:table-cell>
          <table:table-cell office:value-type="float" office:value="0" calcext:value-type="float">
            <text:p>0</text:p>
          </table:table-cell>
          <table:table-cell office:value-type="float" office:value="3.13515996932983" calcext:value-type="float">
            <text:p>3.1351599693</text:p>
          </table:table-cell>
          <table:table-cell office:value-type="float" office:value="19.8697328567505" calcext:value-type="float">
            <text:p>19.8697328568</text:p>
          </table:table-cell>
        </table:table-row>
        <table:table-row table:style-name="ro1">
          <table:table-cell office:value-type="string" calcext:value-type="string">
            <text:p>26794512_0_675416122506384835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974130630493" calcext:value-type="float">
            <text:p>0.8009741306</text:p>
          </table:table-cell>
          <table:table-cell office:value-type="float" office:value="0.00332832336425781" calcext:value-type="float">
            <text:p>0.0033283234</text:p>
          </table:table-cell>
          <table:table-cell office:value-type="float" office:value="0" calcext:value-type="float">
            <text:p>0</text:p>
          </table:table-cell>
          <table:table-cell office:value-type="float" office:value="0.797603845596314" calcext:value-type="float">
            <text:p>0.7976038456</text:p>
          </table:table-cell>
          <table:table-cell office:value-type="float" office:value="0.000041961669921875" calcext:value-type="float">
            <text:p>4.1961669921875E-005</text:p>
          </table:table-cell>
        </table:table-row>
        <table:table-row table:style-name="ro1">
          <table:table-cell office:value-type="string" calcext:value-type="string">
            <text:p>2785113_0_9560311891366757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39808_0_569561732370168465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70672_0_15186921274542469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23460_0_83232534571196885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64105_0_670854460422649961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43419_0_822187591665690375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385501861572" calcext:value-type="float">
            <text:p>1.4738550186</text:p>
          </table:table-cell>
          <table:table-cell office:value-type="float" office:value="0.00315093994140625" calcext:value-type="float">
            <text:p>0.0031509399</text:p>
          </table:table-cell>
          <table:table-cell office:value-type="float" office:value="0" calcext:value-type="float">
            <text:p>0</text:p>
          </table:table-cell>
          <table:table-cell office:value-type="float" office:value="1.47064709663391" calcext:value-type="float">
            <text:p>1.4706470966</text:p>
          </table:table-cell>
          <table:table-cell office:value-type="float" office:value="0.0000569820404052734" calcext:value-type="float">
            <text:p>0.000056982</text:p>
          </table:table-cell>
        </table:table-row>
        <table:table-row table:style-name="ro1">
          <table:table-cell office:value-type="string" calcext:value-type="string">
            <text:p>80745449_0_273652267196195543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166286_0_18374392315998987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886325_0_144817391268457147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73331_0_274299234227207811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ns/prov#wasDerivedFro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250792503357" calcext:value-type="float">
            <text:p>3.752507925</text:p>
          </table:table-cell>
          <table:table-cell office:value-type="float" office:value="0.00267982482910156" calcext:value-type="float">
            <text:p>0.0026798248</text:p>
          </table:table-cell>
          <table:table-cell office:value-type="float" office:value="0" calcext:value-type="float">
            <text:p>0</text:p>
          </table:table-cell>
          <table:table-cell office:value-type="float" office:value="0.700226068496704" calcext:value-type="float">
            <text:p>0.7002260685</text:p>
          </table:table-cell>
          <table:table-cell office:value-type="float" office:value="3.04960203170776" calcext:value-type="float">
            <text:p>3.0496020317</text:p>
          </table:table-cell>
        </table:table-row>
        <table:table-row table:style-name="ro1">
          <table:table-cell office:value-type="string" calcext:value-type="string">
            <text:p>84596242_0_43189386579268645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39978_0_14571462559610771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34611_4_150137586006701253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246824_0_93061354091698999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79070854187" calcext:value-type="float">
            <text:p>6.0779070854</text:p>
          </table:table-cell>
          <table:table-cell office:value-type="float" office:value="0.00360798835754394" calcext:value-type="float">
            <text:p>0.0036079884</text:p>
          </table:table-cell>
          <table:table-cell office:value-type="float" office:value="0" calcext:value-type="float">
            <text:p>0</text:p>
          </table:table-cell>
          <table:table-cell office:value-type="float" office:value="2.05108499526978" calcext:value-type="float">
            <text:p>2.0510849953</text:p>
          </table:table-cell>
          <table:table-cell office:value-type="float" office:value="4.02321410179138" calcext:value-type="float">
            <text:p>4.0232141018</text:p>
          </table:table-cell>
        </table:table-row>
        <table:table-row table:style-name="ro1">
          <table:table-cell office:value-type="string" calcext:value-type="string">
            <text:p>62628445_0_4345928200737704090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07470607758" calcext:value-type="float">
            <text:p>13.6507470608</text:p>
          </table:table-cell>
          <table:table-cell office:value-type="float" office:value="0.00693106651306152" calcext:value-type="float">
            <text:p>0.0069310665</text:p>
          </table:table-cell>
          <table:table-cell office:value-type="float" office:value="0" calcext:value-type="float">
            <text:p>0</text:p>
          </table:table-cell>
          <table:table-cell office:value-type="float" office:value="1.60399603843689" calcext:value-type="float">
            <text:p>1.6039960384</text:p>
          </table:table-cell>
          <table:table-cell office:value-type="float" office:value="12.0398199558258" calcext:value-type="float">
            <text:p>12.0398199558</text:p>
          </table:table-cell>
        </table:table-row>
        <table:table-row table:style-name="ro1">
          <table:table-cell office:value-type="string" calcext:value-type="string">
            <text:p>44796471_0_14468867873775169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40404_12_920460060775370710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abstract|http://dbpedia.org/ontology/wikiPageRedirects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0524678230286" calcext:value-type="float">
            <text:p>50.052467823</text:p>
          </table:table-cell>
          <table:table-cell office:value-type="float" office:value="0.00790572166442871" calcext:value-type="float">
            <text:p>0.0079057217</text:p>
          </table:table-cell>
          <table:table-cell office:value-type="float" office:value="0" calcext:value-type="float">
            <text:p>0</text:p>
          </table:table-cell>
          <table:table-cell office:value-type="float" office:value="3.34704804420471" calcext:value-type="float">
            <text:p>3.3470480442</text:p>
          </table:table-cell>
          <table:table-cell office:value-type="float" office:value="46.6975140571594" calcext:value-type="float">
            <text:p>46.6975140572</text:p>
          </table:table-cell>
        </table:table-row>
        <table:table-row table:style-name="ro1">
          <table:table-cell office:value-type="string" calcext:value-type="string">
            <text:p>24613352_0_34374838418674387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35538_0_60385175668932454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7319493293762" calcext:value-type="float">
            <text:p>2.8731949329</text:p>
          </table:table-cell>
          <table:table-cell office:value-type="float" office:value="0.00237417221069336" calcext:value-type="float">
            <text:p>0.0023741722</text:p>
          </table:table-cell>
          <table:table-cell office:value-type="float" office:value="0" calcext:value-type="float">
            <text:p>0</text:p>
          </table:table-cell>
          <table:table-cell office:value-type="float" office:value="0.834395885467529" calcext:value-type="float">
            <text:p>0.8343958855</text:p>
          </table:table-cell>
          <table:table-cell office:value-type="float" office:value="2.0364248752594" calcext:value-type="float">
            <text:p>2.0364248753</text:p>
          </table:table-cell>
        </table:table-row>
        <table:table-row table:style-name="ro1">
          <table:table-cell office:value-type="string" calcext:value-type="string">
            <text:p>322056_42_15614441807601014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95751_3_3697227066375607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48496_0_23117662743004453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29311_0_68095933540007174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688924_1_413796504658355791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96941_0_71057157301143166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10368_0_63323964245915834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53596_6_1474417321227704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33669_1_74630370390592398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48515_0_804725237336866672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1076898574829" calcext:value-type="float">
            <text:p>6.4107689857</text:p>
          </table:table-cell>
          <table:table-cell office:value-type="float" office:value="0.00382828712463379" calcext:value-type="float">
            <text:p>0.0038282871</text:p>
          </table:table-cell>
          <table:table-cell office:value-type="float" office:value="0" calcext:value-type="float">
            <text:p>0</text:p>
          </table:table-cell>
          <table:table-cell office:value-type="float" office:value="1.00686883926392" calcext:value-type="float">
            <text:p>1.0068688393</text:p>
          </table:table-cell>
          <table:table-cell office:value-type="float" office:value="5.40007185935974" calcext:value-type="float">
            <text:p>5.4000718594</text:p>
          </table:table-cell>
        </table:table-row>
        <table:table-row table:style-name="ro1">
          <table:table-cell office:value-type="string" calcext:value-type="string">
            <text:p>80588006_0_69653252154436833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84879_0_116860093259022869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purl.org/voc/vrank#hasRa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471039772034" calcext:value-type="float">
            <text:p>10.9471039772</text:p>
          </table:table-cell>
          <table:table-cell office:value-type="float" office:value="0.00679111480712891" calcext:value-type="float">
            <text:p>0.0067911148</text:p>
          </table:table-cell>
          <table:table-cell office:value-type="float" office:value="0" calcext:value-type="float">
            <text:p>0</text:p>
          </table:table-cell>
          <table:table-cell office:value-type="float" office:value="1.8035249710083" calcext:value-type="float">
            <text:p>1.803524971</text:p>
          </table:table-cell>
          <table:table-cell office:value-type="float" office:value="9.13678789138794" calcext:value-type="float">
            <text:p>9.1367878914</text:p>
          </table:table-cell>
        </table:table-row>
        <table:table-row table:style-name="ro1">
          <table:table-cell office:value-type="string" calcext:value-type="string">
            <text:p>90360531_1_66890724314520143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07420_0_5460194503407338141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30490064621" calcext:value-type="float">
            <text:p>12.6304900646</text:p>
          </table:table-cell>
          <table:table-cell office:value-type="float" office:value="0.00588798522949219" calcext:value-type="float">
            <text:p>0.0058879852</text:p>
          </table:table-cell>
          <table:table-cell office:value-type="float" office:value="0" calcext:value-type="float">
            <text:p>0</text:p>
          </table:table-cell>
          <table:table-cell office:value-type="float" office:value="1.95650911331177" calcext:value-type="float">
            <text:p>1.9565091133</text:p>
          </table:table-cell>
          <table:table-cell office:value-type="float" office:value="10.6680929660797" calcext:value-type="float">
            <text:p>10.6680929661</text:p>
          </table:table-cell>
        </table:table-row>
        <table:table-row table:style-name="ro1">
          <table:table-cell office:value-type="string" calcext:value-type="string">
            <text:p>13023426_0_921357356644173198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227492_1_86689702516277316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99421_0_44732863482581702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13011_0_767943784545482486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33411_4_76725608222341196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3358_3_654918567604341957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643295288086" calcext:value-type="float">
            <text:p>4.8164329529</text:p>
          </table:table-cell>
          <table:table-cell office:value-type="float" office:value="0.00432395935058594" calcext:value-type="float">
            <text:p>0.0043239594</text:p>
          </table:table-cell>
          <table:table-cell office:value-type="float" office:value="0" calcext:value-type="float">
            <text:p>0</text:p>
          </table:table-cell>
          <table:table-cell office:value-type="float" office:value="0.64117693901062" calcext:value-type="float">
            <text:p>0.641176939</text:p>
          </table:table-cell>
          <table:table-cell office:value-type="float" office:value="4.17093205451965" calcext:value-type="float">
            <text:p>4.1709320545</text:p>
          </table:table-cell>
        </table:table-row>
        <table:table-row table:style-name="ro1">
          <table:table-cell office:value-type="string" calcext:value-type="string">
            <text:p>16933564_0_12609853846948899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66308_0_11810987729118690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45519_0_165112124431633333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2000/01/rdf-schema#comment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230269908905" calcext:value-type="float">
            <text:p>14.7230269909</text:p>
          </table:table-cell>
          <table:table-cell office:value-type="float" office:value="0.0047447681427002" calcext:value-type="float">
            <text:p>0.0047447681</text:p>
          </table:table-cell>
          <table:table-cell office:value-type="float" office:value="0" calcext:value-type="float">
            <text:p>0</text:p>
          </table:table-cell>
          <table:table-cell office:value-type="float" office:value="8.04309105873108" calcext:value-type="float">
            <text:p>8.0430910587</text:p>
          </table:table-cell>
          <table:table-cell office:value-type="float" office:value="6.67519116401672" calcext:value-type="float">
            <text:p>6.675191164</text:p>
          </table:table-cell>
        </table:table-row>
        <table:table-row table:style-name="ro1">
          <table:table-cell office:value-type="string" calcext:value-type="string">
            <text:p>90416049_0_104474574085157140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xmlns.com/foaf/0.1/primaryTopic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2071750164032" calcext:value-type="float">
            <text:p>63.2071750164</text:p>
          </table:table-cell>
          <table:table-cell office:value-type="float" office:value="0.00432109832763672" calcext:value-type="float">
            <text:p>0.0043210983</text:p>
          </table:table-cell>
          <table:table-cell office:value-type="float" office:value="0" calcext:value-type="float">
            <text:p>0</text:p>
          </table:table-cell>
          <table:table-cell office:value-type="float" office:value="58.9550879001618" calcext:value-type="float">
            <text:p>58.9550879002</text:p>
          </table:table-cell>
          <table:table-cell office:value-type="float" office:value="4.24776601791382" calcext:value-type="float">
            <text:p>4.2477660179</text:p>
          </table:table-cell>
        </table:table-row>
        <table:table-row table:style-name="ro1">
          <table:table-cell office:value-type="string" calcext:value-type="string">
            <text:p>14971384_0_73108423708179643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69691_0_442799666018773913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064318656921" calcext:value-type="float">
            <text:p>18.7064318657</text:p>
          </table:table-cell>
          <table:table-cell office:value-type="float" office:value="0.0181040763854981" calcext:value-type="float">
            <text:p>0.0181040764</text:p>
          </table:table-cell>
          <table:table-cell office:value-type="float" office:value="0" calcext:value-type="float">
            <text:p>0</text:p>
          </table:table-cell>
          <table:table-cell office:value-type="float" office:value="2.17565393447876" calcext:value-type="float">
            <text:p>2.1756539345</text:p>
          </table:table-cell>
          <table:table-cell office:value-type="float" office:value="16.5126738548279" calcext:value-type="float">
            <text:p>16.5126738548</text:p>
          </table:table-cell>
        </table:table-row>
        <table:table-row table:style-name="ro1">
          <table:table-cell office:value-type="string" calcext:value-type="string">
            <text:p>47040737_14_855629720938364160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819108963013" calcext:value-type="float">
            <text:p>0.827819109</text:p>
          </table:table-cell>
          <table:table-cell office:value-type="float" office:value="0.00279927253723145" calcext:value-type="float">
            <text:p>0.0027992725</text:p>
          </table:table-cell>
          <table:table-cell office:value-type="float" office:value="0" calcext:value-type="float">
            <text:p>0</text:p>
          </table:table-cell>
          <table:table-cell office:value-type="float" office:value="0.825001955032349" calcext:value-type="float">
            <text:p>0.825001955</text:p>
          </table:table-cell>
          <table:table-cell office:value-type="float" office:value="0.0000178813934326172" calcext:value-type="float">
            <text:p>1.78813934326172E-005</text:p>
          </table:table-cell>
        </table:table-row>
        <table:table-row table:style-name="ro1">
          <table:table-cell office:value-type="string" calcext:value-type="string">
            <text:p>71677274_3_64078133997678609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01321_0_809036710525035616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2349_1_84772363739709812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54446_0_1238914883279766480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351069927216" calcext:value-type="float">
            <text:p>37.9351069927</text:p>
          </table:table-cell>
          <table:table-cell office:value-type="float" office:value="0.0161178112030029" calcext:value-type="float">
            <text:p>0.0161178112</text:p>
          </table:table-cell>
          <table:table-cell office:value-type="float" office:value="0" calcext:value-type="float">
            <text:p>0</text:p>
          </table:table-cell>
          <table:table-cell office:value-type="float" office:value="3.69792914390564" calcext:value-type="float">
            <text:p>3.6979291439</text:p>
          </table:table-cell>
          <table:table-cell office:value-type="float" office:value="34.2210600376129" calcext:value-type="float">
            <text:p>34.2210600376</text:p>
          </table:table-cell>
        </table:table-row>
        <table:table-row table:style-name="ro1">
          <table:table-cell office:value-type="string" calcext:value-type="string">
            <text:p>34932842_0_504284360364584366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761092_0_45552005637674487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9108_0_52384053557897043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069609642029" calcext:value-type="float">
            <text:p>1.8406960964</text:p>
          </table:table-cell>
          <table:table-cell office:value-type="float" office:value="0.00301003456115723" calcext:value-type="float">
            <text:p>0.0030100346</text:p>
          </table:table-cell>
          <table:table-cell office:value-type="float" office:value="0" calcext:value-type="float">
            <text:p>0</text:p>
          </table:table-cell>
          <table:table-cell office:value-type="float" office:value="1.57551908493042" calcext:value-type="float">
            <text:p>1.5755190849</text:p>
          </table:table-cell>
          <table:table-cell office:value-type="float" office:value="0.262166976928711" calcext:value-type="float">
            <text:p>0.2621669769</text:p>
          </table:table-cell>
        </table:table-row>
        <table:table-row table:style-name="ro1">
          <table:table-cell office:value-type="string" calcext:value-type="string">
            <text:p>2175467_3_47182552405049189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473781_0_653535862628925137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72322_0_31503669360827772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09164_0_317937033509812363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053695678711" calcext:value-type="float">
            <text:p>3.7105369568</text:p>
          </table:table-cell>
          <table:table-cell office:value-type="float" office:value="0.00330090522766113" calcext:value-type="float">
            <text:p>0.0033009052</text:p>
          </table:table-cell>
          <table:table-cell office:value-type="float" office:value="0" calcext:value-type="float">
            <text:p>0</text:p>
          </table:table-cell>
          <table:table-cell office:value-type="float" office:value="0.654868125915527" calcext:value-type="float">
            <text:p>0.6548681259</text:p>
          </table:table-cell>
          <table:table-cell office:value-type="float" office:value="3.05236792564392" calcext:value-type="float">
            <text:p>3.0523679256</text:p>
          </table:table-cell>
        </table:table-row>
        <table:table-row table:style-name="ro1">
          <table:table-cell office:value-type="string" calcext:value-type="string">
            <text:p>11249915_6_90931940314745410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425908088684" calcext:value-type="float">
            <text:p>11.8425908089</text:p>
          </table:table-cell>
          <table:table-cell office:value-type="float" office:value="0.00775289535522461" calcext:value-type="float">
            <text:p>0.0077528954</text:p>
          </table:table-cell>
          <table:table-cell office:value-type="float" office:value="0" calcext:value-type="float">
            <text:p>0</text:p>
          </table:table-cell>
          <table:table-cell office:value-type="float" office:value="2.82344388961792" calcext:value-type="float">
            <text:p>2.8234438896</text:p>
          </table:table-cell>
          <table:table-cell office:value-type="float" office:value="9.01139402389526" calcext:value-type="float">
            <text:p>9.0113940239</text:p>
          </table:table-cell>
        </table:table-row>
        <table:table-row table:style-name="ro1">
          <table:table-cell office:value-type="string" calcext:value-type="string">
            <text:p>32904517_0_54416731071374298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4313068389893" calcext:value-type="float">
            <text:p>0.4243130684</text:p>
          </table:table-cell>
          <table:table-cell office:value-type="float" office:value="0.00195217132568359" calcext:value-type="float">
            <text:p>0.0019521713</text:p>
          </table:table-cell>
          <table:table-cell office:value-type="float" office:value="0" calcext:value-type="float">
            <text:p>0</text:p>
          </table:table-cell>
          <table:table-cell office:value-type="float" office:value="0.167016983032227" calcext:value-type="float">
            <text:p>0.167016983</text:p>
          </table:table-cell>
          <table:table-cell office:value-type="float" office:value="0.255343914031982" calcext:value-type="float">
            <text:p>0.255343914</text:p>
          </table:table-cell>
        </table:table-row>
        <table:table-row table:style-name="ro1">
          <table:table-cell office:value-type="string" calcext:value-type="string">
            <text:p>59964940_0_731780993781454644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051615715027" calcext:value-type="float">
            <text:p>5.0205161572</text:p>
          </table:table-cell>
          <table:table-cell office:value-type="float" office:value="0.00423932075500488" calcext:value-type="float">
            <text:p>0.0042393208</text:p>
          </table:table-cell>
          <table:table-cell office:value-type="float" office:value="0" calcext:value-type="float">
            <text:p>0</text:p>
          </table:table-cell>
          <table:table-cell office:value-type="float" office:value="0.908756971359253" calcext:value-type="float">
            <text:p>0.9087569714</text:p>
          </table:table-cell>
          <table:table-cell office:value-type="float" office:value="4.10751986503601" calcext:value-type="float">
            <text:p>4.107519865</text:p>
          </table:table-cell>
        </table:table-row>
        <table:table-row table:style-name="ro1">
          <table:table-cell office:value-type="string" calcext:value-type="string">
            <text:p>76431189_9_824726721723609524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50380_0_770955174307397894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property/industry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526720523834" calcext:value-type="float">
            <text:p>11.1526720524</text:p>
          </table:table-cell>
          <table:table-cell office:value-type="float" office:value="0.00424504280090332" calcext:value-type="float">
            <text:p>0.0042450428</text:p>
          </table:table-cell>
          <table:table-cell office:value-type="float" office:value="0" calcext:value-type="float">
            <text:p>0</text:p>
          </table:table-cell>
          <table:table-cell office:value-type="float" office:value="3.11035704612732" calcext:value-type="float">
            <text:p>3.1103570461</text:p>
          </table:table-cell>
          <table:table-cell office:value-type="float" office:value="8.0380699634552" calcext:value-type="float">
            <text:p>8.0380699635</text:p>
          </table:table-cell>
        </table:table-row>
        <table:table-row table:style-name="ro1">
          <table:table-cell office:value-type="string" calcext:value-type="string">
            <text:p>16560650_3_883340896854690543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97048997879" calcext:value-type="float">
            <text:p>10.0970489979</text:p>
          </table:table-cell>
          <table:table-cell office:value-type="float" office:value="0.00563812255859375" calcext:value-type="float">
            <text:p>0.0056381226</text:p>
          </table:table-cell>
          <table:table-cell office:value-type="float" office:value="0" calcext:value-type="float">
            <text:p>0</text:p>
          </table:table-cell>
          <table:table-cell office:value-type="float" office:value="1.19103288650513" calcext:value-type="float">
            <text:p>1.1910328865</text:p>
          </table:table-cell>
          <table:table-cell office:value-type="float" office:value="8.90037798881531" calcext:value-type="float">
            <text:p>8.9003779888</text:p>
          </table:table-cell>
        </table:table-row>
        <table:table-row table:style-name="ro1">
          <table:table-cell office:value-type="string" calcext:value-type="string">
            <text:p>49552924_1_8489556855218379735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5465965271" calcext:value-type="float">
            <text:p>5.2754659653</text:p>
          </table:table-cell>
          <table:table-cell office:value-type="float" office:value="0.0045320987701416" calcext:value-type="float">
            <text:p>0.0045320988</text:p>
          </table:table-cell>
          <table:table-cell office:value-type="float" office:value="0" calcext:value-type="float">
            <text:p>0</text:p>
          </table:table-cell>
          <table:table-cell office:value-type="float" office:value="1.12569689750671" calcext:value-type="float">
            <text:p>1.1256968975</text:p>
          </table:table-cell>
          <table:table-cell office:value-type="float" office:value="4.14523696899414" calcext:value-type="float">
            <text:p>4.145236969</text:p>
          </table:table-cell>
        </table:table-row>
        <table:table-row table:style-name="ro1">
          <table:table-cell office:value-type="string" calcext:value-type="string">
            <text:p>53142239_1_45781051047830756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715479850769" calcext:value-type="float">
            <text:p>22.0715479851</text:p>
          </table:table-cell>
          <table:table-cell office:value-type="float" office:value="0.00405216217041016" calcext:value-type="float">
            <text:p>0.0040521622</text:p>
          </table:table-cell>
          <table:table-cell office:value-type="float" office:value="0" calcext:value-type="float">
            <text:p>0</text:p>
          </table:table-cell>
          <table:table-cell office:value-type="float" office:value="0.659355878829956" calcext:value-type="float">
            <text:p>0.6593558788</text:p>
          </table:table-cell>
          <table:table-cell office:value-type="float" office:value="21.4081399440765" calcext:value-type="float">
            <text:p>21.4081399441</text:p>
          </table:table-cell>
        </table:table-row>
        <table:table-row table:style-name="ro1">
          <table:table-cell office:value-type="string" calcext:value-type="string">
            <text:p>66618030_0_24886256164297940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238008_1_19405998464882501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wikiPageExternalLink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112340927124" calcext:value-type="float">
            <text:p>23.2112340927</text:p>
          </table:table-cell>
          <table:table-cell office:value-type="float" office:value="0.00716805458068848" calcext:value-type="float">
            <text:p>0.0071680546</text:p>
          </table:table-cell>
          <table:table-cell office:value-type="float" office:value="0" calcext:value-type="float">
            <text:p>0</text:p>
          </table:table-cell>
          <table:table-cell office:value-type="float" office:value="2.72599315643311" calcext:value-type="float">
            <text:p>2.7259931564</text:p>
          </table:table-cell>
          <table:table-cell office:value-type="float" office:value="20.4780728816986" calcext:value-type="float">
            <text:p>20.4780728817</text:p>
          </table:table-cell>
        </table:table-row>
        <table:table-row table:style-name="ro1">
          <table:table-cell office:value-type="string" calcext:value-type="string">
            <text:p>28086084_0_31276605309899167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4327_1_14211260322536292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117509_3_846192887276887711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64869594574" calcext:value-type="float">
            <text:p>10.1864869595</text:p>
          </table:table-cell>
          <table:table-cell office:value-type="float" office:value="0.00604104995727539" calcext:value-type="float">
            <text:p>0.00604105</text:p>
          </table:table-cell>
          <table:table-cell office:value-type="float" office:value="0" calcext:value-type="float">
            <text:p>0</text:p>
          </table:table-cell>
          <table:table-cell office:value-type="float" office:value="1.44265604019165" calcext:value-type="float">
            <text:p>1.4426560402</text:p>
          </table:table-cell>
          <table:table-cell office:value-type="float" office:value="8.73778986930847" calcext:value-type="float">
            <text:p>8.7377898693</text:p>
          </table:table-cell>
        </table:table-row>
        <table:table-row table:style-name="ro1">
          <table:table-cell office:value-type="string" calcext:value-type="string">
            <text:p>136145_0_323899084212651352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14702_0_52700854367461173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georss.org/georss/point|http://dbpedia.org/property/currency|http://www.w3.org/2000/01/rdf-schema#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014679908752" calcext:value-type="float">
            <text:p>12.7014679909</text:p>
          </table:table-cell>
          <table:table-cell office:value-type="float" office:value="0.00517797470092773" calcext:value-type="float">
            <text:p>0.0051779747</text:p>
          </table:table-cell>
          <table:table-cell office:value-type="float" office:value="0" calcext:value-type="float">
            <text:p>0</text:p>
          </table:table-cell>
          <table:table-cell office:value-type="float" office:value="1.93269801139832" calcext:value-type="float">
            <text:p>1.9326980114</text:p>
          </table:table-cell>
          <table:table-cell office:value-type="float" office:value="10.763592004776" calcext:value-type="float">
            <text:p>10.7635920048</text:p>
          </table:table-cell>
        </table:table-row>
        <table:table-row table:style-name="ro1">
          <table:table-cell office:value-type="string" calcext:value-type="string">
            <text:p>66294693_0_759354070794998888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08311_9_231636358929415251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82418251038" calcext:value-type="float">
            <text:p>2.2578241825</text:p>
          </table:table-cell>
          <table:table-cell office:value-type="float" office:value="0.00231122970581055" calcext:value-type="float">
            <text:p>0.0023112297</text:p>
          </table:table-cell>
          <table:table-cell office:value-type="float" office:value="0" calcext:value-type="float">
            <text:p>0</text:p>
          </table:table-cell>
          <table:table-cell office:value-type="float" office:value="0.670984983444214" calcext:value-type="float">
            <text:p>0.6709849834</text:p>
          </table:table-cell>
          <table:table-cell office:value-type="float" office:value="1.58452796936035" calcext:value-type="float">
            <text:p>1.5845279694</text:p>
          </table:table-cell>
        </table:table-row>
        <table:table-row table:style-name="ro1">
          <table:table-cell office:value-type="string" calcext:value-type="string">
            <text:p>51107023_0_127308906431131908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06167_0_7056440873615830581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14518356323" calcext:value-type="float">
            <text:p>1.9641451836</text:p>
          </table:table-cell>
          <table:table-cell office:value-type="float" office:value="0.00289011001586914" calcext:value-type="float">
            <text:p>0.00289011</text:p>
          </table:table-cell>
          <table:table-cell office:value-type="float" office:value="0" calcext:value-type="float">
            <text:p>0</text:p>
          </table:table-cell>
          <table:table-cell office:value-type="float" office:value="0.417114019393921" calcext:value-type="float">
            <text:p>0.4171140194</text:p>
          </table:table-cell>
          <table:table-cell office:value-type="float" office:value="1.54414105415344" calcext:value-type="float">
            <text:p>1.5441410542</text:p>
          </table:table-cell>
        </table:table-row>
        <table:table-row table:style-name="ro1">
          <table:table-cell office:value-type="string" calcext:value-type="string">
            <text:p>47132741_1_2666414192430186448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769588470459" calcext:value-type="float">
            <text:p>3.7876958847</text:p>
          </table:table-cell>
          <table:table-cell office:value-type="float" office:value="0.0028989315032959" calcext:value-type="float">
            <text:p>0.0028989315</text:p>
          </table:table-cell>
          <table:table-cell office:value-type="float" office:value="0" calcext:value-type="float">
            <text:p>0</text:p>
          </table:table-cell>
          <table:table-cell office:value-type="float" office:value="0.731889963150024" calcext:value-type="float">
            <text:p>0.7318899632</text:p>
          </table:table-cell>
          <table:table-cell office:value-type="float" office:value="3.05290699005127" calcext:value-type="float">
            <text:p>3.0529069901</text:p>
          </table:table-cell>
        </table:table-row>
        <table:table-row table:style-name="ro1">
          <table:table-cell office:value-type="string" calcext:value-type="string">
            <text:p>58891288_0_11175410470124059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104047_0_864065900058524802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9947_0_65599943806776466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61730_0_13444671619908596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625161170959" calcext:value-type="float">
            <text:p>21.6625161171</text:p>
          </table:table-cell>
          <table:table-cell office:value-type="float" office:value="0.0104563236236572" calcext:value-type="float">
            <text:p>0.0104563236</text:p>
          </table:table-cell>
          <table:table-cell office:value-type="float" office:value="0" calcext:value-type="float">
            <text:p>0</text:p>
          </table:table-cell>
          <table:table-cell office:value-type="float" office:value="1.63295793533325" calcext:value-type="float">
            <text:p>1.6329579353</text:p>
          </table:table-cell>
          <table:table-cell office:value-type="float" office:value="20.019101858139" calcext:value-type="float">
            <text:p>20.0191018581</text:p>
          </table:table-cell>
        </table:table-row>
        <table:table-row table:style-name="ro1">
          <table:table-cell office:value-type="string" calcext:value-type="string">
            <text:p>78891639_0_329995763163112294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57785_0_826075197053061271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535003662109" calcext:value-type="float">
            <text:p>0.4085350037</text:p>
          </table:table-cell>
          <table:table-cell office:value-type="float" office:value="0.00190210342407227" calcext:value-type="float">
            <text:p>0.0019021034</text:p>
          </table:table-cell>
          <table:table-cell office:value-type="float" office:value="0" calcext:value-type="float">
            <text:p>0</text:p>
          </table:table-cell>
          <table:table-cell office:value-type="float" office:value="0.406614065170288" calcext:value-type="float">
            <text:p>0.4066140652</text:p>
          </table:table-cell>
          <table:table-cell office:value-type="float" office:value="0.0000188350677490234" calcext:value-type="float">
            <text:p>1.88350677490234E-005</text:p>
          </table:table-cell>
        </table:table-row>
        <table:table-row table:style-name="ro1">
          <table:table-cell office:value-type="string" calcext:value-type="string">
            <text:p>6698373_0_78132293480129339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90460_0_547810032267292905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572868_1_3402169966968658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36779_0_560810586756018305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3643_0_85033633345575145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64224_0_51574418913038410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332591056824" calcext:value-type="float">
            <text:p>2.7833259106</text:p>
          </table:table-cell>
          <table:table-cell office:value-type="float" office:value="0.00216507911682129" calcext:value-type="float">
            <text:p>0.0021650791</text:p>
          </table:table-cell>
          <table:table-cell office:value-type="float" office:value="0" calcext:value-type="float">
            <text:p>0</text:p>
          </table:table-cell>
          <table:table-cell office:value-type="float" office:value="0.424942970275879" calcext:value-type="float">
            <text:p>0.4249429703</text:p>
          </table:table-cell>
          <table:table-cell office:value-type="float" office:value="2.35621786117554" calcext:value-type="float">
            <text:p>2.3562178612</text:p>
          </table:table-cell>
        </table:table-row>
        <table:table-row table:style-name="ro1">
          <table:table-cell office:value-type="string" calcext:value-type="string">
            <text:p>24318057_0_50679757599932335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805280685425" calcext:value-type="float">
            <text:p>36.7805280685</text:p>
          </table:table-cell>
          <table:table-cell office:value-type="float" office:value="0.0133612155914307" calcext:value-type="float">
            <text:p>0.0133612156</text:p>
          </table:table-cell>
          <table:table-cell office:value-type="float" office:value="0" calcext:value-type="float">
            <text:p>0</text:p>
          </table:table-cell>
          <table:table-cell office:value-type="float" office:value="3.83636879920959" calcext:value-type="float">
            <text:p>3.8363687992</text:p>
          </table:table-cell>
          <table:table-cell office:value-type="float" office:value="32.9307980537415" calcext:value-type="float">
            <text:p>32.9307980537</text:p>
          </table:table-cell>
        </table:table-row>
        <table:table-row table:style-name="ro1">
          <table:table-cell office:value-type="string" calcext:value-type="string">
            <text:p>51467793_0_37993941091312126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08072_0_471736272235886422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75718_0_59553399022268300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537082_0_77896943132710169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06562_0_31774612667717942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13715171814" calcext:value-type="float">
            <text:p>16.6137151718</text:p>
          </table:table-cell>
          <table:table-cell office:value-type="float" office:value="0.00834226608276367" calcext:value-type="float">
            <text:p>0.0083422661</text:p>
          </table:table-cell>
          <table:table-cell office:value-type="float" office:value="0" calcext:value-type="float">
            <text:p>0</text:p>
          </table:table-cell>
          <table:table-cell office:value-type="float" office:value="2.46053004264832" calcext:value-type="float">
            <text:p>2.4605300426</text:p>
          </table:table-cell>
          <table:table-cell office:value-type="float" office:value="14.1448428630829" calcext:value-type="float">
            <text:p>14.1448428631</text:p>
          </table:table-cell>
        </table:table-row>
        <table:table-row table:style-name="ro1">
          <table:table-cell office:value-type="string" calcext:value-type="string">
            <text:p>49688745_0_586517367757089651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country|http://dbpedia.org/ontology/nationalit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0038411617279" calcext:value-type="float">
            <text:p>35.0038411617</text:p>
          </table:table-cell>
          <table:table-cell office:value-type="float" office:value="0.0161521434783936" calcext:value-type="float">
            <text:p>0.0161521435</text:p>
          </table:table-cell>
          <table:table-cell office:value-type="float" office:value="0" calcext:value-type="float">
            <text:p>0</text:p>
          </table:table-cell>
          <table:table-cell office:value-type="float" office:value="9.22046399116516" calcext:value-type="float">
            <text:p>9.2204639912</text:p>
          </table:table-cell>
          <table:table-cell office:value-type="float" office:value="25.7672250270843" calcext:value-type="float">
            <text:p>25.7672250271</text:p>
          </table:table-cell>
        </table:table-row>
        <table:table-row table:style-name="ro1">
          <table:table-cell office:value-type="string" calcext:value-type="string">
            <text:p>80885013_0_4092196916691250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90270_9_3293097141869094093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5380511283875" calcext:value-type="float">
            <text:p>4.0538051128</text:p>
          </table:table-cell>
          <table:table-cell office:value-type="float" office:value="0.00341343879699707" calcext:value-type="float">
            <text:p>0.0034134388</text:p>
          </table:table-cell>
          <table:table-cell office:value-type="float" office:value="0" calcext:value-type="float">
            <text:p>0</text:p>
          </table:table-cell>
          <table:table-cell office:value-type="float" office:value="4.05032181739807" calcext:value-type="float">
            <text:p>4.0503218174</text:p>
          </table:table-cell>
          <table:table-cell office:value-type="float" office:value="0.0000698566436767578" calcext:value-type="float">
            <text:p>6.98566436767578E-005</text:p>
          </table:table-cell>
        </table:table-row>
        <table:table-row table:style-name="ro1">
          <table:table-cell office:value-type="string" calcext:value-type="string">
            <text:p>2482838_3_70199458174231176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64259_0_913865761583519785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16084098816" calcext:value-type="float">
            <text:p>2.271160841</text:p>
          </table:table-cell>
          <table:table-cell office:value-type="float" office:value="0.00301361083984375" calcext:value-type="float">
            <text:p>0.0030136108</text:p>
          </table:table-cell>
          <table:table-cell office:value-type="float" office:value="0" calcext:value-type="float">
            <text:p>0</text:p>
          </table:table-cell>
          <table:table-cell office:value-type="float" office:value="0.761268138885498" calcext:value-type="float">
            <text:p>0.7612681389</text:p>
          </table:table-cell>
          <table:table-cell office:value-type="float" office:value="1.50687909126282" calcext:value-type="float">
            <text:p>1.5068790913</text:p>
          </table:table-cell>
        </table:table-row>
        <table:table-row table:style-name="ro1">
          <table:table-cell office:value-type="string" calcext:value-type="string">
            <text:p>49514612_0_3018439649942526297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ns/prov#wasDerivedFro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262578010559" calcext:value-type="float">
            <text:p>5.6726257801</text:p>
          </table:table-cell>
          <table:table-cell office:value-type="float" office:value="0.00289487838745117" calcext:value-type="float">
            <text:p>0.0028948784</text:p>
          </table:table-cell>
          <table:table-cell office:value-type="float" office:value="0" calcext:value-type="float">
            <text:p>0</text:p>
          </table:table-cell>
          <table:table-cell office:value-type="float" office:value="0.98471999168396" calcext:value-type="float">
            <text:p>0.9847199917</text:p>
          </table:table-cell>
          <table:table-cell office:value-type="float" office:value="4.68501091003418" calcext:value-type="float">
            <text:p>4.68501091</text:p>
          </table:table-cell>
        </table:table-row>
        <table:table-row table:style-name="ro1">
          <table:table-cell office:value-type="string" calcext:value-type="string">
            <text:p>73242003_5_484757198331303336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10885_0_293761791739577169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57269_1_516123125074102895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62505_0_8667805680642111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80532_0_632796026974769478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499914169312" calcext:value-type="float">
            <text:p>0.7774999142</text:p>
          </table:table-cell>
          <table:table-cell office:value-type="float" office:value="0.0019218921661377" calcext:value-type="float">
            <text:p>0.0019218922</text:p>
          </table:table-cell>
          <table:table-cell office:value-type="float" office:value="0" calcext:value-type="float">
            <text:p>0</text:p>
          </table:table-cell>
          <table:table-cell office:value-type="float" office:value="0.254707098007202" calcext:value-type="float">
            <text:p>0.254707098</text:p>
          </table:table-cell>
          <table:table-cell office:value-type="float" office:value="0.520870923995972" calcext:value-type="float">
            <text:p>0.520870924</text:p>
          </table:table-cell>
        </table:table-row>
        <table:table-row table:style-name="ro1">
          <table:table-cell office:value-type="string" calcext:value-type="string">
            <text:p>42505151_3_46741485502367038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19570_0_5920052986052448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16747_0_162394922612568348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68674_0_620494600511066365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75189_0_636569201594140948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54950_0_73696698718378094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622731_0_7984999758514605203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320093154907" calcext:value-type="float">
            <text:p>2.5832009315</text:p>
          </table:table-cell>
          <table:table-cell office:value-type="float" office:value="0.00444602966308594" calcext:value-type="float">
            <text:p>0.0044460297</text:p>
          </table:table-cell>
          <table:table-cell office:value-type="float" office:value="0" calcext:value-type="float">
            <text:p>0</text:p>
          </table:table-cell>
          <table:table-cell office:value-type="float" office:value="2.5786759853363" calcext:value-type="float">
            <text:p>2.5786759853</text:p>
          </table:table-cell>
          <table:table-cell office:value-type="float" office:value="0.0000789165496826172" calcext:value-type="float">
            <text:p>7.89165496826172E-005</text:p>
          </table:table-cell>
        </table:table-row>
        <table:table-row table:style-name="ro1">
          <table:table-cell office:value-type="string" calcext:value-type="string">
            <text:p>75902752_0_860721481444538509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46666_0_58025981121713032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36061_0_745184428785133465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68879_2_78268153415583261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944275_0_359553903229787661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2798669338226" calcext:value-type="float">
            <text:p>25.2798669338</text:p>
          </table:table-cell>
          <table:table-cell office:value-type="float" office:value="0.00777196884155273" calcext:value-type="float">
            <text:p>0.0077719688</text:p>
          </table:table-cell>
          <table:table-cell office:value-type="float" office:value="0" calcext:value-type="float">
            <text:p>0</text:p>
          </table:table-cell>
          <table:table-cell office:value-type="float" office:value="2.78359198570251" calcext:value-type="float">
            <text:p>2.7835919857</text:p>
          </table:table-cell>
          <table:table-cell office:value-type="float" office:value="22.4885029792786" calcext:value-type="float">
            <text:p>22.4885029793</text:p>
          </table:table-cell>
        </table:table-row>
        <table:table-row table:style-name="ro1">
          <table:table-cell office:value-type="string" calcext:value-type="string">
            <text:p>55802090_0_646048191741558028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834572_0_82683869598309524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456681_0_473594254643905044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34416_0_718449286443433190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03444_33_12885322094918672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87596_5_267094763049046220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10207_0_559604269409077146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7624959945679" calcext:value-type="float">
            <text:p>0.6576249599</text:p>
          </table:table-cell>
          <table:table-cell office:value-type="float" office:value="0.00339293479919434" calcext:value-type="float">
            <text:p>0.0033929348</text:p>
          </table:table-cell>
          <table:table-cell office:value-type="float" office:value="0" calcext:value-type="float">
            <text:p>0</text:p>
          </table:table-cell>
          <table:table-cell office:value-type="float" office:value="0.65275502204895" calcext:value-type="float">
            <text:p>0.652755022</text:p>
          </table:table-cell>
          <table:table-cell office:value-type="float" office:value="0.00147700309753418" calcext:value-type="float">
            <text:p>0.0014770031</text:p>
          </table:table-cell>
        </table:table-row>
        <table:table-row table:style-name="ro1">
          <table:table-cell office:value-type="string" calcext:value-type="string">
            <text:p>82806029_0_75441273404897028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08280_0_770547472326901015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45700_8_479538087563500206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634155273438" calcext:value-type="float">
            <text:p>0.1656341553</text:p>
          </table:table-cell>
          <table:table-cell office:value-type="float" office:value="0.0033571720123291" calcext:value-type="float">
            <text:p>0.003357172</text:p>
          </table:table-cell>
          <table:table-cell office:value-type="float" office:value="0" calcext:value-type="float">
            <text:p>0</text:p>
          </table:table-cell>
          <table:table-cell office:value-type="float" office:value="0.162256956100464" calcext:value-type="float">
            <text:p>0.1622569561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42509511_30_714949963601488305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79484_0_716300889849495688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688799858093" calcext:value-type="float">
            <text:p>3.6668879986</text:p>
          </table:table-cell>
          <table:table-cell office:value-type="float" office:value="0.00261402130126953" calcext:value-type="float">
            <text:p>0.0026140213</text:p>
          </table:table-cell>
          <table:table-cell office:value-type="float" office:value="0" calcext:value-type="float">
            <text:p>0</text:p>
          </table:table-cell>
          <table:table-cell office:value-type="float" office:value="0.416974067687988" calcext:value-type="float">
            <text:p>0.4169740677</text:p>
          </table:table-cell>
          <table:table-cell office:value-type="float" office:value="3.24729990959167" calcext:value-type="float">
            <text:p>3.2472999096</text:p>
          </table:table-cell>
        </table:table-row>
        <table:table-row table:style-name="ro1">
          <table:table-cell office:value-type="string" calcext:value-type="string">
            <text:p>3389822_6_3746240443141512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69943_0_14623072753097561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86514_7_5094583131055418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21467_0_699833919393346534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047803878784" calcext:value-type="float">
            <text:p>0.5740478039</text:p>
          </table:table-cell>
          <table:table-cell office:value-type="float" office:value="0.00200581550598145" calcext:value-type="float">
            <text:p>0.0020058155</text:p>
          </table:table-cell>
          <table:table-cell office:value-type="float" office:value="0" calcext:value-type="float">
            <text:p>0</text:p>
          </table:table-cell>
          <table:table-cell office:value-type="float" office:value="0.572021961212158" calcext:value-type="float">
            <text:p>0.5720219612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5125681_6_564758357658031744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6642119884491" calcext:value-type="float">
            <text:p>11.6642119884</text:p>
          </table:table-cell>
          <table:table-cell office:value-type="float" office:value="0.00754880905151367" calcext:value-type="float">
            <text:p>0.0075488091</text:p>
          </table:table-cell>
          <table:table-cell office:value-type="float" office:value="0" calcext:value-type="float">
            <text:p>0</text:p>
          </table:table-cell>
          <table:table-cell office:value-type="float" office:value="2.82822418212891" calcext:value-type="float">
            <text:p>2.8282241821</text:p>
          </table:table-cell>
          <table:table-cell office:value-type="float" office:value="8.82843899726868" calcext:value-type="float">
            <text:p>8.8284389973</text:p>
          </table:table-cell>
        </table:table-row>
        <table:table-row table:style-name="ro1">
          <table:table-cell office:value-type="string" calcext:value-type="string">
            <text:p>99084079_0_4532544948982564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26528_1_516991762322587669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2272_0_34994044272133879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73113_0_319151049807774970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77342_1_3604102677010506808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20988178253" calcext:value-type="float">
            <text:p>11.9820988178</text:p>
          </table:table-cell>
          <table:table-cell office:value-type="float" office:value="0.00683188438415527" calcext:value-type="float">
            <text:p>0.0068318844</text:p>
          </table:table-cell>
          <table:table-cell office:value-type="float" office:value="0" calcext:value-type="float">
            <text:p>0</text:p>
          </table:table-cell>
          <table:table-cell office:value-type="float" office:value="2.00273299217224" calcext:value-type="float">
            <text:p>2.0027329922</text:p>
          </table:table-cell>
          <table:table-cell office:value-type="float" office:value="9.97253394126892" calcext:value-type="float">
            <text:p>9.9725339413</text:p>
          </table:table-cell>
        </table:table-row>
        <table:table-row table:style-name="ro1">
          <table:table-cell office:value-type="string" calcext:value-type="string">
            <text:p>6008357_0_2396357747642346383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69927501678467" calcext:value-type="float">
            <text:p>8.6992750168</text:p>
          </table:table-cell>
          <table:table-cell office:value-type="float" office:value="0.00413894653320313" calcext:value-type="float">
            <text:p>0.0041389465</text:p>
          </table:table-cell>
          <table:table-cell office:value-type="float" office:value="0" calcext:value-type="float">
            <text:p>0</text:p>
          </table:table-cell>
          <table:table-cell office:value-type="float" office:value="0.736900091171265" calcext:value-type="float">
            <text:p>0.7369000912</text:p>
          </table:table-cell>
          <table:table-cell office:value-type="float" office:value="7.9582359790802" calcext:value-type="float">
            <text:p>7.9582359791</text:p>
          </table:table-cell>
        </table:table-row>
        <table:table-row table:style-name="ro1">
          <table:table-cell office:value-type="string" calcext:value-type="string">
            <text:p>68474274_0_8574588500532383533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4469165802" calcext:value-type="float">
            <text:p>0.5744469166</text:p>
          </table:table-cell>
          <table:table-cell office:value-type="float" office:value="0.00215601921081543" calcext:value-type="float">
            <text:p>0.0021560192</text:p>
          </table:table-cell>
          <table:table-cell office:value-type="float" office:value="0" calcext:value-type="float">
            <text:p>0</text:p>
          </table:table-cell>
          <table:table-cell office:value-type="float" office:value="0.57227087020874" calcext:value-type="float">
            <text:p>0.5722708702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55785349_2_607368828317591358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.5913641452789" calcext:value-type="float">
            <text:p>16.5913641453</text:p>
          </table:table-cell>
          <table:table-cell office:value-type="float" office:value="0.0106830596923828" calcext:value-type="float">
            <text:p>0.0106830597</text:p>
          </table:table-cell>
          <table:table-cell office:value-type="float" office:value="0" calcext:value-type="float">
            <text:p>0</text:p>
          </table:table-cell>
          <table:table-cell office:value-type="float" office:value="3.27173590660095" calcext:value-type="float">
            <text:p>3.2717359066</text:p>
          </table:table-cell>
          <table:table-cell office:value-type="float" office:value="13.3089451789856" calcext:value-type="float">
            <text:p>13.308945179</text:p>
          </table:table-cell>
        </table:table-row>
        <table:table-row table:style-name="ro1">
          <table:table-cell office:value-type="string" calcext:value-type="string">
            <text:p>11599512_1_28038813521435494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95881_0_32845178338052183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41401_0_582072304151866169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93628_1_607276861227472970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75243_0_88558085690770228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27162_94_67453892494831658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94376_1_472377869794976482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682943_0_91665051354188367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35991_0_220564504045093662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09539_1_766032579117028133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751760005951" calcext:value-type="float">
            <text:p>11.5751760006</text:p>
          </table:table-cell>
          <table:table-cell office:value-type="float" office:value="0.00532007217407227" calcext:value-type="float">
            <text:p>0.0053200722</text:p>
          </table:table-cell>
          <table:table-cell office:value-type="float" office:value="0" calcext:value-type="float">
            <text:p>0</text:p>
          </table:table-cell>
          <table:table-cell office:value-type="float" office:value="2.29112386703491" calcext:value-type="float">
            <text:p>2.291123867</text:p>
          </table:table-cell>
          <table:table-cell office:value-type="float" office:value="9.27873206138611" calcext:value-type="float">
            <text:p>9.2787320614</text:p>
          </table:table-cell>
        </table:table-row>
        <table:table-row table:style-name="ro1">
          <table:table-cell office:value-type="string" calcext:value-type="string">
            <text:p>14533561_3_47805023291977515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226569652557" calcext:value-type="float">
            <text:p>10.2226569653</text:p>
          </table:table-cell>
          <table:table-cell office:value-type="float" office:value="0.00572490692138672" calcext:value-type="float">
            <text:p>0.0057249069</text:p>
          </table:table-cell>
          <table:table-cell office:value-type="float" office:value="0" calcext:value-type="float">
            <text:p>0</text:p>
          </table:table-cell>
          <table:table-cell office:value-type="float" office:value="1.2176411151886" calcext:value-type="float">
            <text:p>1.2176411152</text:p>
          </table:table-cell>
          <table:table-cell office:value-type="float" office:value="8.99929094314575" calcext:value-type="float">
            <text:p>8.9992909431</text:p>
          </table:table-cell>
        </table:table-row>
        <table:table-row table:style-name="ro1">
          <table:table-cell office:value-type="string" calcext:value-type="string">
            <text:p>6203246_1_632756976501533867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108455_0_427364934648047238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26093_1_699013123796051358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070164_2_67873095548925111.cs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5970997810364" calcext:value-type="float">
            <text:p>5.3597099781</text:p>
          </table:table-cell>
          <table:table-cell office:value-type="float" office:value="0.0125880241394043" calcext:value-type="float">
            <text:p>0.0125880241</text:p>
          </table:table-cell>
          <table:table-cell office:value-type="float" office:value="0" calcext:value-type="float">
            <text:p>0</text:p>
          </table:table-cell>
          <table:table-cell office:value-type="float" office:value="5.34697198867798" calcext:value-type="float">
            <text:p>5.3469719887</text:p>
          </table:table-cell>
          <table:table-cell office:value-type="float" office:value="0.000149965286254883" calcext:value-type="float">
            <text:p>0.0001499653</text:p>
          </table:table-cell>
        </table:table-row>
        <table:table-row table:style-name="ro1">
          <table:table-cell office:value-type="string" calcext:value-type="string">
            <text:p>3383684_0_34731486873878738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2296_0_198464841036454137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12703_1_74127397910535559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675086_0_638641678068071086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72846_1_619653123201351933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003301620483" calcext:value-type="float">
            <text:p>9.1300330162</text:p>
          </table:table-cell>
          <table:table-cell office:value-type="float" office:value="0.00731897354125977" calcext:value-type="float">
            <text:p>0.0073189735</text:p>
          </table:table-cell>
          <table:table-cell office:value-type="float" office:value="0" calcext:value-type="float">
            <text:p>0</text:p>
          </table:table-cell>
          <table:table-cell office:value-type="float" office:value="2.4285089969635" calcext:value-type="float">
            <text:p>2.428508997</text:p>
          </table:table-cell>
          <table:table-cell office:value-type="float" office:value="6.69420504570007" calcext:value-type="float">
            <text:p>6.6942050457</text:p>
          </table:table-cell>
        </table:table-row>
        <table:table-row table:style-name="ro1">
          <table:table-cell office:value-type="string" calcext:value-type="string">
            <text:p>26864218_0_57846271572240240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99020_0_322836029250613739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52343_1_56294181974555846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994201_0_636464028391158815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commen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076420783997" calcext:value-type="float">
            <text:p>16.2076420784</text:p>
          </table:table-cell>
          <table:table-cell office:value-type="float" office:value="0.00557112693786621" calcext:value-type="float">
            <text:p>0.0055711269</text:p>
          </table:table-cell>
          <table:table-cell office:value-type="float" office:value="0" calcext:value-type="float">
            <text:p>0</text:p>
          </table:table-cell>
          <table:table-cell office:value-type="float" office:value="0.972869873046875" calcext:value-type="float">
            <text:p>0.972869873</text:p>
          </table:table-cell>
          <table:table-cell office:value-type="float" office:value="15.2292010784149" calcext:value-type="float">
            <text:p>15.2292010784</text:p>
          </table:table-cell>
        </table:table-row>
        <table:table-row table:style-name="ro1">
          <table:table-cell office:value-type="string" calcext:value-type="string">
            <text:p>15700884_0_820422028416676722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746678_0_6331643008168708394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property/location|http://dbpedia.org/ontology/location|http://dbpedia.org/ontology/location|http://www.w3.org/1999/02/22-rdf-syntax-ns#type|http://dbpedia.org/ontology/abstract|http://dbpedia.org/property/placeOfDeath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3503828048706" calcext:value-type="float">
            <text:p>26.3503828049</text:p>
          </table:table-cell>
          <table:table-cell office:value-type="float" office:value="0.00610661506652832" calcext:value-type="float">
            <text:p>0.0061066151</text:p>
          </table:table-cell>
          <table:table-cell office:value-type="float" office:value="0" calcext:value-type="float">
            <text:p>0</text:p>
          </table:table-cell>
          <table:table-cell office:value-type="float" office:value="2.12586307525635" calcext:value-type="float">
            <text:p>2.1258630753</text:p>
          </table:table-cell>
          <table:table-cell office:value-type="float" office:value="24.2184131145477" calcext:value-type="float">
            <text:p>24.2184131145</text:p>
          </table:table-cell>
        </table:table-row>
        <table:table-row table:style-name="ro1">
          <table:table-cell office:value-type="string" calcext:value-type="string">
            <text:p>16867860_0_14935993847452884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98489_0_297700044832972961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96710_2_16348753495075861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instrument|http://www.w3.org/1999/02/22-rdf-syntax-ns#type|http://purl.org/dc/terms/subje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297110557556" calcext:value-type="float">
            <text:p>5.0729711056</text:p>
          </table:table-cell>
          <table:table-cell office:value-type="float" office:value="0.00407719612121582" calcext:value-type="float">
            <text:p>0.0040771961</text:p>
          </table:table-cell>
          <table:table-cell office:value-type="float" office:value="0" calcext:value-type="float">
            <text:p>0</text:p>
          </table:table-cell>
          <table:table-cell office:value-type="float" office:value="1.28216099739075" calcext:value-type="float">
            <text:p>1.2821609974</text:p>
          </table:table-cell>
          <table:table-cell office:value-type="float" office:value="3.7867329120636" calcext:value-type="float">
            <text:p>3.7867329121</text:p>
          </table:table-cell>
        </table:table-row>
        <table:table-row table:style-name="ro1">
          <table:table-cell office:value-type="string" calcext:value-type="string">
            <text:p>53425741_0_853749170900941966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549979686737" calcext:value-type="float">
            <text:p>10.7549979687</text:p>
          </table:table-cell>
          <table:table-cell office:value-type="float" office:value="0.00386190414428711" calcext:value-type="float">
            <text:p>0.0038619041</text:p>
          </table:table-cell>
          <table:table-cell office:value-type="float" office:value="0" calcext:value-type="float">
            <text:p>0</text:p>
          </table:table-cell>
          <table:table-cell office:value-type="float" office:value="2.68926405906677" calcext:value-type="float">
            <text:p>2.6892640591</text:p>
          </table:table-cell>
          <table:table-cell office:value-type="float" office:value="8.06187200546265" calcext:value-type="float">
            <text:p>8.0618720055</text:p>
          </table:table-cell>
        </table:table-row>
        <table:table-row table:style-name="ro1">
          <table:table-cell office:value-type="string" calcext:value-type="string">
            <text:p>42846393_2_692231528729124512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5278606414795" calcext:value-type="float">
            <text:p>8.8527860641</text:p>
          </table:table-cell>
          <table:table-cell office:value-type="float" office:value="0.00441503524780273" calcext:value-type="float">
            <text:p>0.0044150352</text:p>
          </table:table-cell>
          <table:table-cell office:value-type="float" office:value="0" calcext:value-type="float">
            <text:p>0</text:p>
          </table:table-cell>
          <table:table-cell office:value-type="float" office:value="1.01480197906494" calcext:value-type="float">
            <text:p>1.0148019791</text:p>
          </table:table-cell>
          <table:table-cell office:value-type="float" office:value="7.83356904983521" calcext:value-type="float">
            <text:p>7.8335690498</text:p>
          </table:table-cell>
        </table:table-row>
        <table:table-row table:style-name="ro1">
          <table:table-cell office:value-type="string" calcext:value-type="string">
            <text:p>35879800_0_555373337484852951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8983955383301" calcext:value-type="float">
            <text:p>0.3989839554</text:p>
          </table:table-cell>
          <table:table-cell office:value-type="float" office:value="0.0023651123046875" calcext:value-type="float">
            <text:p>0.0023651123</text:p>
          </table:table-cell>
          <table:table-cell office:value-type="float" office:value="0" calcext:value-type="float">
            <text:p>0</text:p>
          </table:table-cell>
          <table:table-cell office:value-type="float" office:value="0.396595001220703" calcext:value-type="float">
            <text:p>0.3965950012</text:p>
          </table:table-cell>
          <table:table-cell office:value-type="float" office:value="0.0000238418579101562" calcext:value-type="float">
            <text:p>2.38418579101562E-005</text:p>
          </table:table-cell>
        </table:table-row>
        <table:table-row table:style-name="ro1">
          <table:table-cell office:value-type="string" calcext:value-type="string">
            <text:p>76024718_4_1950435394014907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041482925415" calcext:value-type="float">
            <text:p>16.0414829254</text:p>
          </table:table-cell>
          <table:table-cell office:value-type="float" office:value="0.0063629150390625" calcext:value-type="float">
            <text:p>0.006362915</text:p>
          </table:table-cell>
          <table:table-cell office:value-type="float" office:value="0" calcext:value-type="float">
            <text:p>0</text:p>
          </table:table-cell>
          <table:table-cell office:value-type="float" office:value="1.64592695236206" calcext:value-type="float">
            <text:p>1.6459269524</text:p>
          </table:table-cell>
          <table:table-cell office:value-type="float" office:value="14.3891930580139" calcext:value-type="float">
            <text:p>14.389193058</text:p>
          </table:table-cell>
        </table:table-row>
        <table:table-row table:style-name="ro1">
          <table:table-cell office:value-type="string" calcext:value-type="string">
            <text:p>52240404_1_1361067467707355053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dbpedia.org/ontology/birthPlace|http://www.w3.org/2002/07/owl#sameAs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9285600185394" calcext:value-type="float">
            <text:p>26.9285600185</text:p>
          </table:table-cell>
          <table:table-cell office:value-type="float" office:value="0.00741815567016602" calcext:value-type="float">
            <text:p>0.0074181557</text:p>
          </table:table-cell>
          <table:table-cell office:value-type="float" office:value="0" calcext:value-type="float">
            <text:p>0</text:p>
          </table:table-cell>
          <table:table-cell office:value-type="float" office:value="3.90479397773743" calcext:value-type="float">
            <text:p>3.9047939777</text:p>
          </table:table-cell>
          <table:table-cell office:value-type="float" office:value="23.0163478851318" calcext:value-type="float">
            <text:p>23.0163478851</text:p>
          </table:table-cell>
        </table:table-row>
        <table:table-row table:style-name="ro1">
          <table:table-cell office:value-type="string" calcext:value-type="string">
            <text:p>93078729_0_145125119678867852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266_0_736088998810754433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090069_0_587728670414175092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533619880676" calcext:value-type="float">
            <text:p>21.4533619881</text:p>
          </table:table-cell>
          <table:table-cell office:value-type="float" office:value="0.00733399391174317" calcext:value-type="float">
            <text:p>0.0073339939</text:p>
          </table:table-cell>
          <table:table-cell office:value-type="float" office:value="0" calcext:value-type="float">
            <text:p>0</text:p>
          </table:table-cell>
          <table:table-cell office:value-type="float" office:value="2.79656386375427" calcext:value-type="float">
            <text:p>2.7965638638</text:p>
          </table:table-cell>
          <table:table-cell office:value-type="float" office:value="18.6494641304016" calcext:value-type="float">
            <text:p>18.6494641304</text:p>
          </table:table-cell>
        </table:table-row>
        <table:table-row table:style-name="ro1">
          <table:table-cell office:value-type="string" calcext:value-type="string">
            <text:p>77526612_0_8961590724422161134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9007520675659" calcext:value-type="float">
            <text:p>1.8900752068</text:p>
          </table:table-cell>
          <table:table-cell office:value-type="float" office:value="0.00298428535461426" calcext:value-type="float">
            <text:p>0.0029842854</text:p>
          </table:table-cell>
          <table:table-cell office:value-type="float" office:value="0" calcext:value-type="float">
            <text:p>0</text:p>
          </table:table-cell>
          <table:table-cell office:value-type="float" office:value="0.83521294593811" calcext:value-type="float">
            <text:p>0.8352129459</text:p>
          </table:table-cell>
          <table:table-cell office:value-type="float" office:value="1.05187797546387" calcext:value-type="float">
            <text:p>1.0518779755</text:p>
          </table:table-cell>
        </table:table-row>
        <table:table-row table:style-name="ro1">
          <table:table-cell office:value-type="string" calcext:value-type="string">
            <text:p>41349866_0_455939558813367878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007092475891" calcext:value-type="float">
            <text:p>8.1300709248</text:p>
          </table:table-cell>
          <table:table-cell office:value-type="float" office:value="0.00446009635925293" calcext:value-type="float">
            <text:p>0.0044600964</text:p>
          </table:table-cell>
          <table:table-cell office:value-type="float" office:value="0" calcext:value-type="float">
            <text:p>0</text:p>
          </table:table-cell>
          <table:table-cell office:value-type="float" office:value="1.46867489814758" calcext:value-type="float">
            <text:p>1.4686748981</text:p>
          </table:table-cell>
          <table:table-cell office:value-type="float" office:value="6.65693593025208" calcext:value-type="float">
            <text:p>6.6569359303</text:p>
          </table:table-cell>
        </table:table-row>
        <table:table-row table:style-name="ro1">
          <table:table-cell office:value-type="string" calcext:value-type="string">
            <text:p>10068410_0_115920647228735041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25126_0_195644767704366085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83407_0_45192438830626510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66503_0_45087041284949573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72159_0_7729180787357874342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2857403755188" calcext:value-type="float">
            <text:p>9.7285740376</text:p>
          </table:table-cell>
          <table:table-cell office:value-type="float" office:value="0.00513195991516113" calcext:value-type="float">
            <text:p>0.0051319599</text:p>
          </table:table-cell>
          <table:table-cell office:value-type="float" office:value="0" calcext:value-type="float">
            <text:p>0</text:p>
          </table:table-cell>
          <table:table-cell office:value-type="float" office:value="1.87075805664063" calcext:value-type="float">
            <text:p>1.8707580566</text:p>
          </table:table-cell>
          <table:table-cell office:value-type="float" office:value="7.85268402099609" calcext:value-type="float">
            <text:p>7.852684021</text:p>
          </table:table-cell>
        </table:table-row>
        <table:table-row table:style-name="ro1">
          <table:table-cell office:value-type="string" calcext:value-type="string">
            <text:p>64379165_1_707732427580526476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994016647339" calcext:value-type="float">
            <text:p>0.7239940166</text:p>
          </table:table-cell>
          <table:table-cell office:value-type="float" office:value="0.00206565856933594" calcext:value-type="float">
            <text:p>0.0020656586</text:p>
          </table:table-cell>
          <table:table-cell office:value-type="float" office:value="0" calcext:value-type="float">
            <text:p>0</text:p>
          </table:table-cell>
          <table:table-cell office:value-type="float" office:value="0.721895217895508" calcext:value-type="float">
            <text:p>0.7218952179</text:p>
          </table:table-cell>
          <table:table-cell office:value-type="float" office:value="0.0000331401824951172" calcext:value-type="float">
            <text:p>3.31401824951172E-005</text:p>
          </table:table-cell>
        </table:table-row>
        <table:table-row table:style-name="ro1">
          <table:table-cell office:value-type="string" calcext:value-type="string">
            <text:p>67223637_0_8570583386686160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90710_0_59024432822256178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26070213318" calcext:value-type="float">
            <text:p>17.3426070213</text:p>
          </table:table-cell>
          <table:table-cell office:value-type="float" office:value="0.00664281845092773" calcext:value-type="float">
            <text:p>0.0066428185</text:p>
          </table:table-cell>
          <table:table-cell office:value-type="float" office:value="0" calcext:value-type="float">
            <text:p>0</text:p>
          </table:table-cell>
          <table:table-cell office:value-type="float" office:value="1.36331915855408" calcext:value-type="float">
            <text:p>1.3633191586</text:p>
          </table:table-cell>
          <table:table-cell office:value-type="float" office:value="15.9726450443268" calcext:value-type="float">
            <text:p>15.9726450443</text:p>
          </table:table-cell>
        </table:table-row>
        <table:table-row table:style-name="ro1">
          <table:table-cell office:value-type="string" calcext:value-type="string">
            <text:p>12746760_0_6703465836620308483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511704444885" calcext:value-type="float">
            <text:p>2.6451170444</text:p>
          </table:table-cell>
          <table:table-cell office:value-type="float" office:value="0.00297713279724121" calcext:value-type="float">
            <text:p>0.0029771328</text:p>
          </table:table-cell>
          <table:table-cell office:value-type="float" office:value="0" calcext:value-type="float">
            <text:p>0</text:p>
          </table:table-cell>
          <table:table-cell office:value-type="float" office:value="0.331708908081055" calcext:value-type="float">
            <text:p>0.3317089081</text:p>
          </table:table-cell>
          <table:table-cell office:value-type="float" office:value="2.31043100357056" calcext:value-type="float">
            <text:p>2.3104310036</text:p>
          </table:table-cell>
        </table:table-row>
        <table:table-row table:style-name="ro1">
          <table:table-cell office:value-type="string" calcext:value-type="string">
            <text:p>37185520_0_461553688617219492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3624229431152" calcext:value-type="float">
            <text:p>12.3624229431</text:p>
          </table:table-cell>
          <table:table-cell office:value-type="float" office:value="0.0085906982421875" calcext:value-type="float">
            <text:p>0.0085906982</text:p>
          </table:table-cell>
          <table:table-cell office:value-type="float" office:value="0" calcext:value-type="float">
            <text:p>0</text:p>
          </table:table-cell>
          <table:table-cell office:value-type="float" office:value="2.51285910606384" calcext:value-type="float">
            <text:p>2.5128591061</text:p>
          </table:table-cell>
          <table:table-cell office:value-type="float" office:value="9.8409731388092" calcext:value-type="float">
            <text:p>9.8409731388</text:p>
          </table:table-cell>
        </table:table-row>
        <table:table-row table:style-name="ro1">
          <table:table-cell office:value-type="string" calcext:value-type="string">
            <text:p>24714254_0_816210893606941705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973_0_868342449063338318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9352073669434" calcext:value-type="float">
            <text:p>0.6493520737</text:p>
          </table:table-cell>
          <table:table-cell office:value-type="float" office:value="0.0029761791229248" calcext:value-type="float">
            <text:p>0.0029761791</text:p>
          </table:table-cell>
          <table:table-cell office:value-type="float" office:value="0" calcext:value-type="float">
            <text:p>0</text:p>
          </table:table-cell>
          <table:table-cell office:value-type="float" office:value="0.646324872970581" calcext:value-type="float">
            <text:p>0.646324873</text:p>
          </table:table-cell>
          <table:table-cell office:value-type="float" office:value="0.0000510215759277344" calcext:value-type="float">
            <text:p>5.10215759277344E-005</text:p>
          </table:table-cell>
        </table:table-row>
        <table:table-row table:style-name="ro1">
          <table:table-cell office:value-type="string" calcext:value-type="string">
            <text:p>60274186_4_3218616946163997872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4737167358398" calcext:value-type="float">
            <text:p>0.7247371674</text:p>
          </table:table-cell>
          <table:table-cell office:value-type="float" office:value="0.00325322151184082" calcext:value-type="float">
            <text:p>0.0032532215</text:p>
          </table:table-cell>
          <table:table-cell office:value-type="float" office:value="0" calcext:value-type="float">
            <text:p>0</text:p>
          </table:table-cell>
          <table:table-cell office:value-type="float" office:value="0.721442937850952" calcext:value-type="float">
            <text:p>0.7214429379</text:p>
          </table:table-cell>
          <table:table-cell office:value-type="float" office:value="0.0000410079956054688" calcext:value-type="float">
            <text:p>0.000041008</text:p>
          </table:table-cell>
        </table:table-row>
        <table:table-row table:style-name="ro1">
          <table:table-cell office:value-type="string" calcext:value-type="string">
            <text:p>7929299_0_325371800311602964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87892_0_52241616984299061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167985_0_522004936971635281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117882_0_371427391688446226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941125_0_82206521546495297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68806_0_438244740970300738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201774_0_668681610298879500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2018_37_665505087362489585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19849967956543" calcext:value-type="float">
            <text:p>0.0819849968</text:p>
          </table:table-cell>
          <table:table-cell office:value-type="float" office:value="0.00170207023620605" calcext:value-type="float">
            <text:p>0.0017020702</text:p>
          </table:table-cell>
          <table:table-cell office:value-type="float" office:value="0" calcext:value-type="float">
            <text:p>0</text:p>
          </table:table-cell>
          <table:table-cell office:value-type="float" office:value="0.080272912979126" calcext:value-type="float">
            <text:p>0.080272913</text:p>
          </table:table-cell>
          <table:table-cell office:value-type="float" office:value="0.0000100135803222656" calcext:value-type="float">
            <text:p>1.00135803222656E-005</text:p>
          </table:table-cell>
        </table:table-row>
        <table:table-row table:style-name="ro1">
          <table:table-cell office:value-type="string" calcext:value-type="string">
            <text:p>8146787_0_527784753138139290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9139_0_25598670060934600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560955_0_1284785565178929055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712032318115" calcext:value-type="float">
            <text:p>0.5057120323</text:p>
          </table:table-cell>
          <table:table-cell office:value-type="float" office:value="0.00373005867004394" calcext:value-type="float">
            <text:p>0.0037300587</text:p>
          </table:table-cell>
          <table:table-cell office:value-type="float" office:value="0" calcext:value-type="float">
            <text:p>0</text:p>
          </table:table-cell>
          <table:table-cell office:value-type="float" office:value="0.501962900161743" calcext:value-type="float">
            <text:p>0.5019629002</text:p>
          </table:table-cell>
          <table:table-cell office:value-type="float" office:value="0.000019073486328125" calcext:value-type="float">
            <text:p>1.9073486328125E-005</text:p>
          </table:table-cell>
        </table:table-row>
        <table:table-row table:style-name="ro1">
          <table:table-cell office:value-type="string" calcext:value-type="string">
            <text:p>36347487_0_4656587584735574669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28563_1_869388542842184058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7246513366699" calcext:value-type="float">
            <text:p>4.8724651337</text:p>
          </table:table-cell>
          <table:table-cell office:value-type="float" office:value="0.00372123718261719" calcext:value-type="float">
            <text:p>0.0037212372</text:p>
          </table:table-cell>
          <table:table-cell office:value-type="float" office:value="0" calcext:value-type="float">
            <text:p>0</text:p>
          </table:table-cell>
          <table:table-cell office:value-type="float" office:value="0.479711055755615" calcext:value-type="float">
            <text:p>0.4797110558</text:p>
          </table:table-cell>
          <table:table-cell office:value-type="float" office:value="4.38903284072876" calcext:value-type="float">
            <text:p>4.3890328407</text:p>
          </table:table-cell>
        </table:table-row>
        <table:table-row table:style-name="ro1">
          <table:table-cell office:value-type="string" calcext:value-type="string">
            <text:p>25787670_0_9690888928484850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51564_0_3681401057769114301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property/location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168919563293" calcext:value-type="float">
            <text:p>43.5168919563</text:p>
          </table:table-cell>
          <table:table-cell office:value-type="float" office:value="0.0332708358764648" calcext:value-type="float">
            <text:p>0.0332708359</text:p>
          </table:table-cell>
          <table:table-cell office:value-type="float" office:value="0" calcext:value-type="float">
            <text:p>0</text:p>
          </table:table-cell>
          <table:table-cell office:value-type="float" office:value="9.39730906486511" calcext:value-type="float">
            <text:p>9.3973090649</text:p>
          </table:table-cell>
          <table:table-cell office:value-type="float" office:value="34.0863120555878" calcext:value-type="float">
            <text:p>34.0863120556</text:p>
          </table:table-cell>
        </table:table-row>
        <table:table-row table:style-name="ro1">
          <table:table-cell office:value-type="string" calcext:value-type="string">
            <text:p>36999347_3_423644773115029992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country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59570884705" calcext:value-type="float">
            <text:p>16.7959570885</text:p>
          </table:table-cell>
          <table:table-cell office:value-type="float" office:value="0.00720286369323731" calcext:value-type="float">
            <text:p>0.0072028637</text:p>
          </table:table-cell>
          <table:table-cell office:value-type="float" office:value="0" calcext:value-type="float">
            <text:p>0</text:p>
          </table:table-cell>
          <table:table-cell office:value-type="float" office:value="1.63652610778809" calcext:value-type="float">
            <text:p>1.6365261078</text:p>
          </table:table-cell>
          <table:table-cell office:value-type="float" office:value="15.1522281169891" calcext:value-type="float">
            <text:p>15.152228117</text:p>
          </table:table-cell>
        </table:table-row>
        <table:table-row table:style-name="ro1">
          <table:table-cell office:value-type="string" calcext:value-type="string">
            <text:p>2737396_0_824685780838494771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72588_0_654984773964023434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677818_0_648154678240181053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868513_0_2809948180252773831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667639_0_3315123673895708705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81978_0_2366519838321023794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931703567505" calcext:value-type="float">
            <text:p>1.6393170357</text:p>
          </table:table-cell>
          <table:table-cell office:value-type="float" office:value="0.00315713882446289" calcext:value-type="float">
            <text:p>0.0031571388</text:p>
          </table:table-cell>
          <table:table-cell office:value-type="float" office:value="0" calcext:value-type="float">
            <text:p>0</text:p>
          </table:table-cell>
          <table:table-cell office:value-type="float" office:value="1.63609886169434" calcext:value-type="float">
            <text:p>1.6360988617</text:p>
          </table:table-cell>
          <table:table-cell office:value-type="float" office:value="0.00006103515625" calcext:value-type="float">
            <text:p>6.103515625E-005</text:p>
          </table:table-cell>
        </table:table-row>
        <table:table-row table:style-name="ro1">
          <table:table-cell office:value-type="string" calcext:value-type="string">
            <text:p>54306028_0_2744059234719972284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22905921936" calcext:value-type="float">
            <text:p>0.3892290592</text:p>
          </table:table-cell>
          <table:table-cell office:value-type="float" office:value="0.00242209434509277" calcext:value-type="float">
            <text:p>0.0024220943</text:p>
          </table:table-cell>
          <table:table-cell office:value-type="float" office:value="0" calcext:value-type="float">
            <text:p>0</text:p>
          </table:table-cell>
          <table:table-cell office:value-type="float" office:value="0.38676905632019" calcext:value-type="float">
            <text:p>0.3867690563</text:p>
          </table:table-cell>
          <table:table-cell office:value-type="float" office:value="0.0000379085540771484" calcext:value-type="float">
            <text:p>3.79085540771484E-005</text:p>
          </table:table-cell>
        </table:table-row>
        <table:table-row table:style-name="ro1">
          <table:table-cell office:value-type="string" calcext:value-type="string">
            <text:p>24513913_0_762857935335345160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83467_0_224301925458751683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29470_0_570934281166379217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6003148555756" calcext:value-type="float">
            <text:p>11.6003148556</text:p>
          </table:table-cell>
          <table:table-cell office:value-type="float" office:value="0.00886702537536621" calcext:value-type="float">
            <text:p>0.0088670254</text:p>
          </table:table-cell>
          <table:table-cell office:value-type="float" office:value="0" calcext:value-type="float">
            <text:p>0</text:p>
          </table:table-cell>
          <table:table-cell office:value-type="float" office:value="2.34589886665344" calcext:value-type="float">
            <text:p>2.3458988667</text:p>
          </table:table-cell>
          <table:table-cell office:value-type="float" office:value="9.24554896354675" calcext:value-type="float">
            <text:p>9.2455489635</text:p>
          </table:table-cell>
        </table:table-row>
        <table:table-row table:style-name="ro1">
          <table:table-cell office:value-type="string" calcext:value-type="string">
            <text:p>45071388_1_87314618910892059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0870521068573" calcext:value-type="float">
            <text:p>11.0870521069</text:p>
          </table:table-cell>
          <table:table-cell office:value-type="float" office:value="0.00857710838317871" calcext:value-type="float">
            <text:p>0.0085771084</text:p>
          </table:table-cell>
          <table:table-cell office:value-type="float" office:value="0" calcext:value-type="float">
            <text:p>0</text:p>
          </table:table-cell>
          <table:table-cell office:value-type="float" office:value="2.04383897781372" calcext:value-type="float">
            <text:p>2.0438389778</text:p>
          </table:table-cell>
          <table:table-cell office:value-type="float" office:value="9.0346360206604" calcext:value-type="float">
            <text:p>9.0346360207</text:p>
          </table:table-cell>
        </table:table-row>
        <table:table-row table:style-name="ro1">
          <table:table-cell office:value-type="string" calcext:value-type="string">
            <text:p>22386456_0_4581635782853485969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247303962708" calcext:value-type="float">
            <text:p>2.3324730396</text:p>
          </table:table-cell>
          <table:table-cell office:value-type="float" office:value="0.00280928611755371" calcext:value-type="float">
            <text:p>0.0028092861</text:p>
          </table:table-cell>
          <table:table-cell office:value-type="float" office:value="0" calcext:value-type="float">
            <text:p>0</text:p>
          </table:table-cell>
          <table:table-cell office:value-type="float" office:value="0.321114778518677" calcext:value-type="float">
            <text:p>0.3211147785</text:p>
          </table:table-cell>
          <table:table-cell office:value-type="float" office:value="2.00854897499084" calcext:value-type="float">
            <text:p>2.008548975</text:p>
          </table:table-cell>
        </table:table-row>
        <table:table-row table:style-name="ro1">
          <table:table-cell office:value-type="string" calcext:value-type="string">
            <text:p>78087647_1_6294355010146661630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8245124816895" calcext:value-type="float">
            <text:p>0.6182451248</text:p>
          </table:table-cell>
          <table:table-cell office:value-type="float" office:value="0.00217723846435547" calcext:value-type="float">
            <text:p>0.0021772385</text:p>
          </table:table-cell>
          <table:table-cell office:value-type="float" office:value="0" calcext:value-type="float">
            <text:p>0</text:p>
          </table:table-cell>
          <table:table-cell office:value-type="float" office:value="0.616050004959106" calcext:value-type="float">
            <text:p>0.616050005</text:p>
          </table:table-cell>
          <table:table-cell office:value-type="float" office:value="0.0000178813934326172" calcext:value-type="float">
            <text:p>1.78813934326172E-005</text:p>
          </table:table-cell>
        </table:table-row>
        <table:table-row table:style-name="ro1">
          <table:table-cell office:value-type="string" calcext:value-type="string">
            <text:p>31725861_3_377823333204729409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07789516449" calcext:value-type="float">
            <text:p>9.2107789516</text:p>
          </table:table-cell>
          <table:table-cell office:value-type="float" office:value="0.00551080703735352" calcext:value-type="float">
            <text:p>0.005510807</text:p>
          </table:table-cell>
          <table:table-cell office:value-type="float" office:value="0" calcext:value-type="float">
            <text:p>0</text:p>
          </table:table-cell>
          <table:table-cell office:value-type="float" office:value="1.32453298568726" calcext:value-type="float">
            <text:p>1.3245329857</text:p>
          </table:table-cell>
          <table:table-cell office:value-type="float" office:value="7.88073515892029" calcext:value-type="float">
            <text:p>7.8807351589</text:p>
          </table:table-cell>
        </table:table-row>
        <table:table-row table:style-name="ro1">
          <table:table-cell office:value-type="string" calcext:value-type="string">
            <text:p>67417260_0_2565563726931983568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abstract|http://dbpedia.org/ontology/abstract|http://dbpedia.org/ontology/abstract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301739692688" calcext:value-type="float">
            <text:p>15.3301739693</text:p>
          </table:table-cell>
          <table:table-cell office:value-type="float" office:value="0.00674104690551758" calcext:value-type="float">
            <text:p>0.0067410469</text:p>
          </table:table-cell>
          <table:table-cell office:value-type="float" office:value="0" calcext:value-type="float">
            <text:p>0</text:p>
          </table:table-cell>
          <table:table-cell office:value-type="float" office:value="2.26267886161804" calcext:value-type="float">
            <text:p>2.2626788616</text:p>
          </table:table-cell>
          <table:table-cell office:value-type="float" office:value="13.0607540607452" calcext:value-type="float">
            <text:p>13.0607540607</text:p>
          </table:table-cell>
        </table:table-row>
        <table:table-row table:style-name="ro1">
          <table:table-cell office:value-type="string" calcext:value-type="string">
            <text:p>2538467_0_819249878140335016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578917_0_1018464277255602497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1999/02/22-rdf-syntax-ns#type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173205375671" calcext:value-type="float">
            <text:p>8.3117320538</text:p>
          </table:table-cell>
          <table:table-cell office:value-type="float" office:value="0.00698995590209961" calcext:value-type="float">
            <text:p>0.0069899559</text:p>
          </table:table-cell>
          <table:table-cell office:value-type="float" office:value="0" calcext:value-type="float">
            <text:p>0</text:p>
          </table:table-cell>
          <table:table-cell office:value-type="float" office:value="1.04177808761597" calcext:value-type="float">
            <text:p>1.0417780876</text:p>
          </table:table-cell>
          <table:table-cell office:value-type="float" office:value="7.26296401023865" calcext:value-type="float">
            <text:p>7.2629640102</text:p>
          </table:table-cell>
        </table:table-row>
        <table:table-row table:style-name="ro1">
          <table:table-cell office:value-type="string" calcext:value-type="string">
            <text:p>33775048_0_6557479702990760597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856010437012" calcext:value-type="float">
            <text:p>0.3088560104</text:p>
          </table:table-cell>
          <table:table-cell office:value-type="float" office:value="0.0030210018157959" calcext:value-type="float">
            <text:p>0.0030210018</text:p>
          </table:table-cell>
          <table:table-cell office:value-type="float" office:value="0" calcext:value-type="float">
            <text:p>0</text:p>
          </table:table-cell>
          <table:table-cell office:value-type="float" office:value="0.305814981460571" calcext:value-type="float">
            <text:p>0.3058149815</text:p>
          </table:table-cell>
          <table:table-cell office:value-type="float" office:value="0.0000200271606445312" calcext:value-type="float">
            <text:p>2.00271606445312E-005</text:p>
          </table:table-cell>
        </table:table-row>
        <table:table-row table:style-name="ro1">
          <table:table-cell office:value-type="string" calcext:value-type="string">
            <text:p>14732585_2_90978773023969838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04466_2_559974422688560300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1999/02/22-rdf-syntax-ns#type|http://www.w3.org/ns/prov#wasDerivedFro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77063179016113" calcext:value-type="float">
            <text:p>3.7706317902</text:p>
          </table:table-cell>
          <table:table-cell office:value-type="float" office:value="0.00260782241821289" calcext:value-type="float">
            <text:p>0.0026078224</text:p>
          </table:table-cell>
          <table:table-cell office:value-type="float" office:value="0" calcext:value-type="float">
            <text:p>0</text:p>
          </table:table-cell>
          <table:table-cell office:value-type="float" office:value="0.803575038909912" calcext:value-type="float">
            <text:p>0.8035750389</text:p>
          </table:table-cell>
          <table:table-cell office:value-type="float" office:value="2.96444892883301" calcext:value-type="float">
            <text:p>2.9644489288</text:p>
          </table:table-cell>
        </table:table-row>
        <table:table-row table:style-name="ro1">
          <table:table-cell office:value-type="string" calcext:value-type="string">
            <text:p>13590662_20_8279208877128078776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324934005737" calcext:value-type="float">
            <text:p>0.382324934</text:p>
          </table:table-cell>
          <table:table-cell office:value-type="float" office:value="0.00304460525512695" calcext:value-type="float">
            <text:p>0.0030446053</text:p>
          </table:table-cell>
          <table:table-cell office:value-type="float" office:value="0" calcext:value-type="float">
            <text:p>0</text:p>
          </table:table-cell>
          <table:table-cell office:value-type="float" office:value="0.379268169403076" calcext:value-type="float">
            <text:p>0.3792681694</text:p>
          </table:table-cell>
          <table:table-cell office:value-type="float" office:value="0.0000121593475341797" calcext:value-type="float">
            <text:p>1.21593475341797E-005</text:p>
          </table:table-cell>
        </table:table-row>
        <table:table-row table:style-name="ro1">
          <table:table-cell office:value-type="string" calcext:value-type="string">
            <text:p>14908380_0_7949364356333569222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wikiPageDisambiguates|http://dbpedia.org/ontology/wikiPageDisambiguates|http://dbpedia.org/ontology/wikiPageDisambiguates|http://xmlns.com/foaf/0.1/primaryTopic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836350440979" calcext:value-type="float">
            <text:p>7.3836350441</text:p>
          </table:table-cell>
          <table:table-cell office:value-type="float" office:value="0.00274920463562012" calcext:value-type="float">
            <text:p>0.0027492046</text:p>
          </table:table-cell>
          <table:table-cell office:value-type="float" office:value="0" calcext:value-type="float">
            <text:p>0</text:p>
          </table:table-cell>
          <table:table-cell office:value-type="float" office:value="2.54696083068848" calcext:value-type="float">
            <text:p>2.5469608307</text:p>
          </table:table-cell>
          <table:table-cell office:value-type="float" office:value="4.8339250087738" calcext:value-type="float">
            <text:p>4.8339250088</text:p>
          </table:table-cell>
        </table:table-row>
        <table:table-row table:style-name="ro1">
          <table:table-cell office:value-type="string" calcext:value-type="string">
            <text:p>28119045_0_6678285749770950814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67031_0_55983307207339790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67790_0_5345921575574015166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7333_0_1156447235909854277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05028_0_8933391169600128370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36911_188_6847185709338361522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36118_0_4331895026409635103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dbpedia.org/ontology/location|http://www.w3.org/2002/07/owl#sameAs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872396945953" calcext:value-type="float">
            <text:p>169.872396946</text:p>
          </table:table-cell>
          <table:table-cell office:value-type="float" office:value="0.00842165946960449" calcext:value-type="float">
            <text:p>0.0084216595</text:p>
          </table:table-cell>
          <table:table-cell office:value-type="float" office:value="0" calcext:value-type="float">
            <text:p>0</text:p>
          </table:table-cell>
          <table:table-cell office:value-type="float" office:value="1.69314122200012" calcext:value-type="float">
            <text:p>1.693141222</text:p>
          </table:table-cell>
          <table:table-cell office:value-type="float" office:value="168.170834064484" calcext:value-type="float">
            <text:p>168.1708340645</text:p>
          </table:table-cell>
        </table:table-row>
        <table:table-row table:style-name="ro1">
          <table:table-cell office:value-type="string" calcext:value-type="string">
            <text:p>68779923_0_385928311004183202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97945_0_3654337410478898345.c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dbpedia.org/ontology/formerTeam|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2372171878815" calcext:value-type="float">
            <text:p>12.2372171879</text:p>
          </table:table-cell>
          <table:table-cell office:value-type="float" office:value="0.00961136817932129" calcext:value-type="float">
            <text:p>0.0096113682</text:p>
          </table:table-cell>
          <table:table-cell office:value-type="float" office:value="0" calcext:value-type="float">
            <text:p>0</text:p>
          </table:table-cell>
          <table:table-cell office:value-type="float" office:value="3.25804090499878" calcext:value-type="float">
            <text:p>3.258040905</text:p>
          </table:table-cell>
          <table:table-cell office:value-type="float" office:value="8.96956491470337" calcext:value-type="float">
            <text:p>8.9695649147</text:p>
          </table:table-cell>
        </table:table-row>
        <table:table-row table:style-name="ro1">
          <table:table-cell office:value-type="string" calcext:value-type="string">
            <text:p>20653003_0_8560257990886644206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0690650939941" calcext:value-type="float">
            <text:p>0.0800690651</text:p>
          </table:table-cell>
          <table:table-cell office:value-type="float" office:value="0.00185203552246094" calcext:value-type="float">
            <text:p>0.0018520355</text:p>
          </table:table-cell>
          <table:table-cell office:value-type="float" office:value="0" calcext:value-type="float">
            <text:p>0</text:p>
          </table:table-cell>
          <table:table-cell office:value-type="float" office:value="0.0782058238983154" calcext:value-type="float">
            <text:p>0.0782058239</text:p>
          </table:table-cell>
          <table:table-cell office:value-type="float" office:value="0.0000112056732177734" calcext:value-type="float">
            <text:p>1.12056732177734E-005</text:p>
          </table:table-cell>
        </table:table-row>
        <table:table-row table:style-name="ro1">
          <table:table-cell office:value-type="string" calcext:value-type="string">
            <text:p>15601803_0_161326311237132117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761997_3_8777163179755935543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659504_0_2617358425254069121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w3.org/2000/01/rdf-schema#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271198272705" calcext:value-type="float">
            <text:p>3.5327119827</text:p>
          </table:table-cell>
          <table:table-cell office:value-type="float" office:value="0.00600314140319824" calcext:value-type="float">
            <text:p>0.0060031414</text:p>
          </table:table-cell>
          <table:table-cell office:value-type="float" office:value="0" calcext:value-type="float">
            <text:p>0</text:p>
          </table:table-cell>
          <table:table-cell office:value-type="float" office:value="3.52665090560913" calcext:value-type="float">
            <text:p>3.5266509056</text:p>
          </table:table-cell>
          <table:table-cell office:value-type="float" office:value="0.0000579357147216797" calcext:value-type="float">
            <text:p>5.79357147216797E-005</text:p>
          </table:table-cell>
        </table:table-row>
        <table:table-row table:style-name="ro1">
          <table:table-cell office:value-type="string" calcext:value-type="string">
            <text:p>22870718_0_8249480766245225618.csv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E1:.E1688])/1687" office:value-type="float" office:value="0.030823947836396" calcext:value-type="float">
            <text:p>0.030823947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0T22:51:57.50959292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9839" meta:object-count="0"/>
  </office:meta>
</office:document-meta>
</file>